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703cm"/>
    </style:style>
    <style:style style:name="co2" style:family="table-column">
      <style:table-column-properties fo:break-before="auto" style:column-width="8.303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25.308cm"/>
    </style:style>
    <style:style style:name="co5" style:family="table-column">
      <style:table-column-properties fo:break-before="auto" style:column-width="19.401cm"/>
    </style:style>
    <style:style style:name="co6" style:family="table-column">
      <style:table-column-properties fo:break-before="auto" style:column-width="6.692cm"/>
    </style:style>
    <style:style style:name="co7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1.5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046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ta1" style:family="table" style:master-page-name="PageStyle_5f_Planilh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0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106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ilha 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1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8" table:default-cell-style-name="ce6"/>
        <table:table-column table:style-name="co8" table:number-columns-repeated="1013" table:default-cell-style-name="Default"/>
        <table:table-row table:style-name="ro1">
          <table:table-cell table:style-name="ce1" office:value-type="string" table:number-columns-spanned="12" table:number-rows-spanned="1">
            <text:p>Condomínio: 329 CONDOMINIO EDIFICIO LED BARRA FUND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Resumo Financeiro Contábil Período: 01/08/2025 à 31/08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4" table:number-rows-spanned="1">
            <text:p>Conta</text:p>
          </table:table-cell>
          <table:covered-table-cell table:style-name="Default"/>
          <table:covered-table-cell/>
          <table:covered-table-cell table:style-name="Default"/>
          <table:table-cell table:style-name="ce1" office:value-type="string" table:number-columns-spanned="2" table:number-rows-spanned="1">
            <text:p>Saldo Anterior</text:p>
          </table:table-cell>
          <table:covered-table-cell table:style-name="Default"/>
          <table:table-cell table:style-name="ce1" office:value-type="string" table:number-columns-spanned="2" table:number-rows-spanned="1">
            <text:p>Créditos</text:p>
          </table:table-cell>
          <table:covered-table-cell/>
          <table:table-cell table:style-name="ce1" office:value-type="string" table:number-columns-spanned="2" table:number-rows-spanned="1">
            <text:p>Débitos</text:p>
          </table:table-cell>
          <table:covered-table-cell/>
          <table:table-cell table:style-name="ce1" office:value-type="string" table:number-columns-spanned="2" table:number-rows-spanned="1">
            <text:p>Saldo Atual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4" table:number-rows-spanned="1">
            <text:p>ORDINARIA</text:p>
          </table:table-cell>
          <table:covered-table-cell table:style-name="Default"/>
          <table:covered-table-cell/>
          <table:covered-table-cell table:style-name="Default"/>
          <table:table-cell table:style-name="ce6" office:value-type="currency" office:value="21901.55" table:number-columns-spanned="2" table:number-rows-spanned="1">
            <text:p>R$ 21.901,55</text:p>
          </table:table-cell>
          <table:covered-table-cell table:style-name="Default"/>
          <table:table-cell table:style-name="ce6" office:value-type="currency" office:value="176552.34" table:number-columns-spanned="2" table:number-rows-spanned="1">
            <text:p>R$ 176.552,34</text:p>
          </table:table-cell>
          <table:covered-table-cell/>
          <table:table-cell table:style-name="ce6" office:value-type="currency" office:value="203958.98" table:number-columns-spanned="2" table:number-rows-spanned="1">
            <text:p>R$ 203.958,98</text:p>
          </table:table-cell>
          <table:covered-table-cell/>
          <table:table-cell office:value-type="currency" office:value="-5505.09" table:number-columns-spanned="2" table:number-rows-spanned="1">
            <text:p>-R$ 5.505,09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4" table:number-rows-spanned="1">
            <text:p>FUNDO DE RESERVA</text:p>
          </table:table-cell>
          <table:covered-table-cell table:style-name="Default"/>
          <table:covered-table-cell/>
          <table:covered-table-cell table:style-name="Default"/>
          <table:table-cell table:style-name="ce6" office:value-type="currency" office:value="75524.19" table:number-columns-spanned="2" table:number-rows-spanned="1">
            <text:p>R$ 75.524,19</text:p>
          </table:table-cell>
          <table:covered-table-cell table:style-name="Default"/>
          <table:table-cell table:style-name="ce6" office:value-type="currency" office:value="6194.54" table:number-columns-spanned="2" table:number-rows-spanned="1">
            <text:p>R$ 6.194,54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81718.73" table:number-columns-spanned="2" table:number-rows-spanned="1">
            <text:p>R$ 81.718,73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4" table:number-rows-spanned="1">
            <text:p>ESPACO DE FESTAS</text:p>
          </table:table-cell>
          <table:covered-table-cell table:style-name="Default"/>
          <table:covered-table-cell/>
          <table:covered-table-cell table:style-name="Default"/>
          <table:table-cell table:style-name="ce6" office:value-type="currency" office:value="10842.9" table:number-columns-spanned="2" table:number-rows-spanned="1">
            <text:p>R$ 10.842,90</text:p>
          </table:table-cell>
          <table:covered-table-cell table:style-name="Default"/>
          <table:table-cell table:style-name="ce6" office:value-type="currency" office:value="2239.49" table:number-columns-spanned="2" table:number-rows-spanned="1">
            <text:p>R$ 2.239,49</text:p>
          </table:table-cell>
          <table:covered-table-cell/>
          <table:table-cell table:style-name="ce6" office:value-type="currency" office:value="925" table:number-columns-spanned="2" table:number-rows-spanned="1">
            <text:p>R$ 925,00</text:p>
          </table:table-cell>
          <table:covered-table-cell/>
          <table:table-cell office:value-type="currency" office:value="12157.39" table:number-columns-spanned="2" table:number-rows-spanned="1">
            <text:p>R$ 12.157,39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4" table:number-rows-spanned="1">
            <text:p>LAVANDERIA</text:p>
          </table:table-cell>
          <table:covered-table-cell table:style-name="Default"/>
          <table:covered-table-cell/>
          <table:covered-table-cell table:style-name="Default"/>
          <table:table-cell table:style-name="ce6" office:value-type="currency" office:value="57538.28" table:number-columns-spanned="2" table:number-rows-spanned="1">
            <text:p>R$ 57.538,28</text:p>
          </table:table-cell>
          <table:covered-table-cell table:style-name="Default"/>
          <table:table-cell table:style-name="ce6" office:value-type="currency" office:value="5657.85" table:number-columns-spanned="2" table:number-rows-spanned="1">
            <text:p>R$ 5.657,85</text:p>
          </table:table-cell>
          <table:covered-table-cell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63196.13" table:number-columns-spanned="2" table:number-rows-spanned="1">
            <text:p>R$ 63.196,13</text:p>
          </table:table-cell>
          <table:covered-table-cell/>
          <table:table-cell table:number-columns-repeated="1012"/>
        </table:table-row>
        <table:table-row table:style-name="ro3">
          <table:table-cell table:style-name="ce3" office:value-type="string" table:number-columns-spanned="4" table:number-rows-spanned="1">
            <text:p>TOTAL</text:p>
          </table:table-cell>
          <table:covered-table-cell table:style-name="Default"/>
          <table:covered-table-cell/>
          <table:covered-table-cell table:style-name="Default"/>
          <table:table-cell table:style-name="ce10" office:value-type="currency" office:value="165806.92" table:number-columns-spanned="2" table:number-rows-spanned="1">
            <text:p>R$ 165.806,92</text:p>
          </table:table-cell>
          <table:covered-table-cell table:style-name="Default"/>
          <table:table-cell table:style-name="ce10" office:value-type="currency" office:value="190644.22" table:number-columns-spanned="2" table:number-rows-spanned="1">
            <text:p>R$ 190.644,22</text:p>
          </table:table-cell>
          <table:covered-table-cell/>
          <table:table-cell table:style-name="ce10" office:value-type="currency" office:value="204883.98" table:number-columns-spanned="2" table:number-rows-spanned="1">
            <text:p>R$ 204.883,98</text:p>
          </table:table-cell>
          <table:covered-table-cell/>
          <table:table-cell table:style-name="ce10" office:value-type="currency" office:value="151567.16" table:number-columns-spanned="2" table:number-rows-spanned="1">
            <text:p>R$ 151.567,16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ndomínio: 329 CONDOMINIO EDIFICIO LED BARRA FUND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monstrações Por Conta Período: 01/08/2025 à 31/08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ORDINARI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sumo de Emissã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" office:value-type="string" table:number-columns-spanned="2" table:number-rows-spanned="1">
            <text:p>Previsto</text:p>
          </table:table-cell>
          <table:covered-table-cell/>
          <table:table-cell table:style-name="ce1" office:value-type="string" table:number-columns-spanned="2" table:number-rows-spanned="1">
            <text:p>Realizad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Receitas Previstas e Realizad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TAS REC. DE COBRANÇA <text:s text:c="2"/>EM 31/07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115491.32" table:number-columns-spanned="2" table:number-rows-spanned="1">
            <text:p>R$ 115.491,3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EMISSÃO DO PERÍOD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119014.8" table:number-columns-spanned="2" table:number-rows-spanned="1">
            <text:p>R$ 119.014,80</text:p>
          </table:table-cell>
          <table:covered-table-cell/>
          <table:table-cell office:value-type="currency" office:value="108373.08" table:number-columns-spanned="2" table:number-rows-spanned="1">
            <text:p>R$ 108.373,08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ARTAO DE ACESS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350" table:number-columns-spanned="2" table:number-rows-spanned="1">
            <text:p>R$ 350,00</text:p>
          </table:table-cell>
          <table:covered-table-cell/>
          <table:table-cell office:value-type="currency" office:value="350" table:number-columns-spanned="2" table:number-rows-spanned="1">
            <text:p>R$ 35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ENERGIA ELETRIC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16014.4" table:number-columns-spanned="2" table:number-rows-spanned="1">
            <text:p>R$ 16.014,40</text:p>
          </table:table-cell>
          <table:covered-table-cell/>
          <table:table-cell office:value-type="currency" office:value="14582.48" table:number-columns-spanned="2" table:number-rows-spanned="1">
            <text:p>R$ 14.582,48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G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26440.2" table:number-columns-spanned="2" table:number-rows-spanned="1">
            <text:p>R$ 26.440,20</text:p>
          </table:table-cell>
          <table:covered-table-cell/>
          <table:table-cell office:value-type="currency" office:value="24076.06" table:number-columns-spanned="2" table:number-rows-spanned="1">
            <text:p>R$ 24.076,06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GU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18366.28" table:number-columns-spanned="2" table:number-rows-spanned="1">
            <text:p>R$ 18.366,28</text:p>
          </table:table-cell>
          <table:covered-table-cell/>
          <table:table-cell office:value-type="currency" office:value="16724.06" table:number-columns-spanned="2" table:number-rows-spanned="1">
            <text:p>R$ 16.724,06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Ç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-11280.26" table:number-columns-spanned="2" table:number-rows-spanned="1">
            <text:p>-R$ 11.280,2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0" office:value-type="currency" office:value="284396.74" table:number-columns-spanned="2" table:number-rows-spanned="1">
            <text:p>R$ 284.396,74</text:p>
          </table:table-cell>
          <table:covered-table-cell/>
          <table:table-cell table:style-name="ce10" office:value-type="currency" office:value="164105.68" table:number-columns-spanned="2" table:number-rows-spanned="1">
            <text:p>R$ 164.105,68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vedores e Acordos/Judiciai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otal de Devedor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TAS REC. DE COBRANÇA <text:s text:c="2"/>EM 31/08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120291.06" table:number-columns-spanned="2" table:number-rows-spanned="1">
            <text:p>R$ 120.291,06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Posição Financeir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" office:value-type="string" table:number-columns-spanned="2" table:number-rows-spanned="1">
            <text:p>Débito</text:p>
          </table:table-cell>
          <table:covered-table-cell/>
          <table:table-cell table:style-name="ce1" office:value-type="string" table:number-columns-spanned="2" table:number-rows-spanned="1">
            <text:p>Crédit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NTERIOR CREDOR 31/07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21901.55" table:number-columns-spanned="2" table:number-rows-spanned="1">
            <text:p>R$ 21.901,55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EMISSÃO DO PERÍOD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108373.08" table:number-columns-spanned="2" table:number-rows-spanned="1">
            <text:p>R$ 108.373,08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ARTAO DE ACESS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350" table:number-columns-spanned="2" table:number-rows-spanned="1">
            <text:p>R$ 35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NDIMENTO APLICAÇÃ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27.75" table:number-columns-spanned="2" table:number-rows-spanned="1">
            <text:p>R$ 27,75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EMBOLS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373.4" table:number-columns-spanned="2" table:number-rows-spanned="1">
            <text:p>R$ 373,4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ERVIÇOS AOS CONDÔMINO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51.8" table:number-columns-spanned="2" table:number-rows-spanned="1">
            <text:p>R$ 51,8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ENERGIA ELETRIC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14582.48" table:number-columns-spanned="2" table:number-rows-spanned="1">
            <text:p>R$ 14.582,48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G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24076.06" table:number-columns-spanned="2" table:number-rows-spanned="1">
            <text:p>R$ 24.076,06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GU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16724.06" table:number-columns-spanned="2" table:number-rows-spanned="1">
            <text:p>R$ 16.724,06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MULTAS REC. DE COBRANÇ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134.96" table:number-columns-spanned="2" table:number-rows-spanned="1">
            <text:p>R$ 134,96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Ç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11858.75" table:number-columns-spanned="2" table:number-rows-spanned="1">
            <text:p>R$ 11.858,75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DESPESAS CONF. DEMONSTRATIVO ANEX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203958.98" table:number-columns-spanned="2" table:number-rows-spanned="1">
            <text:p>R$ 203.958,9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TUAL DEVEDOR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0" office:value-type="currency" office:value="5505.09" table:number-columns-spanned="2" table:number-rows-spanned="1">
            <text:p>R$ 5.505,09</text:p>
          </table:table-cell>
          <table:covered-table-cell/>
          <table:table-cell table:style-name="ce10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FUNDO DE RESERV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sumo de Emissã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" office:value-type="string" table:number-columns-spanned="2" table:number-rows-spanned="1">
            <text:p>Previsto</text:p>
          </table:table-cell>
          <table:covered-table-cell/>
          <table:table-cell table:style-name="ce1" office:value-type="string" table:number-columns-spanned="2" table:number-rows-spanned="1">
            <text:p>Realizad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Receitas Previstas e Realizad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TAS REC. DE COBRANÇA <text:s text:c="2"/>EM 31/07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4007.46" table:number-columns-spanned="2" table:number-rows-spanned="1">
            <text:p>R$ 4.007,4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FUNDO DE RESERV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5950.16" table:number-columns-spanned="2" table:number-rows-spanned="1">
            <text:p>R$ 5.950,16</text:p>
          </table:table-cell>
          <table:covered-table-cell/>
          <table:table-cell office:value-type="currency" office:value="5418.13" table:number-columns-spanned="2" table:number-rows-spanned="1">
            <text:p>R$ 5.418,13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MULTA POR INFRACA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389.13" table:number-columns-spanned="2" table:number-rows-spanned="1">
            <text:p>R$ 389,13</text:p>
          </table:table-cell>
          <table:covered-table-cell/>
          <table:table-cell office:value-type="currency" office:value="389.13" table:number-columns-spanned="2" table:number-rows-spanned="1">
            <text:p>R$ 389,13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Ç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-373.22" table:number-columns-spanned="2" table:number-rows-spanned="1">
            <text:p>-R$ 373,2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0" office:value-type="currency" office:value="9973.53" table:number-columns-spanned="2" table:number-rows-spanned="1">
            <text:p>R$ 9.973,53</text:p>
          </table:table-cell>
          <table:covered-table-cell/>
          <table:table-cell table:style-name="ce10" office:value-type="currency" office:value="5807.26" table:number-columns-spanned="2" table:number-rows-spanned="1">
            <text:p>R$ 5.807,26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vedores e Acordos/Judiciai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otal de Devedor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TAS REC. DE COBRANÇA <text:s text:c="2"/>EM 31/08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4166.27" table:number-columns-spanned="2" table:number-rows-spanned="1">
            <text:p>R$ 4.166,27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Posição Financeir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" office:value-type="string" table:number-columns-spanned="2" table:number-rows-spanned="1">
            <text:p>Débito</text:p>
          </table:table-cell>
          <table:covered-table-cell/>
          <table:table-cell table:style-name="ce1" office:value-type="string" table:number-columns-spanned="2" table:number-rows-spanned="1">
            <text:p>Crédit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NTERIOR CREDOR 31/07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75524.19" table:number-columns-spanned="2" table:number-rows-spanned="1">
            <text:p>R$ 75.524,19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FUNDO DE RESERV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5418.13" table:number-columns-spanned="2" table:number-rows-spanned="1">
            <text:p>R$ 5.418,13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MULTA POR INFRACA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389.13" table:number-columns-spanned="2" table:number-rows-spanned="1">
            <text:p>R$ 389,13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MULTAS REC. DE COBRANÇ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4.44" table:number-columns-spanned="2" table:number-rows-spanned="1">
            <text:p>R$ 4,44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Ç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382.84" table:number-columns-spanned="2" table:number-rows-spanned="1">
            <text:p>R$ 382,84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TUAL CREDOR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0" office:value-type="currency" office:value="0" table:number-columns-spanned="2" table:number-rows-spanned="1">
            <text:p>R$ 0,00</text:p>
          </table:table-cell>
          <table:covered-table-cell/>
          <table:table-cell table:style-name="ce10" office:value-type="currency" office:value="81718.73" table:number-columns-spanned="2" table:number-rows-spanned="1">
            <text:p>R$ 81.718,73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PROJETO SEGURANÇ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sumo de Emissã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" office:value-type="string" table:number-columns-spanned="2" table:number-rows-spanned="1">
            <text:p>Previsto</text:p>
          </table:table-cell>
          <table:covered-table-cell/>
          <table:table-cell table:style-name="ce1" office:value-type="string" table:number-columns-spanned="2" table:number-rows-spanned="1">
            <text:p>Realizad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Receitas Previstas e Realizad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TAS REC. DE COBRANÇA <text:s text:c="2"/>EM 31/07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86.95" table:number-columns-spanned="2" table:number-rows-spanned="1">
            <text:p>R$ 86,9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0" office:value-type="currency" office:value="86.95" table:number-columns-spanned="2" table:number-rows-spanned="1">
            <text:p>R$ 86,95</text:p>
          </table:table-cell>
          <table:covered-table-cell/>
          <table:table-cell table:style-name="ce10"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vedores e Acordos/Judiciai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otal de Devedor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TAS REC. DE COBRANÇA <text:s text:c="2"/>EM 31/08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86.95" table:number-columns-spanned="2" table:number-rows-spanned="1">
            <text:p>R$ 86,95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ESPACO DE FEST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sumo de Emissã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" office:value-type="string" table:number-columns-spanned="2" table:number-rows-spanned="1">
            <text:p>Previsto</text:p>
          </table:table-cell>
          <table:covered-table-cell/>
          <table:table-cell table:style-name="ce1" office:value-type="string" table:number-columns-spanned="2" table:number-rows-spanned="1">
            <text:p>Realizad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Receitas Previstas e Realizad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TAS REC. DE COBRANÇA <text:s text:c="2"/>EM 31/07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615.86" table:number-columns-spanned="2" table:number-rows-spanned="1">
            <text:p>R$ 615,8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ESPACO DE FEST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2631.4" table:number-columns-spanned="2" table:number-rows-spanned="1">
            <text:p>R$ 2.631,40</text:p>
          </table:table-cell>
          <table:covered-table-cell/>
          <table:table-cell office:value-type="currency" office:value="2015.54" table:number-columns-spanned="2" table:number-rows-spanned="1">
            <text:p>R$ 2.015,54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Ç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-615.86" table:number-columns-spanned="2" table:number-rows-spanned="1">
            <text:p>-R$ 615,8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0" office:value-type="currency" office:value="2631.4" table:number-columns-spanned="2" table:number-rows-spanned="1">
            <text:p>R$ 2.631,40</text:p>
          </table:table-cell>
          <table:covered-table-cell/>
          <table:table-cell table:style-name="ce10" office:value-type="currency" office:value="2015.54" table:number-columns-spanned="2" table:number-rows-spanned="1">
            <text:p>R$ 2.015,54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vedores e Acordos/Judiciai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otal de Devedor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TAS REC. DE COBRANÇA <text:s text:c="2"/>EM 31/08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615.86" table:number-columns-spanned="2" table:number-rows-spanned="1">
            <text:p>R$ 615,86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Posição Financeir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" office:value-type="string" table:number-columns-spanned="2" table:number-rows-spanned="1">
            <text:p>Débito</text:p>
          </table:table-cell>
          <table:covered-table-cell/>
          <table:table-cell table:style-name="ce1" office:value-type="string" table:number-columns-spanned="2" table:number-rows-spanned="1">
            <text:p>Crédit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NTERIOR CREDOR 31/07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10842.9" table:number-columns-spanned="2" table:number-rows-spanned="1">
            <text:p>R$ 10.842,9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ESPACO DE FEST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2015.54" table:number-columns-spanned="2" table:number-rows-spanned="1">
            <text:p>R$ 2.015,54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Ç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223.95" table:number-columns-spanned="2" table:number-rows-spanned="1">
            <text:p>R$ 223,95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DESPESAS CONF. DEMONSTRATIVO ANEX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925" table:number-columns-spanned="2" table:number-rows-spanned="1">
            <text:p>R$ 925,0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TUAL CREDOR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0" office:value-type="currency" office:value="0" table:number-columns-spanned="2" table:number-rows-spanned="1">
            <text:p>R$ 0,00</text:p>
          </table:table-cell>
          <table:covered-table-cell/>
          <table:table-cell table:style-name="ce10" office:value-type="currency" office:value="12157.39" table:number-columns-spanned="2" table:number-rows-spanned="1">
            <text:p>R$ 12.157,39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LAVANDERI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Resumo de Emissã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" office:value-type="string" table:number-columns-spanned="2" table:number-rows-spanned="1">
            <text:p>Previsto</text:p>
          </table:table-cell>
          <table:covered-table-cell/>
          <table:table-cell table:style-name="ce1" office:value-type="string" table:number-columns-spanned="2" table:number-rows-spanned="1">
            <text:p>Realizad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Receitas Previstas e Realizad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TAS REC. DE COBRANÇA <text:s text:c="2"/>EM 31/07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3895.1" table:number-columns-spanned="2" table:number-rows-spanned="1">
            <text:p>R$ 3.895,1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LAVANDERI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5769" table:number-columns-spanned="2" table:number-rows-spanned="1">
            <text:p>R$ 5.769,00</text:p>
          </table:table-cell>
          <table:covered-table-cell/>
          <table:table-cell office:value-type="currency" office:value="5562" table:number-columns-spanned="2" table:number-rows-spanned="1">
            <text:p>R$ 5.562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Ç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-135" table:number-columns-spanned="2" table:number-rows-spanned="1">
            <text:p>-R$ 135,0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8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0" office:value-type="currency" office:value="9529.1" table:number-columns-spanned="2" table:number-rows-spanned="1">
            <text:p>R$ 9.529,10</text:p>
          </table:table-cell>
          <table:covered-table-cell/>
          <table:table-cell table:style-name="ce10" office:value-type="currency" office:value="5562" table:number-columns-spanned="2" table:number-rows-spanned="1">
            <text:p>R$ 5.562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vedores e Acordos/Judiciai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otal de Devedor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COTAS REC. DE COBRANÇA <text:s text:c="2"/>EM 31/08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3967.1" table:number-columns-spanned="2" table:number-rows-spanned="1">
            <text:p>R$ 3.967,1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Posição Financeir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" office:value-type="string" table:number-columns-spanned="2" table:number-rows-spanned="1">
            <text:p>Débito</text:p>
          </table:table-cell>
          <table:covered-table-cell/>
          <table:table-cell table:style-name="ce1" office:value-type="string" table:number-columns-spanned="2" table:number-rows-spanned="1">
            <text:p>Crédito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NTERIOR CREDOR 31/07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57538.28" table:number-columns-spanned="2" table:number-rows-spanned="1">
            <text:p>R$ 57.538,28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LAVANDERI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5562" table:number-columns-spanned="2" table:number-rows-spanned="1">
            <text:p>R$ 5.562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MULTAS REC. DE COBRANÇ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5.85" table:number-columns-spanned="2" table:number-rows-spanned="1">
            <text:p>R$ 5,85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ANTECIPAÇ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6" office:value-type="currency" office:value="0" table:number-columns-spanned="2" table:number-rows-spanned="1">
            <text:p>R$ 0,00</text:p>
          </table:table-cell>
          <table:covered-table-cell/>
          <table:table-cell office:value-type="currency" office:value="90" table:number-columns-spanned="2" table:number-rows-spanned="1">
            <text:p>R$ 90,0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8" table:number-rows-spanned="1">
            <text:p>SALDO ATUAL CREDOR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2"/>
          <table:table-cell table:style-name="ce10" office:value-type="currency" office:value="0" table:number-columns-spanned="2" table:number-rows-spanned="1">
            <text:p>R$ 0,00</text:p>
          </table:table-cell>
          <table:covered-table-cell/>
          <table:table-cell table:style-name="ce10" office:value-type="currency" office:value="63196.13" table:number-columns-spanned="2" table:number-rows-spanned="1">
            <text:p>R$ 63.196,13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ndomínio: 329 CONDOMINIO EDIFICIO LED BARRA FUND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monstrativo de Despesas Período: 01/08/2025 à 31/08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N° Lançto.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Anexo</text:p>
          </table:table-cell>
          <table:table-cell table:style-name="ce1" office:value-type="string" table:number-columns-spanned="4" table:number-rows-spanned="1">
            <text:p>Histórico</text:p>
          </table:table-cell>
          <table:covered-table-cell table:number-columns-repeated="2" table:style-name="Default"/>
          <table:covered-table-cell/>
          <table:table-cell table:style-name="ce1" office:value-type="string" table:number-columns-spanned="2" table:number-rows-spanned="1">
            <text:p>Valor</text:p>
          </table:table-cell>
          <table:covered-table-cell/>
          <table:table-cell table:style-name="ce1" office:value-type="string" table:number-columns-spanned="2" table:number-rows-spanned="1">
            <text:p>Total</text:p>
          </table:table-cell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ORDINARI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PESSOAL PROPRI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Salário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5/08/2025</text:p>
          </table:table-cell>
          <table:table-cell table:style-name="ce5" office:value-type="string">
            <text:p><text:a xlink:href="https://gominio.webware.com.br/Relatorio/Arquivos?request=8D4A0EA1CC2D46EAECBBC65BDE5C7C0DF4D2BD3C403A863A14BF9F2AEEF075F9D06F59C37696C86BDECA36952F8C3C63">Link</text:a></text:p>
          </table:table-cell>
          <table:table-cell table:style-name="ce1" office:value-type="string" table:number-columns-spanned="4" table:number-rows-spanned="1">
            <text:p>SALARIO JULHO/2025 - ADILSON BURGS DO AMARAL</text:p>
          </table:table-cell>
          <table:covered-table-cell table:number-columns-repeated="2" table:style-name="Default"/>
          <table:covered-table-cell/>
          <table:table-cell table:style-name="ce6" office:value-type="currency" office:value="2619" table:number-columns-spanned="2" table:number-rows-spanned="1">
            <text:p>R$ 2.619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5/08/2025</text:p>
          </table:table-cell>
          <table:table-cell table:style-name="ce5" office:value-type="string">
            <text:p><text:a xlink:href="https://gominio.webware.com.br/Relatorio/Arquivos?request=8D4A0EA1CC2D46EAECBBC65BDE5C7C0D980B7703F3A29243F5ECB81C008639EB0039CF32EEA325CCB97034F378742F60">Link</text:a></text:p>
          </table:table-cell>
          <table:table-cell table:style-name="ce1" office:value-type="string" table:number-columns-spanned="4" table:number-rows-spanned="1">
            <text:p>SALARIO JULHO/2025 - CLAUDINEIA FERREIRA DA SILVA</text:p>
          </table:table-cell>
          <table:covered-table-cell table:number-columns-repeated="2" table:style-name="Default"/>
          <table:covered-table-cell/>
          <table:table-cell table:style-name="ce6" office:value-type="currency" office:value="1437" table:number-columns-spanned="2" table:number-rows-spanned="1">
            <text:p>R$ 1.437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5/08/2025</text:p>
          </table:table-cell>
          <table:table-cell table:style-name="ce5" office:value-type="string">
            <text:p><text:a xlink:href="https://gominio.webware.com.br/Relatorio/Arquivos?request=8D4A0EA1CC2D46EAECBBC65BDE5C7C0D3B07B7C4D8BFB0AF9ED1C52764A24BF418F454B700BE8857A2AF6BCB05F0E60B">Link</text:a></text:p>
          </table:table-cell>
          <table:table-cell table:style-name="ce1" office:value-type="string" table:number-columns-spanned="4" table:number-rows-spanned="1">
            <text:p>SALARIO JULHO/2025 - LUCIO BARBOSA DE CAMARGO</text:p>
          </table:table-cell>
          <table:covered-table-cell table:number-columns-repeated="2" table:style-name="Default"/>
          <table:covered-table-cell/>
          <table:table-cell table:style-name="ce6" office:value-type="currency" office:value="1617" table:number-columns-spanned="2" table:number-rows-spanned="1">
            <text:p>R$ 1.617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9/08/2025</text:p>
          </table:table-cell>
          <table:table-cell table:style-name="ce5" office:value-type="string">
            <text:p><text:a xlink:href="https://gominio.webware.com.br/Relatorio/Arquivos?request=085AFAFE810D6ECDA2D8D301C01621618BA36C87D6226BC5523CB34C7D634BDDEBC96715999B040264E1FCA0DAB95ACD">Link</text:a></text:p>
          </table:table-cell>
          <table:table-cell table:style-name="ce1" office:value-type="string" table:number-columns-spanned="4" table:number-rows-spanned="1">
            <text:p>ADNTO AGOSTO/2025 - ADILSON BURGS DO AMARAL</text:p>
          </table:table-cell>
          <table:covered-table-cell table:number-columns-repeated="2" table:style-name="Default"/>
          <table:covered-table-cell/>
          <table:table-cell table:style-name="ce6" office:value-type="currency" office:value="1873" table:number-columns-spanned="2" table:number-rows-spanned="1">
            <text:p>R$ 1.873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9/08/2025</text:p>
          </table:table-cell>
          <table:table-cell table:style-name="ce5" office:value-type="string">
            <text:p><text:a xlink:href="https://gominio.webware.com.br/Relatorio/Arquivos?request=085AFAFE810D6ECDA2D8D301C0162161F523FF54BD30A8AAC67848779690048EEB95872BFEE0F8B701D6976B87A3F644">Link</text:a></text:p>
          </table:table-cell>
          <table:table-cell table:style-name="ce1" office:value-type="string" table:number-columns-spanned="4" table:number-rows-spanned="1">
            <text:p>ADNTO AGOSTO/2025 - CLAUDINEIA FERREIRA DA SILVA</text:p>
          </table:table-cell>
          <table:covered-table-cell table:number-columns-repeated="2" table:style-name="Default"/>
          <table:covered-table-cell/>
          <table:table-cell table:style-name="ce6" office:value-type="currency" office:value="937" table:number-columns-spanned="2" table:number-rows-spanned="1">
            <text:p>R$ 937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9/08/2025</text:p>
          </table:table-cell>
          <table:table-cell table:style-name="ce5" office:value-type="string">
            <text:p><text:a xlink:href="https://gominio.webware.com.br/Relatorio/Arquivos?request=085AFAFE810D6ECDA2D8D301C0162161DF9F60D6C7615048F5E73831059089C80DDA2F5EDE278F34537100076B3000B9">Link</text:a></text:p>
          </table:table-cell>
          <table:table-cell table:style-name="ce1" office:value-type="string" table:number-columns-spanned="4" table:number-rows-spanned="1">
            <text:p>ADNTO AGOSTO/2025 - LUCIO BARBOSA DE CAMARGO</text:p>
          </table:table-cell>
          <table:covered-table-cell table:number-columns-repeated="2" table:style-name="Default"/>
          <table:covered-table-cell/>
          <table:table-cell table:style-name="ce6" office:value-type="currency" office:value="900" table:number-columns-spanned="2" table:number-rows-spanned="1">
            <text:p>R$ 900,00</text:p>
          </table:table-cell>
          <table:covered-table-cell/>
          <table:table-cell table:style-name="ce6" office:value-type="currency" office:value="9383" table:number-columns-spanned="2" table:number-rows-spanned="1">
            <text:p>R$ 9.383,00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Encargos Sociai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5/08/2025</text:p>
          </table:table-cell>
          <table:table-cell table:style-name="ce5" office:value-type="string">
            <text:p><text:a xlink:href="https://gominio.webware.com.br/Relatorio/Arquivos?request=A707EEB00DCB3E8438C81B136B524FD4934A8E6A5FE5D91FAE1C2B3699E74F378C0EDEC28E06540419E1AF73B19F6B2C">Link</text:a></text:p>
          </table:table-cell>
          <table:table-cell table:style-name="ce1" office:value-type="string" table:number-columns-spanned="4" table:number-rows-spanned="1">
            <text:p>Encargos Sociais - BBZ APOIO CONDOMINIAL LTDA - NF. 7134.</text:p>
          </table:table-cell>
          <table:covered-table-cell table:number-columns-repeated="2" table:style-name="Default"/>
          <table:covered-table-cell/>
          <table:table-cell table:style-name="ce6" office:value-type="currency" office:value="283.29" table:number-columns-spanned="2" table:number-rows-spanned="1">
            <text:p>R$ 283,29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8/08/2025</text:p>
          </table:table-cell>
          <table:table-cell table:style-name="ce5" office:value-type="string">
            <text:p><text:a xlink:href="https://gominio.webware.com.br/Relatorio/Arquivos?request=17C1B725CE4107BD848DF4AA2A937789A651B3D6B8B45C14A8F24ECF81FB6DFEF6481D51C3694E4D9E281710C50BBA51">Link</text:a></text:p>
          </table:table-cell>
          <table:table-cell table:style-name="ce1" office:value-type="string" table:number-columns-spanned="4" table:number-rows-spanned="1">
            <text:p>Encargos Sociais - CAIXA ECONOMICA FEDERAL - FGTS. Apuração 07/2025</text:p>
          </table:table-cell>
          <table:covered-table-cell table:number-columns-repeated="2" table:style-name="Default"/>
          <table:covered-table-cell/>
          <table:table-cell table:style-name="ce6" office:value-type="currency" office:value="1288.18" table:number-columns-spanned="2" table:number-rows-spanned="1">
            <text:p>R$ 1.288,18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0/08/2025</text:p>
          </table:table-cell>
          <table:table-cell table:style-name="ce5" office:value-type="string">
            <text:p><text:a xlink:href="https://gominio.webware.com.br/Relatorio/Arquivos?request=3791A29C9B5AA651749364E445B334FD687BB6E556575EA0314BF78FF2712DC34FCF09020BA6A33BBE17FA904C2F956F">Link</text:a></text:p>
          </table:table-cell>
          <table:table-cell table:style-name="ce1" office:value-type="string" table:number-columns-spanned="4" table:number-rows-spanned="1">
            <text:p>Encargos Sociais - SIND EMP DE EDIF. SP.. ASSISTENCIAL</text:p>
          </table:table-cell>
          <table:covered-table-cell table:number-columns-repeated="2" table:style-name="Default"/>
          <table:covered-table-cell/>
          <table:table-cell table:style-name="ce6" office:value-type="currency" office:value="97.64" table:number-columns-spanned="2" table:number-rows-spanned="1">
            <text:p>R$ 97,64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6/08/2025</text:p>
          </table:table-cell>
          <table:table-cell table:style-name="ce5" office:value-type="string">
            <text:p><text:a xlink:href="https://gominio.webware.com.br/Relatorio/Arquivos?request=F90DFBA211BB8DDE5287F9DD0C52243529EF7B1964D5A65D5F1740B14474B8378B7AC6ADF8E224B1E8E61E00234213E9">Link</text:a></text:p>
          </table:table-cell>
          <table:table-cell table:style-name="ce1" office:value-type="string" table:number-columns-spanned="4" table:number-rows-spanned="1">
            <text:p>Encargos Sociais - BBZ APOIO CONDOMINIAL LTDA - NF. 7624.</text:p>
          </table:table-cell>
          <table:covered-table-cell table:number-columns-repeated="2" table:style-name="Default"/>
          <table:covered-table-cell/>
          <table:table-cell table:style-name="ce6" office:value-type="currency" office:value="549.76" table:number-columns-spanned="2" table:number-rows-spanned="1">
            <text:p>R$ 549,76</text:p>
          </table:table-cell>
          <table:covered-table-cell/>
          <table:table-cell table:style-name="ce6" office:value-type="currency" office:value="2218.87" table:number-columns-spanned="2" table:number-rows-spanned="1">
            <text:p>R$ 2.218,87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Outras Despesas / Beneficio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1/08/2025</text:p>
          </table:table-cell>
          <table:table-cell table:style-name="ce5" office:value-type="string">
            <text:p><text:a xlink:href="https://gominio.webware.com.br/Relatorio/Arquivos?request=02FE58981536D2A6B4BDC3244527048308F774A36008AA5E283D4CE85F1A5F522E9E1F472D612157B60425CEF11FA691">Link</text:a></text:p>
          </table:table-cell>
          <table:table-cell table:style-name="ce1" office:value-type="string" table:number-columns-spanned="4" table:number-rows-spanned="1">
            <text:p>Outras Despesas / Beneficios - SENDRAS DISTRIBUIDORA S.A. AQUIS BISCOITOS FUNC</text:p>
          </table:table-cell>
          <table:covered-table-cell table:number-columns-repeated="2" table:style-name="Default"/>
          <table:covered-table-cell/>
          <table:table-cell table:style-name="ce6" office:value-type="currency" office:value="195.96" table:number-columns-spanned="2" table:number-rows-spanned="1">
            <text:p>R$ 195,96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1/08/2025</text:p>
          </table:table-cell>
          <table:table-cell table:style-name="ce5" office:value-type="string">
            <text:p><text:a xlink:href="https://gominio.webware.com.br/Relatorio/Arquivos?request=7E4B20292570D080A8AD9647D6E3F7F8C22669390958B74EBA9BD73BB16CE8926DA36881DD73D6838550C86A9CA1DDA3">Link</text:a></text:p>
          </table:table-cell>
          <table:table-cell table:style-name="ce1" office:value-type="string" table:number-columns-spanned="4" table:number-rows-spanned="1">
            <text:p>AGO/2025 Outras Despesas / Beneficios - VR BENEFICIOS E SERV DE PROCESS - NF. 156790000 CONTROLE DE PONTO</text:p>
          </table:table-cell>
          <table:covered-table-cell table:number-columns-repeated="2" table:style-name="Default"/>
          <table:covered-table-cell/>
          <table:table-cell table:style-name="ce6" office:value-type="currency" office:value="147" table:number-columns-spanned="2" table:number-rows-spanned="1">
            <text:p>R$ 147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5/08/2025</text:p>
          </table:table-cell>
          <table:table-cell table:style-name="ce5" office:value-type="string">
            <text:p><text:a xlink:href="https://gominio.webware.com.br/Relatorio/Arquivos?request=3791A29C9B5AA651749364E445B334FDB037BF5C4C9C377E013BEB71ECD0D051006BDCAD3F701A577E14EB622E481F04">Link</text:a></text:p>
          </table:table-cell>
          <table:table-cell table:style-name="ce1" office:value-type="string" table:number-columns-spanned="4" table:number-rows-spanned="1">
            <text:p>Outras Despesas / Beneficios - NOTRE DAME INTERMÉDICA SAÚDE S.A - NF. 40691102 PLANO DE SAUDE FUNCIONARIOS</text:p>
          </table:table-cell>
          <table:covered-table-cell table:number-columns-repeated="2" table:style-name="Default"/>
          <table:covered-table-cell/>
          <table:table-cell table:style-name="ce6" office:value-type="currency" office:value="706.26" table:number-columns-spanned="2" table:number-rows-spanned="1">
            <text:p>R$ 706,26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8/08/2025</text:p>
          </table:table-cell>
          <table:table-cell table:style-name="ce5" office:value-type="string">
            <text:p><text:a xlink:href="https://gominio.webware.com.br/Relatorio/Arquivos?request=C000B449FC8C891AB444BB865A91D8607DB630608842D298203B85E4D5245BCE680E8555C59C1B393361099EE52FA7A7">Link</text:a></text:p>
          </table:table-cell>
          <table:table-cell table:style-name="ce1" office:value-type="string" table:number-columns-spanned="4" table:number-rows-spanned="1">
            <text:p>Outras Despesas / Beneficios - FEDCORP ADM DE BENEFICIOS LTDA - NF. 154221.</text:p>
          </table:table-cell>
          <table:covered-table-cell table:number-columns-repeated="2" table:style-name="Default"/>
          <table:covered-table-cell/>
          <table:table-cell table:style-name="ce6" office:value-type="currency" office:value="166.89" table:number-columns-spanned="2" table:number-rows-spanned="1">
            <text:p>R$ 166,89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9/08/2025</text:p>
          </table:table-cell>
          <table:table-cell table:style-name="ce5" office:value-type="string">
            <text:p><text:a xlink:href="https://gominio.webware.com.br/Relatorio/Arquivos?request=1F9B6A77BEF7EECB47496CDD53A205E3FC2E7396B6D7988B2BCEE0A179B20B2A455609FFC6AB0E1D1F30DF5A9BA4EF79">Link</text:a></text:p>
          </table:table-cell>
          <table:table-cell table:style-name="ce1" office:value-type="string" table:number-columns-spanned="4" table:number-rows-spanned="1">
            <text:p>AGO/2025 Outras Despesas / Beneficios - VR BENEFICIOS E SERV DE PROCESS - NF. 44223000 CONTROLE DE PONTO</text:p>
          </table:table-cell>
          <table:covered-table-cell table:number-columns-repeated="2" table:style-name="Default"/>
          <table:covered-table-cell/>
          <table:table-cell table:style-name="ce6" office:value-type="currency" office:value="153.47" table:number-columns-spanned="2" table:number-rows-spanned="1">
            <text:p>R$ 153,47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2/08/2025</text:p>
          </table:table-cell>
          <table:table-cell table:style-name="ce5" office:value-type="string">
            <text:p><text:a xlink:href="https://gominio.webware.com.br/Relatorio/Arquivos?request=721F032230A526B7DC4C8D58445B5F2EC74D93B6CD5E6B9A87EECEE7FEDB7AEE1C3AF55ECDA7D8E4B9BD6864BDDEE0EF">Link</text:a></text:p>
          </table:table-cell>
          <table:table-cell table:style-name="ce1" office:value-type="string" table:number-columns-spanned="4" table:number-rows-spanned="1">
            <text:p>BENEFICIOS Outras Despesas / Beneficios - R B SERVIÇOS EMPRESARIAIS LTDA. - NF. 1672804</text:p>
          </table:table-cell>
          <table:covered-table-cell table:number-columns-repeated="2" table:style-name="Default"/>
          <table:covered-table-cell/>
          <table:table-cell table:style-name="ce6" office:value-type="currency" office:value="4893.86" table:number-columns-spanned="2" table:number-rows-spanned="1">
            <text:p>R$ 4.893,86</text:p>
          </table:table-cell>
          <table:covered-table-cell/>
          <table:table-cell table:style-name="ce6" office:value-type="currency" office:value="6263.44" table:number-columns-spanned="2" table:number-rows-spanned="1">
            <text:p>R$ 6.263,44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Empréstimo Funcionári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8/08/2025</text:p>
          </table:table-cell>
          <table:table-cell table:style-name="ce5" office:value-type="string">
            <text:p><text:a xlink:href="https://gominio.webware.com.br/Relatorio/Arquivos?request=5E331C87A56243044FEE929D87359CB57C6538FE2B69989F0F57C322932B80861E4A23DB8954E5F5E1845B109951633F">Link</text:a></text:p>
          </table:table-cell>
          <table:table-cell table:style-name="ce1" office:value-type="string" table:number-columns-spanned="4" table:number-rows-spanned="1">
            <text:p>Empréstimo Funcionário - RPW EMPRESTA CAPITAL MICROFINANÇAS <text:s/>- NF. 1714073. EMPRESTIMO FUNC. CLAUDINEIA FERREIRA DA SILVA pc 6/18</text:p>
          </table:table-cell>
          <table:covered-table-cell table:number-columns-repeated="2" table:style-name="Default"/>
          <table:covered-table-cell/>
          <table:table-cell table:style-name="ce6" office:value-type="currency" office:value="549.59" table:number-columns-spanned="2" table:number-rows-spanned="1">
            <text:p>R$ 549,59</text:p>
          </table:table-cell>
          <table:covered-table-cell/>
          <table:table-cell table:style-name="ce6" office:value-type="currency" office:value="549.59" table:number-columns-spanned="2" table:number-rows-spanned="1">
            <text:p>R$ 549,59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PESSOAL PROPRIO</text:p>
          </table:table-cell>
          <table:covered-table-cell table:style-name="Default"/>
          <table:covered-table-cell/>
          <table:table-cell table:style-name="ce6" office:value-type="currency" office:value="18414.9" table:number-columns-spanned="2" table:number-rows-spanned="1">
            <text:p>R$ 18.414,90</text:p>
          </table:table-cell>
          <table:covered-table-cell/>
          <table:table-cell table:style-name="ce5" office:value-type="string">
            <text:p>9,03%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table:number-columns-spanned="12" table:number-rows-spanned="1">
            <text:p>PESSOAL CONTRATAD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erceirização Limpez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8/08/2025</text:p>
          </table:table-cell>
          <table:table-cell table:style-name="ce5" office:value-type="string">
            <text:p><text:a xlink:href="https://gominio.webware.com.br/Relatorio/Arquivos?request=83F0C3EA06032B0CED77EA202574E7A00AEDD7D1494F88093A57B38C482FBC60B3C6F33593D681E608E184AFE7C3B7CA">Link</text:a></text:p>
          </table:table-cell>
          <table:table-cell table:style-name="ce1" office:value-type="string" table:number-columns-spanned="4" table:number-rows-spanned="1">
            <text:p>ISS.NF.37899 - PRO CLEAN HIGIENIZAÇÃO</text:p>
          </table:table-cell>
          <table:covered-table-cell table:number-columns-repeated="2" table:style-name="Default"/>
          <table:covered-table-cell/>
          <table:table-cell table:style-name="ce6" office:value-type="currency" office:value="362.53" table:number-columns-spanned="2" table:number-rows-spanned="1">
            <text:p>R$ 362,53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8/08/2025</text:p>
          </table:table-cell>
          <table:table-cell table:style-name="ce5" office:value-type="string">
            <text:p><text:a xlink:href="https://gominio.webware.com.br/Relatorio/Arquivos?request=4BF398F6D5C914D315AAB1F6834897A77F6602006A0FC5353AA25D2C39D5F7111C1E1EA7CEA8C4DC6E6A84E252208394">Link</text:a></text:p>
          </table:table-cell>
          <table:table-cell table:style-name="ce1" office:value-type="string" table:number-columns-spanned="4" table:number-rows-spanned="1">
            <text:p>Terceirização Limpeza - PRO CLEAN HIGIENIZAÇÃO E LIMPEZA . - NF. 37899 LIMPEZA</text:p>
          </table:table-cell>
          <table:covered-table-cell table:number-columns-repeated="2" table:style-name="Default"/>
          <table:covered-table-cell/>
          <table:table-cell table:style-name="ce6" office:value-type="currency" office:value="15093.01" table:number-columns-spanned="2" table:number-rows-spanned="1">
            <text:p>R$ 15.093,01</text:p>
          </table:table-cell>
          <table:covered-table-cell/>
          <table:table-cell table:style-name="ce6" office:value-type="currency" office:value="15455.54" table:number-columns-spanned="2" table:number-rows-spanned="1">
            <text:p>R$ 15.455,54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erceirização Portari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8/08/2025</text:p>
          </table:table-cell>
          <table:table-cell table:style-name="ce5" office:value-type="string">
            <text:p><text:a xlink:href="https://gominio.webware.com.br/Relatorio/Arquivos?request=4BF398F6D5C914D315AAB1F6834897A754F50C53CAA919EBFB88CFE9BB923D17BCAC4B145E46A3B665DA4BEEF1BC190C">Link</text:a></text:p>
          </table:table-cell>
          <table:table-cell table:style-name="ce1" office:value-type="string" table:number-columns-spanned="4" table:number-rows-spanned="1">
            <text:p>Terceirização Portaria - PRO SECURITY SERV. ESPECIALIZADOS . - NF. 83601 PORTARIA E CONTROLADOR DE ACESSO</text:p>
          </table:table-cell>
          <table:covered-table-cell table:number-columns-repeated="2" table:style-name="Default"/>
          <table:covered-table-cell/>
          <table:table-cell table:style-name="ce6" office:value-type="currency" office:value="33748.92" table:number-columns-spanned="2" table:number-rows-spanned="1">
            <text:p>R$ 33.748,92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8/08/2025</text:p>
          </table:table-cell>
          <table:table-cell table:style-name="ce5" office:value-type="string">
            <text:p><text:a xlink:href="https://gominio.webware.com.br/Relatorio/Arquivos?request=92B2DEE19A9528E15E154D5C0FF3262A0E218C26E760B61ABD0C400B1F66D1C504B42441E08DEF9A39BEFE11EFE4C408">Link</text:a></text:p>
          </table:table-cell>
          <table:table-cell table:style-name="ce1" office:value-type="string" table:number-columns-spanned="4" table:number-rows-spanned="1">
            <text:p>ISS.NF.83601 - PRO SECURITY SERV. ESPECIALIZADOS</text:p>
          </table:table-cell>
          <table:covered-table-cell table:number-columns-repeated="2" table:style-name="Default"/>
          <table:covered-table-cell/>
          <table:table-cell table:style-name="ce6" office:value-type="currency" office:value="818.81" table:number-columns-spanned="2" table:number-rows-spanned="1">
            <text:p>R$ 818,81</text:p>
          </table:table-cell>
          <table:covered-table-cell/>
          <table:table-cell table:style-name="ce6" office:value-type="currency" office:value="34567.73" table:number-columns-spanned="2" table:number-rows-spanned="1">
            <text:p>R$ 34.567,73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PESSOAL CONTRATADO</text:p>
          </table:table-cell>
          <table:covered-table-cell table:style-name="Default"/>
          <table:covered-table-cell/>
          <table:table-cell table:style-name="ce6" office:value-type="currency" office:value="50023.27" table:number-columns-spanned="2" table:number-rows-spanned="1">
            <text:p>R$ 50.023,27</text:p>
          </table:table-cell>
          <table:covered-table-cell/>
          <table:table-cell table:style-name="ce5" office:value-type="string">
            <text:p>24,53%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table:number-columns-spanned="12" table:number-rows-spanned="1">
            <text:p>CONSERVAÇÃO/MANUTENÇÃ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Portões/Port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1/08/2025</text:p>
          </table:table-cell>
          <table:table-cell table:style-name="ce5" office:value-type="string">
            <text:p><text:a xlink:href="https://gominio.webware.com.br/Relatorio/Arquivos?request=82F5CE8DD444143B1AAB97E37A473B515F4B977B0CE2461FEA1400F23FADA60D32F94CD726354E0E344970DEC3A8EF73">Link</text:a></text:p>
          </table:table-cell>
          <table:table-cell table:style-name="ce1" office:value-type="string" table:number-columns-spanned="4" table:number-rows-spanned="1">
            <text:p>Portões/Portas - MAISON SECURITY SYSTEM - LTDA. - NF. 1019. FOLHAPORTAO DE FERRO - PARC. 01/5</text:p>
          </table:table-cell>
          <table:covered-table-cell table:number-columns-repeated="2" table:style-name="Default"/>
          <table:covered-table-cell/>
          <table:table-cell table:style-name="ce6" office:value-type="currency" office:value="4044" table:number-columns-spanned="2" table:number-rows-spanned="1">
            <text:p>R$ 4.044,00</text:p>
          </table:table-cell>
          <table:covered-table-cell/>
          <table:table-cell table:style-name="ce6" office:value-type="currency" office:value="4044" table:number-columns-spanned="2" table:number-rows-spanned="1">
            <text:p>R$ 4.044,00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Jardim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6/08/2025</text:p>
          </table:table-cell>
          <table:table-cell table:style-name="ce5" office:value-type="string">
            <text:p><text:a xlink:href="https://gominio.webware.com.br/Relatorio/Arquivos?request=BEFF578C742FF7FB2075D140C01B1EBE0CDDC1576AD6C754A8425439E689311129134CBC07E1BBB6F2EFB80432D845D8">Link</text:a></text:p>
          </table:table-cell>
          <table:table-cell table:style-name="ce1" office:value-type="string" table:number-columns-spanned="4" table:number-rows-spanned="1">
            <text:p>Jardim - RAIMUNDO SIMPLICIO DA SILVA CRUZ - NF. 57. REPOSICAO JARDIM - PC. 02/02</text:p>
          </table:table-cell>
          <table:covered-table-cell table:number-columns-repeated="2" table:style-name="Default"/>
          <table:covered-table-cell/>
          <table:table-cell table:style-name="ce6" office:value-type="currency" office:value="800" table:number-columns-spanned="2" table:number-rows-spanned="1">
            <text:p>R$ 800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8/08/2025</text:p>
          </table:table-cell>
          <table:table-cell table:style-name="ce5" office:value-type="string">
            <text:p><text:a xlink:href="https://gominio.webware.com.br/Relatorio/Arquivos?request=36D93E3F7D32D0D72B3E54B5A39954F9AE34F8DF1C901182F91BE73F431B6061809DDAF902663F759840000DA420F95E">Link</text:a></text:p>
          </table:table-cell>
          <table:table-cell table:style-name="ce1" office:value-type="string" table:number-columns-spanned="4" table:number-rows-spanned="1">
            <text:p>Jardim - VILLAS GARDEN COM. <text:s/>PLANTAS <text:s/>FLORES - NF. 107. AQUIS MAT JARDIM - PARC. 02/3</text:p>
          </table:table-cell>
          <table:covered-table-cell table:number-columns-repeated="2" table:style-name="Default"/>
          <table:covered-table-cell/>
          <table:table-cell table:style-name="ce6" office:value-type="currency" office:value="677.17" table:number-columns-spanned="2" table:number-rows-spanned="1">
            <text:p>R$ 677,17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3/08/2025</text:p>
          </table:table-cell>
          <table:table-cell table:style-name="ce5" office:value-type="string">
            <text:p><text:a xlink:href="https://gominio.webware.com.br/Relatorio/Arquivos?request=AB1D4DBB791B6A952C463FDCEC219DBB136B6063B94F62E5C9717088E7F22DDE46E8764D9D52041238FAC9DBF29ADB3E">Link</text:a></text:p>
          </table:table-cell>
          <table:table-cell table:style-name="ce1" office:value-type="string" table:number-columns-spanned="4" table:number-rows-spanned="1">
            <text:p>Jardim - NEW ECOLOGIC COMERCIAL LTDA - NF. 307437. AQUIS MAT JARDIM</text:p>
          </table:table-cell>
          <table:covered-table-cell table:number-columns-repeated="2" table:style-name="Default"/>
          <table:covered-table-cell/>
          <table:table-cell table:style-name="ce6" office:value-type="currency" office:value="519" table:number-columns-spanned="2" table:number-rows-spanned="1">
            <text:p>R$ 519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9/08/2025</text:p>
          </table:table-cell>
          <table:table-cell table:style-name="ce5" office:value-type="string">
            <text:p><text:a xlink:href="https://gominio.webware.com.br/Relatorio/Arquivos?request=AF10AE438F479186A5AC4958B5C5CEAB4C78BC647607681710D9269A3D3E085B1D9BA9BFB02F0640F7FE16FA0C56F52D">Link</text:a></text:p>
          </table:table-cell>
          <table:table-cell table:style-name="ce1" office:value-type="string" table:number-columns-spanned="4" table:number-rows-spanned="1">
            <text:p>Jardim - CATEDRAL IMPERMEABILIZANTES LTDA - NF. 32793. AQUIS MAT JARDIM</text:p>
          </table:table-cell>
          <table:covered-table-cell table:number-columns-repeated="2" table:style-name="Default"/>
          <table:covered-table-cell/>
          <table:table-cell table:style-name="ce6" office:value-type="currency" office:value="726.44" table:number-columns-spanned="2" table:number-rows-spanned="1">
            <text:p>R$ 726,44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9/08/2025</text:p>
          </table:table-cell>
          <table:table-cell table:style-name="ce5" office:value-type="string">
            <text:p><text:a xlink:href="https://gominio.webware.com.br/Relatorio/Arquivos?request=AF10AE438F479186A5AC4958B5C5CEABC12C1605880A8052433975AE2111BB793EE7DEE56FC10D9FAA5456AB53C168FD">Link</text:a></text:p>
          </table:table-cell>
          <table:table-cell table:style-name="ce1" office:value-type="string" table:number-columns-spanned="4" table:number-rows-spanned="1">
            <text:p>Jardim - VILLAS GARDEN COM. <text:s/>PLANTAS <text:s/>FLORES - NF. 119. AQUIS MAT JARDIM <text:s/>PARC. 01/02</text:p>
          </table:table-cell>
          <table:covered-table-cell table:number-columns-repeated="2" table:style-name="Default"/>
          <table:covered-table-cell/>
          <table:table-cell table:style-name="ce6" office:value-type="currency" office:value="339.2" table:number-columns-spanned="2" table:number-rows-spanned="1">
            <text:p>R$ 339,20</text:p>
          </table:table-cell>
          <table:covered-table-cell/>
          <table:table-cell table:style-name="ce6" office:value-type="currency" office:value="3061.81" table:number-columns-spanned="2" table:number-rows-spanned="1">
            <text:p>R$ 3.061,81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Ar Condicionad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6/08/2025</text:p>
          </table:table-cell>
          <table:table-cell table:style-name="ce5" office:value-type="string">
            <text:p><text:a xlink:href="https://gominio.webware.com.br/Relatorio/Arquivos?request=7BE6022D26E225E57EC3240ADE128D1104CA48CCA947355355A18F9ACEA2710299F6668424C5F25D82D9F1556AD17F59">Link</text:a></text:p>
          </table:table-cell>
          <table:table-cell table:style-name="ce1" office:value-type="string" table:number-columns-spanned="4" table:number-rows-spanned="1">
            <text:p>Ar Condicionado - ALDAIR JOSE DA COSTA - NF. 26. SERV AR CONDICIONADO PC 1/2</text:p>
          </table:table-cell>
          <table:covered-table-cell table:number-columns-repeated="2" table:style-name="Default"/>
          <table:covered-table-cell/>
          <table:table-cell table:style-name="ce6" office:value-type="currency" office:value="550" table:number-columns-spanned="2" table:number-rows-spanned="1">
            <text:p>R$ 550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6/08/2025</text:p>
          </table:table-cell>
          <table:table-cell table:style-name="ce5" office:value-type="string">
            <text:p><text:a xlink:href="https://gominio.webware.com.br/Relatorio/Arquivos?request=7BE6022D26E225E57EC3240ADE128D1124E7016E6AF292DC100F51EF3D093C411C10A1569860F7633F134BBF2F8FC70F">Link</text:a></text:p>
          </table:table-cell>
          <table:table-cell table:style-name="ce1" office:value-type="string" table:number-columns-spanned="4" table:number-rows-spanned="1">
            <text:p>Ar Condicionado - ALDAIR JOSE DA COSTA - NF. 26. SERV AR CONDICIONADO PC 2/2</text:p>
          </table:table-cell>
          <table:covered-table-cell table:number-columns-repeated="2" table:style-name="Default"/>
          <table:covered-table-cell/>
          <table:table-cell table:style-name="ce6" office:value-type="currency" office:value="550" table:number-columns-spanned="2" table:number-rows-spanned="1">
            <text:p>R$ 550,00</text:p>
          </table:table-cell>
          <table:covered-table-cell/>
          <table:table-cell table:style-name="ce6" office:value-type="currency" office:value="1100" table:number-columns-spanned="2" table:number-rows-spanned="1">
            <text:p>R$ 1.100,00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Elétrico-Mat. e/ou Serviço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4/08/2025</text:p>
          </table:table-cell>
          <table:table-cell table:style-name="ce5" office:value-type="string">
            <text:p><text:a xlink:href="https://gominio.webware.com.br/Relatorio/Arquivos?request=42C1455A7AD1199BB2E320DCD7D1CE0A16EF19076FCE368776125A9CAF4BCA2D699D6A290E12DBEB77FDF7AA3EA656C4">Link</text:a></text:p>
          </table:table-cell>
          <table:table-cell table:style-name="ce1" office:value-type="string" table:number-columns-spanned="4" table:number-rows-spanned="1">
            <text:p>Elétrico-Mat. e/ou Serviços - UEHARA COM MAT ELETRICOS LTDA - NF. 487331. AQUIS MAT ELETRICO</text:p>
          </table:table-cell>
          <table:covered-table-cell table:number-columns-repeated="2" table:style-name="Default"/>
          <table:covered-table-cell/>
          <table:table-cell table:style-name="ce6" office:value-type="currency" office:value="573.39" table:number-columns-spanned="2" table:number-rows-spanned="1">
            <text:p>R$ 573,39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9/08/2025</text:p>
          </table:table-cell>
          <table:table-cell table:style-name="ce5" office:value-type="string">
            <text:p><text:a xlink:href="https://gominio.webware.com.br/Relatorio/Arquivos?request=7BE6022D26E225E57EC3240ADE128D116EA128B05A770BE75C0475D946594B720844516E896FF1BFB74E1B05279DDB7F">Link</text:a></text:p>
          </table:table-cell>
          <table:table-cell table:style-name="ce1" office:value-type="string" table:number-columns-spanned="4" table:number-rows-spanned="1">
            <text:p>Elétrico-Mat. e/ou Serviços - UEHARA COM MAT ELETRICOS LTDA - NF. 490037. AQUIS MAT ELETRICO</text:p>
          </table:table-cell>
          <table:covered-table-cell table:number-columns-repeated="2" table:style-name="Default"/>
          <table:covered-table-cell/>
          <table:table-cell table:style-name="ce6" office:value-type="currency" office:value="642.35" table:number-columns-spanned="2" table:number-rows-spanned="1">
            <text:p>R$ 642,35</text:p>
          </table:table-cell>
          <table:covered-table-cell/>
          <table:table-cell table:style-name="ce6" office:value-type="currency" office:value="1215.74" table:number-columns-spanned="2" table:number-rows-spanned="1">
            <text:p>R$ 1.215,74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Material de Limpez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6/08/2025</text:p>
          </table:table-cell>
          <table:table-cell table:style-name="ce5" office:value-type="string">
            <text:p><text:a xlink:href="https://gominio.webware.com.br/Relatorio/Arquivos?request=85E439CCEE8DF324A033589DBC3A2E7288C6927ABC6BB2DFB488EC4F093394AF4775B38FE1DEFEED0A8881216217314C">Link</text:a></text:p>
          </table:table-cell>
          <table:table-cell table:style-name="ce1" office:value-type="string" table:number-columns-spanned="4" table:number-rows-spanned="1">
            <text:p>Material de Limpeza - BRASLIMPO COMERCIAL LTDA - NF. 1333732. AQUIS MAT LIMPEZA - PARC. 02/2</text:p>
          </table:table-cell>
          <table:covered-table-cell table:number-columns-repeated="2" table:style-name="Default"/>
          <table:covered-table-cell/>
          <table:table-cell table:style-name="ce6" office:value-type="currency" office:value="1043.01" table:number-columns-spanned="2" table:number-rows-spanned="1">
            <text:p>R$ 1.043,01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5/08/2025</text:p>
          </table:table-cell>
          <table:table-cell table:style-name="ce5" office:value-type="string">
            <text:p><text:a xlink:href="https://gominio.webware.com.br/Relatorio/Arquivos?request=DCC8783282BEC5EFA2BED868E1CC44475D794087137DC614D1503A22E5BF093FD97A2A5A2DE4027A9BC7C88F2AA17B9D">Link</text:a></text:p>
          </table:table-cell>
          <table:table-cell table:style-name="ce1" office:value-type="string" table:number-columns-spanned="4" table:number-rows-spanned="1">
            <text:p>Material de Limpeza - BRASLIMPO COMERCIAL LTDA - NF. 1365611. AQUIS MAT LIMPEZA <text:s/>PARC. 01/02</text:p>
          </table:table-cell>
          <table:covered-table-cell table:number-columns-repeated="2" table:style-name="Default"/>
          <table:covered-table-cell/>
          <table:table-cell table:style-name="ce6" office:value-type="currency" office:value="543.95" table:number-columns-spanned="2" table:number-rows-spanned="1">
            <text:p>R$ 543,95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5/08/2025</text:p>
          </table:table-cell>
          <table:table-cell table:style-name="ce5" office:value-type="string">
            <text:p><text:a xlink:href="https://gominio.webware.com.br/Relatorio/Arquivos?request=3A9A349ECD8687BDCE49C624A3FA55A8C43FA9F18B27B8B2282AEFBD0E3C0E58BF87B17E8DD4D8C6C730BBDB9A626BD3">Link</text:a></text:p>
          </table:table-cell>
          <table:table-cell table:style-name="ce1" office:value-type="string" table:number-columns-spanned="4" table:number-rows-spanned="1">
            <text:p>Material de Limpeza - M M &amp;amp; PRIMO COM. E REPRESENT. LTDA - NF. 512637. AQUIS MAT LIMPEZA - PARC. 02/2</text:p>
          </table:table-cell>
          <table:covered-table-cell table:number-columns-repeated="2" table:style-name="Default"/>
          <table:covered-table-cell/>
          <table:table-cell table:style-name="ce6" office:value-type="currency" office:value="448.81" table:number-columns-spanned="2" table:number-rows-spanned="1">
            <text:p>R$ 448,81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7/08/2025</text:p>
          </table:table-cell>
          <table:table-cell table:style-name="ce5" office:value-type="string">
            <text:p><text:a xlink:href="https://gominio.webware.com.br/Relatorio/Arquivos?request=1046366AF3548034AF2D7A1B2B119DA5FDED4980F5D81A00C6C1C14BA6C40B55CD06979491D8D5315300FFBF2BB1DCDE">Link</text:a></text:p>
          </table:table-cell>
          <table:table-cell table:style-name="ce1" office:value-type="string" table:number-columns-spanned="4" table:number-rows-spanned="1">
            <text:p>Material de Limpeza - SPARTAN DO BRASIL PRODUTOS QUIMICOS - NF. 259139. AQUIS MAT LIMPEZA PC 1/2</text:p>
          </table:table-cell>
          <table:covered-table-cell table:number-columns-repeated="2" table:style-name="Default"/>
          <table:covered-table-cell/>
          <table:table-cell table:style-name="ce6" office:value-type="currency" office:value="1032.75" table:number-columns-spanned="2" table:number-rows-spanned="1">
            <text:p>R$ 1.032,75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9/08/2025</text:p>
          </table:table-cell>
          <table:table-cell table:style-name="ce5" office:value-type="string">
            <text:p><text:a xlink:href="https://gominio.webware.com.br/Relatorio/Arquivos?request=DCC8783282BEC5EFA2BED868E1CC4447452F99E9D934AFE5D7C43EF69FDABB51BE2E1C07F69141320E0941A0AA516D5C">Link</text:a></text:p>
          </table:table-cell>
          <table:table-cell table:style-name="ce1" office:value-type="string" table:number-columns-spanned="4" table:number-rows-spanned="1">
            <text:p>Material de Limpeza - BRASLIMPO COMERCIAL LTDA - NF. 1365611. AQUIS MAT LIMPEZA <text:s/>PARC. 02/02</text:p>
          </table:table-cell>
          <table:covered-table-cell table:number-columns-repeated="2" table:style-name="Default"/>
          <table:covered-table-cell/>
          <table:table-cell table:style-name="ce6" office:value-type="currency" office:value="543.96" table:number-columns-spanned="2" table:number-rows-spanned="1">
            <text:p>R$ 543,96</text:p>
          </table:table-cell>
          <table:covered-table-cell/>
          <table:table-cell table:style-name="ce6" office:value-type="currency" office:value="3612.48" table:number-columns-spanned="2" table:number-rows-spanned="1">
            <text:p>R$ 3.612,48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Equip. Contra Incêndi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5/08/2025</text:p>
          </table:table-cell>
          <table:table-cell table:style-name="ce5" office:value-type="string">
            <text:p><text:a xlink:href="https://gominio.webware.com.br/Relatorio/Arquivos?request=1E822B62D18C724F99A5D6001B12329381501515F445F21AFDAB4258FABA50CE9C3A1999327BCBA8F3DA8858645C3AEC">Link</text:a></text:p>
          </table:table-cell>
          <table:table-cell table:style-name="ce1" office:value-type="string" table:number-columns-spanned="4" table:number-rows-spanned="1">
            <text:p>AGO/2025 Equip. Contra Incêndio - SANTA FE SERVICOS DE ENGENHARIA LTD - NF. 5920 MANUTENCAO PREVENTIVA CONTRA INCEDIO</text:p>
          </table:table-cell>
          <table:covered-table-cell table:number-columns-repeated="2" table:style-name="Default"/>
          <table:covered-table-cell/>
          <table:table-cell table:style-name="ce6" office:value-type="currency" office:value="715.12" table:number-columns-spanned="2" table:number-rows-spanned="1">
            <text:p>R$ 715,12</text:p>
          </table:table-cell>
          <table:covered-table-cell/>
          <table:table-cell table:style-name="ce6" office:value-type="currency" office:value="715.12" table:number-columns-spanned="2" table:number-rows-spanned="1">
            <text:p>R$ 715,12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Aquisiç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1/08/2025</text:p>
          </table:table-cell>
          <table:table-cell table:style-name="ce5" office:value-type="string">
            <text:p><text:a xlink:href="https://gominio.webware.com.br/Relatorio/Arquivos?request=02FE58981536D2A6B4BDC32445270483EC3A6D3E115BC16DC301318E8B333998C961AB713FB3A6F1C396B70E1D410FE5">Link</text:a></text:p>
          </table:table-cell>
          <table:table-cell table:style-name="ce1" office:value-type="string" table:number-columns-spanned="4" table:number-rows-spanned="1">
            <text:p>Aquisições - JR EQUIP. PARA CONDOMINIOSM LTDA ME. AQUIS CARTAO UNIDADE 58</text:p>
          </table:table-cell>
          <table:covered-table-cell table:number-columns-repeated="2" table:style-name="Default"/>
          <table:covered-table-cell/>
          <table:table-cell table:style-name="ce6" office:value-type="currency" office:value="40" table:number-columns-spanned="2" table:number-rows-spanned="1">
            <text:p>R$ 40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8/08/2025</text:p>
          </table:table-cell>
          <table:table-cell table:style-name="ce5" office:value-type="string">
            <text:p><text:a xlink:href="https://gominio.webware.com.br/Relatorio/Arquivos?request=BB8F75A5CCE99074DEE5ABE241AFD42882D048CD8E6A78031984F2192058C636810DAE13C9673F6D7A8C9EE334FABB40">Link</text:a></text:p>
          </table:table-cell>
          <table:table-cell table:style-name="ce1" office:value-type="string" table:number-columns-spanned="4" table:number-rows-spanned="1">
            <text:p>Aquisições - DUFRIO REFRIGERAÇÃO COMERCIO E IMPO. AQUIS AR CONDICIONADO</text:p>
          </table:table-cell>
          <table:covered-table-cell table:number-columns-repeated="2" table:style-name="Default"/>
          <table:covered-table-cell/>
          <table:table-cell table:style-name="ce6" office:value-type="currency" office:value="2007.48" table:number-columns-spanned="2" table:number-rows-spanned="1">
            <text:p>R$ 2.007,48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0/08/2025</text:p>
          </table:table-cell>
          <table:table-cell table:style-name="ce5" office:value-type="string">
            <text:p><text:a xlink:href="https://gominio.webware.com.br/Relatorio/Arquivos?request=40B91B082D6A113E6D9C5AF1E576E7F6BDA81608C53216338D9BF640FB92670FBE57A57E59A9ACBC23F54FAFB8AD8AE5">Link</text:a></text:p>
          </table:table-cell>
          <table:table-cell table:style-name="ce1" office:value-type="string" table:number-columns-spanned="4" table:number-rows-spanned="1">
            <text:p>Aquisições - MAISON SECURITY SYSTEM - LTDA. - NF. 1031. AQUIS PORTEIRO</text:p>
          </table:table-cell>
          <table:covered-table-cell table:number-columns-repeated="2" table:style-name="Default"/>
          <table:covered-table-cell/>
          <table:table-cell table:style-name="ce6" office:value-type="currency" office:value="665" table:number-columns-spanned="2" table:number-rows-spanned="1">
            <text:p>R$ 665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7/08/2025</text:p>
          </table:table-cell>
          <table:table-cell table:style-name="ce5" office:value-type="string">
            <text:p><text:a xlink:href="https://gominio.webware.com.br/Relatorio/Arquivos?request=18D57D53B66162919537A9520D72ED640D3774C5C97C03F7CA5644839F1A7D388FFCFD1E8A0DE9F799E44ADB476B995A">Link</text:a></text:p>
          </table:table-cell>
          <table:table-cell table:style-name="ce1" office:value-type="string" table:number-columns-spanned="4" table:number-rows-spanned="1">
            <text:p>Aquisições - HOUSE EQUIPAMENTOS LTDA - NF. 79. AQUIS MAT CADEIRA</text:p>
          </table:table-cell>
          <table:covered-table-cell table:number-columns-repeated="2" table:style-name="Default"/>
          <table:covered-table-cell/>
          <table:table-cell table:style-name="ce6" office:value-type="currency" office:value="530" table:number-columns-spanned="2" table:number-rows-spanned="1">
            <text:p>R$ 530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9/08/2025</text:p>
          </table:table-cell>
          <table:table-cell table:style-name="ce5" office:value-type="string">
            <text:p><text:a xlink:href="https://gominio.webware.com.br/Relatorio/Arquivos?request=C232820F629AC06FEC445E68DB606DAE021445D8ED1FC9D4F9DB3D21426CF8EED0605EA1B53A3DECBE4420BDD346E5B2">Link</text:a></text:p>
          </table:table-cell>
          <table:table-cell table:style-name="ce1" office:value-type="string" table:number-columns-spanned="4" table:number-rows-spanned="1">
            <text:p>Aquisições - ADILSON BURGS DO AMARAL. AQUIS MAT MANUT</text:p>
          </table:table-cell>
          <table:covered-table-cell table:number-columns-repeated="2" table:style-name="Default"/>
          <table:covered-table-cell/>
          <table:table-cell table:style-name="ce6" office:value-type="currency" office:value="1017.2" table:number-columns-spanned="2" table:number-rows-spanned="1">
            <text:p>R$ 1.017,20</text:p>
          </table:table-cell>
          <table:covered-table-cell/>
          <table:table-cell table:style-name="ce6" office:value-type="currency" office:value="4259.68" table:number-columns-spanned="2" table:number-rows-spanned="1">
            <text:p>R$ 4.259,68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Material Pintur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5/08/2025</text:p>
          </table:table-cell>
          <table:table-cell table:style-name="ce5" office:value-type="string">
            <text:p><text:a xlink:href="https://gominio.webware.com.br/Relatorio/Arquivos?request=B7F37FAEA05B41133627A657A5890F872F5499F33E471C3A1784C23808D030F3B6AC9D586BEA4484EAD1EA4029712A80">Link</text:a></text:p>
          </table:table-cell>
          <table:table-cell table:style-name="ce1" office:value-type="string" table:number-columns-spanned="4" table:number-rows-spanned="1">
            <text:p>Material Pintura - IBRATIN IND. E COM. LTDA - NF. 269115 1189 AQUIS MAT PINTURA - PARC. 01/2</text:p>
          </table:table-cell>
          <table:covered-table-cell table:number-columns-repeated="2" table:style-name="Default"/>
          <table:covered-table-cell/>
          <table:table-cell table:style-name="ce6" office:value-type="currency" office:value="365.89" table:number-columns-spanned="2" table:number-rows-spanned="1">
            <text:p>R$ 365,89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9/08/2025</text:p>
          </table:table-cell>
          <table:table-cell table:style-name="ce5" office:value-type="string">
            <text:p><text:a xlink:href="https://gominio.webware.com.br/Relatorio/Arquivos?request=B7F37FAEA05B41133627A657A5890F87D8663EFA5C746FD83F9AB53A328155A6B29F3BDFC323E5BA115353DBEEFC55EA">Link</text:a></text:p>
          </table:table-cell>
          <table:table-cell table:style-name="ce1" office:value-type="string" table:number-columns-spanned="4" table:number-rows-spanned="1">
            <text:p>Material Pintura - IBRATIN IND. E COM. LTDA - NF. 270075 1189 AQUIS MAT PINTURA - PARC. 01/2</text:p>
          </table:table-cell>
          <table:covered-table-cell table:number-columns-repeated="2" table:style-name="Default"/>
          <table:covered-table-cell/>
          <table:table-cell table:style-name="ce6" office:value-type="currency" office:value="135.92" table:number-columns-spanned="2" table:number-rows-spanned="1">
            <text:p>R$ 135,92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9/08/2025</text:p>
          </table:table-cell>
          <table:table-cell table:style-name="ce5" office:value-type="string">
            <text:p><text:a xlink:href="https://gominio.webware.com.br/Relatorio/Arquivos?request=B7F37FAEA05B41133627A657A5890F87475435B8076C89A53178C4B395D9BCFC1E1CE35DF33FF7E494FE99F75E6DF6EB">Link</text:a></text:p>
          </table:table-cell>
          <table:table-cell table:style-name="ce1" office:value-type="string" table:number-columns-spanned="4" table:number-rows-spanned="1">
            <text:p>Material Pintura - IBRATIN IND. E COM. LTDA - NF. 270050 1189 AQUIS MAT PINTURA - PARC. 01/2</text:p>
          </table:table-cell>
          <table:covered-table-cell table:number-columns-repeated="2" table:style-name="Default"/>
          <table:covered-table-cell/>
          <table:table-cell table:style-name="ce6" office:value-type="currency" office:value="52.26" table:number-columns-spanned="2" table:number-rows-spanned="1">
            <text:p>R$ 52,26</text:p>
          </table:table-cell>
          <table:covered-table-cell/>
          <table:table-cell table:style-name="ce6" office:value-type="currency" office:value="554.07" table:number-columns-spanned="2" table:number-rows-spanned="1">
            <text:p>R$ 554,07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Sala de Ginastic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4/08/2025</text:p>
          </table:table-cell>
          <table:table-cell table:style-name="ce5" office:value-type="string">
            <text:p><text:a xlink:href="https://gominio.webware.com.br/Relatorio/Arquivos?request=85E439CCEE8DF324A033589DBC3A2E72B551EF44FCCE027BADD02AFD956A34582550C806689A77DA56FECE2409E89ECC">Link</text:a></text:p>
          </table:table-cell>
          <table:table-cell table:style-name="ce1" office:value-type="string" table:number-columns-spanned="4" table:number-rows-spanned="1">
            <text:p>Sala de Ginastica - DANIELA FERRER DI PALMA - NF. 328. SERV REPARO EQUIP ACADEMIA - PARC. 02/4</text:p>
          </table:table-cell>
          <table:covered-table-cell table:number-columns-repeated="2" table:style-name="Default"/>
          <table:covered-table-cell/>
          <table:table-cell table:style-name="ce6" office:value-type="currency" office:value="644.65" table:number-columns-spanned="2" table:number-rows-spanned="1">
            <text:p>R$ 644,65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5/08/2025</text:p>
          </table:table-cell>
          <table:table-cell table:style-name="ce5" office:value-type="string">
            <text:p><text:a xlink:href="https://gominio.webware.com.br/Relatorio/Arquivos?request=0A244CA0DF60D85BA364D0EDF83A7A7BF0EB651905ACFF34C99C12BDA4C66DB4C1FD4D30E82E9D70C44A66840D7006FA">Link</text:a></text:p>
          </table:table-cell>
          <table:table-cell table:style-name="ce1" office:value-type="string" table:number-columns-spanned="4" table:number-rows-spanned="1">
            <text:p>Sala de Ginastica - DANIELA FERRER DI PALMA - NF. 352. SERV REPARO EQUIP ACADEMIA <text:s/>PC 1/3</text:p>
          </table:table-cell>
          <table:covered-table-cell table:number-columns-repeated="2" table:style-name="Default"/>
          <table:covered-table-cell/>
          <table:table-cell table:style-name="ce6" office:value-type="currency" office:value="843.54" table:number-columns-spanned="2" table:number-rows-spanned="1">
            <text:p>R$ 843,54</text:p>
          </table:table-cell>
          <table:covered-table-cell/>
          <table:table-cell table:style-name="ce6" office:value-type="currency" office:value="1488.19" table:number-columns-spanned="2" table:number-rows-spanned="1">
            <text:p>R$ 1.488,19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Material para Construçã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9/08/2025</text:p>
          </table:table-cell>
          <table:table-cell table:style-name="ce5" office:value-type="string">
            <text:p><text:a xlink:href="https://gominio.webware.com.br/Relatorio/Arquivos?request=AF10AE438F479186A5AC4958B5C5CEABE16045447FC4D3281091AF101DC7229056E9A200CAA64865D3E36CC8F334B267">Link</text:a></text:p>
          </table:table-cell>
          <table:table-cell table:style-name="ce1" office:value-type="string" table:number-columns-spanned="4" table:number-rows-spanned="1">
            <text:p>Material para Construção - CONSTRUDECOR S A - NF. 82531. AQUIS MAT CONSTRUCAO</text:p>
          </table:table-cell>
          <table:covered-table-cell table:number-columns-repeated="2" table:style-name="Default"/>
          <table:covered-table-cell/>
          <table:table-cell table:style-name="ce6" office:value-type="currency" office:value="39.6" table:number-columns-spanned="2" table:number-rows-spanned="1">
            <text:p>R$ 39,60</text:p>
          </table:table-cell>
          <table:covered-table-cell/>
          <table:table-cell table:style-name="ce6" office:value-type="currency" office:value="39.6" table:number-columns-spanned="2" table:number-rows-spanned="1">
            <text:p>R$ 39,60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sp. Extras Realizad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1/08/2025</text:p>
          </table:table-cell>
          <table:table-cell table:style-name="ce5" office:value-type="string">
            <text:p><text:a xlink:href="https://gominio.webware.com.br/Relatorio/Arquivos?request=69A14B9EA1955AECD972BF5154A3E71DD153C0E626BE5FF8C2A9E27737A788BC1C0F27C222B0F5FBA6D0CD783F669C91">Link</text:a></text:p>
          </table:table-cell>
          <table:table-cell table:style-name="ce1" office:value-type="string" table:number-columns-spanned="4" table:number-rows-spanned="1">
            <text:p>Desp. Extras Realizadas - HELENA CORREA A. GOMES. DESP LOCACAO MOVIDA</text:p>
          </table:table-cell>
          <table:covered-table-cell table:number-columns-repeated="2" table:style-name="Default"/>
          <table:covered-table-cell/>
          <table:table-cell table:style-name="ce6" office:value-type="currency" office:value="5759.49" table:number-columns-spanned="2" table:number-rows-spanned="1">
            <text:p>R$ 5.759,49</text:p>
          </table:table-cell>
          <table:covered-table-cell/>
          <table:table-cell table:style-name="ce6" office:value-type="currency" office:value="5759.49" table:number-columns-spanned="2" table:number-rows-spanned="1">
            <text:p>R$ 5.759,49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nsertos/Reparos Gerai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7/08/2025</text:p>
          </table:table-cell>
          <table:table-cell table:style-name="ce5" office:value-type="string">
            <text:p><text:a xlink:href="https://gominio.webware.com.br/Relatorio/Arquivos?request=78AC4E3F377048E5480FF769B9A9DC03F6C4438EE5E17C0E60F5295BE5D3A4EE7453AA7DE57836AB7992B8A887DCA9C6">Link</text:a></text:p>
          </table:table-cell>
          <table:table-cell table:style-name="ce1" office:value-type="string" table:number-columns-spanned="4" table:number-rows-spanned="1">
            <text:p>Consertos/Reparos Gerais - CONSULTER SERVICOS E ACESSORIA EMPR - NF. 405. SERV MANUT AREA COMUM</text:p>
          </table:table-cell>
          <table:covered-table-cell table:number-columns-repeated="2" table:style-name="Default"/>
          <table:covered-table-cell/>
          <table:table-cell table:style-name="ce6" office:value-type="currency" office:value="610" table:number-columns-spanned="2" table:number-rows-spanned="1">
            <text:p>R$ 610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5/08/2025</text:p>
          </table:table-cell>
          <table:table-cell table:style-name="ce5" office:value-type="string">
            <text:p><text:a xlink:href="https://gominio.webware.com.br/Relatorio/Arquivos?request=7BE6022D26E225E57EC3240ADE128D119EC206C749326B623CFFB6C88BFE9BD02A5A1699E4F11DD4949B27A2BEAFFD0D">Link</text:a></text:p>
          </table:table-cell>
          <table:table-cell table:style-name="ce1" office:value-type="string" table:number-columns-spanned="4" table:number-rows-spanned="1">
            <text:p>Consertos/Reparos Gerais - MEGA AROMAS BLEND M. <text:s/>OLFATIVO LTDA - NF. 966. SERV MANUT AROMATIZANTES</text:p>
          </table:table-cell>
          <table:covered-table-cell table:number-columns-repeated="2" table:style-name="Default"/>
          <table:covered-table-cell/>
          <table:table-cell table:style-name="ce6" office:value-type="currency" office:value="580" table:number-columns-spanned="2" table:number-rows-spanned="1">
            <text:p>R$ 580,00</text:p>
          </table:table-cell>
          <table:covered-table-cell/>
          <table:table-cell table:style-name="ce6" office:value-type="currency" office:value="1190" table:number-columns-spanned="2" table:number-rows-spanned="1">
            <text:p>R$ 1.190,00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CONSERVAÇÃO/MANUTENÇÃO</text:p>
          </table:table-cell>
          <table:covered-table-cell table:style-name="Default"/>
          <table:covered-table-cell/>
          <table:table-cell table:style-name="ce6" office:value-type="currency" office:value="27040.18" table:number-columns-spanned="2" table:number-rows-spanned="1">
            <text:p>R$ 27.040,18</text:p>
          </table:table-cell>
          <table:covered-table-cell/>
          <table:table-cell table:style-name="ce5" office:value-type="string">
            <text:p>13,26%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table:number-columns-spanned="12" table:number-rows-spanned="1">
            <text:p>CONSERV/MANUT/CONTRATO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Elevador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8/08/2025</text:p>
          </table:table-cell>
          <table:table-cell table:style-name="ce5" office:value-type="string">
            <text:p><text:a xlink:href="https://gominio.webware.com.br/Relatorio/Arquivos?request=42C1455A7AD1199BB2E320DCD7D1CE0A3028DE85EEB6A51E7D68C1690F3CF74C574409A89CA1EB7AB7B05AB0C9616DEA">Link</text:a></text:p>
          </table:table-cell>
          <table:table-cell table:style-name="ce1" office:value-type="string" table:number-columns-spanned="4" table:number-rows-spanned="1">
            <text:p>Elevadores - MTS SAO PAULO ELEVADORES LTDA - NF. 386 MANUTENÇAO ELEVADORES</text:p>
          </table:table-cell>
          <table:covered-table-cell table:number-columns-repeated="2" table:style-name="Default"/>
          <table:covered-table-cell/>
          <table:table-cell table:style-name="ce6" office:value-type="currency" office:value="2987.66" table:number-columns-spanned="2" table:number-rows-spanned="1">
            <text:p>R$ 2.987,66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1/08/2025</text:p>
          </table:table-cell>
          <table:table-cell table:style-name="ce5" office:value-type="string">
            <text:p><text:a xlink:href="https://gominio.webware.com.br/Relatorio/Arquivos?request=8DBAE9DB5942574881CEE206EE8A18DAE1443510AAAED98EFA98E59A5EF2DD49959584E9FBB68CBE831C13968F6E61A0">Link</text:a></text:p>
          </table:table-cell>
          <table:table-cell table:style-name="ce1" office:value-type="string" table:number-columns-spanned="4" table:number-rows-spanned="1">
            <text:p>AGO/2025 Elevadores - <text:s/>ARSENAL SOLUCOES EIRELI <text:s/>- NF. 11997 CONSULTORIA ELEVADORES</text:p>
          </table:table-cell>
          <table:covered-table-cell table:number-columns-repeated="2" table:style-name="Default"/>
          <table:covered-table-cell/>
          <table:table-cell table:style-name="ce6" office:value-type="currency" office:value="1096.52" table:number-columns-spanned="2" table:number-rows-spanned="1">
            <text:p>R$ 1.096,52</text:p>
          </table:table-cell>
          <table:covered-table-cell/>
          <table:table-cell table:style-name="ce6" office:value-type="currency" office:value="4084.18" table:number-columns-spanned="2" table:number-rows-spanned="1">
            <text:p>R$ 4.084,18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Port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5/08/2025</text:p>
          </table:table-cell>
          <table:table-cell table:style-name="ce5" office:value-type="string">
            <text:p><text:a xlink:href="https://gominio.webware.com.br/Relatorio/Arquivos?request=42A9203CAEE1D18AE5D0E46BDEB64DE85519D61E8FD3DF0537928D3382A38DCAC590F43E9524B59C05E669F65AA3BF8B">Link</text:a></text:p>
          </table:table-cell>
          <table:table-cell table:style-name="ce1" office:value-type="string" table:number-columns-spanned="4" table:number-rows-spanned="1">
            <text:p>JUL/2025 Portões - MAISON SECURITY SYSTEM - LTDA. - NF. 2164 MANUT PORTOES</text:p>
          </table:table-cell>
          <table:covered-table-cell table:number-columns-repeated="2" table:style-name="Default"/>
          <table:covered-table-cell/>
          <table:table-cell table:style-name="ce6" office:value-type="currency" office:value="1044.05" table:number-columns-spanned="2" table:number-rows-spanned="1">
            <text:p>R$ 1.044,05</text:p>
          </table:table-cell>
          <table:covered-table-cell/>
          <table:table-cell table:style-name="ce6" office:value-type="currency" office:value="1044.05" table:number-columns-spanned="2" table:number-rows-spanned="1">
            <text:p>R$ 1.044,05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Jardin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8/08/2025</text:p>
          </table:table-cell>
          <table:table-cell table:style-name="ce5" office:value-type="string">
            <text:p><text:a xlink:href="https://gominio.webware.com.br/Relatorio/Arquivos?request=D41D4899B7B76C4E2DA9D6F612C3FF4C37A7CDC361DA82E0416FE752F40BBAF92E4F3FD7B4982DAA2BFA5F4BA94B2807">Link</text:a></text:p>
          </table:table-cell>
          <table:table-cell table:style-name="ce1" office:value-type="string" table:number-columns-spanned="4" table:number-rows-spanned="1">
            <text:p>JUL/2025 Jardins - ELAINE S.A.ALVES PAISAGISMO E JARDI - NF. 3731 MANUT MENSAL JARDIM .</text:p>
          </table:table-cell>
          <table:covered-table-cell table:number-columns-repeated="2" table:style-name="Default"/>
          <table:covered-table-cell/>
          <table:table-cell table:style-name="ce6" office:value-type="currency" office:value="2248.93" table:number-columns-spanned="2" table:number-rows-spanned="1">
            <text:p>R$ 2.248,93</text:p>
          </table:table-cell>
          <table:covered-table-cell/>
          <table:table-cell table:style-name="ce6" office:value-type="currency" office:value="2248.93" table:number-columns-spanned="2" table:number-rows-spanned="1">
            <text:p>R$ 2.248,93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Monitorament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5/08/2025</text:p>
          </table:table-cell>
          <table:table-cell table:style-name="ce5" office:value-type="string">
            <text:p><text:a xlink:href="https://gominio.webware.com.br/Relatorio/Arquivos?request=1E822B62D18C724F99A5D6001B123293CBD75942781D7021BFF487B20171D04B9172148C35942B63F9E938504D4AAB0F">Link</text:a></text:p>
          </table:table-cell>
          <table:table-cell table:style-name="ce1" office:value-type="string" table:number-columns-spanned="4" table:number-rows-spanned="1">
            <text:p>AGO/2025 Monitoramento - <text:s/>GABRIEL TECNOLOGIA LTDA <text:s/>- NF. 97047 SERV. DE LICENCIAMENTO DE SOFT. DE MONITORAMENTO</text:p>
          </table:table-cell>
          <table:covered-table-cell table:number-columns-repeated="2" table:style-name="Default"/>
          <table:covered-table-cell/>
          <table:table-cell table:style-name="ce6" office:value-type="currency" office:value="521.46" table:number-columns-spanned="2" table:number-rows-spanned="1">
            <text:p>R$ 521,46</text:p>
          </table:table-cell>
          <table:covered-table-cell/>
          <table:table-cell table:style-name="ce6" office:value-type="currency" office:value="521.46" table:number-columns-spanned="2" table:number-rows-spanned="1">
            <text:p>R$ 521,46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Pressurizaçã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8/08/2025</text:p>
          </table:table-cell>
          <table:table-cell table:style-name="ce5" office:value-type="string">
            <text:p><text:a xlink:href="https://gominio.webware.com.br/Relatorio/Arquivos?request=A707EEB00DCB3E8438C81B136B524FD47B63DE8D8B6DBA4763B49870A379F5747761F7C7522D673ED7A8B6BD7A9D51B3">Link</text:a></text:p>
          </table:table-cell>
          <table:table-cell table:style-name="ce1" office:value-type="string" table:number-columns-spanned="4" table:number-rows-spanned="1">
            <text:p>Pressurização - <text:s/>ABRATEC ADMINISTRACAO E SERV. LTDA - NF. 9031 MANUTENÇÃO GERADOR, PRESSURIZAÇÃO, CENTRAL DE ALARME E BOMBAS</text:p>
          </table:table-cell>
          <table:covered-table-cell table:number-columns-repeated="2" table:style-name="Default"/>
          <table:covered-table-cell/>
          <table:table-cell table:style-name="ce6" office:value-type="currency" office:value="2211.6" table:number-columns-spanned="2" table:number-rows-spanned="1">
            <text:p>R$ 2.211,60</text:p>
          </table:table-cell>
          <table:covered-table-cell/>
          <table:table-cell table:style-name="ce6" office:value-type="currency" office:value="2211.6" table:number-columns-spanned="2" table:number-rows-spanned="1">
            <text:p>R$ 2.211,60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Sala de Ginastic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5/08/2025</text:p>
          </table:table-cell>
          <table:table-cell table:style-name="ce5" office:value-type="string">
            <text:p><text:a xlink:href="https://gominio.webware.com.br/Relatorio/Arquivos?request=DCC8783282BEC5EFA2BED868E1CC4447B131D60EF2A429E7CBA58B617116955DB7E6D70524C00C188606FEA5A4724ABE">Link</text:a></text:p>
          </table:table-cell>
          <table:table-cell table:style-name="ce1" office:value-type="string" table:number-columns-spanned="4" table:number-rows-spanned="1">
            <text:p>Sala de Ginastica - DANIELA FERRER DI PALMA - NF. 348 MANUTENÇÃO SALA DE GINASTICA</text:p>
          </table:table-cell>
          <table:covered-table-cell table:number-columns-repeated="2" table:style-name="Default"/>
          <table:covered-table-cell/>
          <table:table-cell table:style-name="ce6" office:value-type="currency" office:value="282.27" table:number-columns-spanned="2" table:number-rows-spanned="1">
            <text:p>R$ 282,27</text:p>
          </table:table-cell>
          <table:covered-table-cell/>
          <table:table-cell table:style-name="ce6" office:value-type="currency" office:value="282.27" table:number-columns-spanned="2" table:number-rows-spanned="1">
            <text:p>R$ 282,27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Informátic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1/08/2025</text:p>
          </table:table-cell>
          <table:table-cell table:style-name="ce5" office:value-type="string">
            <text:p><text:a xlink:href="https://gominio.webware.com.br/Relatorio/Arquivos?request=AFC6BD788E221A27277F48B86CA16D41CE0E1B2C7CDF3FABFE82637A27A582456074EB800C39A0610A1266774BC8CC0D">Link</text:a></text:p>
          </table:table-cell>
          <table:table-cell table:style-name="ce1" office:value-type="string" table:number-columns-spanned="4" table:number-rows-spanned="1">
            <text:p>JUL/2025 Informática - ACELERA TECN. INFORMACAO LTDA - NF. 3762 SUPORTE REMOTO</text:p>
          </table:table-cell>
          <table:covered-table-cell table:number-columns-repeated="2" table:style-name="Default"/>
          <table:covered-table-cell/>
          <table:table-cell table:style-name="ce6" office:value-type="currency" office:value="228" table:number-columns-spanned="2" table:number-rows-spanned="1">
            <text:p>R$ 228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1/08/2025</text:p>
          </table:table-cell>
          <table:table-cell table:style-name="ce5" office:value-type="string">
            <text:p><text:a xlink:href="https://gominio.webware.com.br/Relatorio/Arquivos?request=AFA6EF69A412D06F32E405380F2FA716002EBB4AB7DDAA52FD19DDC532B719E4415FC79540584C7C34F71715F040DFB4">Link</text:a></text:p>
          </table:table-cell>
          <table:table-cell table:style-name="ce1" office:value-type="string" table:number-columns-spanned="4" table:number-rows-spanned="1">
            <text:p>JUL/2025 Informática - FORMATE AQUI ASSIST. TECNICA LTDA - NF. 19 SERVIÇO DE INFORMATICA</text:p>
          </table:table-cell>
          <table:covered-table-cell table:number-columns-repeated="2" table:style-name="Default"/>
          <table:covered-table-cell/>
          <table:table-cell table:style-name="ce6" office:value-type="currency" office:value="95" table:number-columns-spanned="2" table:number-rows-spanned="1">
            <text:p>R$ 95,00</text:p>
          </table:table-cell>
          <table:covered-table-cell/>
          <table:table-cell table:style-name="ce6" office:value-type="currency" office:value="323" table:number-columns-spanned="2" table:number-rows-spanned="1">
            <text:p>R$ 323,00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Itens Obrigatório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7/08/2025</text:p>
          </table:table-cell>
          <table:table-cell table:style-name="ce5" office:value-type="string">
            <text:p><text:a xlink:href="https://gominio.webware.com.br/Relatorio/Arquivos?request=89348415039B8B118E281EAFDD8CB9997D292DD4C0C5312434FCA47F2667862C170CF788651C86F069F0333657A2C37A">Link</text:a></text:p>
          </table:table-cell>
          <table:table-cell table:style-name="ce1" office:value-type="string" table:number-columns-spanned="4" table:number-rows-spanned="1">
            <text:p>Itens Obrigatórios - EXTINTORES SP EQ. CONTRA INC. LTDA - NF. 334. SERV MANUT EQUIP CONTRA INCENDIO - PARC. 01/2</text:p>
          </table:table-cell>
          <table:covered-table-cell table:number-columns-repeated="2" table:style-name="Default"/>
          <table:covered-table-cell/>
          <table:table-cell table:style-name="ce6" office:value-type="currency" office:value="1500" table:number-columns-spanned="2" table:number-rows-spanned="1">
            <text:p>R$ 1.500,0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8/08/2025</text:p>
          </table:table-cell>
          <table:table-cell table:style-name="ce5" office:value-type="string">
            <text:p><text:a xlink:href="https://gominio.webware.com.br/Relatorio/Arquivos?request=FB3280C6FC0343A7C00BF1926D20E9A18FB1EA0DF57174D9AF115D561D007DE797E13AA6503104C5984EB11752E426BD">Link</text:a></text:p>
          </table:table-cell>
          <table:table-cell table:style-name="ce1" office:value-type="string" table:number-columns-spanned="4" table:number-rows-spanned="1">
            <text:p>Itens Obrigatórios - VILA VELHA SERVIÇOS LTDA. - NF. 1428613.</text:p>
          </table:table-cell>
          <table:covered-table-cell table:number-columns-repeated="2" table:style-name="Default"/>
          <table:covered-table-cell/>
          <table:table-cell table:style-name="ce6" office:value-type="currency" office:value="584.25" table:number-columns-spanned="2" table:number-rows-spanned="1">
            <text:p>R$ 584,25</text:p>
          </table:table-cell>
          <table:covered-table-cell/>
          <table:table-cell table:style-name="ce6" office:value-type="currency" office:value="2084.25" table:number-columns-spanned="2" table:number-rows-spanned="1">
            <text:p>R$ 2.084,25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CONSERV/MANUT/CONTRATOS</text:p>
          </table:table-cell>
          <table:covered-table-cell table:style-name="Default"/>
          <table:covered-table-cell/>
          <table:table-cell table:style-name="ce6" office:value-type="currency" office:value="12799.74" table:number-columns-spanned="2" table:number-rows-spanned="1">
            <text:p>R$ 12.799,74</text:p>
          </table:table-cell>
          <table:covered-table-cell/>
          <table:table-cell table:style-name="ce5" office:value-type="string">
            <text:p>6,28%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table:number-columns-spanned="12" table:number-rows-spanned="1">
            <text:p>CONSUMO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Energia Eletric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5/08/2025</text:p>
          </table:table-cell>
          <table:table-cell table:style-name="ce5" office:value-type="string">
            <text:p><text:a xlink:href="https://gominio.webware.com.br/Relatorio/Arquivos?request=BB8F75A5CCE99074DEE5ABE241AFD428A3F08956A902F616050D24C1F62797F0A3AC2F5718F7A9710B0B8868B53B6638">Link</text:a></text:p>
          </table:table-cell>
          <table:table-cell table:style-name="ce1" office:value-type="string" table:number-columns-spanned="4" table:number-rows-spanned="1">
            <text:p>DEB. C/C AGO/2025 Energia Eletrica - ENEL DISTRIBUICAO SAO PAULO INST 202471912</text:p>
          </table:table-cell>
          <table:covered-table-cell table:number-columns-repeated="2" table:style-name="Default"/>
          <table:covered-table-cell/>
          <table:table-cell table:style-name="ce6" office:value-type="currency" office:value="102.02" table:number-columns-spanned="2" table:number-rows-spanned="1">
            <text:p>R$ 102,02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1/08/2025</text:p>
          </table:table-cell>
          <table:table-cell table:style-name="ce5" office:value-type="string">
            <text:p><text:a xlink:href="https://gominio.webware.com.br/Relatorio/Arquivos?request=CBDB07DC0B28CAB94783FABB860E79CDDC9525C7C689CB3127A89A57F0BAB1D5EC8E9FB61D125E1D02DB9673FD508304">Link</text:a></text:p>
          </table:table-cell>
          <table:table-cell table:style-name="ce1" office:value-type="string" table:number-columns-spanned="4" table:number-rows-spanned="1">
            <text:p>DEB. C/C AGO/2025 Energia Eletrica - ENEL DISTRIBUICAO SAO PAULO INST 202471915</text:p>
          </table:table-cell>
          <table:covered-table-cell table:number-columns-repeated="2" table:style-name="Default"/>
          <table:covered-table-cell/>
          <table:table-cell table:style-name="ce6" office:value-type="currency" office:value="2152.02" table:number-columns-spanned="2" table:number-rows-spanned="1">
            <text:p>R$ 2.152,02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2/08/2025</text:p>
          </table:table-cell>
          <table:table-cell table:style-name="ce5" office:value-type="string">
            <text:p><text:a xlink:href="https://gominio.webware.com.br/Relatorio/Arquivos?request=CBDB07DC0B28CAB94783FABB860E79CD9CD9DE98AB8A0B453AEE6C3535E71C76ADCAAD06B817B1CECFBE890783837C0D">Link</text:a></text:p>
          </table:table-cell>
          <table:table-cell table:style-name="ce1" office:value-type="string" table:number-columns-spanned="4" table:number-rows-spanned="1">
            <text:p>DEB. C/C AGO/2025 Energia Eletrica - ENEL DISTRIBUICAO SAO PAULO INST 202471914</text:p>
          </table:table-cell>
          <table:covered-table-cell table:number-columns-repeated="2" table:style-name="Default"/>
          <table:covered-table-cell/>
          <table:table-cell table:style-name="ce6" office:value-type="currency" office:value="15344.56" table:number-columns-spanned="2" table:number-rows-spanned="1">
            <text:p>R$ 15.344,56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2/08/2025</text:p>
          </table:table-cell>
          <table:table-cell table:style-name="ce5" office:value-type="string">
            <text:p><text:a xlink:href="https://gominio.webware.com.br/Relatorio/Arquivos?request=CBDB07DC0B28CAB94783FABB860E79CD7CDF670B9DA52D19DD5A2020458A288408D6E8DB08E1565D243277D20E52D70C">Link</text:a></text:p>
          </table:table-cell>
          <table:table-cell table:style-name="ce1" office:value-type="string" table:number-columns-spanned="4" table:number-rows-spanned="1">
            <text:p>DEB. C/C AGO/2025 Energia Eletrica - ENEL DISTRIBUICAO SAO PAULO INST 202471913</text:p>
          </table:table-cell>
          <table:covered-table-cell table:number-columns-repeated="2" table:style-name="Default"/>
          <table:covered-table-cell/>
          <table:table-cell table:style-name="ce6" office:value-type="currency" office:value="104.99" table:number-columns-spanned="2" table:number-rows-spanned="1">
            <text:p>R$ 104,99</text:p>
          </table:table-cell>
          <table:covered-table-cell/>
          <table:table-cell table:style-name="ce6" office:value-type="currency" office:value="17703.59" table:number-columns-spanned="2" table:number-rows-spanned="1">
            <text:p>R$ 17.703,59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Agua / Esgot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5/08/2025</text:p>
          </table:table-cell>
          <table:table-cell table:style-name="ce5" office:value-type="string">
            <text:p><text:a xlink:href="https://gominio.webware.com.br/Relatorio/Arquivos?request=4BF398F6D5C914D315AAB1F6834897A710DC673BC114AEEF891A596ECA9178B9B7459B3B1F2AD015F9513A4FBAD41913">Link</text:a></text:p>
          </table:table-cell>
          <table:table-cell table:style-name="ce1" office:value-type="string" table:number-columns-spanned="4" table:number-rows-spanned="1">
            <text:p>DEB. C/C AGO/2025 Agua / Esgoto - SABESP RGI 107265516</text:p>
          </table:table-cell>
          <table:covered-table-cell table:number-columns-repeated="2" table:style-name="Default"/>
          <table:covered-table-cell/>
          <table:table-cell table:style-name="ce6" office:value-type="currency" office:value="17545.48" table:number-columns-spanned="2" table:number-rows-spanned="1">
            <text:p>R$ 17.545,48</text:p>
          </table:table-cell>
          <table:covered-table-cell/>
          <table:table-cell table:style-name="ce6" office:value-type="currency" office:value="17545.48" table:number-columns-spanned="2" table:number-rows-spanned="1">
            <text:p>R$ 17.545,48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elefonia Móvel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8/08/2025</text:p>
          </table:table-cell>
          <table:table-cell table:style-name="ce5" office:value-type="string">
            <text:p><text:a xlink:href="https://gominio.webware.com.br/Relatorio/Arquivos?request=42A9203CAEE1D18AE5D0E46BDEB64DE8B5AD2D56C0F69B75333E96AAB6788BEA09A7FE646DF80CEC42848B8AE22F923D">Link</text:a></text:p>
          </table:table-cell>
          <table:table-cell table:style-name="ce1" office:value-type="string" table:number-columns-spanned="4" table:number-rows-spanned="1">
            <text:p>DEB. C/C JUL/2025 Telefonia Móvel - CLARO S/A. FATURA TELEFONIA MOVEL .</text:p>
          </table:table-cell>
          <table:covered-table-cell table:number-columns-repeated="2" table:style-name="Default"/>
          <table:covered-table-cell/>
          <table:table-cell table:style-name="ce6" office:value-type="currency" office:value="45.2" table:number-columns-spanned="2" table:number-rows-spanned="1">
            <text:p>R$ 45,20</text:p>
          </table:table-cell>
          <table:covered-table-cell/>
          <table:table-cell table:style-name="ce6" office:value-type="currency" office:value="45.2" table:number-columns-spanned="2" table:number-rows-spanned="1">
            <text:p>R$ 45,20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nsumo de G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5/08/2025</text:p>
          </table:table-cell>
          <table:table-cell table:style-name="ce5" office:value-type="string">
            <text:p><text:a xlink:href="https://gominio.webware.com.br/Relatorio/Arquivos?request=768D1CCCDFDD2E52DFD25B1D5AD19A19A2FD651585902C2FBD98186C731229DB71244FEC8B78B607073951FA910E2E90">Link</text:a></text:p>
          </table:table-cell>
          <table:table-cell table:style-name="ce1" office:value-type="string" table:number-columns-spanned="4" table:number-rows-spanned="1">
            <text:p>AGO/2025 Consumo de Gas - . COMGAS USUARIO 32515391</text:p>
          </table:table-cell>
          <table:covered-table-cell table:number-columns-repeated="2" table:style-name="Default"/>
          <table:covered-table-cell/>
          <table:table-cell table:style-name="ce6" office:value-type="currency" office:value="33510.92" table:number-columns-spanned="2" table:number-rows-spanned="1">
            <text:p>R$ 33.510,92</text:p>
          </table:table-cell>
          <table:covered-table-cell/>
          <table:table-cell table:style-name="ce6" office:value-type="currency" office:value="33510.92" table:number-columns-spanned="2" table:number-rows-spanned="1">
            <text:p>R$ 33.510,92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Internet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1/08/2025</text:p>
          </table:table-cell>
          <table:table-cell table:style-name="ce5" office:value-type="string">
            <text:p><text:a xlink:href="https://gominio.webware.com.br/Relatorio/Arquivos?request=42A9203CAEE1D18AE5D0E46BDEB64DE872516E3AD4854667042782AA79AFC4ED18AE9993A36FCFCFEC6F02AC7CFBC32D">Link</text:a></text:p>
          </table:table-cell>
          <table:table-cell table:style-name="ce1" office:value-type="string" table:number-columns-spanned="4" table:number-rows-spanned="1">
            <text:p>DEB. C/C JUL/2025 Internet - CLARO S/A. NET COD 003379151808 .</text:p>
          </table:table-cell>
          <table:covered-table-cell table:number-columns-repeated="2" table:style-name="Default"/>
          <table:covered-table-cell/>
          <table:table-cell table:style-name="ce6" office:value-type="currency" office:value="120.27" table:number-columns-spanned="2" table:number-rows-spanned="1">
            <text:p>R$ 120,27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1/08/2025</text:p>
          </table:table-cell>
          <table:table-cell table:style-name="ce5" office:value-type="string">
            <text:p><text:a xlink:href="https://gominio.webware.com.br/Relatorio/Arquivos?request=42A9203CAEE1D18AE5D0E46BDEB64DE85AB0A2C3F4F7EF520E892126FF8C3B6F4BE52305898E529C8FCD55E6B57DF9AC">Link</text:a></text:p>
          </table:table-cell>
          <table:table-cell table:style-name="ce1" office:value-type="string" table:number-columns-spanned="4" table:number-rows-spanned="1">
            <text:p>DEB. C/C JUL/2025 Internet - CLARO S/A. NET COD 003379074641 .</text:p>
          </table:table-cell>
          <table:covered-table-cell table:number-columns-repeated="2" table:style-name="Default"/>
          <table:covered-table-cell/>
          <table:table-cell table:style-name="ce6" office:value-type="currency" office:value="327.39" table:number-columns-spanned="2" table:number-rows-spanned="1">
            <text:p>R$ 327,39</text:p>
          </table:table-cell>
          <table:covered-table-cell/>
          <table:table-cell table:style-name="ce6" office:value-type="currency" office:value="447.66" table:number-columns-spanned="2" table:number-rows-spanned="1">
            <text:p>R$ 447,66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CONSUMOS</text:p>
          </table:table-cell>
          <table:covered-table-cell table:style-name="Default"/>
          <table:covered-table-cell/>
          <table:table-cell table:style-name="ce6" office:value-type="currency" office:value="69252.85" table:number-columns-spanned="2" table:number-rows-spanned="1">
            <text:p>R$ 69.252,85</text:p>
          </table:table-cell>
          <table:covered-table-cell/>
          <table:table-cell table:style-name="ce5" office:value-type="string">
            <text:p>33,95%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table:number-columns-spanned="12" table:number-rows-spanned="1">
            <text:p>IMPOSTOS/TAX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CTF Web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5/08/2025</text:p>
          </table:table-cell>
          <table:table-cell table:style-name="ce5" office:value-type="string">
            <text:p><text:a xlink:href="https://gominio.webware.com.br/Relatorio/Arquivos?request=B6B6F6723B69D23D3FE137446B424B71E7D327D5E8252170C4C266DD96C5B955F22BFFA00FBB8C362C383DACDEC841D7">Link</text:a></text:p>
          </table:table-cell>
          <table:table-cell table:style-name="ce1" office:value-type="string" table:number-columns-spanned="4" table:number-rows-spanned="1">
            <text:p>DCTF Web - MINISTERIO DA FAZENDA. DCTFWeb Apuração 07/2025</text:p>
          </table:table-cell>
          <table:covered-table-cell table:number-columns-repeated="2" table:style-name="Default"/>
          <table:covered-table-cell/>
          <table:table-cell table:style-name="ce6" office:value-type="currency" office:value="6173.87" table:number-columns-spanned="2" table:number-rows-spanned="1">
            <text:p>R$ 6.173,87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0/08/2025</text:p>
          </table:table-cell>
          <table:table-cell table:style-name="ce5" office:value-type="string">
            <text:p><text:a xlink:href="https://gominio.webware.com.br/Relatorio/Arquivos?request=768D1CCCDFDD2E52DFD25B1D5AD19A193E43DA22EC221E14350E3EE6FCCC4F5094D1E106B4BD70D9273F790D25E8AC9B">Link</text:a></text:p>
          </table:table-cell>
          <table:table-cell table:style-name="ce1" office:value-type="string" table:number-columns-spanned="4" table:number-rows-spanned="1">
            <text:p>DCTF Web - MINISTERIO DA FAZENDA. DARF DCTFWEB APURAÇÃO 07/2025</text:p>
          </table:table-cell>
          <table:covered-table-cell table:number-columns-repeated="2" table:style-name="Default"/>
          <table:covered-table-cell/>
          <table:table-cell table:style-name="ce6" office:value-type="currency" office:value="9444.44" table:number-columns-spanned="2" table:number-rows-spanned="1">
            <text:p>R$ 9.444,44</text:p>
          </table:table-cell>
          <table:covered-table-cell/>
          <table:table-cell table:style-name="ce6" office:value-type="currency" office:value="15618.31" table:number-columns-spanned="2" table:number-rows-spanned="1">
            <text:p>R$ 15.618,31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IMPOSTOS/TAXAS</text:p>
          </table:table-cell>
          <table:covered-table-cell table:style-name="Default"/>
          <table:covered-table-cell/>
          <table:table-cell table:style-name="ce6" office:value-type="currency" office:value="15618.31" table:number-columns-spanned="2" table:number-rows-spanned="1">
            <text:p>R$ 15.618,31</text:p>
          </table:table-cell>
          <table:covered-table-cell/>
          <table:table-cell table:style-name="ce5" office:value-type="string">
            <text:p>7,66%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table:number-columns-spanned="12" table:number-rows-spanned="1">
            <text:p>BANCÁRI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BANCÁRI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table:number-columns-repeated="2"/>
          <table:table-cell table:style-name="ce1" office:value-type="string" table:number-columns-spanned="4" table:number-rows-spanned="1">
            <text:p>Tarifa de Cobrança</text:p>
          </table:table-cell>
          <table:covered-table-cell table:number-columns-repeated="2" table:style-name="Default"/>
          <table:covered-table-cell/>
          <table:table-cell table:style-name="ce6" office:value-type="currency" office:value="514.7" table:number-columns-spanned="2" table:number-rows-spanned="1">
            <text:p>R$ 514,70</text:p>
          </table:table-cell>
          <table:covered-table-cell/>
          <table:table-cell table:style-name="ce6" office:value-type="currency" office:value="514.7" table:number-columns-spanned="2" table:number-rows-spanned="1">
            <text:p>R$ 514,70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BANCÁRIAS</text:p>
          </table:table-cell>
          <table:covered-table-cell table:style-name="Default"/>
          <table:covered-table-cell/>
          <table:table-cell table:style-name="ce6" office:value-type="currency" office:value="514.7" table:number-columns-spanned="2" table:number-rows-spanned="1">
            <text:p>R$ 514,70</text:p>
          </table:table-cell>
          <table:covered-table-cell/>
          <table:table-cell table:style-name="ce5" office:value-type="string">
            <text:p>0,25%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table:number-columns-spanned="12" table:number-rows-spanned="1">
            <text:p>DESPESAS DIVERS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rrei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5/08/2025</text:p>
          </table:table-cell>
          <table:table-cell table:style-name="ce5" office:value-type="string">
            <text:p><text:a xlink:href="https://gominio.webware.com.br/Relatorio/Arquivos?request=DFC1DDA7F0FF9AF1C641EA356910F002843A6ACE551BD6A13EBA8F6F8BF5E1048C1AA314240C91189AD2DB19A4455697">Link</text:a></text:p>
          </table:table-cell>
          <table:table-cell table:style-name="ce1" office:value-type="string" table:number-columns-spanned="4" table:number-rows-spanned="1">
            <text:p>Correio - SP POSTSERVICE IMPRESSÃO E COBRANÇA. POSTAGENS DE 01/07/2025 A 31/07/2025</text:p>
          </table:table-cell>
          <table:covered-table-cell table:number-columns-repeated="2" table:style-name="Default"/>
          <table:covered-table-cell/>
          <table:table-cell table:style-name="ce6" office:value-type="currency" office:value="758.42" table:number-columns-spanned="2" table:number-rows-spanned="1">
            <text:p>R$ 758,42</text:p>
          </table:table-cell>
          <table:covered-table-cell/>
          <table:table-cell table:style-name="ce6" office:value-type="currency" office:value="758.42" table:number-columns-spanned="2" table:number-rows-spanned="1">
            <text:p>R$ 758,42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DESPESAS DIVERSAS</text:p>
          </table:table-cell>
          <table:covered-table-cell table:style-name="Default"/>
          <table:covered-table-cell/>
          <table:table-cell table:style-name="ce6" office:value-type="currency" office:value="758.42" table:number-columns-spanned="2" table:number-rows-spanned="1">
            <text:p>R$ 758,42</text:p>
          </table:table-cell>
          <table:covered-table-cell/>
          <table:table-cell table:style-name="ce5" office:value-type="string">
            <text:p>0,37%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table:number-columns-spanned="12" table:number-rows-spanned="1">
            <text:p>FUNDO DE CAIX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Fundo de Caix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0/08/2025</text:p>
          </table:table-cell>
          <table:table-cell table:style-name="ce5" office:value-type="string">
            <text:p><text:a xlink:href="https://gominio.webware.com.br/Relatorio/Arquivos?request=1E5E6C8D0AE607612E52F35487BCB6D975C140493BBC8A4DB5CF778FD6EB1309C0FF2C24F6BDBA103E040E2AF01BD562">Link</text:a></text:p>
          </table:table-cell>
          <table:table-cell table:style-name="ce1" office:value-type="string" table:number-columns-spanned="4" table:number-rows-spanned="1">
            <text:p>DEB. C/C Fundo de Caixa - <text:s/>ITAU UNIBANCO HOLDING S.A.. CARTAO DE CREDITO</text:p>
          </table:table-cell>
          <table:covered-table-cell table:number-columns-repeated="2" table:style-name="Default"/>
          <table:covered-table-cell/>
          <table:table-cell table:style-name="ce6" office:value-type="currency" office:value="909.43" table:number-columns-spanned="2" table:number-rows-spanned="1">
            <text:p>R$ 909,43</text:p>
          </table:table-cell>
          <table:covered-table-cell/>
          <table:table-cell table:style-name="ce6" office:value-type="currency" office:value="909.43" table:number-columns-spanned="2" table:number-rows-spanned="1">
            <text:p>R$ 909,43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FUNDO DE CAIXA</text:p>
          </table:table-cell>
          <table:covered-table-cell table:style-name="Default"/>
          <table:covered-table-cell/>
          <table:table-cell table:style-name="ce6" office:value-type="currency" office:value="909.43" table:number-columns-spanned="2" table:number-rows-spanned="1">
            <text:p>R$ 909,43</text:p>
          </table:table-cell>
          <table:covered-table-cell/>
          <table:table-cell table:style-name="ce5" office:value-type="string">
            <text:p>0,45%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table:number-columns-spanned="12" table:number-rows-spanned="1">
            <text:p>HONORARIOS / ADMINISTRATIV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axa Administração Condomini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4/08/2025</text:p>
          </table:table-cell>
          <table:table-cell table:style-name="ce5" office:value-type="string">
            <text:p><text:a xlink:href="https://gominio.webware.com.br/Relatorio/Arquivos?request=5A695F9C21B89857FF7AB3AD71C1FF456AD4A904F8DEFB5EF4DF2A9AFDB20A9213B3FA6B16621DD3E3FD35572361D374">Link</text:a></text:p>
          </table:table-cell>
          <table:table-cell table:style-name="ce1" office:value-type="string" table:number-columns-spanned="4" table:number-rows-spanned="1">
            <text:p>Taxa Administração Condominio - BBZ ADMINISTRAÇÃO DE CONDOMINIO LTD - NF. 74449. REF. AGO/25</text:p>
          </table:table-cell>
          <table:covered-table-cell table:number-columns-repeated="2" table:style-name="Default"/>
          <table:covered-table-cell/>
          <table:table-cell table:style-name="ce6" office:value-type="currency" office:value="3121.09" table:number-columns-spanned="2" table:number-rows-spanned="1">
            <text:p>R$ 3.121,09</text:p>
          </table:table-cell>
          <table:covered-table-cell/>
          <table:table-cell table:style-name="ce6" office:value-type="currency" office:value="3121.09" table:number-columns-spanned="2" table:number-rows-spanned="1">
            <text:p>R$ 3.121,09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Repasse Custas / Honorário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1/08/2025</text:p>
          </table:table-cell>
          <table:table-cell table:style-name="ce5" office:value-type="string">
            <text:p><text:a xlink:href="https://gominio.webware.com.br/Relatorio/Arquivos?request=5E882B48800CC7861ADE387DFC6BDCA7EEA448B273241AA5BA96BB07249BE9339C460763A42D8231734B52EBCEB85356">Link</text:a></text:p>
          </table:table-cell>
          <table:table-cell table:style-name="ce1" office:value-type="string" table:number-columns-spanned="4" table:number-rows-spanned="1">
            <text:p>Repasse Custas / Honorários - BRUNELLI SOC INDIVIDUAL D ADVOCACIA - NF. 5332. HONORARIOS ADVOCATICIOS</text:p>
          </table:table-cell>
          <table:covered-table-cell table:number-columns-repeated="2" table:style-name="Default"/>
          <table:covered-table-cell/>
          <table:table-cell table:style-name="ce6" office:value-type="currency" office:value="409.3" table:number-columns-spanned="2" table:number-rows-spanned="1">
            <text:p>R$ 409,30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1/08/2025</text:p>
          </table:table-cell>
          <table:table-cell table:style-name="ce5" office:value-type="string">
            <text:p><text:a xlink:href="https://gominio.webware.com.br/Relatorio/Arquivos?request=1F9B6A77BEF7EECB47496CDD53A205E3923D656BF7CEC5760DEA2EAC95A3EB77BABD7C7D29D7480D4F11F4D035485B7E">Link</text:a></text:p>
          </table:table-cell>
          <table:table-cell table:style-name="ce1" office:value-type="string" table:number-columns-spanned="4" table:number-rows-spanned="1">
            <text:p>Repasse Custas / Honorários - SOARES RIBEIRO E ZAITZ SOCIEDADE AD - NF. 358446. REEMBOLSO ENVIO DE CORRESPONDENCIAS JUNHO/25</text:p>
          </table:table-cell>
          <table:covered-table-cell table:number-columns-repeated="2" table:style-name="Default"/>
          <table:covered-table-cell/>
          <table:table-cell table:style-name="ce6" office:value-type="currency" office:value="64.99" table:number-columns-spanned="2" table:number-rows-spanned="1">
            <text:p>R$ 64,99</text:p>
          </table:table-cell>
          <table:covered-table-cell/>
          <table:table-cell table:style-name="ce1" table:number-columns-spanned="2" table:number-rows-spanned="1"/>
          <table:covered-table-cell table:style-name="Default"/>
          <table:table-cell table:style-name="ce5"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11/08/2025</text:p>
          </table:table-cell>
          <table:table-cell table:style-name="ce5" office:value-type="string">
            <text:p><text:a xlink:href="https://gominio.webware.com.br/Relatorio/Arquivos?request=BB8F75A5CCE99074DEE5ABE241AFD4284FB3A7BBB89B50A7BD818F782121808BB9A5AF4FF3DA73A077D23308B210D938">Link</text:a></text:p>
          </table:table-cell>
          <table:table-cell table:style-name="ce1" office:value-type="string" table:number-columns-spanned="4" table:number-rows-spanned="1">
            <text:p>Repasse Custas / Honorários - BRUNELLI SOC INDIVIDUAL D ADVOCACIA - NF. 362680. REEMBOLSO CUSTO AUDIENCIA</text:p>
          </table:table-cell>
          <table:covered-table-cell table:number-columns-repeated="2" table:style-name="Default"/>
          <table:covered-table-cell/>
          <table:table-cell table:style-name="ce6" office:value-type="currency" office:value="45" table:number-columns-spanned="2" table:number-rows-spanned="1">
            <text:p>R$ 45,00</text:p>
          </table:table-cell>
          <table:covered-table-cell/>
          <table:table-cell table:style-name="ce6" office:value-type="currency" office:value="519.29" table:number-columns-spanned="2" table:number-rows-spanned="1">
            <text:p>R$ 519,29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Sindico Profissional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5/08/2025</text:p>
          </table:table-cell>
          <table:table-cell table:style-name="ce5" office:value-type="string">
            <text:p><text:a xlink:href="https://gominio.webware.com.br/Relatorio/Arquivos?request=2545AD2180CD8EB76900E473BD4D1F2CD67871CF039BC981377105E71EBB765F6CF348548E15BDD4E04C48CCE547A743">Link</text:a></text:p>
          </table:table-cell>
          <table:table-cell table:style-name="ce1" office:value-type="string" table:number-columns-spanned="4" table:number-rows-spanned="1">
            <text:p>Sindico Profissional - AMI SERVIÇOS EMPRESARIAS LTDA ME - NF. 1127 SERV. DE SINDICO</text:p>
          </table:table-cell>
          <table:covered-table-cell table:number-columns-repeated="2" table:style-name="Default"/>
          <table:covered-table-cell/>
          <table:table-cell table:style-name="ce6" office:value-type="currency" office:value="4935" table:number-columns-spanned="2" table:number-rows-spanned="1">
            <text:p>R$ 4.935,00</text:p>
          </table:table-cell>
          <table:covered-table-cell/>
          <table:table-cell table:style-name="ce6" office:value-type="currency" office:value="4935" table:number-columns-spanned="2" table:number-rows-spanned="1">
            <text:p>R$ 4.935,00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HONORARIOS / ADMINISTRATIVO</text:p>
          </table:table-cell>
          <table:covered-table-cell table:style-name="Default"/>
          <table:covered-table-cell/>
          <table:table-cell table:style-name="ce6" office:value-type="currency" office:value="8575.38" table:number-columns-spanned="2" table:number-rows-spanned="1">
            <text:p>R$ 8.575,38</text:p>
          </table:table-cell>
          <table:covered-table-cell/>
          <table:table-cell table:style-name="ce5" office:value-type="string">
            <text:p>4,20%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table:number-columns-spanned="12" table:number-rows-spanned="1">
            <text:p>SEGURO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Seguro Geral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25/08/2025</text:p>
          </table:table-cell>
          <table:table-cell table:style-name="ce5" office:value-type="string">
            <text:p><text:a xlink:href="https://gominio.webware.com.br/Relatorio/Arquivos?request=1E5E6C8D0AE607612E52F35487BCB6D99A11D725C13C4F1A5F573FD7151294F8103FD85ABA1D5760D82B97561F0E162B">Link</text:a></text:p>
          </table:table-cell>
          <table:table-cell table:style-name="ce1" office:value-type="string" table:number-columns-spanned="4" table:number-rows-spanned="1">
            <text:p>Seguro Geral - FEDCORP ADM DE BENEFICIOS LTDA SEGURO PROTEÇÃO RESIDENCIAL .</text:p>
          </table:table-cell>
          <table:covered-table-cell table:number-columns-repeated="2" table:style-name="Default"/>
          <table:covered-table-cell/>
          <table:table-cell table:style-name="ce6" office:value-type="currency" office:value="51.8" table:number-columns-spanned="2" table:number-rows-spanned="1">
            <text:p>R$ 51,80</text:p>
          </table:table-cell>
          <table:covered-table-cell/>
          <table:table-cell table:style-name="ce6" office:value-type="currency" office:value="51.8" table:number-columns-spanned="2" table:number-rows-spanned="1">
            <text:p>R$ 51,80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SEGUROS</text:p>
          </table:table-cell>
          <table:covered-table-cell table:style-name="Default"/>
          <table:covered-table-cell/>
          <table:table-cell table:style-name="ce6" office:value-type="currency" office:value="51.8" table:number-columns-spanned="2" table:number-rows-spanned="1">
            <text:p>R$ 51,80</text:p>
          </table:table-cell>
          <table:covered-table-cell/>
          <table:table-cell table:style-name="ce5" office:value-type="string">
            <text:p>0,03%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ORDINARIA</text:p>
          </table:table-cell>
          <table:covered-table-cell table:style-name="Default"/>
          <table:covered-table-cell/>
          <table:table-cell table:style-name="ce6" office:value-type="currency" office:value="203958.98" table:number-columns-spanned="2" table:number-rows-spanned="1">
            <text:p>R$ 203.958,98</text:p>
          </table:table-cell>
          <table:covered-table-cell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table:number-columns-spanned="12" table:number-rows-spanned="1">
            <text:p>ESPACO DE FEST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ESPACO DE FEST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Espaco de Fest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4/08/2025</text:p>
          </table:table-cell>
          <table:table-cell table:style-name="ce5" office:value-type="string">
            <text:p><text:a xlink:href="https://gominio.webware.com.br/Relatorio/Arquivos?request=4915D074F234B0DB583F813A9BC8C6DB55B4A77C3C781D1C2C300975541F5BBECDEDDB50463A6E9F4C45A8150B5EF6D3">Link</text:a></text:p>
          </table:table-cell>
          <table:table-cell table:style-name="ce1" office:value-type="string" table:number-columns-spanned="4" table:number-rows-spanned="1">
            <text:p>Espaco de Festas - MARIA JESSICA LIMA DE AZEVEDO - NF. 4. SERV HIGIENIZACAO TAPETES SALAO DE FESTA PC 2/2</text:p>
          </table:table-cell>
          <table:covered-table-cell table:number-columns-repeated="2" table:style-name="Default"/>
          <table:covered-table-cell/>
          <table:table-cell table:style-name="ce6" office:value-type="currency" office:value="925" table:number-columns-spanned="2" table:number-rows-spanned="1">
            <text:p>R$ 925,00</text:p>
          </table:table-cell>
          <table:covered-table-cell/>
          <table:table-cell table:style-name="ce6" office:value-type="currency" office:value="925" table:number-columns-spanned="2" table:number-rows-spanned="1">
            <text:p>R$ 925,00</text:p>
          </table:table-cell>
          <table:covered-table-cell table:style-name="Default"/>
          <table:table-cell table:style-name="ce12" office:value-type="currency" office:value="0">
            <text:p>R$ 0,00</text:p>
          </table:table-cell>
          <table:table-cell table:number-columns-repeated="1012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ESPACO DE FESTAS</text:p>
          </table:table-cell>
          <table:covered-table-cell table:style-name="Default"/>
          <table:covered-table-cell/>
          <table:table-cell table:style-name="ce6" office:value-type="currency" office:value="925" table:number-columns-spanned="2" table:number-rows-spanned="1">
            <text:p>R$ 925,00</text:p>
          </table:table-cell>
          <table:covered-table-cell/>
          <table:table-cell table:style-name="ce5" office:value-type="string">
            <text:p>100,00%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TOTAL DA CONTA ESPACO DE FESTAS</text:p>
          </table:table-cell>
          <table:covered-table-cell table:style-name="Default"/>
          <table:covered-table-cell/>
          <table:table-cell table:style-name="ce6" office:value-type="currency" office:value="925" table:number-columns-spanned="2" table:number-rows-spanned="1">
            <text:p>R$ 925,00</text:p>
          </table:table-cell>
          <table:covered-table-cell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1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9" office:value-type="string" table:number-columns-spanned="3" table:number-rows-spanned="1">
            <text:p>TOTAL DAS DESPESAS</text:p>
          </table:table-cell>
          <table:covered-table-cell table:style-name="Default"/>
          <table:covered-table-cell/>
          <table:table-cell table:style-name="ce10" office:value-type="currency" office:value="204883.98" table:number-columns-spanned="2" table:number-rows-spanned="1">
            <text:p>R$ 204.883,98</text:p>
          </table:table-cell>
          <table:covered-table-cell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ondomínio: 329 CONDOMINIO EDIFICIO LED BARRA FUND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Relação de Devedores Período: 01/08/2025 à 31/08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7" table:number-rows-spanned="1">
            <text:p>RELAÇÃO DE COTAS EM ABERTO</text:p>
          </table:table-cell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string">
            <text:p>Bloco</text:p>
          </table:table-cell>
          <table:table-cell table:style-name="ce5" office:value-type="string">
            <text:p>Unidade</text:p>
          </table:table-cell>
          <table:table-cell table:style-name="ce5"/>
          <table:table-cell office:value-type="string">
            <text:p>Recibo</text:p>
          </table:table-cell>
          <table:table-cell office:value-type="string">
            <text:p>Vencimento</text:p>
          </table:table-cell>
          <table:table-cell office:value-type="string" table:number-columns-spanned="3" table:number-rows-spanned="1">
            <text:p>Histórico</text:p>
          </table:table-cell>
          <table:covered-table-cell table:number-columns-repeated="2"/>
          <table:table-cell table:style-name="ce1" office:value-type="string" table:number-columns-spanned="2" table:number-rows-spanned="1">
            <text:p>Valor</text:p>
          </table:table-cell>
          <table:covered-table-cell/>
          <table:table-cell table:style-name="ce1" office:value-type="string" table:number-columns-spanned="2" table:number-rows-spanned="1">
            <text:p>Total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13</text:p>
          </table:table-cell>
          <table:table-cell table:style-name="ce5" office:value-type="string">
            <text:p>J</text:p>
          </table:table-cell>
          <table:table-cell office:value-type="string">
            <text:p>3827560</text:p>
          </table:table-cell>
          <table:table-cell office:value-type="string">
            <text:p>10/02/2018</text:p>
          </table:table-cell>
          <table:table-cell office:value-type="string" table:number-columns-spanned="3" table:number-rows-spanned="1">
            <text:p>COTA CONDOMINIAL FEV/2018</text:p>
          </table:table-cell>
          <table:covered-table-cell table:number-columns-repeated="2"/>
          <table:table-cell table:style-name="ce6" office:value-type="currency" office:value="621.72" table:number-columns-spanned="2" table:number-rows-spanned="1">
            <text:p>R$ 621,7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18</text:p>
          </table:table-cell>
          <table:table-cell office:value-type="string" table:number-columns-spanned="3" table:number-rows-spanned="1">
            <text:p>FUNDO DE RESERVA FEV/2018</text:p>
          </table:table-cell>
          <table:covered-table-cell table:number-columns-repeated="2"/>
          <table:table-cell table:style-name="ce6" office:value-type="currency" office:value="37.4" table:number-columns-spanned="2" table:number-rows-spanned="1">
            <text:p>R$ 37,4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18</text:p>
          </table:table-cell>
          <table:table-cell office:value-type="string" table:number-columns-spanned="3" table:number-rows-spanned="1">
            <text:p>CONSUMO ÁGUA DEZ/2017</text:p>
          </table:table-cell>
          <table:covered-table-cell table:number-columns-repeated="2"/>
          <table:table-cell table:style-name="ce6" office:value-type="currency" office:value="67.54" table:number-columns-spanned="2" table:number-rows-spanned="1">
            <text:p>R$ 67,5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18</text:p>
          </table:table-cell>
          <table:table-cell office:value-type="string" table:number-columns-spanned="3" table:number-rows-spanned="1">
            <text:p>CONSUMO GÁS DEZ/2017</text:p>
          </table:table-cell>
          <table:covered-table-cell table:number-columns-repeated="2"/>
          <table:table-cell table:style-name="ce6" office:value-type="currency" office:value="87.54" table:number-columns-spanned="2" table:number-rows-spanned="1">
            <text:p>R$ 87,5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18</text:p>
          </table:table-cell>
          <table:table-cell office:value-type="string" table:number-columns-spanned="3" table:number-rows-spanned="1">
            <text:p>CONSUMO ENERGIA DEZ/2017</text:p>
          </table:table-cell>
          <table:covered-table-cell table:number-columns-repeated="2"/>
          <table:table-cell table:style-name="ce6" office:value-type="currency" office:value="84.11" table:number-columns-spanned="2" table:number-rows-spanned="1">
            <text:p>R$ 84,1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18</text:p>
          </table:table-cell>
          <table:table-cell office:value-type="string" table:number-columns-spanned="3" table:number-rows-spanned="1">
            <text:p>PROJETO SEGURANÇA PC 05/05</text:p>
          </table:table-cell>
          <table:covered-table-cell table:number-columns-repeated="2"/>
          <table:table-cell table:style-name="ce6" office:value-type="currency" office:value="86.95" table:number-columns-spanned="2" table:number-rows-spanned="1">
            <text:p>R$ 86,95</text:p>
          </table:table-cell>
          <table:covered-table-cell/>
          <table:table-cell office:value-type="currency" office:value="985.26" table:number-columns-spanned="2" table:number-rows-spanned="1">
            <text:p>R$ 985,26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2882191</text:p>
          </table:table-cell>
          <table:table-cell office:value-type="string">
            <text:p>10/03/2018</text:p>
          </table:table-cell>
          <table:table-cell office:value-type="string" table:number-columns-spanned="3" table:number-rows-spanned="1">
            <text:p>COTA CONDOMINIAL MAR/2018</text:p>
          </table:table-cell>
          <table:covered-table-cell table:number-columns-repeated="2"/>
          <table:table-cell table:style-name="ce6" office:value-type="currency" office:value="747.91" table:number-columns-spanned="2" table:number-rows-spanned="1">
            <text:p>R$ 747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18</text:p>
          </table:table-cell>
          <table:table-cell office:value-type="string" table:number-columns-spanned="3" table:number-rows-spanned="1">
            <text:p>FUNDO DE RESERVA MAR/2018</text:p>
          </table:table-cell>
          <table:covered-table-cell table:number-columns-repeated="2"/>
          <table:table-cell table:style-name="ce6" office:value-type="currency" office:value="37.4" table:number-columns-spanned="2" table:number-rows-spanned="1">
            <text:p>R$ 37,4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18</text:p>
          </table:table-cell>
          <table:table-cell office:value-type="string" table:number-columns-spanned="3" table:number-rows-spanned="1">
            <text:p>CONSUMO ÁGUA JAN/2018</text:p>
          </table:table-cell>
          <table:covered-table-cell table:number-columns-repeated="2"/>
          <table:table-cell table:style-name="ce6" office:value-type="currency" office:value="71.33" table:number-columns-spanned="2" table:number-rows-spanned="1">
            <text:p>R$ 71,3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18</text:p>
          </table:table-cell>
          <table:table-cell office:value-type="string" table:number-columns-spanned="3" table:number-rows-spanned="1">
            <text:p>CONSUMO GÁS JAN/2018</text:p>
          </table:table-cell>
          <table:covered-table-cell table:number-columns-repeated="2"/>
          <table:table-cell table:style-name="ce6" office:value-type="currency" office:value="86.5" table:number-columns-spanned="2" table:number-rows-spanned="1">
            <text:p>R$ 86,5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18</text:p>
          </table:table-cell>
          <table:table-cell office:value-type="string" table:number-columns-spanned="3" table:number-rows-spanned="1">
            <text:p>CONSUMO ENERGIA JAN/2018</text:p>
          </table:table-cell>
          <table:covered-table-cell table:number-columns-repeated="2"/>
          <table:table-cell table:style-name="ce6" office:value-type="currency" office:value="83.09" table:number-columns-spanned="2" table:number-rows-spanned="1">
            <text:p>R$ 83,09</text:p>
          </table:table-cell>
          <table:covered-table-cell/>
          <table:table-cell office:value-type="currency" office:value="1026.23" table:number-columns-spanned="2" table:number-rows-spanned="1">
            <text:p>R$ 1.026,23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2933237</text:p>
          </table:table-cell>
          <table:table-cell office:value-type="string">
            <text:p>10/04/2018</text:p>
          </table:table-cell>
          <table:table-cell office:value-type="string" table:number-columns-spanned="3" table:number-rows-spanned="1">
            <text:p>COTA CONDOMINIAL ABR/2018</text:p>
          </table:table-cell>
          <table:covered-table-cell table:number-columns-repeated="2"/>
          <table:table-cell table:style-name="ce6" office:value-type="currency" office:value="747.91" table:number-columns-spanned="2" table:number-rows-spanned="1">
            <text:p>R$ 747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18</text:p>
          </table:table-cell>
          <table:table-cell office:value-type="string" table:number-columns-spanned="3" table:number-rows-spanned="1">
            <text:p>FUNDO DE RESERVA ABR/2018</text:p>
          </table:table-cell>
          <table:covered-table-cell table:number-columns-repeated="2"/>
          <table:table-cell table:style-name="ce6" office:value-type="currency" office:value="37.4" table:number-columns-spanned="2" table:number-rows-spanned="1">
            <text:p>R$ 37,4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18</text:p>
          </table:table-cell>
          <table:table-cell office:value-type="string" table:number-columns-spanned="3" table:number-rows-spanned="1">
            <text:p>CONSUMO ÁGUA FEV/2018</text:p>
          </table:table-cell>
          <table:covered-table-cell table:number-columns-repeated="2"/>
          <table:table-cell table:style-name="ce6" office:value-type="currency" office:value="71.33" table:number-columns-spanned="2" table:number-rows-spanned="1">
            <text:p>R$ 71,3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18</text:p>
          </table:table-cell>
          <table:table-cell office:value-type="string" table:number-columns-spanned="3" table:number-rows-spanned="1">
            <text:p>CONSUMO GÁS FEV/2018</text:p>
          </table:table-cell>
          <table:covered-table-cell table:number-columns-repeated="2"/>
          <table:table-cell table:style-name="ce6" office:value-type="currency" office:value="86.5" table:number-columns-spanned="2" table:number-rows-spanned="1">
            <text:p>R$ 86,5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18</text:p>
          </table:table-cell>
          <table:table-cell office:value-type="string" table:number-columns-spanned="3" table:number-rows-spanned="1">
            <text:p>CONSUMO ENERGIA FEV/2018</text:p>
          </table:table-cell>
          <table:covered-table-cell table:number-columns-repeated="2"/>
          <table:table-cell table:style-name="ce6" office:value-type="currency" office:value="83.09" table:number-columns-spanned="2" table:number-rows-spanned="1">
            <text:p>R$ 83,09</text:p>
          </table:table-cell>
          <table:covered-table-cell/>
          <table:table-cell office:value-type="currency" office:value="1026.23" table:number-columns-spanned="2" table:number-rows-spanned="1">
            <text:p>R$ 1.026,23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3164693</text:p>
          </table:table-cell>
          <table:table-cell office:value-type="string">
            <text:p>10/07/2018</text:p>
          </table:table-cell>
          <table:table-cell office:value-type="string" table:number-columns-spanned="3" table:number-rows-spanned="1">
            <text:p>COTA CONDOMINIAL JUL/2018</text:p>
          </table:table-cell>
          <table:covered-table-cell table:number-columns-repeated="2"/>
          <table:table-cell table:style-name="ce6" office:value-type="currency" office:value="747.91" table:number-columns-spanned="2" table:number-rows-spanned="1">
            <text:p>R$ 747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18</text:p>
          </table:table-cell>
          <table:table-cell office:value-type="string" table:number-columns-spanned="3" table:number-rows-spanned="1">
            <text:p>FUNDO DE RESERVA JUL/2018</text:p>
          </table:table-cell>
          <table:covered-table-cell table:number-columns-repeated="2"/>
          <table:table-cell table:style-name="ce6" office:value-type="currency" office:value="37.4" table:number-columns-spanned="2" table:number-rows-spanned="1">
            <text:p>R$ 37,4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18</text:p>
          </table:table-cell>
          <table:table-cell office:value-type="string" table:number-columns-spanned="3" table:number-rows-spanned="1">
            <text:p>CONSUMO ÁGUA MAI/18</text:p>
          </table:table-cell>
          <table:covered-table-cell table:number-columns-repeated="2"/>
          <table:table-cell table:style-name="ce6" office:value-type="currency" office:value="71.33" table:number-columns-spanned="2" table:number-rows-spanned="1">
            <text:p>R$ 71,3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18</text:p>
          </table:table-cell>
          <table:table-cell office:value-type="string" table:number-columns-spanned="3" table:number-rows-spanned="1">
            <text:p>CONSUMO GÁS MAI/18</text:p>
          </table:table-cell>
          <table:covered-table-cell table:number-columns-repeated="2"/>
          <table:table-cell table:style-name="ce6" office:value-type="currency" office:value="108.53" table:number-columns-spanned="2" table:number-rows-spanned="1">
            <text:p>R$ 108,5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18</text:p>
          </table:table-cell>
          <table:table-cell office:value-type="string" table:number-columns-spanned="3" table:number-rows-spanned="1">
            <text:p>CONSUMO ENERGIA MAI/18</text:p>
          </table:table-cell>
          <table:covered-table-cell table:number-columns-repeated="2"/>
          <table:table-cell table:style-name="ce6" office:value-type="currency" office:value="84.52" table:number-columns-spanned="2" table:number-rows-spanned="1">
            <text:p>R$ 84,5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18</text:p>
          </table:table-cell>
          <table:table-cell office:value-type="string" table:number-columns-spanned="3" table:number-rows-spanned="1">
            <text:p>LAVANDERIA 4 fichas</text:p>
          </table:table-cell>
          <table:covered-table-cell table:number-columns-repeated="2"/>
          <table:table-cell table:style-name="ce6" office:value-type="currency" office:value="13.2" table:number-columns-spanned="2" table:number-rows-spanned="1">
            <text:p>R$ 13,20</text:p>
          </table:table-cell>
          <table:covered-table-cell/>
          <table:table-cell office:value-type="currency" office:value="1062.89" table:number-columns-spanned="2" table:number-rows-spanned="1">
            <text:p>R$ 1.062,89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3598144</text:p>
          </table:table-cell>
          <table:table-cell office:value-type="string">
            <text:p>10/12/2018</text:p>
          </table:table-cell>
          <table:table-cell office:value-type="string" table:number-columns-spanned="3" table:number-rows-spanned="1">
            <text:p>COTA CONDOMINIAL DEZ/2018</text:p>
          </table:table-cell>
          <table:covered-table-cell table:number-columns-repeated="2"/>
          <table:table-cell table:style-name="ce6" office:value-type="currency" office:value="768.85" table:number-columns-spanned="2" table:number-rows-spanned="1">
            <text:p>R$ 768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18</text:p>
          </table:table-cell>
          <table:table-cell office:value-type="string" table:number-columns-spanned="3" table:number-rows-spanned="1">
            <text:p>FUNDO DE RESERVA DEZ/2018</text:p>
          </table:table-cell>
          <table:covered-table-cell table:number-columns-repeated="2"/>
          <table:table-cell table:style-name="ce6" office:value-type="currency" office:value="38.44" table:number-columns-spanned="2" table:number-rows-spanned="1">
            <text:p>R$ 38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18</text:p>
          </table:table-cell>
          <table:table-cell office:value-type="string" table:number-columns-spanned="3" table:number-rows-spanned="1">
            <text:p>CONSUMO ÁGUA SET/18</text:p>
          </table:table-cell>
          <table:covered-table-cell table:number-columns-repeated="2"/>
          <table:table-cell table:style-name="ce6" office:value-type="currency" office:value="73.84" table:number-columns-spanned="2" table:number-rows-spanned="1">
            <text:p>R$ 73,8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18</text:p>
          </table:table-cell>
          <table:table-cell office:value-type="string" table:number-columns-spanned="3" table:number-rows-spanned="1">
            <text:p>CONSUMO GÁS SET/18</text:p>
          </table:table-cell>
          <table:covered-table-cell table:number-columns-repeated="2"/>
          <table:table-cell table:style-name="ce6" office:value-type="currency" office:value="128.11" table:number-columns-spanned="2" table:number-rows-spanned="1">
            <text:p>R$ 128,1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18</text:p>
          </table:table-cell>
          <table:table-cell office:value-type="string" table:number-columns-spanned="3" table:number-rows-spanned="1">
            <text:p>CONSUMO ENERGIA SET/18</text:p>
          </table:table-cell>
          <table:covered-table-cell table:number-columns-repeated="2"/>
          <table:table-cell table:style-name="ce6" office:value-type="currency" office:value="94.36" table:number-columns-spanned="2" table:number-rows-spanned="1">
            <text:p>R$ 94,3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18</text:p>
          </table:table-cell>
          <table:table-cell office:value-type="string" table:number-columns-spanned="3" table:number-rows-spanned="1">
            <text:p>LAVANDERIA 30 fichas</text:p>
          </table:table-cell>
          <table:covered-table-cell table:number-columns-repeated="2"/>
          <table:table-cell table:style-name="ce6" office:value-type="currency" office:value="99" table:number-columns-spanned="2" table:number-rows-spanned="1">
            <text:p>R$ 99,00</text:p>
          </table:table-cell>
          <table:covered-table-cell/>
          <table:table-cell office:value-type="currency" office:value="1202.6" table:number-columns-spanned="2" table:number-rows-spanned="1">
            <text:p>R$ 1.202,6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3785074</text:p>
          </table:table-cell>
          <table:table-cell office:value-type="string">
            <text:p>10/02/2019</text:p>
          </table:table-cell>
          <table:table-cell office:value-type="string" table:number-columns-spanned="3" table:number-rows-spanned="1">
            <text:p>COTA CONDOMINIAL FEV/2019</text:p>
          </table:table-cell>
          <table:covered-table-cell table:number-columns-repeated="2"/>
          <table:table-cell table:style-name="ce6" office:value-type="currency" office:value="768.85" table:number-columns-spanned="2" table:number-rows-spanned="1">
            <text:p>R$ 768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19</text:p>
          </table:table-cell>
          <table:table-cell office:value-type="string" table:number-columns-spanned="3" table:number-rows-spanned="1">
            <text:p>FUNDO DE RESERVA FEV/2019</text:p>
          </table:table-cell>
          <table:covered-table-cell table:number-columns-repeated="2"/>
          <table:table-cell table:style-name="ce6" office:value-type="currency" office:value="38.44" table:number-columns-spanned="2" table:number-rows-spanned="1">
            <text:p>R$ 38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19</text:p>
          </table:table-cell>
          <table:table-cell office:value-type="string" table:number-columns-spanned="3" table:number-rows-spanned="1">
            <text:p>CONSUMO ÁGUA DEZ/18</text:p>
          </table:table-cell>
          <table:covered-table-cell table:number-columns-repeated="2"/>
          <table:table-cell table:style-name="ce6" office:value-type="currency" office:value="77.74" table:number-columns-spanned="2" table:number-rows-spanned="1">
            <text:p>R$ 77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19</text:p>
          </table:table-cell>
          <table:table-cell office:value-type="string" table:number-columns-spanned="3" table:number-rows-spanned="1">
            <text:p>CONSUMO GÁS DEZ/18</text:p>
          </table:table-cell>
          <table:covered-table-cell table:number-columns-repeated="2"/>
          <table:table-cell table:style-name="ce6" office:value-type="currency" office:value="118.39" table:number-columns-spanned="2" table:number-rows-spanned="1">
            <text:p>R$ 118,3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19</text:p>
          </table:table-cell>
          <table:table-cell office:value-type="string" table:number-columns-spanned="3" table:number-rows-spanned="1">
            <text:p>CONSUMO ENERGIA NOV/18</text:p>
          </table:table-cell>
          <table:covered-table-cell table:number-columns-repeated="2"/>
          <table:table-cell table:style-name="ce6" office:value-type="currency" office:value="93.42" table:number-columns-spanned="2" table:number-rows-spanned="1">
            <text:p>R$ 93,4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19</text:p>
          </table:table-cell>
          <table:table-cell office:value-type="string" table:number-columns-spanned="3" table:number-rows-spanned="1">
            <text:p>LAVANDERIA 20 fichas</text:p>
          </table:table-cell>
          <table:covered-table-cell table:number-columns-repeated="2"/>
          <table:table-cell table:style-name="ce6" office:value-type="currency" office:value="66" table:number-columns-spanned="2" table:number-rows-spanned="1">
            <text:p>R$ 66,00</text:p>
          </table:table-cell>
          <table:covered-table-cell/>
          <table:table-cell office:value-type="currency" office:value="1162.84" table:number-columns-spanned="2" table:number-rows-spanned="1">
            <text:p>R$ 1.162,84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3843919</text:p>
          </table:table-cell>
          <table:table-cell office:value-type="string">
            <text:p>10/03/2019</text:p>
          </table:table-cell>
          <table:table-cell office:value-type="string" table:number-columns-spanned="3" table:number-rows-spanned="1">
            <text:p>COTA CONDOMINIAL MAR/2019</text:p>
          </table:table-cell>
          <table:covered-table-cell table:number-columns-repeated="2"/>
          <table:table-cell table:style-name="ce6" office:value-type="currency" office:value="768.85" table:number-columns-spanned="2" table:number-rows-spanned="1">
            <text:p>R$ 768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19</text:p>
          </table:table-cell>
          <table:table-cell office:value-type="string" table:number-columns-spanned="3" table:number-rows-spanned="1">
            <text:p>FUNDO DE RESERVA MAR/2019</text:p>
          </table:table-cell>
          <table:covered-table-cell table:number-columns-repeated="2"/>
          <table:table-cell table:style-name="ce6" office:value-type="currency" office:value="38.44" table:number-columns-spanned="2" table:number-rows-spanned="1">
            <text:p>R$ 38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19</text:p>
          </table:table-cell>
          <table:table-cell office:value-type="string" table:number-columns-spanned="3" table:number-rows-spanned="1">
            <text:p>CONSUMO ÁGUA JAN/19</text:p>
          </table:table-cell>
          <table:covered-table-cell table:number-columns-repeated="2"/>
          <table:table-cell table:style-name="ce6" office:value-type="currency" office:value="73.84" table:number-columns-spanned="2" table:number-rows-spanned="1">
            <text:p>R$ 73,8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19</text:p>
          </table:table-cell>
          <table:table-cell office:value-type="string" table:number-columns-spanned="3" table:number-rows-spanned="1">
            <text:p>CONSUMO GÁS JAN/19</text:p>
          </table:table-cell>
          <table:covered-table-cell table:number-columns-repeated="2"/>
          <table:table-cell table:style-name="ce6" office:value-type="currency" office:value="122.09" table:number-columns-spanned="2" table:number-rows-spanned="1">
            <text:p>R$ 122,0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19</text:p>
          </table:table-cell>
          <table:table-cell office:value-type="string" table:number-columns-spanned="3" table:number-rows-spanned="1">
            <text:p>CONSUMO ENERGIA JAN/19</text:p>
          </table:table-cell>
          <table:covered-table-cell table:number-columns-repeated="2"/>
          <table:table-cell table:style-name="ce6" office:value-type="currency" office:value="95.71" table:number-columns-spanned="2" table:number-rows-spanned="1">
            <text:p>R$ 95,7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19</text:p>
          </table:table-cell>
          <table:table-cell office:value-type="string" table:number-columns-spanned="3" table:number-rows-spanned="1">
            <text:p>FICHAS DE LAVANDERIA 26 fichas</text:p>
          </table:table-cell>
          <table:covered-table-cell table:number-columns-repeated="2"/>
          <table:table-cell table:style-name="ce6" office:value-type="currency" office:value="85.8" table:number-columns-spanned="2" table:number-rows-spanned="1">
            <text:p>R$ 85,80</text:p>
          </table:table-cell>
          <table:covered-table-cell/>
          <table:table-cell office:value-type="currency" office:value="1184.73" table:number-columns-spanned="2" table:number-rows-spanned="1">
            <text:p>R$ 1.184,73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3925441</text:p>
          </table:table-cell>
          <table:table-cell office:value-type="string">
            <text:p>10/04/2019</text:p>
          </table:table-cell>
          <table:table-cell office:value-type="string" table:number-columns-spanned="3" table:number-rows-spanned="1">
            <text:p>COTA CONDOMINIAL ABR/2019</text:p>
          </table:table-cell>
          <table:covered-table-cell table:number-columns-repeated="2"/>
          <table:table-cell table:style-name="ce6" office:value-type="currency" office:value="768.85" table:number-columns-spanned="2" table:number-rows-spanned="1">
            <text:p>R$ 768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19</text:p>
          </table:table-cell>
          <table:table-cell office:value-type="string" table:number-columns-spanned="3" table:number-rows-spanned="1">
            <text:p>FUNDO DE RESERVA ABR/2019</text:p>
          </table:table-cell>
          <table:covered-table-cell table:number-columns-repeated="2"/>
          <table:table-cell table:style-name="ce6" office:value-type="currency" office:value="38.44" table:number-columns-spanned="2" table:number-rows-spanned="1">
            <text:p>R$ 38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19</text:p>
          </table:table-cell>
          <table:table-cell office:value-type="string" table:number-columns-spanned="3" table:number-rows-spanned="1">
            <text:p>CONSUMO ÁGUA FEV/19</text:p>
          </table:table-cell>
          <table:covered-table-cell table:number-columns-repeated="2"/>
          <table:table-cell table:style-name="ce6" office:value-type="currency" office:value="76.09" table:number-columns-spanned="2" table:number-rows-spanned="1">
            <text:p>R$ 76,0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19</text:p>
          </table:table-cell>
          <table:table-cell office:value-type="string" table:number-columns-spanned="3" table:number-rows-spanned="1">
            <text:p>CONSUMO GÁS FEV /19</text:p>
          </table:table-cell>
          <table:covered-table-cell table:number-columns-repeated="2"/>
          <table:table-cell table:style-name="ce6" office:value-type="currency" office:value="85.54" table:number-columns-spanned="2" table:number-rows-spanned="1">
            <text:p>R$ 85,5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19</text:p>
          </table:table-cell>
          <table:table-cell office:value-type="string" table:number-columns-spanned="3" table:number-rows-spanned="1">
            <text:p>CONSUMO ENERGIA FEV/19</text:p>
          </table:table-cell>
          <table:covered-table-cell table:number-columns-repeated="2"/>
          <table:table-cell table:style-name="ce6" office:value-type="currency" office:value="86.39" table:number-columns-spanned="2" table:number-rows-spanned="1">
            <text:p>R$ 86,39</text:p>
          </table:table-cell>
          <table:covered-table-cell/>
          <table:table-cell office:value-type="currency" office:value="1055.31" table:number-columns-spanned="2" table:number-rows-spanned="1">
            <text:p>R$ 1.055,31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4037366</text:p>
          </table:table-cell>
          <table:table-cell office:value-type="string">
            <text:p>10/05/2019</text:p>
          </table:table-cell>
          <table:table-cell office:value-type="string" table:number-columns-spanned="3" table:number-rows-spanned="1">
            <text:p>COTA CONDOMINIAL MAI/2019</text:p>
          </table:table-cell>
          <table:covered-table-cell table:number-columns-repeated="2"/>
          <table:table-cell table:style-name="ce6" office:value-type="currency" office:value="768.85" table:number-columns-spanned="2" table:number-rows-spanned="1">
            <text:p>R$ 768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19</text:p>
          </table:table-cell>
          <table:table-cell office:value-type="string" table:number-columns-spanned="3" table:number-rows-spanned="1">
            <text:p>FUNDO DE RESERVA MAI/2019</text:p>
          </table:table-cell>
          <table:covered-table-cell table:number-columns-repeated="2"/>
          <table:table-cell table:style-name="ce6" office:value-type="currency" office:value="38.44" table:number-columns-spanned="2" table:number-rows-spanned="1">
            <text:p>R$ 38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19</text:p>
          </table:table-cell>
          <table:table-cell office:value-type="string" table:number-columns-spanned="3" table:number-rows-spanned="1">
            <text:p>CONSUMO ÁGUA MAR/19</text:p>
          </table:table-cell>
          <table:covered-table-cell table:number-columns-repeated="2"/>
          <table:table-cell table:style-name="ce6" office:value-type="currency" office:value="81.08" table:number-columns-spanned="2" table:number-rows-spanned="1">
            <text:p>R$ 81,0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19</text:p>
          </table:table-cell>
          <table:table-cell office:value-type="string" table:number-columns-spanned="3" table:number-rows-spanned="1">
            <text:p>CONSUMO GÁS MAR/19</text:p>
          </table:table-cell>
          <table:covered-table-cell table:number-columns-repeated="2"/>
          <table:table-cell table:style-name="ce6" office:value-type="currency" office:value="111.63" table:number-columns-spanned="2" table:number-rows-spanned="1">
            <text:p>R$ 111,6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19</text:p>
          </table:table-cell>
          <table:table-cell office:value-type="string" table:number-columns-spanned="3" table:number-rows-spanned="1">
            <text:p>CONSUMO ENERGIA MAR/19</text:p>
          </table:table-cell>
          <table:covered-table-cell table:number-columns-repeated="2"/>
          <table:table-cell table:style-name="ce6" office:value-type="currency" office:value="99.4" table:number-columns-spanned="2" table:number-rows-spanned="1">
            <text:p>R$ 99,4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19</text:p>
          </table:table-cell>
          <table:table-cell office:value-type="string" table:number-columns-spanned="3" table:number-rows-spanned="1">
            <text:p>LAVANDERIA 21 fichas</text:p>
          </table:table-cell>
          <table:covered-table-cell table:number-columns-repeated="2"/>
          <table:table-cell table:style-name="ce6" office:value-type="currency" office:value="69.3" table:number-columns-spanned="2" table:number-rows-spanned="1">
            <text:p>R$ 69,3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19</text:p>
          </table:table-cell>
          <table:table-cell office:value-type="string" table:number-columns-spanned="3" table:number-rows-spanned="1">
            <text:p>DIF. LAV FEV/19 Dif 14 fichas</text:p>
          </table:table-cell>
          <table:covered-table-cell table:number-columns-repeated="2"/>
          <table:table-cell table:style-name="ce6" office:value-type="currency" office:value="46.2" table:number-columns-spanned="2" table:number-rows-spanned="1">
            <text:p>R$ 46,20</text:p>
          </table:table-cell>
          <table:covered-table-cell/>
          <table:table-cell office:value-type="currency" office:value="1214.9" table:number-columns-spanned="2" table:number-rows-spanned="1">
            <text:p>R$ 1.214,9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4134339</text:p>
          </table:table-cell>
          <table:table-cell office:value-type="string">
            <text:p>10/06/2019</text:p>
          </table:table-cell>
          <table:table-cell office:value-type="string" table:number-columns-spanned="3" table:number-rows-spanned="1">
            <text:p>COTA CONDOMINIAL JUN/2019</text:p>
          </table:table-cell>
          <table:covered-table-cell table:number-columns-repeated="2"/>
          <table:table-cell table:style-name="ce6" office:value-type="currency" office:value="768.85" table:number-columns-spanned="2" table:number-rows-spanned="1">
            <text:p>R$ 768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19</text:p>
          </table:table-cell>
          <table:table-cell office:value-type="string" table:number-columns-spanned="3" table:number-rows-spanned="1">
            <text:p>FUNDO DE RESERVA JUN/2019</text:p>
          </table:table-cell>
          <table:covered-table-cell table:number-columns-repeated="2"/>
          <table:table-cell table:style-name="ce6" office:value-type="currency" office:value="38.44" table:number-columns-spanned="2" table:number-rows-spanned="1">
            <text:p>R$ 38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19</text:p>
          </table:table-cell>
          <table:table-cell office:value-type="string" table:number-columns-spanned="3" table:number-rows-spanned="1">
            <text:p>CONSUMO ÁGUA ABR/19</text:p>
          </table:table-cell>
          <table:covered-table-cell table:number-columns-repeated="2"/>
          <table:table-cell table:style-name="ce6" office:value-type="currency" office:value="86.48" table:number-columns-spanned="2" table:number-rows-spanned="1">
            <text:p>R$ 86,4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19</text:p>
          </table:table-cell>
          <table:table-cell office:value-type="string" table:number-columns-spanned="3" table:number-rows-spanned="1">
            <text:p>CONSUMO GÁS ABR/19</text:p>
          </table:table-cell>
          <table:covered-table-cell table:number-columns-repeated="2"/>
          <table:table-cell table:style-name="ce6" office:value-type="currency" office:value="219.08" table:number-columns-spanned="2" table:number-rows-spanned="1">
            <text:p>R$ 219,0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19</text:p>
          </table:table-cell>
          <table:table-cell office:value-type="string" table:number-columns-spanned="3" table:number-rows-spanned="1">
            <text:p>CONSUMO ENERGIA ABR/19</text:p>
          </table:table-cell>
          <table:covered-table-cell table:number-columns-repeated="2"/>
          <table:table-cell table:style-name="ce6" office:value-type="currency" office:value="93.45" table:number-columns-spanned="2" table:number-rows-spanned="1">
            <text:p>R$ 93,4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19</text:p>
          </table:table-cell>
          <table:table-cell office:value-type="string" table:number-columns-spanned="3" table:number-rows-spanned="1">
            <text:p>LAVANDERIA 20 fichas</text:p>
          </table:table-cell>
          <table:covered-table-cell table:number-columns-repeated="2"/>
          <table:table-cell table:style-name="ce6" office:value-type="currency" office:value="66" table:number-columns-spanned="2" table:number-rows-spanned="1">
            <text:p>R$ 66,00</text:p>
          </table:table-cell>
          <table:covered-table-cell/>
          <table:table-cell office:value-type="currency" office:value="1272.3" table:number-columns-spanned="2" table:number-rows-spanned="1">
            <text:p>R$ 1.272,3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4228224</text:p>
          </table:table-cell>
          <table:table-cell office:value-type="string">
            <text:p>10/07/2019</text:p>
          </table:table-cell>
          <table:table-cell office:value-type="string" table:number-columns-spanned="3" table:number-rows-spanned="1">
            <text:p>COTA CONDOMINIAL JUL/2019</text:p>
          </table:table-cell>
          <table:covered-table-cell table:number-columns-repeated="2"/>
          <table:table-cell table:style-name="ce6" office:value-type="currency" office:value="768.85" table:number-columns-spanned="2" table:number-rows-spanned="1">
            <text:p>R$ 768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19</text:p>
          </table:table-cell>
          <table:table-cell office:value-type="string" table:number-columns-spanned="3" table:number-rows-spanned="1">
            <text:p>FUNDO DE RESERVA JUL/2019</text:p>
          </table:table-cell>
          <table:covered-table-cell table:number-columns-repeated="2"/>
          <table:table-cell table:style-name="ce6" office:value-type="currency" office:value="38.44" table:number-columns-spanned="2" table:number-rows-spanned="1">
            <text:p>R$ 38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19</text:p>
          </table:table-cell>
          <table:table-cell office:value-type="string" table:number-columns-spanned="3" table:number-rows-spanned="1">
            <text:p>CONSUMO ÁGUA MAI/19</text:p>
          </table:table-cell>
          <table:covered-table-cell table:number-columns-repeated="2"/>
          <table:table-cell table:style-name="ce6" office:value-type="currency" office:value="80.93" table:number-columns-spanned="2" table:number-rows-spanned="1">
            <text:p>R$ 80,9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19</text:p>
          </table:table-cell>
          <table:table-cell office:value-type="string" table:number-columns-spanned="3" table:number-rows-spanned="1">
            <text:p>CONSUMO GÁS MAI/19</text:p>
          </table:table-cell>
          <table:covered-table-cell table:number-columns-repeated="2"/>
          <table:table-cell table:style-name="ce6" office:value-type="currency" office:value="28.37" table:number-columns-spanned="2" table:number-rows-spanned="1">
            <text:p>R$ 28,3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19</text:p>
          </table:table-cell>
          <table:table-cell office:value-type="string" table:number-columns-spanned="3" table:number-rows-spanned="1">
            <text:p>CONSUMO ENERGIA MAI/19</text:p>
          </table:table-cell>
          <table:covered-table-cell table:number-columns-repeated="2"/>
          <table:table-cell table:style-name="ce6" office:value-type="currency" office:value="113.29" table:number-columns-spanned="2" table:number-rows-spanned="1">
            <text:p>R$ 113,2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19</text:p>
          </table:table-cell>
          <table:table-cell office:value-type="string" table:number-columns-spanned="3" table:number-rows-spanned="1">
            <text:p>LAVANDERIA 19 fichas</text:p>
          </table:table-cell>
          <table:covered-table-cell table:number-columns-repeated="2"/>
          <table:table-cell table:style-name="ce6" office:value-type="currency" office:value="62.7" table:number-columns-spanned="2" table:number-rows-spanned="1">
            <text:p>R$ 62,70</text:p>
          </table:table-cell>
          <table:covered-table-cell/>
          <table:table-cell office:value-type="currency" office:value="1092.58" table:number-columns-spanned="2" table:number-rows-spanned="1">
            <text:p>R$ 1.092,58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4316531</text:p>
          </table:table-cell>
          <table:table-cell office:value-type="string">
            <text:p>10/08/2019</text:p>
          </table:table-cell>
          <table:table-cell office:value-type="string" table:number-columns-spanned="3" table:number-rows-spanned="1">
            <text:p>COTA CONDOMINIAL AGO/2019</text:p>
          </table:table-cell>
          <table:covered-table-cell table:number-columns-repeated="2"/>
          <table:table-cell table:style-name="ce6" office:value-type="currency" office:value="768.85" table:number-columns-spanned="2" table:number-rows-spanned="1">
            <text:p>R$ 768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19</text:p>
          </table:table-cell>
          <table:table-cell office:value-type="string" table:number-columns-spanned="3" table:number-rows-spanned="1">
            <text:p>FUNDO DE RESERVA AGO/2019</text:p>
          </table:table-cell>
          <table:covered-table-cell table:number-columns-repeated="2"/>
          <table:table-cell table:style-name="ce6" office:value-type="currency" office:value="38.44" table:number-columns-spanned="2" table:number-rows-spanned="1">
            <text:p>R$ 38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19</text:p>
          </table:table-cell>
          <table:table-cell office:value-type="string" table:number-columns-spanned="3" table:number-rows-spanned="1">
            <text:p>CONSUMO ÁGUA JUN/19</text:p>
          </table:table-cell>
          <table:covered-table-cell table:number-columns-repeated="2"/>
          <table:table-cell table:style-name="ce6" office:value-type="currency" office:value="95.02" table:number-columns-spanned="2" table:number-rows-spanned="1">
            <text:p>R$ 95,0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19</text:p>
          </table:table-cell>
          <table:table-cell office:value-type="string" table:number-columns-spanned="3" table:number-rows-spanned="1">
            <text:p>CONSUMO GÁS JUN/19</text:p>
          </table:table-cell>
          <table:covered-table-cell table:number-columns-repeated="2"/>
          <table:table-cell table:style-name="ce6" office:value-type="currency" office:value="164.72" table:number-columns-spanned="2" table:number-rows-spanned="1">
            <text:p>R$ 164,7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19</text:p>
          </table:table-cell>
          <table:table-cell office:value-type="string" table:number-columns-spanned="3" table:number-rows-spanned="1">
            <text:p>CONSUMO ENERGIA JUN/19</text:p>
          </table:table-cell>
          <table:covered-table-cell table:number-columns-repeated="2"/>
          <table:table-cell table:style-name="ce6" office:value-type="currency" office:value="108.97" table:number-columns-spanned="2" table:number-rows-spanned="1">
            <text:p>R$ 108,9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19</text:p>
          </table:table-cell>
          <table:table-cell office:value-type="string" table:number-columns-spanned="3" table:number-rows-spanned="1">
            <text:p>LAVANDERIA 24 fichas</text:p>
          </table:table-cell>
          <table:covered-table-cell table:number-columns-repeated="2"/>
          <table:table-cell table:style-name="ce6" office:value-type="currency" office:value="79.2" table:number-columns-spanned="2" table:number-rows-spanned="1">
            <text:p>R$ 79,20</text:p>
          </table:table-cell>
          <table:covered-table-cell/>
          <table:table-cell office:value-type="currency" office:value="1255.2" table:number-columns-spanned="2" table:number-rows-spanned="1">
            <text:p>R$ 1.255,2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4436395</text:p>
          </table:table-cell>
          <table:table-cell office:value-type="string">
            <text:p>10/09/2019</text:p>
          </table:table-cell>
          <table:table-cell office:value-type="string" table:number-columns-spanned="3" table:number-rows-spanned="1">
            <text:p>COTA CONDOMINIAL SET/2019</text:p>
          </table:table-cell>
          <table:covered-table-cell table:number-columns-repeated="2"/>
          <table:table-cell table:style-name="ce6" office:value-type="currency" office:value="768.85" table:number-columns-spanned="2" table:number-rows-spanned="1">
            <text:p>R$ 768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19</text:p>
          </table:table-cell>
          <table:table-cell office:value-type="string" table:number-columns-spanned="3" table:number-rows-spanned="1">
            <text:p>FUNDO DE RESERVA SET/2019</text:p>
          </table:table-cell>
          <table:covered-table-cell table:number-columns-repeated="2"/>
          <table:table-cell table:style-name="ce6" office:value-type="currency" office:value="38.44" table:number-columns-spanned="2" table:number-rows-spanned="1">
            <text:p>R$ 38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19</text:p>
          </table:table-cell>
          <table:table-cell office:value-type="string" table:number-columns-spanned="3" table:number-rows-spanned="1">
            <text:p>CONSUMO ÁGUA JUL/19</text:p>
          </table:table-cell>
          <table:covered-table-cell table:number-columns-repeated="2"/>
          <table:table-cell table:style-name="ce6" office:value-type="currency" office:value="97.82" table:number-columns-spanned="2" table:number-rows-spanned="1">
            <text:p>R$ 97,8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19</text:p>
          </table:table-cell>
          <table:table-cell office:value-type="string" table:number-columns-spanned="3" table:number-rows-spanned="1">
            <text:p>CONSUMO GÁS JUL/19</text:p>
          </table:table-cell>
          <table:covered-table-cell table:number-columns-repeated="2"/>
          <table:table-cell table:style-name="ce6" office:value-type="currency" office:value="223.85" table:number-columns-spanned="2" table:number-rows-spanned="1">
            <text:p>R$ 223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19</text:p>
          </table:table-cell>
          <table:table-cell office:value-type="string" table:number-columns-spanned="3" table:number-rows-spanned="1">
            <text:p>CONSUMO ENERGIA JUL/19</text:p>
          </table:table-cell>
          <table:covered-table-cell table:number-columns-repeated="2"/>
          <table:table-cell table:style-name="ce6" office:value-type="currency" office:value="99.65" table:number-columns-spanned="2" table:number-rows-spanned="1">
            <text:p>R$ 99,6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19</text:p>
          </table:table-cell>
          <table:table-cell office:value-type="string" table:number-columns-spanned="3" table:number-rows-spanned="1">
            <text:p>LAVANDERIA 8 fichas</text:p>
          </table:table-cell>
          <table:covered-table-cell table:number-columns-repeated="2"/>
          <table:table-cell table:style-name="ce6" office:value-type="currency" office:value="79.2" table:number-columns-spanned="2" table:number-rows-spanned="1">
            <text:p>R$ 79,20</text:p>
          </table:table-cell>
          <table:covered-table-cell/>
          <table:table-cell office:value-type="currency" office:value="1307.81" table:number-columns-spanned="2" table:number-rows-spanned="1">
            <text:p>R$ 1.307,81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4529919</text:p>
          </table:table-cell>
          <table:table-cell office:value-type="string">
            <text:p>10/10/2019</text:p>
          </table:table-cell>
          <table:table-cell office:value-type="string" table:number-columns-spanned="3" table:number-rows-spanned="1">
            <text:p>COTA CONDOMINIAL OUT/2019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19</text:p>
          </table:table-cell>
          <table:table-cell office:value-type="string" table:number-columns-spanned="3" table:number-rows-spanned="1">
            <text:p>FUNDO DE RESERVA OUT/2019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19</text:p>
          </table:table-cell>
          <table:table-cell office:value-type="string" table:number-columns-spanned="3" table:number-rows-spanned="1">
            <text:p>CONSUMO ÁGUA AGO/19</text:p>
          </table:table-cell>
          <table:covered-table-cell table:number-columns-repeated="2"/>
          <table:table-cell table:style-name="ce6" office:value-type="currency" office:value="96.67" table:number-columns-spanned="2" table:number-rows-spanned="1">
            <text:p>R$ 96,6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19</text:p>
          </table:table-cell>
          <table:table-cell office:value-type="string" table:number-columns-spanned="3" table:number-rows-spanned="1">
            <text:p>CONSUMO GÁS AGO/19</text:p>
          </table:table-cell>
          <table:covered-table-cell table:number-columns-repeated="2"/>
          <table:table-cell table:style-name="ce6" office:value-type="currency" office:value="215.74" table:number-columns-spanned="2" table:number-rows-spanned="1">
            <text:p>R$ 215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19</text:p>
          </table:table-cell>
          <table:table-cell office:value-type="string" table:number-columns-spanned="3" table:number-rows-spanned="1">
            <text:p>CONSUMO ENERGIA JUL/19</text:p>
          </table:table-cell>
          <table:covered-table-cell table:number-columns-repeated="2"/>
          <table:table-cell table:style-name="ce6" office:value-type="currency" office:value="98.38" table:number-columns-spanned="2" table:number-rows-spanned="1">
            <text:p>R$ 98,3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19</text:p>
          </table:table-cell>
          <table:table-cell office:value-type="string" table:number-columns-spanned="3" table:number-rows-spanned="1">
            <text:p>LAVANDERIA 13 fichas</text:p>
          </table:table-cell>
          <table:covered-table-cell table:number-columns-repeated="2"/>
          <table:table-cell table:style-name="ce6" office:value-type="currency" office:value="42.9" table:number-columns-spanned="2" table:number-rows-spanned="1">
            <text:p>R$ 42,90</text:p>
          </table:table-cell>
          <table:covered-table-cell/>
          <table:table-cell office:value-type="currency" office:value="1297.3" table:number-columns-spanned="2" table:number-rows-spanned="1">
            <text:p>R$ 1.297,3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4653343</text:p>
          </table:table-cell>
          <table:table-cell office:value-type="string">
            <text:p>10/11/2019</text:p>
          </table:table-cell>
          <table:table-cell office:value-type="string" table:number-columns-spanned="3" table:number-rows-spanned="1">
            <text:p>COTA CONDOMINIAL NOV/2019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19</text:p>
          </table:table-cell>
          <table:table-cell office:value-type="string" table:number-columns-spanned="3" table:number-rows-spanned="1">
            <text:p>FUNDO DE RESERVA NOV/2019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19</text:p>
          </table:table-cell>
          <table:table-cell office:value-type="string" table:number-columns-spanned="3" table:number-rows-spanned="1">
            <text:p>CONSUMO ÁGUA SET/19</text:p>
          </table:table-cell>
          <table:covered-table-cell table:number-columns-repeated="2"/>
          <table:table-cell table:style-name="ce6" office:value-type="currency" office:value="107.04" table:number-columns-spanned="2" table:number-rows-spanned="1">
            <text:p>R$ 107,0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19</text:p>
          </table:table-cell>
          <table:table-cell office:value-type="string" table:number-columns-spanned="3" table:number-rows-spanned="1">
            <text:p>CONSUMO GÁS SET/19</text:p>
          </table:table-cell>
          <table:covered-table-cell table:number-columns-repeated="2"/>
          <table:table-cell table:style-name="ce6" office:value-type="currency" office:value="224.52" table:number-columns-spanned="2" table:number-rows-spanned="1">
            <text:p>R$ 224,5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19</text:p>
          </table:table-cell>
          <table:table-cell office:value-type="string" table:number-columns-spanned="3" table:number-rows-spanned="1">
            <text:p>CONSUMO ENERGIA AGO/19</text:p>
          </table:table-cell>
          <table:covered-table-cell table:number-columns-repeated="2"/>
          <table:table-cell table:style-name="ce6" office:value-type="currency" office:value="104.13" table:number-columns-spanned="2" table:number-rows-spanned="1">
            <text:p>R$ 104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19</text:p>
          </table:table-cell>
          <table:table-cell office:value-type="string" table:number-columns-spanned="3" table:number-rows-spanned="1">
            <text:p>LAVANDERIA 34 fichas</text:p>
          </table:table-cell>
          <table:covered-table-cell table:number-columns-repeated="2"/>
          <table:table-cell table:style-name="ce6" office:value-type="currency" office:value="112.2" table:number-columns-spanned="2" table:number-rows-spanned="1">
            <text:p>R$ 112,20</text:p>
          </table:table-cell>
          <table:covered-table-cell/>
          <table:table-cell office:value-type="currency" office:value="1391.5" table:number-columns-spanned="2" table:number-rows-spanned="1">
            <text:p>R$ 1.391,5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4742685</text:p>
          </table:table-cell>
          <table:table-cell office:value-type="string">
            <text:p>10/12/2019</text:p>
          </table:table-cell>
          <table:table-cell office:value-type="string" table:number-columns-spanned="3" table:number-rows-spanned="1">
            <text:p>COTA CONDOMINIAL DEZ/2019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19</text:p>
          </table:table-cell>
          <table:table-cell office:value-type="string" table:number-columns-spanned="3" table:number-rows-spanned="1">
            <text:p>FUNDO DE RESERVA DEZ/2019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19</text:p>
          </table:table-cell>
          <table:table-cell office:value-type="string" table:number-columns-spanned="3" table:number-rows-spanned="1">
            <text:p>CONSUMO ÁGUA OUT/19</text:p>
          </table:table-cell>
          <table:covered-table-cell table:number-columns-repeated="2"/>
          <table:table-cell table:style-name="ce6" office:value-type="currency" office:value="100.96" table:number-columns-spanned="2" table:number-rows-spanned="1">
            <text:p>R$ 100,9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19</text:p>
          </table:table-cell>
          <table:table-cell office:value-type="string" table:number-columns-spanned="3" table:number-rows-spanned="1">
            <text:p>CONSUMO GÁS OUT/19</text:p>
          </table:table-cell>
          <table:covered-table-cell table:number-columns-repeated="2"/>
          <table:table-cell table:style-name="ce6" office:value-type="currency" office:value="192.41" table:number-columns-spanned="2" table:number-rows-spanned="1">
            <text:p>R$ 192,4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19</text:p>
          </table:table-cell>
          <table:table-cell office:value-type="string" table:number-columns-spanned="3" table:number-rows-spanned="1">
            <text:p>CONSUMO ENERGIA SET/19</text:p>
          </table:table-cell>
          <table:covered-table-cell table:number-columns-repeated="2"/>
          <table:table-cell table:style-name="ce6" office:value-type="currency" office:value="104.71" table:number-columns-spanned="2" table:number-rows-spanned="1">
            <text:p>R$ 104,7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19</text:p>
          </table:table-cell>
          <table:table-cell office:value-type="string" table:number-columns-spanned="3" table:number-rows-spanned="1">
            <text:p>LAVANDERIA ,22 fichas</text:p>
          </table:table-cell>
          <table:covered-table-cell table:number-columns-repeated="2"/>
          <table:table-cell table:style-name="ce6" office:value-type="currency" office:value="72.6" table:number-columns-spanned="2" table:number-rows-spanned="1">
            <text:p>R$ 72,60</text:p>
          </table:table-cell>
          <table:covered-table-cell/>
          <table:table-cell office:value-type="currency" office:value="1314.29" table:number-columns-spanned="2" table:number-rows-spanned="1">
            <text:p>R$ 1.314,29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4827861</text:p>
          </table:table-cell>
          <table:table-cell office:value-type="string">
            <text:p>10/01/2020</text:p>
          </table:table-cell>
          <table:table-cell office:value-type="string" table:number-columns-spanned="3" table:number-rows-spanned="1">
            <text:p>COTA CONDOMINIAL JAN/2020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0</text:p>
          </table:table-cell>
          <table:table-cell office:value-type="string" table:number-columns-spanned="3" table:number-rows-spanned="1">
            <text:p>FUNDO DE RESERVA JAN/2020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0</text:p>
          </table:table-cell>
          <table:table-cell office:value-type="string" table:number-columns-spanned="3" table:number-rows-spanned="1">
            <text:p>CONSUMO ÁGUA NOV/19</text:p>
          </table:table-cell>
          <table:covered-table-cell table:number-columns-repeated="2"/>
          <table:table-cell table:style-name="ce6" office:value-type="currency" office:value="97.44" table:number-columns-spanned="2" table:number-rows-spanned="1">
            <text:p>R$ 97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0</text:p>
          </table:table-cell>
          <table:table-cell office:value-type="string" table:number-columns-spanned="3" table:number-rows-spanned="1">
            <text:p>CONSUMO GÁS NOV/19</text:p>
          </table:table-cell>
          <table:covered-table-cell table:number-columns-repeated="2"/>
          <table:table-cell table:style-name="ce6" office:value-type="currency" office:value="93.27" table:number-columns-spanned="2" table:number-rows-spanned="1">
            <text:p>R$ 93,2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0</text:p>
          </table:table-cell>
          <table:table-cell office:value-type="string" table:number-columns-spanned="3" table:number-rows-spanned="1">
            <text:p>CONSUMO ENERGIA OUT/19</text:p>
          </table:table-cell>
          <table:covered-table-cell table:number-columns-repeated="2"/>
          <table:table-cell table:style-name="ce6" office:value-type="currency" office:value="99.76" table:number-columns-spanned="2" table:number-rows-spanned="1">
            <text:p>R$ 99,7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0</text:p>
          </table:table-cell>
          <table:table-cell office:value-type="string" table:number-columns-spanned="3" table:number-rows-spanned="1">
            <text:p>LAVANDERIA ,22 fichas</text:p>
          </table:table-cell>
          <table:covered-table-cell table:number-columns-repeated="2"/>
          <table:table-cell table:style-name="ce6" office:value-type="currency" office:value="72.6" table:number-columns-spanned="2" table:number-rows-spanned="1">
            <text:p>R$ 72,60</text:p>
          </table:table-cell>
          <table:covered-table-cell/>
          <table:table-cell office:value-type="currency" office:value="1206.68" table:number-columns-spanned="2" table:number-rows-spanned="1">
            <text:p>R$ 1.206,68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4918878</text:p>
          </table:table-cell>
          <table:table-cell office:value-type="string">
            <text:p>10/02/2020</text:p>
          </table:table-cell>
          <table:table-cell office:value-type="string" table:number-columns-spanned="3" table:number-rows-spanned="1">
            <text:p>COTA CONDOMINIAL FEV/2020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0</text:p>
          </table:table-cell>
          <table:table-cell office:value-type="string" table:number-columns-spanned="3" table:number-rows-spanned="1">
            <text:p>FUNDO DE RESERVA FEV/2020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0</text:p>
          </table:table-cell>
          <table:table-cell office:value-type="string" table:number-columns-spanned="3" table:number-rows-spanned="1">
            <text:p>CONSUMO ÁGUA DEZ/19</text:p>
          </table:table-cell>
          <table:covered-table-cell table:number-columns-repeated="2"/>
          <table:table-cell table:style-name="ce6" office:value-type="currency" office:value="93.96" table:number-columns-spanned="2" table:number-rows-spanned="1">
            <text:p>R$ 93,9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0</text:p>
          </table:table-cell>
          <table:table-cell office:value-type="string" table:number-columns-spanned="3" table:number-rows-spanned="1">
            <text:p>CONSUMO GÁS DEZ/19</text:p>
          </table:table-cell>
          <table:covered-table-cell table:number-columns-repeated="2"/>
          <table:table-cell table:style-name="ce6" office:value-type="currency" office:value="210.07" table:number-columns-spanned="2" table:number-rows-spanned="1">
            <text:p>R$ 210,0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0</text:p>
          </table:table-cell>
          <table:table-cell office:value-type="string" table:number-columns-spanned="3" table:number-rows-spanned="1">
            <text:p>CONSUMO ENERGIA NOV/19</text:p>
          </table:table-cell>
          <table:covered-table-cell table:number-columns-repeated="2"/>
          <table:table-cell table:style-name="ce6" office:value-type="currency" office:value="98.31" table:number-columns-spanned="2" table:number-rows-spanned="1">
            <text:p>R$ 98,3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0</text:p>
          </table:table-cell>
          <table:table-cell office:value-type="string" table:number-columns-spanned="3" table:number-rows-spanned="1">
            <text:p>LAVANDERIA 18 fichas</text:p>
          </table:table-cell>
          <table:covered-table-cell table:number-columns-repeated="2"/>
          <table:table-cell table:style-name="ce6" office:value-type="currency" office:value="59.4" table:number-columns-spanned="2" table:number-rows-spanned="1">
            <text:p>R$ 59,40</text:p>
          </table:table-cell>
          <table:covered-table-cell/>
          <table:table-cell office:value-type="currency" office:value="1305.35" table:number-columns-spanned="2" table:number-rows-spanned="1">
            <text:p>R$ 1.305,35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5047738</text:p>
          </table:table-cell>
          <table:table-cell office:value-type="string">
            <text:p>10/03/2020</text:p>
          </table:table-cell>
          <table:table-cell office:value-type="string" table:number-columns-spanned="3" table:number-rows-spanned="1">
            <text:p>COTA CONDOMINIAL MAR/2020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0</text:p>
          </table:table-cell>
          <table:table-cell office:value-type="string" table:number-columns-spanned="3" table:number-rows-spanned="1">
            <text:p>FUNDO DE RESERVA MAR/2020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0</text:p>
          </table:table-cell>
          <table:table-cell office:value-type="string" table:number-columns-spanned="3" table:number-rows-spanned="1">
            <text:p>CONSUMO ÁGUA JAN/2020</text:p>
          </table:table-cell>
          <table:covered-table-cell table:number-columns-repeated="2"/>
          <table:table-cell table:style-name="ce6" office:value-type="currency" office:value="77.33" table:number-columns-spanned="2" table:number-rows-spanned="1">
            <text:p>R$ 77,3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0</text:p>
          </table:table-cell>
          <table:table-cell office:value-type="string" table:number-columns-spanned="3" table:number-rows-spanned="1">
            <text:p>CONSUMO GÁS JAN/2020</text:p>
          </table:table-cell>
          <table:covered-table-cell table:number-columns-repeated="2"/>
          <table:table-cell table:style-name="ce6" office:value-type="currency" office:value="115.23" table:number-columns-spanned="2" table:number-rows-spanned="1">
            <text:p>R$ 115,2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0</text:p>
          </table:table-cell>
          <table:table-cell office:value-type="string" table:number-columns-spanned="3" table:number-rows-spanned="1">
            <text:p>CONSUMO ENERGIA DEZ/19</text:p>
          </table:table-cell>
          <table:covered-table-cell table:number-columns-repeated="2"/>
          <table:table-cell table:style-name="ce6" office:value-type="currency" office:value="110.47" table:number-columns-spanned="2" table:number-rows-spanned="1">
            <text:p>R$ 110,4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0</text:p>
          </table:table-cell>
          <table:table-cell office:value-type="string" table:number-columns-spanned="3" table:number-rows-spanned="1">
            <text:p>LAVANDERIA 30 fichas</text:p>
          </table:table-cell>
          <table:covered-table-cell table:number-columns-repeated="2"/>
          <table:table-cell table:style-name="ce6" office:value-type="currency" office:value="99" table:number-columns-spanned="2" table:number-rows-spanned="1">
            <text:p>R$ 99,00</text:p>
          </table:table-cell>
          <table:covered-table-cell/>
          <table:table-cell office:value-type="currency" office:value="1245.64" table:number-columns-spanned="2" table:number-rows-spanned="1">
            <text:p>R$ 1.245,64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5132046</text:p>
          </table:table-cell>
          <table:table-cell office:value-type="string">
            <text:p>10/04/2020</text:p>
          </table:table-cell>
          <table:table-cell office:value-type="string" table:number-columns-spanned="3" table:number-rows-spanned="1">
            <text:p>COTA CONDOMINIAL ABR/2020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0</text:p>
          </table:table-cell>
          <table:table-cell office:value-type="string" table:number-columns-spanned="3" table:number-rows-spanned="1">
            <text:p>FUNDO DE RESERVA ABR/2020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0</text:p>
          </table:table-cell>
          <table:table-cell office:value-type="string" table:number-columns-spanned="3" table:number-rows-spanned="1">
            <text:p>CONSUMO ÁGUA FEV/2020</text:p>
          </table:table-cell>
          <table:covered-table-cell table:number-columns-repeated="2"/>
          <table:table-cell table:style-name="ce6" office:value-type="currency" office:value="121.01" table:number-columns-spanned="2" table:number-rows-spanned="1">
            <text:p>R$ 121,0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0</text:p>
          </table:table-cell>
          <table:table-cell office:value-type="string" table:number-columns-spanned="3" table:number-rows-spanned="1">
            <text:p>CONSUMO GÁS FEV/2020</text:p>
          </table:table-cell>
          <table:covered-table-cell table:number-columns-repeated="2"/>
          <table:table-cell table:style-name="ce6" office:value-type="currency" office:value="104.33" table:number-columns-spanned="2" table:number-rows-spanned="1">
            <text:p>R$ 104,3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0</text:p>
          </table:table-cell>
          <table:table-cell office:value-type="string" table:number-columns-spanned="3" table:number-rows-spanned="1">
            <text:p>CONSUMO ENERGIA JAN/20</text:p>
          </table:table-cell>
          <table:covered-table-cell table:number-columns-repeated="2"/>
          <table:table-cell table:style-name="ce6" office:value-type="currency" office:value="109.96" table:number-columns-spanned="2" table:number-rows-spanned="1">
            <text:p>R$ 109,9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0</text:p>
          </table:table-cell>
          <table:table-cell office:value-type="string" table:number-columns-spanned="3" table:number-rows-spanned="1">
            <text:p>LAVANDERIA 7 fichas</text:p>
          </table:table-cell>
          <table:covered-table-cell table:number-columns-repeated="2"/>
          <table:table-cell table:style-name="ce6" office:value-type="currency" office:value="23.1" table:number-columns-spanned="2" table:number-rows-spanned="1">
            <text:p>R$ 23,10</text:p>
          </table:table-cell>
          <table:covered-table-cell/>
          <table:table-cell office:value-type="currency" office:value="1202.01" table:number-columns-spanned="2" table:number-rows-spanned="1">
            <text:p>R$ 1.202,01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5260843</text:p>
          </table:table-cell>
          <table:table-cell office:value-type="string">
            <text:p>10/05/2020</text:p>
          </table:table-cell>
          <table:table-cell office:value-type="string" table:number-columns-spanned="3" table:number-rows-spanned="1">
            <text:p>COTA CONDOMINIAL MAI/2020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0</text:p>
          </table:table-cell>
          <table:table-cell office:value-type="string" table:number-columns-spanned="3" table:number-rows-spanned="1">
            <text:p>FUNDO DE RESERVA MAI/2020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0</text:p>
          </table:table-cell>
          <table:table-cell office:value-type="string" table:number-columns-spanned="3" table:number-rows-spanned="1">
            <text:p>CONSUMO ÁGUA MAR/2020</text:p>
          </table:table-cell>
          <table:covered-table-cell table:number-columns-repeated="2"/>
          <table:table-cell table:style-name="ce6" office:value-type="currency" office:value="103.97" table:number-columns-spanned="2" table:number-rows-spanned="1">
            <text:p>R$ 103,9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0</text:p>
          </table:table-cell>
          <table:table-cell office:value-type="string" table:number-columns-spanned="3" table:number-rows-spanned="1">
            <text:p>CONSUMO GÁS MAR/2020</text:p>
          </table:table-cell>
          <table:covered-table-cell table:number-columns-repeated="2"/>
          <table:table-cell table:style-name="ce6" office:value-type="currency" office:value="123" table:number-columns-spanned="2" table:number-rows-spanned="1">
            <text:p>R$ 123,0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0</text:p>
          </table:table-cell>
          <table:table-cell office:value-type="string" table:number-columns-spanned="3" table:number-rows-spanned="1">
            <text:p>CONSUMO ENERGIA FEV/20</text:p>
          </table:table-cell>
          <table:covered-table-cell table:number-columns-repeated="2"/>
          <table:table-cell table:style-name="ce6" office:value-type="currency" office:value="109.97" table:number-columns-spanned="2" table:number-rows-spanned="1">
            <text:p>R$ 109,9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0</text:p>
          </table:table-cell>
          <table:table-cell office:value-type="string" table:number-columns-spanned="3" table:number-rows-spanned="1">
            <text:p>LAVANDERIA 34 fichas</text:p>
          </table:table-cell>
          <table:covered-table-cell table:number-columns-repeated="2"/>
          <table:table-cell table:style-name="ce6" office:value-type="currency" office:value="112.2" table:number-columns-spanned="2" table:number-rows-spanned="1">
            <text:p>R$ 112,20</text:p>
          </table:table-cell>
          <table:covered-table-cell/>
          <table:table-cell office:value-type="currency" office:value="1292.75" table:number-columns-spanned="2" table:number-rows-spanned="1">
            <text:p>R$ 1.292,75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5353478</text:p>
          </table:table-cell>
          <table:table-cell office:value-type="string">
            <text:p>10/06/2020</text:p>
          </table:table-cell>
          <table:table-cell office:value-type="string" table:number-columns-spanned="3" table:number-rows-spanned="1">
            <text:p>COTA CONDOMINIAL JUN/2020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0</text:p>
          </table:table-cell>
          <table:table-cell office:value-type="string" table:number-columns-spanned="3" table:number-rows-spanned="1">
            <text:p>FUNDO DE RESERVA JUN/2020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0</text:p>
          </table:table-cell>
          <table:table-cell office:value-type="string" table:number-columns-spanned="3" table:number-rows-spanned="1">
            <text:p>CONSUMO ÁGUA ABR/2020</text:p>
          </table:table-cell>
          <table:covered-table-cell table:number-columns-repeated="2"/>
          <table:table-cell table:style-name="ce6" office:value-type="currency" office:value="91.95" table:number-columns-spanned="2" table:number-rows-spanned="1">
            <text:p>R$ 91,9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0</text:p>
          </table:table-cell>
          <table:table-cell office:value-type="string" table:number-columns-spanned="3" table:number-rows-spanned="1">
            <text:p>CONSUMO GÁS ABR/2020</text:p>
          </table:table-cell>
          <table:covered-table-cell table:number-columns-repeated="2"/>
          <table:table-cell table:style-name="ce6" office:value-type="currency" office:value="133.68" table:number-columns-spanned="2" table:number-rows-spanned="1">
            <text:p>R$ 133,6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0</text:p>
          </table:table-cell>
          <table:table-cell office:value-type="string" table:number-columns-spanned="3" table:number-rows-spanned="1">
            <text:p>CONSUMO ENERGIA MAR/20</text:p>
          </table:table-cell>
          <table:covered-table-cell table:number-columns-repeated="2"/>
          <table:table-cell table:style-name="ce6" office:value-type="currency" office:value="93.24" table:number-columns-spanned="2" table:number-rows-spanned="1">
            <text:p>R$ 93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0</text:p>
          </table:table-cell>
          <table:table-cell office:value-type="string" table:number-columns-spanned="3" table:number-rows-spanned="1">
            <text:p>LAVANDERIA 10 fichas</text:p>
          </table:table-cell>
          <table:covered-table-cell table:number-columns-repeated="2"/>
          <table:table-cell table:style-name="ce6" office:value-type="currency" office:value="33" table:number-columns-spanned="2" table:number-rows-spanned="1">
            <text:p>R$ 33,00</text:p>
          </table:table-cell>
          <table:covered-table-cell/>
          <table:table-cell office:value-type="currency" office:value="1195.48" table:number-columns-spanned="2" table:number-rows-spanned="1">
            <text:p>R$ 1.195,48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5477319</text:p>
          </table:table-cell>
          <table:table-cell office:value-type="string">
            <text:p>10/07/2020</text:p>
          </table:table-cell>
          <table:table-cell office:value-type="string" table:number-columns-spanned="3" table:number-rows-spanned="1">
            <text:p>COTA CONDOMINIAL JUL/2020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0</text:p>
          </table:table-cell>
          <table:table-cell office:value-type="string" table:number-columns-spanned="3" table:number-rows-spanned="1">
            <text:p>FUNDO DE RESERVA JUL/2020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0</text:p>
          </table:table-cell>
          <table:table-cell office:value-type="string" table:number-columns-spanned="3" table:number-rows-spanned="1">
            <text:p>CONSUMO ÁGUA MAI/2020</text:p>
          </table:table-cell>
          <table:covered-table-cell table:number-columns-repeated="2"/>
          <table:table-cell table:style-name="ce6" office:value-type="currency" office:value="91.95" table:number-columns-spanned="2" table:number-rows-spanned="1">
            <text:p>R$ 91,9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0</text:p>
          </table:table-cell>
          <table:table-cell office:value-type="string" table:number-columns-spanned="3" table:number-rows-spanned="1">
            <text:p>CONSUMO GÁS MAI/2020</text:p>
          </table:table-cell>
          <table:covered-table-cell table:number-columns-repeated="2"/>
          <table:table-cell table:style-name="ce6" office:value-type="currency" office:value="129.98" table:number-columns-spanned="2" table:number-rows-spanned="1">
            <text:p>R$ 129,9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0</text:p>
          </table:table-cell>
          <table:table-cell office:value-type="string" table:number-columns-spanned="3" table:number-rows-spanned="1">
            <text:p>CONSUMO ENERGIA ABR/20</text:p>
          </table:table-cell>
          <table:covered-table-cell table:number-columns-repeated="2"/>
          <table:table-cell table:style-name="ce6" office:value-type="currency" office:value="78.06" table:number-columns-spanned="2" table:number-rows-spanned="1">
            <text:p>R$ 78,0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0</text:p>
          </table:table-cell>
          <table:table-cell office:value-type="string" table:number-columns-spanned="3" table:number-rows-spanned="1">
            <text:p>LAVANDERIA 9 FICHAS</text:p>
          </table:table-cell>
          <table:covered-table-cell table:number-columns-repeated="2"/>
          <table:table-cell table:style-name="ce6" office:value-type="currency" office:value="29.7" table:number-columns-spanned="2" table:number-rows-spanned="1">
            <text:p>R$ 29,70</text:p>
          </table:table-cell>
          <table:covered-table-cell/>
          <table:table-cell office:value-type="currency" office:value="1173.3" table:number-columns-spanned="2" table:number-rows-spanned="1">
            <text:p>R$ 1.173,3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5575756</text:p>
          </table:table-cell>
          <table:table-cell office:value-type="string">
            <text:p>10/08/2020</text:p>
          </table:table-cell>
          <table:table-cell office:value-type="string" table:number-columns-spanned="3" table:number-rows-spanned="1">
            <text:p>COTA CONDOMINIAL AGO/2020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0</text:p>
          </table:table-cell>
          <table:table-cell office:value-type="string" table:number-columns-spanned="3" table:number-rows-spanned="1">
            <text:p>FUNDO DE RESERVA AGO/2020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0</text:p>
          </table:table-cell>
          <table:table-cell office:value-type="string" table:number-columns-spanned="3" table:number-rows-spanned="1">
            <text:p>CONSUMO ÁGUA JUN/2020</text:p>
          </table:table-cell>
          <table:covered-table-cell table:number-columns-repeated="2"/>
          <table:table-cell table:style-name="ce6" office:value-type="currency" office:value="101.25" table:number-columns-spanned="2" table:number-rows-spanned="1">
            <text:p>R$ 101,2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0</text:p>
          </table:table-cell>
          <table:table-cell office:value-type="string" table:number-columns-spanned="3" table:number-rows-spanned="1">
            <text:p>CONSUMO GÁS JUN/2020</text:p>
          </table:table-cell>
          <table:covered-table-cell table:number-columns-repeated="2"/>
          <table:table-cell table:style-name="ce6" office:value-type="currency" office:value="158.86" table:number-columns-spanned="2" table:number-rows-spanned="1">
            <text:p>R$ 158,8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0</text:p>
          </table:table-cell>
          <table:table-cell office:value-type="string" table:number-columns-spanned="3" table:number-rows-spanned="1">
            <text:p>CONSUMO ENERGIA MAI/20</text:p>
          </table:table-cell>
          <table:covered-table-cell table:number-columns-repeated="2"/>
          <table:table-cell table:style-name="ce6" office:value-type="currency" office:value="83.33" table:number-columns-spanned="2" table:number-rows-spanned="1">
            <text:p>R$ 83,3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0</text:p>
          </table:table-cell>
          <table:table-cell office:value-type="string" table:number-columns-spanned="3" table:number-rows-spanned="1">
            <text:p>LAVANDERIA 20 fichas</text:p>
          </table:table-cell>
          <table:covered-table-cell table:number-columns-repeated="2"/>
          <table:table-cell table:style-name="ce6" office:value-type="currency" office:value="66" table:number-columns-spanned="2" table:number-rows-spanned="1">
            <text:p>R$ 66,00</text:p>
          </table:table-cell>
          <table:covered-table-cell/>
          <table:table-cell office:value-type="currency" office:value="1253.05" table:number-columns-spanned="2" table:number-rows-spanned="1">
            <text:p>R$ 1.253,05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5685525</text:p>
          </table:table-cell>
          <table:table-cell office:value-type="string">
            <text:p>10/09/2020</text:p>
          </table:table-cell>
          <table:table-cell office:value-type="string" table:number-columns-spanned="3" table:number-rows-spanned="1">
            <text:p>COTA CONDOMINIAL SET/2020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0</text:p>
          </table:table-cell>
          <table:table-cell office:value-type="string" table:number-columns-spanned="3" table:number-rows-spanned="1">
            <text:p>FUNDO DE RESERVA SET/2020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0</text:p>
          </table:table-cell>
          <table:table-cell office:value-type="string" table:number-columns-spanned="3" table:number-rows-spanned="1">
            <text:p>CONSUMO ÁGUA JUL/2020</text:p>
          </table:table-cell>
          <table:covered-table-cell table:number-columns-repeated="2"/>
          <table:table-cell table:style-name="ce6" office:value-type="currency" office:value="97.03" table:number-columns-spanned="2" table:number-rows-spanned="1">
            <text:p>R$ 97,0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0</text:p>
          </table:table-cell>
          <table:table-cell office:value-type="string" table:number-columns-spanned="3" table:number-rows-spanned="1">
            <text:p>CONSUMO GÁS JUL/2020</text:p>
          </table:table-cell>
          <table:covered-table-cell table:number-columns-repeated="2"/>
          <table:table-cell table:style-name="ce6" office:value-type="currency" office:value="143.52" table:number-columns-spanned="2" table:number-rows-spanned="1">
            <text:p>R$ 143,5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0</text:p>
          </table:table-cell>
          <table:table-cell office:value-type="string" table:number-columns-spanned="3" table:number-rows-spanned="1">
            <text:p>CONSUMO ENERGIA JUN/20</text:p>
          </table:table-cell>
          <table:covered-table-cell table:number-columns-repeated="2"/>
          <table:table-cell table:style-name="ce6" office:value-type="currency" office:value="70.92" table:number-columns-spanned="2" table:number-rows-spanned="1">
            <text:p>R$ 70,9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0</text:p>
          </table:table-cell>
          <table:table-cell office:value-type="string" table:number-columns-spanned="3" table:number-rows-spanned="1">
            <text:p>LAVANDERIA 16 fichas</text:p>
          </table:table-cell>
          <table:covered-table-cell table:number-columns-repeated="2"/>
          <table:table-cell table:style-name="ce6" office:value-type="currency" office:value="52.8" table:number-columns-spanned="2" table:number-rows-spanned="1">
            <text:p>R$ 52,80</text:p>
          </table:table-cell>
          <table:covered-table-cell/>
          <table:table-cell office:value-type="currency" office:value="1207.88" table:number-columns-spanned="2" table:number-rows-spanned="1">
            <text:p>R$ 1.207,88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5895947</text:p>
          </table:table-cell>
          <table:table-cell office:value-type="string">
            <text:p>10/10/2020</text:p>
          </table:table-cell>
          <table:table-cell office:value-type="string" table:number-columns-spanned="3" table:number-rows-spanned="1">
            <text:p>COTA CONDOMINIAL OUT/2020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0</text:p>
          </table:table-cell>
          <table:table-cell office:value-type="string" table:number-columns-spanned="3" table:number-rows-spanned="1">
            <text:p>FUNDO DE RESERVA OUT/2020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0</text:p>
          </table:table-cell>
          <table:table-cell office:value-type="string" table:number-columns-spanned="3" table:number-rows-spanned="1">
            <text:p>CONSUMO ÁGUA AGO/2020</text:p>
          </table:table-cell>
          <table:covered-table-cell table:number-columns-repeated="2"/>
          <table:table-cell table:style-name="ce6" office:value-type="currency" office:value="98.44" table:number-columns-spanned="2" table:number-rows-spanned="1">
            <text:p>R$ 98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0</text:p>
          </table:table-cell>
          <table:table-cell office:value-type="string" table:number-columns-spanned="3" table:number-rows-spanned="1">
            <text:p>CONSUMO GÁS AGO/2020</text:p>
          </table:table-cell>
          <table:covered-table-cell table:number-columns-repeated="2"/>
          <table:table-cell table:style-name="ce6" office:value-type="currency" office:value="143.52" table:number-columns-spanned="2" table:number-rows-spanned="1">
            <text:p>R$ 143,5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0</text:p>
          </table:table-cell>
          <table:table-cell office:value-type="string" table:number-columns-spanned="3" table:number-rows-spanned="1">
            <text:p>CONSUMO ENERGIA JUL/20</text:p>
          </table:table-cell>
          <table:covered-table-cell table:number-columns-repeated="2"/>
          <table:table-cell table:style-name="ce6" office:value-type="currency" office:value="71.33" table:number-columns-spanned="2" table:number-rows-spanned="1">
            <text:p>R$ 71,3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0</text:p>
          </table:table-cell>
          <table:table-cell office:value-type="string" table:number-columns-spanned="3" table:number-rows-spanned="1">
            <text:p>LAVANDERIA 26 fichas</text:p>
          </table:table-cell>
          <table:covered-table-cell table:number-columns-repeated="2"/>
          <table:table-cell table:style-name="ce6" office:value-type="currency" office:value="85.8" table:number-columns-spanned="2" table:number-rows-spanned="1">
            <text:p>R$ 85,80</text:p>
          </table:table-cell>
          <table:covered-table-cell/>
          <table:table-cell office:value-type="currency" office:value="1242.7" table:number-columns-spanned="2" table:number-rows-spanned="1">
            <text:p>R$ 1.242,7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5944086</text:p>
          </table:table-cell>
          <table:table-cell office:value-type="string">
            <text:p>10/11/2020</text:p>
          </table:table-cell>
          <table:table-cell office:value-type="string" table:number-columns-spanned="3" table:number-rows-spanned="1">
            <text:p>COTA CONDOMINIAL NOV/2020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0</text:p>
          </table:table-cell>
          <table:table-cell office:value-type="string" table:number-columns-spanned="3" table:number-rows-spanned="1">
            <text:p>FUNDO DE RESERVA NOV/2020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0</text:p>
          </table:table-cell>
          <table:table-cell office:value-type="string" table:number-columns-spanned="3" table:number-rows-spanned="1">
            <text:p>CONSUMO ÁGUA SET/2020</text:p>
          </table:table-cell>
          <table:covered-table-cell table:number-columns-repeated="2"/>
          <table:table-cell table:style-name="ce6" office:value-type="currency" office:value="119.26" table:number-columns-spanned="2" table:number-rows-spanned="1">
            <text:p>R$ 119,2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0</text:p>
          </table:table-cell>
          <table:table-cell office:value-type="string" table:number-columns-spanned="3" table:number-rows-spanned="1">
            <text:p>CONSUMO GÁS SET/2020</text:p>
          </table:table-cell>
          <table:covered-table-cell table:number-columns-repeated="2"/>
          <table:table-cell table:style-name="ce6" office:value-type="currency" office:value="15.41" table:number-columns-spanned="2" table:number-rows-spanned="1">
            <text:p>R$ 15,4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0</text:p>
          </table:table-cell>
          <table:table-cell office:value-type="string" table:number-columns-spanned="3" table:number-rows-spanned="1">
            <text:p>CONSUMO ENERGIA AGO/20</text:p>
          </table:table-cell>
          <table:covered-table-cell table:number-columns-repeated="2"/>
          <table:table-cell table:style-name="ce6" office:value-type="currency" office:value="109.65" table:number-columns-spanned="2" table:number-rows-spanned="1">
            <text:p>R$ 109,6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0</text:p>
          </table:table-cell>
          <table:table-cell office:value-type="string" table:number-columns-spanned="3" table:number-rows-spanned="1">
            <text:p>LAVANDERIA 20 fichas</text:p>
          </table:table-cell>
          <table:covered-table-cell table:number-columns-repeated="2"/>
          <table:table-cell table:style-name="ce6" office:value-type="currency" office:value="66" table:number-columns-spanned="2" table:number-rows-spanned="1">
            <text:p>R$ 66,00</text:p>
          </table:table-cell>
          <table:covered-table-cell/>
          <table:table-cell office:value-type="currency" office:value="1153.93" table:number-columns-spanned="2" table:number-rows-spanned="1">
            <text:p>R$ 1.153,93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6127205</text:p>
          </table:table-cell>
          <table:table-cell office:value-type="string">
            <text:p>10/12/2020</text:p>
          </table:table-cell>
          <table:table-cell office:value-type="string" table:number-columns-spanned="3" table:number-rows-spanned="1">
            <text:p>COTA CONDOMINIAL DEZ/2020</text:p>
          </table:table-cell>
          <table:covered-table-cell table:number-columns-repeated="2"/>
          <table:table-cell table:style-name="ce6" office:value-type="currency" office:value="803.44" table:number-columns-spanned="2" table:number-rows-spanned="1">
            <text:p>R$ 8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0</text:p>
          </table:table-cell>
          <table:table-cell office:value-type="string" table:number-columns-spanned="3" table:number-rows-spanned="1">
            <text:p>FUNDO DE RESERVA DEZ/2020</text:p>
          </table:table-cell>
          <table:covered-table-cell table:number-columns-repeated="2"/>
          <table:table-cell table:style-name="ce6" office:value-type="currency" office:value="40.17" table:number-columns-spanned="2" table:number-rows-spanned="1">
            <text:p>R$ 4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0</text:p>
          </table:table-cell>
          <table:table-cell office:value-type="string" table:number-columns-spanned="3" table:number-rows-spanned="1">
            <text:p>CONSUMO ÁGUA OUT/2020</text:p>
          </table:table-cell>
          <table:covered-table-cell table:number-columns-repeated="2"/>
          <table:table-cell table:style-name="ce6" office:value-type="currency" office:value="105.74" table:number-columns-spanned="2" table:number-rows-spanned="1">
            <text:p>R$ 105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0</text:p>
          </table:table-cell>
          <table:table-cell office:value-type="string" table:number-columns-spanned="3" table:number-rows-spanned="1">
            <text:p>CONSUMO GÁS OUT/2020</text:p>
          </table:table-cell>
          <table:covered-table-cell table:number-columns-repeated="2"/>
          <table:table-cell table:style-name="ce6" office:value-type="currency" office:value="178.02" table:number-columns-spanned="2" table:number-rows-spanned="1">
            <text:p>R$ 178,0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0</text:p>
          </table:table-cell>
          <table:table-cell office:value-type="string" table:number-columns-spanned="3" table:number-rows-spanned="1">
            <text:p>CONSUMO ENERGIA SET/20</text:p>
          </table:table-cell>
          <table:covered-table-cell table:number-columns-repeated="2"/>
          <table:table-cell table:style-name="ce6" office:value-type="currency" office:value="109.65" table:number-columns-spanned="2" table:number-rows-spanned="1">
            <text:p>R$ 109,6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0</text:p>
          </table:table-cell>
          <table:table-cell office:value-type="string" table:number-columns-spanned="3" table:number-rows-spanned="1">
            <text:p>LAVANDERIA 20 fichas</text:p>
          </table:table-cell>
          <table:covered-table-cell table:number-columns-repeated="2"/>
          <table:table-cell table:style-name="ce6" office:value-type="currency" office:value="66" table:number-columns-spanned="2" table:number-rows-spanned="1">
            <text:p>R$ 66,00</text:p>
          </table:table-cell>
          <table:covered-table-cell/>
          <table:table-cell office:value-type="currency" office:value="1303.02" table:number-columns-spanned="2" table:number-rows-spanned="1">
            <text:p>R$ 1.303,02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6293222</text:p>
          </table:table-cell>
          <table:table-cell office:value-type="string">
            <text:p>10/01/2021</text:p>
          </table:table-cell>
          <table:table-cell office:value-type="string" table:number-columns-spanned="3" table:number-rows-spanned="1">
            <text:p>COTA CONDOMINIAL JAN/2021</text:p>
          </table:table-cell>
          <table:covered-table-cell table:number-columns-repeated="2"/>
          <table:table-cell table:style-name="ce6" office:value-type="currency" office:value="843.65" table:number-columns-spanned="2" table:number-rows-spanned="1">
            <text:p>R$ 843,6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1</text:p>
          </table:table-cell>
          <table:table-cell office:value-type="string" table:number-columns-spanned="3" table:number-rows-spanned="1">
            <text:p>FUNDO DE RESERVA JAN/2021</text:p>
          </table:table-cell>
          <table:covered-table-cell table:number-columns-repeated="2"/>
          <table:table-cell table:style-name="ce6" office:value-type="currency" office:value="42.18" table:number-columns-spanned="2" table:number-rows-spanned="1">
            <text:p>R$ 42,1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1</text:p>
          </table:table-cell>
          <table:table-cell office:value-type="string" table:number-columns-spanned="3" table:number-rows-spanned="1">
            <text:p>CONSUMO ÁGUA NOV/2020</text:p>
          </table:table-cell>
          <table:covered-table-cell table:number-columns-repeated="2"/>
          <table:table-cell table:style-name="ce6" office:value-type="currency" office:value="97.2" table:number-columns-spanned="2" table:number-rows-spanned="1">
            <text:p>R$ 97,2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1</text:p>
          </table:table-cell>
          <table:table-cell office:value-type="string" table:number-columns-spanned="3" table:number-rows-spanned="1">
            <text:p>CONSUMO GÁS NOV/2020</text:p>
          </table:table-cell>
          <table:covered-table-cell table:number-columns-repeated="2"/>
          <table:table-cell table:style-name="ce6" office:value-type="currency" office:value="196.27" table:number-columns-spanned="2" table:number-rows-spanned="1">
            <text:p>R$ 196,2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1</text:p>
          </table:table-cell>
          <table:table-cell office:value-type="string" table:number-columns-spanned="3" table:number-rows-spanned="1">
            <text:p>CONSUMO ENERGIA NOV/20</text:p>
          </table:table-cell>
          <table:covered-table-cell table:number-columns-repeated="2"/>
          <table:table-cell table:style-name="ce6" office:value-type="currency" office:value="103.85" table:number-columns-spanned="2" table:number-rows-spanned="1">
            <text:p>R$ 103,85</text:p>
          </table:table-cell>
          <table:covered-table-cell/>
          <table:table-cell office:value-type="currency" office:value="1283.15" table:number-columns-spanned="2" table:number-rows-spanned="1">
            <text:p>R$ 1.283,15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6384925</text:p>
          </table:table-cell>
          <table:table-cell office:value-type="string">
            <text:p>10/02/2021</text:p>
          </table:table-cell>
          <table:table-cell office:value-type="string" table:number-columns-spanned="3" table:number-rows-spanned="1">
            <text:p>COTA CONDOMINIAL FEV/2021</text:p>
          </table:table-cell>
          <table:covered-table-cell table:number-columns-repeated="2"/>
          <table:table-cell table:style-name="ce6" office:value-type="currency" office:value="843.65" table:number-columns-spanned="2" table:number-rows-spanned="1">
            <text:p>R$ 843,6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1</text:p>
          </table:table-cell>
          <table:table-cell office:value-type="string" table:number-columns-spanned="3" table:number-rows-spanned="1">
            <text:p>FUNDO DE RESERVA FEV/2021</text:p>
          </table:table-cell>
          <table:covered-table-cell table:number-columns-repeated="2"/>
          <table:table-cell table:style-name="ce6" office:value-type="currency" office:value="42.18" table:number-columns-spanned="2" table:number-rows-spanned="1">
            <text:p>R$ 42,1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1</text:p>
          </table:table-cell>
          <table:table-cell office:value-type="string" table:number-columns-spanned="3" table:number-rows-spanned="1">
            <text:p>CONSUMO ÁGUA DEZ/2020</text:p>
          </table:table-cell>
          <table:covered-table-cell table:number-columns-repeated="2"/>
          <table:table-cell table:style-name="ce6" office:value-type="currency" office:value="92.63" table:number-columns-spanned="2" table:number-rows-spanned="1">
            <text:p>R$ 92,6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1</text:p>
          </table:table-cell>
          <table:table-cell office:value-type="string" table:number-columns-spanned="3" table:number-rows-spanned="1">
            <text:p>CONSUMO GÁS DEZ/2020</text:p>
          </table:table-cell>
          <table:covered-table-cell table:number-columns-repeated="2"/>
          <table:table-cell table:style-name="ce6" office:value-type="currency" office:value="177.53" table:number-columns-spanned="2" table:number-rows-spanned="1">
            <text:p>R$ 177,5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1</text:p>
          </table:table-cell>
          <table:table-cell office:value-type="string" table:number-columns-spanned="3" table:number-rows-spanned="1">
            <text:p>CONSUMO ENERGIA DEZ/20</text:p>
          </table:table-cell>
          <table:covered-table-cell table:number-columns-repeated="2"/>
          <table:table-cell table:style-name="ce6" office:value-type="currency" office:value="106.88" table:number-columns-spanned="2" table:number-rows-spanned="1">
            <text:p>R$ 106,8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1</text:p>
          </table:table-cell>
          <table:table-cell office:value-type="string" table:number-columns-spanned="3" table:number-rows-spanned="1">
            <text:p>LAVANDERIA 10 fichas</text:p>
          </table:table-cell>
          <table:covered-table-cell table:number-columns-repeated="2"/>
          <table:table-cell table:style-name="ce6" office:value-type="currency" office:value="33" table:number-columns-spanned="2" table:number-rows-spanned="1">
            <text:p>R$ 33,00</text:p>
          </table:table-cell>
          <table:covered-table-cell/>
          <table:table-cell office:value-type="currency" office:value="1295.87" table:number-columns-spanned="2" table:number-rows-spanned="1">
            <text:p>R$ 1.295,87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6505301</text:p>
          </table:table-cell>
          <table:table-cell office:value-type="string">
            <text:p>10/03/2021</text:p>
          </table:table-cell>
          <table:table-cell office:value-type="string" table:number-columns-spanned="3" table:number-rows-spanned="1">
            <text:p>COTA CONDOMINIAL MAR/2021</text:p>
          </table:table-cell>
          <table:covered-table-cell table:number-columns-repeated="2"/>
          <table:table-cell table:style-name="ce6" office:value-type="currency" office:value="843.65" table:number-columns-spanned="2" table:number-rows-spanned="1">
            <text:p>R$ 843,6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1</text:p>
          </table:table-cell>
          <table:table-cell office:value-type="string" table:number-columns-spanned="3" table:number-rows-spanned="1">
            <text:p>FUNDO DE RESERVA MAR/2021</text:p>
          </table:table-cell>
          <table:covered-table-cell table:number-columns-repeated="2"/>
          <table:table-cell table:style-name="ce6" office:value-type="currency" office:value="42.18" table:number-columns-spanned="2" table:number-rows-spanned="1">
            <text:p>R$ 42,1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1</text:p>
          </table:table-cell>
          <table:table-cell office:value-type="string" table:number-columns-spanned="3" table:number-rows-spanned="1">
            <text:p>CONSUMO ÁGUA JAN/2021</text:p>
          </table:table-cell>
          <table:covered-table-cell table:number-columns-repeated="2"/>
          <table:table-cell table:style-name="ce6" office:value-type="currency" office:value="90.41" table:number-columns-spanned="2" table:number-rows-spanned="1">
            <text:p>R$ 90,4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1</text:p>
          </table:table-cell>
          <table:table-cell office:value-type="string" table:number-columns-spanned="3" table:number-rows-spanned="1">
            <text:p>CONSUMO GÁS JAN/2021</text:p>
          </table:table-cell>
          <table:covered-table-cell table:number-columns-repeated="2"/>
          <table:table-cell table:style-name="ce6" office:value-type="currency" office:value="89.5" table:number-columns-spanned="2" table:number-rows-spanned="1">
            <text:p>R$ 89,5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1</text:p>
          </table:table-cell>
          <table:table-cell office:value-type="string" table:number-columns-spanned="3" table:number-rows-spanned="1">
            <text:p>CONSUMO ENERGIA JAN/2021</text:p>
          </table:table-cell>
          <table:covered-table-cell table:number-columns-repeated="2"/>
          <table:table-cell table:style-name="ce6" office:value-type="currency" office:value="100.17" table:number-columns-spanned="2" table:number-rows-spanned="1">
            <text:p>R$ 100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1</text:p>
          </table:table-cell>
          <table:table-cell office:value-type="string" table:number-columns-spanned="3" table:number-rows-spanned="1">
            <text:p>LAVANDERIA 20 fichas</text:p>
          </table:table-cell>
          <table:covered-table-cell table:number-columns-repeated="2"/>
          <table:table-cell table:style-name="ce6" office:value-type="currency" office:value="66" table:number-columns-spanned="2" table:number-rows-spanned="1">
            <text:p>R$ 66,00</text:p>
          </table:table-cell>
          <table:covered-table-cell/>
          <table:table-cell office:value-type="currency" office:value="1231.91" table:number-columns-spanned="2" table:number-rows-spanned="1">
            <text:p>R$ 1.231,91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6659556</text:p>
          </table:table-cell>
          <table:table-cell office:value-type="string">
            <text:p>10/04/2021</text:p>
          </table:table-cell>
          <table:table-cell office:value-type="string" table:number-columns-spanned="3" table:number-rows-spanned="1">
            <text:p>COTA CONDOMINIAL ABR/2021</text:p>
          </table:table-cell>
          <table:covered-table-cell table:number-columns-repeated="2"/>
          <table:table-cell table:style-name="ce6" office:value-type="currency" office:value="843.65" table:number-columns-spanned="2" table:number-rows-spanned="1">
            <text:p>R$ 843,6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1</text:p>
          </table:table-cell>
          <table:table-cell office:value-type="string" table:number-columns-spanned="3" table:number-rows-spanned="1">
            <text:p>FUNDO DE RESERVA ABR/2021</text:p>
          </table:table-cell>
          <table:covered-table-cell table:number-columns-repeated="2"/>
          <table:table-cell table:style-name="ce6" office:value-type="currency" office:value="42.18" table:number-columns-spanned="2" table:number-rows-spanned="1">
            <text:p>R$ 42,1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1</text:p>
          </table:table-cell>
          <table:table-cell office:value-type="string" table:number-columns-spanned="3" table:number-rows-spanned="1">
            <text:p>CONSUMO ÁGUA FEV/2021</text:p>
          </table:table-cell>
          <table:covered-table-cell table:number-columns-repeated="2"/>
          <table:table-cell table:style-name="ce6" office:value-type="currency" office:value="79.96" table:number-columns-spanned="2" table:number-rows-spanned="1">
            <text:p>R$ 79,9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1</text:p>
          </table:table-cell>
          <table:table-cell office:value-type="string" table:number-columns-spanned="3" table:number-rows-spanned="1">
            <text:p>CONSUMO GÁS FEV/2021</text:p>
          </table:table-cell>
          <table:covered-table-cell table:number-columns-repeated="2"/>
          <table:table-cell table:style-name="ce6" office:value-type="currency" office:value="78.07" table:number-columns-spanned="2" table:number-rows-spanned="1">
            <text:p>R$ 78,0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1</text:p>
          </table:table-cell>
          <table:table-cell office:value-type="string" table:number-columns-spanned="3" table:number-rows-spanned="1">
            <text:p>CONSUMO ENERGIA FEV/2021</text:p>
          </table:table-cell>
          <table:covered-table-cell table:number-columns-repeated="2"/>
          <table:table-cell table:style-name="ce6" office:value-type="currency" office:value="84.58" table:number-columns-spanned="2" table:number-rows-spanned="1">
            <text:p>R$ 84,58</text:p>
          </table:table-cell>
          <table:covered-table-cell/>
          <table:table-cell office:value-type="currency" office:value="1128.44" table:number-columns-spanned="2" table:number-rows-spanned="1">
            <text:p>R$ 1.128,44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6780367</text:p>
          </table:table-cell>
          <table:table-cell office:value-type="string">
            <text:p>10/05/2021</text:p>
          </table:table-cell>
          <table:table-cell office:value-type="string" table:number-columns-spanned="3" table:number-rows-spanned="1">
            <text:p>COTA CONDOMINIAL MAI/2021</text:p>
          </table:table-cell>
          <table:covered-table-cell table:number-columns-repeated="2"/>
          <table:table-cell table:style-name="ce6" office:value-type="currency" office:value="843.65" table:number-columns-spanned="2" table:number-rows-spanned="1">
            <text:p>R$ 843,6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1</text:p>
          </table:table-cell>
          <table:table-cell office:value-type="string" table:number-columns-spanned="3" table:number-rows-spanned="1">
            <text:p>FUNDO DE RESERVA MAI/2021</text:p>
          </table:table-cell>
          <table:covered-table-cell table:number-columns-repeated="2"/>
          <table:table-cell table:style-name="ce6" office:value-type="currency" office:value="42.18" table:number-columns-spanned="2" table:number-rows-spanned="1">
            <text:p>R$ 42,1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1</text:p>
          </table:table-cell>
          <table:table-cell office:value-type="string" table:number-columns-spanned="3" table:number-rows-spanned="1">
            <text:p>CONSUMO ÁGUA MAR/2021</text:p>
          </table:table-cell>
          <table:covered-table-cell table:number-columns-repeated="2"/>
          <table:table-cell table:style-name="ce6" office:value-type="currency" office:value="89.35" table:number-columns-spanned="2" table:number-rows-spanned="1">
            <text:p>R$ 89,3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1</text:p>
          </table:table-cell>
          <table:table-cell office:value-type="string" table:number-columns-spanned="3" table:number-rows-spanned="1">
            <text:p>CONSUMO GÁS MAR/2021</text:p>
          </table:table-cell>
          <table:covered-table-cell table:number-columns-repeated="2"/>
          <table:table-cell table:style-name="ce6" office:value-type="currency" office:value="89.28" table:number-columns-spanned="2" table:number-rows-spanned="1">
            <text:p>R$ 89,2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1</text:p>
          </table:table-cell>
          <table:table-cell office:value-type="string" table:number-columns-spanned="3" table:number-rows-spanned="1">
            <text:p>CONSUMO ENERGIA MAR/2021</text:p>
          </table:table-cell>
          <table:covered-table-cell table:number-columns-repeated="2"/>
          <table:table-cell table:style-name="ce6" office:value-type="currency" office:value="93.84" table:number-columns-spanned="2" table:number-rows-spanned="1">
            <text:p>R$ 93,8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1</text:p>
          </table:table-cell>
          <table:table-cell office:value-type="string" table:number-columns-spanned="3" table:number-rows-spanned="1">
            <text:p>LAVANDERIA 20 fichas</text:p>
          </table:table-cell>
          <table:covered-table-cell table:number-columns-repeated="2"/>
          <table:table-cell table:style-name="ce6" office:value-type="currency" office:value="66" table:number-columns-spanned="2" table:number-rows-spanned="1">
            <text:p>R$ 66,00</text:p>
          </table:table-cell>
          <table:covered-table-cell/>
          <table:table-cell office:value-type="currency" office:value="1224.3" table:number-columns-spanned="2" table:number-rows-spanned="1">
            <text:p>R$ 1.224,3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6947158</text:p>
          </table:table-cell>
          <table:table-cell office:value-type="string">
            <text:p>10/06/2021</text:p>
          </table:table-cell>
          <table:table-cell office:value-type="string" table:number-columns-spanned="3" table:number-rows-spanned="1">
            <text:p>COTA CONDOMINIAL JUN/2021</text:p>
          </table:table-cell>
          <table:covered-table-cell table:number-columns-repeated="2"/>
          <table:table-cell table:style-name="ce6" office:value-type="currency" office:value="843.65" table:number-columns-spanned="2" table:number-rows-spanned="1">
            <text:p>R$ 843,6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1</text:p>
          </table:table-cell>
          <table:table-cell office:value-type="string" table:number-columns-spanned="3" table:number-rows-spanned="1">
            <text:p>FUNDO DE RESERVA JUN/2021</text:p>
          </table:table-cell>
          <table:covered-table-cell table:number-columns-repeated="2"/>
          <table:table-cell table:style-name="ce6" office:value-type="currency" office:value="42.18" table:number-columns-spanned="2" table:number-rows-spanned="1">
            <text:p>R$ 42,1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1</text:p>
          </table:table-cell>
          <table:table-cell office:value-type="string" table:number-columns-spanned="3" table:number-rows-spanned="1">
            <text:p>CONSUMO ÁGUA ABR/2021</text:p>
          </table:table-cell>
          <table:covered-table-cell table:number-columns-repeated="2"/>
          <table:table-cell table:style-name="ce6" office:value-type="currency" office:value="58.83" table:number-columns-spanned="2" table:number-rows-spanned="1">
            <text:p>R$ 58,8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1</text:p>
          </table:table-cell>
          <table:table-cell office:value-type="string" table:number-columns-spanned="3" table:number-rows-spanned="1">
            <text:p>CONSUMO GÁS ABR/2021</text:p>
          </table:table-cell>
          <table:covered-table-cell table:number-columns-repeated="2"/>
          <table:table-cell table:style-name="ce6" office:value-type="currency" office:value="95.35" table:number-columns-spanned="2" table:number-rows-spanned="1">
            <text:p>R$ 95,3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1</text:p>
          </table:table-cell>
          <table:table-cell office:value-type="string" table:number-columns-spanned="3" table:number-rows-spanned="1">
            <text:p>CONSUMO ENERGIA MAR/2021</text:p>
          </table:table-cell>
          <table:covered-table-cell table:number-columns-repeated="2"/>
          <table:table-cell table:style-name="ce6" office:value-type="currency" office:value="109.47" table:number-columns-spanned="2" table:number-rows-spanned="1">
            <text:p>R$ 109,4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1</text:p>
          </table:table-cell>
          <table:table-cell office:value-type="string" table:number-columns-spanned="3" table:number-rows-spanned="1">
            <text:p>LAVANDERIA 25 fichas</text:p>
          </table:table-cell>
          <table:covered-table-cell table:number-columns-repeated="2"/>
          <table:table-cell table:style-name="ce6" office:value-type="currency" office:value="82.5" table:number-columns-spanned="2" table:number-rows-spanned="1">
            <text:p>R$ 82,50</text:p>
          </table:table-cell>
          <table:covered-table-cell/>
          <table:table-cell office:value-type="currency" office:value="1231.98" table:number-columns-spanned="2" table:number-rows-spanned="1">
            <text:p>R$ 1.231,98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7068631</text:p>
          </table:table-cell>
          <table:table-cell office:value-type="string">
            <text:p>10/07/2021</text:p>
          </table:table-cell>
          <table:table-cell office:value-type="string" table:number-columns-spanned="3" table:number-rows-spanned="1">
            <text:p>COTA CONDOMINIAL JUL/2021</text:p>
          </table:table-cell>
          <table:covered-table-cell table:number-columns-repeated="2"/>
          <table:table-cell table:style-name="ce6" office:value-type="currency" office:value="843.65" table:number-columns-spanned="2" table:number-rows-spanned="1">
            <text:p>R$ 843,6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1</text:p>
          </table:table-cell>
          <table:table-cell office:value-type="string" table:number-columns-spanned="3" table:number-rows-spanned="1">
            <text:p>FUNDO DE RESERVA JUL/2021</text:p>
          </table:table-cell>
          <table:covered-table-cell table:number-columns-repeated="2"/>
          <table:table-cell table:style-name="ce6" office:value-type="currency" office:value="42.18" table:number-columns-spanned="2" table:number-rows-spanned="1">
            <text:p>R$ 42,1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1</text:p>
          </table:table-cell>
          <table:table-cell office:value-type="string" table:number-columns-spanned="3" table:number-rows-spanned="1">
            <text:p>CONSUMO ÁGUA MAI/2021</text:p>
          </table:table-cell>
          <table:covered-table-cell table:number-columns-repeated="2"/>
          <table:table-cell table:style-name="ce6" office:value-type="currency" office:value="83.65" table:number-columns-spanned="2" table:number-rows-spanned="1">
            <text:p>R$ 83,6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1</text:p>
          </table:table-cell>
          <table:table-cell office:value-type="string" table:number-columns-spanned="3" table:number-rows-spanned="1">
            <text:p>CONSUMO GÁS MAI/2021</text:p>
          </table:table-cell>
          <table:covered-table-cell table:number-columns-repeated="2"/>
          <table:table-cell table:style-name="ce6" office:value-type="currency" office:value="120.69" table:number-columns-spanned="2" table:number-rows-spanned="1">
            <text:p>R$ 120,6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1</text:p>
          </table:table-cell>
          <table:table-cell office:value-type="string" table:number-columns-spanned="3" table:number-rows-spanned="1">
            <text:p>CONSUMO ENERGIA MAI/2021</text:p>
          </table:table-cell>
          <table:covered-table-cell table:number-columns-repeated="2"/>
          <table:table-cell table:style-name="ce6" office:value-type="currency" office:value="101.91" table:number-columns-spanned="2" table:number-rows-spanned="1">
            <text:p>R$ 101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1</text:p>
          </table:table-cell>
          <table:table-cell office:value-type="string" table:number-columns-spanned="3" table:number-rows-spanned="1">
            <text:p>LAVANDERIA</text:p>
          </table:table-cell>
          <table:covered-table-cell table:number-columns-repeated="2"/>
          <table:table-cell table:style-name="ce6" office:value-type="currency" office:value="85.8" table:number-columns-spanned="2" table:number-rows-spanned="1">
            <text:p>R$ 85,80</text:p>
          </table:table-cell>
          <table:covered-table-cell/>
          <table:table-cell office:value-type="currency" office:value="1277.88" table:number-columns-spanned="2" table:number-rows-spanned="1">
            <text:p>R$ 1.277,88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7193364</text:p>
          </table:table-cell>
          <table:table-cell office:value-type="string">
            <text:p>10/08/2021</text:p>
          </table:table-cell>
          <table:table-cell office:value-type="string" table:number-columns-spanned="3" table:number-rows-spanned="1">
            <text:p>COTA CONDOMINIAL AGO/2021</text:p>
          </table:table-cell>
          <table:covered-table-cell table:number-columns-repeated="2"/>
          <table:table-cell table:style-name="ce6" office:value-type="currency" office:value="843.65" table:number-columns-spanned="2" table:number-rows-spanned="1">
            <text:p>R$ 843,6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1</text:p>
          </table:table-cell>
          <table:table-cell office:value-type="string" table:number-columns-spanned="3" table:number-rows-spanned="1">
            <text:p>FUNDO DE RESERVA AGO/2021</text:p>
          </table:table-cell>
          <table:covered-table-cell table:number-columns-repeated="2"/>
          <table:table-cell table:style-name="ce6" office:value-type="currency" office:value="42.18" table:number-columns-spanned="2" table:number-rows-spanned="1">
            <text:p>R$ 42,1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1</text:p>
          </table:table-cell>
          <table:table-cell office:value-type="string" table:number-columns-spanned="3" table:number-rows-spanned="1">
            <text:p>CONSUMO ÁGUA JUN/2021</text:p>
          </table:table-cell>
          <table:covered-table-cell table:number-columns-repeated="2"/>
          <table:table-cell table:style-name="ce6" office:value-type="currency" office:value="95.88" table:number-columns-spanned="2" table:number-rows-spanned="1">
            <text:p>R$ 95,8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1</text:p>
          </table:table-cell>
          <table:table-cell office:value-type="string" table:number-columns-spanned="3" table:number-rows-spanned="1">
            <text:p>CONSUMO GÁS JUN/2021</text:p>
          </table:table-cell>
          <table:covered-table-cell table:number-columns-repeated="2"/>
          <table:table-cell table:style-name="ce6" office:value-type="currency" office:value="158.83" table:number-columns-spanned="2" table:number-rows-spanned="1">
            <text:p>R$ 158,8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1</text:p>
          </table:table-cell>
          <table:table-cell office:value-type="string" table:number-columns-spanned="3" table:number-rows-spanned="1">
            <text:p>CONSUMO ENERGIA JUN/2021</text:p>
          </table:table-cell>
          <table:covered-table-cell table:number-columns-repeated="2"/>
          <table:table-cell table:style-name="ce6" office:value-type="currency" office:value="108.92" table:number-columns-spanned="2" table:number-rows-spanned="1">
            <text:p>R$ 108,9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1</text:p>
          </table:table-cell>
          <table:table-cell office:value-type="string" table:number-columns-spanned="3" table:number-rows-spanned="1">
            <text:p>LAVANDERIA</text:p>
          </table:table-cell>
          <table:covered-table-cell table:number-columns-repeated="2"/>
          <table:table-cell table:style-name="ce6" office:value-type="currency" office:value="92.4" table:number-columns-spanned="2" table:number-rows-spanned="1">
            <text:p>R$ 92,40</text:p>
          </table:table-cell>
          <table:covered-table-cell/>
          <table:table-cell office:value-type="currency" office:value="1341.86" table:number-columns-spanned="2" table:number-rows-spanned="1">
            <text:p>R$ 1.341,86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7332049</text:p>
          </table:table-cell>
          <table:table-cell office:value-type="string">
            <text:p>10/09/2021</text:p>
          </table:table-cell>
          <table:table-cell office:value-type="string" table:number-columns-spanned="3" table:number-rows-spanned="1">
            <text:p>COTA CONDOMINIAL SET/2021</text:p>
          </table:table-cell>
          <table:covered-table-cell table:number-columns-repeated="2"/>
          <table:table-cell table:style-name="ce6" office:value-type="currency" office:value="864.74" table:number-columns-spanned="2" table:number-rows-spanned="1">
            <text:p>R$ 864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1</text:p>
          </table:table-cell>
          <table:table-cell office:value-type="string" table:number-columns-spanned="3" table:number-rows-spanned="1">
            <text:p>FUNDO DE RESERVA SET/2021</text:p>
          </table:table-cell>
          <table:covered-table-cell table:number-columns-repeated="2"/>
          <table:table-cell table:style-name="ce6" office:value-type="currency" office:value="43.24" table:number-columns-spanned="2" table:number-rows-spanned="1">
            <text:p>R$ 43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1</text:p>
          </table:table-cell>
          <table:table-cell office:value-type="string" table:number-columns-spanned="3" table:number-rows-spanned="1">
            <text:p>CONSUMO ÁGUA JUL/2021</text:p>
          </table:table-cell>
          <table:covered-table-cell table:number-columns-repeated="2"/>
          <table:table-cell table:style-name="ce6" office:value-type="currency" office:value="106.51" table:number-columns-spanned="2" table:number-rows-spanned="1">
            <text:p>R$ 106,5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1</text:p>
          </table:table-cell>
          <table:table-cell office:value-type="string" table:number-columns-spanned="3" table:number-rows-spanned="1">
            <text:p>CONSUMO GÁS JUL/2021</text:p>
          </table:table-cell>
          <table:covered-table-cell table:number-columns-repeated="2"/>
          <table:table-cell table:style-name="ce6" office:value-type="currency" office:value="193.7" table:number-columns-spanned="2" table:number-rows-spanned="1">
            <text:p>R$ 193,7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1</text:p>
          </table:table-cell>
          <table:table-cell office:value-type="string" table:number-columns-spanned="3" table:number-rows-spanned="1">
            <text:p>CONSUMO ENERGIA JUL/2021</text:p>
          </table:table-cell>
          <table:covered-table-cell table:number-columns-repeated="2"/>
          <table:table-cell table:style-name="ce6" office:value-type="currency" office:value="123" table:number-columns-spanned="2" table:number-rows-spanned="1">
            <text:p>R$ 123,0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1</text:p>
          </table:table-cell>
          <table:table-cell office:value-type="string" table:number-columns-spanned="3" table:number-rows-spanned="1">
            <text:p>LAVANDERIA 10 FICHAS</text:p>
          </table:table-cell>
          <table:covered-table-cell table:number-columns-repeated="2"/>
          <table:table-cell table:style-name="ce6" office:value-type="currency" office:value="33" table:number-columns-spanned="2" table:number-rows-spanned="1">
            <text:p>R$ 33,00</text:p>
          </table:table-cell>
          <table:covered-table-cell/>
          <table:table-cell office:value-type="currency" office:value="1364.19" table:number-columns-spanned="2" table:number-rows-spanned="1">
            <text:p>R$ 1.364,19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7487442</text:p>
          </table:table-cell>
          <table:table-cell office:value-type="string">
            <text:p>10/10/2021</text:p>
          </table:table-cell>
          <table:table-cell office:value-type="string" table:number-columns-spanned="3" table:number-rows-spanned="1">
            <text:p>COTA CONDOMINIAL OUT/2021</text:p>
          </table:table-cell>
          <table:covered-table-cell table:number-columns-repeated="2"/>
          <table:table-cell table:style-name="ce6" office:value-type="currency" office:value="864.74" table:number-columns-spanned="2" table:number-rows-spanned="1">
            <text:p>R$ 864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1</text:p>
          </table:table-cell>
          <table:table-cell office:value-type="string" table:number-columns-spanned="3" table:number-rows-spanned="1">
            <text:p>FUNDO DE RESERVA OUT/2021</text:p>
          </table:table-cell>
          <table:covered-table-cell table:number-columns-repeated="2"/>
          <table:table-cell table:style-name="ce6" office:value-type="currency" office:value="43.24" table:number-columns-spanned="2" table:number-rows-spanned="1">
            <text:p>R$ 43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1</text:p>
          </table:table-cell>
          <table:table-cell office:value-type="string" table:number-columns-spanned="3" table:number-rows-spanned="1">
            <text:p>CONSUMO ÁGUA AGO/2021</text:p>
          </table:table-cell>
          <table:covered-table-cell table:number-columns-repeated="2"/>
          <table:table-cell table:style-name="ce6" office:value-type="currency" office:value="103.17" table:number-columns-spanned="2" table:number-rows-spanned="1">
            <text:p>R$ 103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1</text:p>
          </table:table-cell>
          <table:table-cell office:value-type="string" table:number-columns-spanned="3" table:number-rows-spanned="1">
            <text:p>CONSUMO GÁS AGO/2021</text:p>
          </table:table-cell>
          <table:covered-table-cell table:number-columns-repeated="2"/>
          <table:table-cell table:style-name="ce6" office:value-type="currency" office:value="212.71" table:number-columns-spanned="2" table:number-rows-spanned="1">
            <text:p>R$ 212,7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1</text:p>
          </table:table-cell>
          <table:table-cell office:value-type="string" table:number-columns-spanned="3" table:number-rows-spanned="1">
            <text:p>CONSUMO ENERGIA AGO/2021</text:p>
          </table:table-cell>
          <table:covered-table-cell table:number-columns-repeated="2"/>
          <table:table-cell table:style-name="ce6" office:value-type="currency" office:value="130.11" table:number-columns-spanned="2" table:number-rows-spanned="1">
            <text:p>R$ 130,1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1</text:p>
          </table:table-cell>
          <table:table-cell office:value-type="string" table:number-columns-spanned="3" table:number-rows-spanned="1">
            <text:p>LAVANDERIA ,23 fichas</text:p>
          </table:table-cell>
          <table:covered-table-cell table:number-columns-repeated="2"/>
          <table:table-cell table:style-name="ce6" office:value-type="currency" office:value="75.9" table:number-columns-spanned="2" table:number-rows-spanned="1">
            <text:p>R$ 75,90</text:p>
          </table:table-cell>
          <table:covered-table-cell/>
          <table:table-cell office:value-type="currency" office:value="1429.87" table:number-columns-spanned="2" table:number-rows-spanned="1">
            <text:p>R$ 1.429,87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7636918</text:p>
          </table:table-cell>
          <table:table-cell office:value-type="string">
            <text:p>10/11/2021</text:p>
          </table:table-cell>
          <table:table-cell office:value-type="string" table:number-columns-spanned="3" table:number-rows-spanned="1">
            <text:p>COTA CONDOMINIAL NOV/2021</text:p>
          </table:table-cell>
          <table:covered-table-cell table:number-columns-repeated="2"/>
          <table:table-cell table:style-name="ce6" office:value-type="currency" office:value="864.74" table:number-columns-spanned="2" table:number-rows-spanned="1">
            <text:p>R$ 864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1</text:p>
          </table:table-cell>
          <table:table-cell office:value-type="string" table:number-columns-spanned="3" table:number-rows-spanned="1">
            <text:p>FUNDO DE RESERVA NOV/2021</text:p>
          </table:table-cell>
          <table:covered-table-cell table:number-columns-repeated="2"/>
          <table:table-cell table:style-name="ce6" office:value-type="currency" office:value="43.24" table:number-columns-spanned="2" table:number-rows-spanned="1">
            <text:p>R$ 43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1</text:p>
          </table:table-cell>
          <table:table-cell office:value-type="string" table:number-columns-spanned="3" table:number-rows-spanned="1">
            <text:p>CONSUMO ÁGUA SET/2021</text:p>
          </table:table-cell>
          <table:covered-table-cell table:number-columns-repeated="2"/>
          <table:table-cell table:style-name="ce6" office:value-type="currency" office:value="106.45" table:number-columns-spanned="2" table:number-rows-spanned="1">
            <text:p>R$ 106,4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1</text:p>
          </table:table-cell>
          <table:table-cell office:value-type="string" table:number-columns-spanned="3" table:number-rows-spanned="1">
            <text:p>CONSUMO GÁS SET/2021</text:p>
          </table:table-cell>
          <table:covered-table-cell table:number-columns-repeated="2"/>
          <table:table-cell table:style-name="ce6" office:value-type="currency" office:value="189.73" table:number-columns-spanned="2" table:number-rows-spanned="1">
            <text:p>R$ 189,7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1</text:p>
          </table:table-cell>
          <table:table-cell office:value-type="string" table:number-columns-spanned="3" table:number-rows-spanned="1">
            <text:p>CONSUMO ENERGIA SET/2021</text:p>
          </table:table-cell>
          <table:covered-table-cell table:number-columns-repeated="2"/>
          <table:table-cell table:style-name="ce6" office:value-type="currency" office:value="131.87" table:number-columns-spanned="2" table:number-rows-spanned="1">
            <text:p>R$ 131,8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1</text:p>
          </table:table-cell>
          <table:table-cell office:value-type="string" table:number-columns-spanned="3" table:number-rows-spanned="1">
            <text:p>LAVANDERIA 16 fichas</text:p>
          </table:table-cell>
          <table:covered-table-cell table:number-columns-repeated="2"/>
          <table:table-cell table:style-name="ce6" office:value-type="currency" office:value="52.8" table:number-columns-spanned="2" table:number-rows-spanned="1">
            <text:p>R$ 52,80</text:p>
          </table:table-cell>
          <table:covered-table-cell/>
          <table:table-cell office:value-type="currency" office:value="1388.83" table:number-columns-spanned="2" table:number-rows-spanned="1">
            <text:p>R$ 1.388,83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7745016</text:p>
          </table:table-cell>
          <table:table-cell office:value-type="string">
            <text:p>10/12/2021</text:p>
          </table:table-cell>
          <table:table-cell office:value-type="string" table:number-columns-spanned="3" table:number-rows-spanned="1">
            <text:p>COTA CONDOMINIAL DEZ/2021</text:p>
          </table:table-cell>
          <table:covered-table-cell table:number-columns-repeated="2"/>
          <table:table-cell table:style-name="ce6" office:value-type="currency" office:value="864.74" table:number-columns-spanned="2" table:number-rows-spanned="1">
            <text:p>R$ 864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1</text:p>
          </table:table-cell>
          <table:table-cell office:value-type="string" table:number-columns-spanned="3" table:number-rows-spanned="1">
            <text:p>FUNDO DE RESERVA DEZ/2021</text:p>
          </table:table-cell>
          <table:covered-table-cell table:number-columns-repeated="2"/>
          <table:table-cell table:style-name="ce6" office:value-type="currency" office:value="43.24" table:number-columns-spanned="2" table:number-rows-spanned="1">
            <text:p>R$ 43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1</text:p>
          </table:table-cell>
          <table:table-cell office:value-type="string" table:number-columns-spanned="3" table:number-rows-spanned="1">
            <text:p>CONSUMO ÁGUA OUT/2021</text:p>
          </table:table-cell>
          <table:covered-table-cell table:number-columns-repeated="2"/>
          <table:table-cell table:style-name="ce6" office:value-type="currency" office:value="91.44" table:number-columns-spanned="2" table:number-rows-spanned="1">
            <text:p>R$ 91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1</text:p>
          </table:table-cell>
          <table:table-cell office:value-type="string" table:number-columns-spanned="3" table:number-rows-spanned="1">
            <text:p>CONSUMO GÁS OUT/2021</text:p>
          </table:table-cell>
          <table:covered-table-cell table:number-columns-repeated="2"/>
          <table:table-cell table:style-name="ce6" office:value-type="currency" office:value="162.22" table:number-columns-spanned="2" table:number-rows-spanned="1">
            <text:p>R$ 162,2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1</text:p>
          </table:table-cell>
          <table:table-cell office:value-type="string" table:number-columns-spanned="3" table:number-rows-spanned="1">
            <text:p>CONSUMO ENERGIA OUT/2021</text:p>
          </table:table-cell>
          <table:covered-table-cell table:number-columns-repeated="2"/>
          <table:table-cell table:style-name="ce6" office:value-type="currency" office:value="144.86" table:number-columns-spanned="2" table:number-rows-spanned="1">
            <text:p>R$ 144,8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1</text:p>
          </table:table-cell>
          <table:table-cell office:value-type="string" table:number-columns-spanned="3" table:number-rows-spanned="1">
            <text:p>LAVANDERIA 28 FICHAS</text:p>
          </table:table-cell>
          <table:covered-table-cell table:number-columns-repeated="2"/>
          <table:table-cell table:style-name="ce6" office:value-type="currency" office:value="92.4" table:number-columns-spanned="2" table:number-rows-spanned="1">
            <text:p>R$ 92,40</text:p>
          </table:table-cell>
          <table:covered-table-cell/>
          <table:table-cell office:value-type="currency" office:value="1398.9" table:number-columns-spanned="2" table:number-rows-spanned="1">
            <text:p>R$ 1.398,9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7869848</text:p>
          </table:table-cell>
          <table:table-cell office:value-type="string">
            <text:p>10/01/2022</text:p>
          </table:table-cell>
          <table:table-cell office:value-type="string" table:number-columns-spanned="3" table:number-rows-spanned="1">
            <text:p>COTA CONDOMINIAL JAN/2022</text:p>
          </table:table-cell>
          <table:covered-table-cell table:number-columns-repeated="2"/>
          <table:table-cell table:style-name="ce6" office:value-type="currency" office:value="864.74" table:number-columns-spanned="2" table:number-rows-spanned="1">
            <text:p>R$ 864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2</text:p>
          </table:table-cell>
          <table:table-cell office:value-type="string" table:number-columns-spanned="3" table:number-rows-spanned="1">
            <text:p>FUNDO DE RESERVA JAN/2022</text:p>
          </table:table-cell>
          <table:covered-table-cell table:number-columns-repeated="2"/>
          <table:table-cell table:style-name="ce6" office:value-type="currency" office:value="43.24" table:number-columns-spanned="2" table:number-rows-spanned="1">
            <text:p>R$ 43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2</text:p>
          </table:table-cell>
          <table:table-cell office:value-type="string" table:number-columns-spanned="3" table:number-rows-spanned="1">
            <text:p>CONSUMO ÁGUA NOV/2021</text:p>
          </table:table-cell>
          <table:covered-table-cell table:number-columns-repeated="2"/>
          <table:table-cell table:style-name="ce6" office:value-type="currency" office:value="90.89" table:number-columns-spanned="2" table:number-rows-spanned="1">
            <text:p>R$ 90,8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2</text:p>
          </table:table-cell>
          <table:table-cell office:value-type="string" table:number-columns-spanned="3" table:number-rows-spanned="1">
            <text:p>CONSUMO GÁS NOV/2021</text:p>
          </table:table-cell>
          <table:covered-table-cell table:number-columns-repeated="2"/>
          <table:table-cell table:style-name="ce6" office:value-type="currency" office:value="171.44" table:number-columns-spanned="2" table:number-rows-spanned="1">
            <text:p>R$ 171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2</text:p>
          </table:table-cell>
          <table:table-cell office:value-type="string" table:number-columns-spanned="3" table:number-rows-spanned="1">
            <text:p>CONSUMO ENERGIA NOV/2021</text:p>
          </table:table-cell>
          <table:covered-table-cell table:number-columns-repeated="2"/>
          <table:table-cell table:style-name="ce6" office:value-type="currency" office:value="141.51" table:number-columns-spanned="2" table:number-rows-spanned="1">
            <text:p>R$ 141,51</text:p>
          </table:table-cell>
          <table:covered-table-cell/>
          <table:table-cell office:value-type="currency" office:value="1311.82" table:number-columns-spanned="2" table:number-rows-spanned="1">
            <text:p>R$ 1.311,82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8041356</text:p>
          </table:table-cell>
          <table:table-cell office:value-type="string">
            <text:p>10/02/2022</text:p>
          </table:table-cell>
          <table:table-cell office:value-type="string" table:number-columns-spanned="3" table:number-rows-spanned="1">
            <text:p>COTA CONDOMINIAL FEV/2022</text:p>
          </table:table-cell>
          <table:covered-table-cell table:number-columns-repeated="2"/>
          <table:table-cell table:style-name="ce6" office:value-type="currency" office:value="864.74" table:number-columns-spanned="2" table:number-rows-spanned="1">
            <text:p>R$ 864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2</text:p>
          </table:table-cell>
          <table:table-cell office:value-type="string" table:number-columns-spanned="3" table:number-rows-spanned="1">
            <text:p>FUNDO DE RESERVA FEV/2022</text:p>
          </table:table-cell>
          <table:covered-table-cell table:number-columns-repeated="2"/>
          <table:table-cell table:style-name="ce6" office:value-type="currency" office:value="43.24" table:number-columns-spanned="2" table:number-rows-spanned="1">
            <text:p>R$ 43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2</text:p>
          </table:table-cell>
          <table:table-cell office:value-type="string" table:number-columns-spanned="3" table:number-rows-spanned="1">
            <text:p>CONSUMO ÁGUA DEZ/2021</text:p>
          </table:table-cell>
          <table:covered-table-cell table:number-columns-repeated="2"/>
          <table:table-cell table:style-name="ce6" office:value-type="currency" office:value="175.04" table:number-columns-spanned="2" table:number-rows-spanned="1">
            <text:p>R$ 175,0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2</text:p>
          </table:table-cell>
          <table:table-cell office:value-type="string" table:number-columns-spanned="3" table:number-rows-spanned="1">
            <text:p>CONSUMO GÁS DEZ/2021</text:p>
          </table:table-cell>
          <table:covered-table-cell table:number-columns-repeated="2"/>
          <table:table-cell table:style-name="ce6" office:value-type="currency" office:value="150.51" table:number-columns-spanned="2" table:number-rows-spanned="1">
            <text:p>R$ 150,5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2</text:p>
          </table:table-cell>
          <table:table-cell office:value-type="string" table:number-columns-spanned="3" table:number-rows-spanned="1">
            <text:p>CONSUMO ENERGIA DEZ/2021</text:p>
          </table:table-cell>
          <table:covered-table-cell table:number-columns-repeated="2"/>
          <table:table-cell table:style-name="ce6" office:value-type="currency" office:value="137.14" table:number-columns-spanned="2" table:number-rows-spanned="1">
            <text:p>R$ 137,1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2</text:p>
          </table:table-cell>
          <table:table-cell office:value-type="string" table:number-columns-spanned="3" table:number-rows-spanned="1">
            <text:p>LAVANDERIA 17 fichas</text:p>
          </table:table-cell>
          <table:covered-table-cell table:number-columns-repeated="2"/>
          <table:table-cell table:style-name="ce6" office:value-type="currency" office:value="56.1" table:number-columns-spanned="2" table:number-rows-spanned="1">
            <text:p>R$ 56,10</text:p>
          </table:table-cell>
          <table:covered-table-cell/>
          <table:table-cell office:value-type="currency" office:value="1426.77" table:number-columns-spanned="2" table:number-rows-spanned="1">
            <text:p>R$ 1.426,77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8206760</text:p>
          </table:table-cell>
          <table:table-cell office:value-type="string">
            <text:p>10/03/2022</text:p>
          </table:table-cell>
          <table:table-cell office:value-type="string" table:number-columns-spanned="3" table:number-rows-spanned="1">
            <text:p>COTA CONDOMINIAL MAR/2022</text:p>
          </table:table-cell>
          <table:covered-table-cell table:number-columns-repeated="2"/>
          <table:table-cell table:style-name="ce6" office:value-type="currency" office:value="864.74" table:number-columns-spanned="2" table:number-rows-spanned="1">
            <text:p>R$ 864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2</text:p>
          </table:table-cell>
          <table:table-cell office:value-type="string" table:number-columns-spanned="3" table:number-rows-spanned="1">
            <text:p>FUNDO DE RESERVA MAR/2022</text:p>
          </table:table-cell>
          <table:covered-table-cell table:number-columns-repeated="2"/>
          <table:table-cell table:style-name="ce6" office:value-type="currency" office:value="43.24" table:number-columns-spanned="2" table:number-rows-spanned="1">
            <text:p>R$ 43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2</text:p>
          </table:table-cell>
          <table:table-cell office:value-type="string" table:number-columns-spanned="3" table:number-rows-spanned="1">
            <text:p>CONSUMO GÁS JAN/22</text:p>
          </table:table-cell>
          <table:covered-table-cell table:number-columns-repeated="2"/>
          <table:table-cell table:style-name="ce6" office:value-type="currency" office:value="191.35" table:number-columns-spanned="2" table:number-rows-spanned="1">
            <text:p>R$ 191,3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2</text:p>
          </table:table-cell>
          <table:table-cell office:value-type="string" table:number-columns-spanned="3" table:number-rows-spanned="1">
            <text:p>CONSUMO ENERGIA JAN/22</text:p>
          </table:table-cell>
          <table:covered-table-cell table:number-columns-repeated="2"/>
          <table:table-cell table:style-name="ce6" office:value-type="currency" office:value="139.04" table:number-columns-spanned="2" table:number-rows-spanned="1">
            <text:p>R$ 139,0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2</text:p>
          </table:table-cell>
          <table:table-cell office:value-type="string" table:number-columns-spanned="3" table:number-rows-spanned="1">
            <text:p>LAVANDERIA ,23 FICHAS</text:p>
          </table:table-cell>
          <table:covered-table-cell table:number-columns-repeated="2"/>
          <table:table-cell table:style-name="ce6" office:value-type="currency" office:value="75.9" table:number-columns-spanned="2" table:number-rows-spanned="1">
            <text:p>R$ 75,90</text:p>
          </table:table-cell>
          <table:covered-table-cell/>
          <table:table-cell office:value-type="currency" office:value="1314.27" table:number-columns-spanned="2" table:number-rows-spanned="1">
            <text:p>R$ 1.314,27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8358318</text:p>
          </table:table-cell>
          <table:table-cell office:value-type="string">
            <text:p>10/04/2022</text:p>
          </table:table-cell>
          <table:table-cell office:value-type="string" table:number-columns-spanned="3" table:number-rows-spanned="1">
            <text:p>COTA CONDOMINIAL ABR/2022</text:p>
          </table:table-cell>
          <table:covered-table-cell table:number-columns-repeated="2"/>
          <table:table-cell table:style-name="ce6" office:value-type="currency" office:value="864.74" table:number-columns-spanned="2" table:number-rows-spanned="1">
            <text:p>R$ 864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2</text:p>
          </table:table-cell>
          <table:table-cell office:value-type="string" table:number-columns-spanned="3" table:number-rows-spanned="1">
            <text:p>FUNDO DE RESERVA ABR/2022</text:p>
          </table:table-cell>
          <table:covered-table-cell table:number-columns-repeated="2"/>
          <table:table-cell table:style-name="ce6" office:value-type="currency" office:value="43.24" table:number-columns-spanned="2" table:number-rows-spanned="1">
            <text:p>R$ 43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2</text:p>
          </table:table-cell>
          <table:table-cell office:value-type="string" table:number-columns-spanned="3" table:number-rows-spanned="1">
            <text:p>CONSUMO ÁGUA FEV/22</text:p>
          </table:table-cell>
          <table:covered-table-cell table:number-columns-repeated="2"/>
          <table:table-cell table:style-name="ce6" office:value-type="currency" office:value="88.48" table:number-columns-spanned="2" table:number-rows-spanned="1">
            <text:p>R$ 88,4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2</text:p>
          </table:table-cell>
          <table:table-cell office:value-type="string" table:number-columns-spanned="3" table:number-rows-spanned="1">
            <text:p>CONSUMO GÁS FEV/22</text:p>
          </table:table-cell>
          <table:covered-table-cell table:number-columns-repeated="2"/>
          <table:table-cell table:style-name="ce6" office:value-type="currency" office:value="174.59" table:number-columns-spanned="2" table:number-rows-spanned="1">
            <text:p>R$ 174,5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2</text:p>
          </table:table-cell>
          <table:table-cell office:value-type="string" table:number-columns-spanned="3" table:number-rows-spanned="1">
            <text:p>CONSUMO ENERGIA FEV/22</text:p>
          </table:table-cell>
          <table:covered-table-cell table:number-columns-repeated="2"/>
          <table:table-cell table:style-name="ce6" office:value-type="currency" office:value="137.23" table:number-columns-spanned="2" table:number-rows-spanned="1">
            <text:p>R$ 137,2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2</text:p>
          </table:table-cell>
          <table:table-cell office:value-type="string" table:number-columns-spanned="3" table:number-rows-spanned="1">
            <text:p>LAVANDERIA 12 FICHAS</text:p>
          </table:table-cell>
          <table:covered-table-cell table:number-columns-repeated="2"/>
          <table:table-cell table:style-name="ce6" office:value-type="currency" office:value="39.6" table:number-columns-spanned="2" table:number-rows-spanned="1">
            <text:p>R$ 39,60</text:p>
          </table:table-cell>
          <table:covered-table-cell/>
          <table:table-cell office:value-type="currency" office:value="1347.88" table:number-columns-spanned="2" table:number-rows-spanned="1">
            <text:p>R$ 1.347,88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8518702</text:p>
          </table:table-cell>
          <table:table-cell office:value-type="string">
            <text:p>10/05/2022</text:p>
          </table:table-cell>
          <table:table-cell office:value-type="string" table:number-columns-spanned="3" table:number-rows-spanned="1">
            <text:p>COTA CONDOMINIAL MAI/2022</text:p>
          </table:table-cell>
          <table:covered-table-cell table:number-columns-repeated="2"/>
          <table:table-cell table:style-name="ce6" office:value-type="currency" office:value="864.74" table:number-columns-spanned="2" table:number-rows-spanned="1">
            <text:p>R$ 864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2</text:p>
          </table:table-cell>
          <table:table-cell office:value-type="string" table:number-columns-spanned="3" table:number-rows-spanned="1">
            <text:p>FUNDO DE RESERVA MAI/2022</text:p>
          </table:table-cell>
          <table:covered-table-cell table:number-columns-repeated="2"/>
          <table:table-cell table:style-name="ce6" office:value-type="currency" office:value="43.24" table:number-columns-spanned="2" table:number-rows-spanned="1">
            <text:p>R$ 43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2</text:p>
          </table:table-cell>
          <table:table-cell office:value-type="string" table:number-columns-spanned="3" table:number-rows-spanned="1">
            <text:p>CONSUMO ÁGUA MAR/22</text:p>
          </table:table-cell>
          <table:covered-table-cell table:number-columns-repeated="2"/>
          <table:table-cell table:style-name="ce6" office:value-type="currency" office:value="86.94" table:number-columns-spanned="2" table:number-rows-spanned="1">
            <text:p>R$ 86,9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2</text:p>
          </table:table-cell>
          <table:table-cell office:value-type="string" table:number-columns-spanned="3" table:number-rows-spanned="1">
            <text:p>CONSUMO GÁS MAR/22</text:p>
          </table:table-cell>
          <table:covered-table-cell table:number-columns-repeated="2"/>
          <table:table-cell table:style-name="ce6" office:value-type="currency" office:value="141.71" table:number-columns-spanned="2" table:number-rows-spanned="1">
            <text:p>R$ 141,7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2</text:p>
          </table:table-cell>
          <table:table-cell office:value-type="string" table:number-columns-spanned="3" table:number-rows-spanned="1">
            <text:p>CONSUMO ENERGIA MAR/22</text:p>
          </table:table-cell>
          <table:covered-table-cell table:number-columns-repeated="2"/>
          <table:table-cell table:style-name="ce6" office:value-type="currency" office:value="147.33" table:number-columns-spanned="2" table:number-rows-spanned="1">
            <text:p>R$ 147,3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2</text:p>
          </table:table-cell>
          <table:table-cell office:value-type="string" table:number-columns-spanned="3" table:number-rows-spanned="1">
            <text:p>LAVANDERIA 28 fichas</text:p>
          </table:table-cell>
          <table:covered-table-cell table:number-columns-repeated="2"/>
          <table:table-cell table:style-name="ce6" office:value-type="currency" office:value="92.4" table:number-columns-spanned="2" table:number-rows-spanned="1">
            <text:p>R$ 92,40</text:p>
          </table:table-cell>
          <table:covered-table-cell/>
          <table:table-cell office:value-type="currency" office:value="1376.36" table:number-columns-spanned="2" table:number-rows-spanned="1">
            <text:p>R$ 1.376,36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8671696</text:p>
          </table:table-cell>
          <table:table-cell office:value-type="string">
            <text:p>10/06/2022</text:p>
          </table:table-cell>
          <table:table-cell office:value-type="string" table:number-columns-spanned="3" table:number-rows-spanned="1">
            <text:p>COTA CONDOMINIAL JUN/2022</text:p>
          </table:table-cell>
          <table:covered-table-cell table:number-columns-repeated="2"/>
          <table:table-cell table:style-name="ce6" office:value-type="currency" office:value="864.74" table:number-columns-spanned="2" table:number-rows-spanned="1">
            <text:p>R$ 864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2</text:p>
          </table:table-cell>
          <table:table-cell office:value-type="string" table:number-columns-spanned="3" table:number-rows-spanned="1">
            <text:p>FUNDO DE RESERVA JUN/2022</text:p>
          </table:table-cell>
          <table:covered-table-cell table:number-columns-repeated="2"/>
          <table:table-cell table:style-name="ce6" office:value-type="currency" office:value="43.24" table:number-columns-spanned="2" table:number-rows-spanned="1">
            <text:p>R$ 43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2</text:p>
          </table:table-cell>
          <table:table-cell office:value-type="string" table:number-columns-spanned="3" table:number-rows-spanned="1">
            <text:p>CONSUMO ÁGUA ABR/22</text:p>
          </table:table-cell>
          <table:covered-table-cell table:number-columns-repeated="2"/>
          <table:table-cell table:style-name="ce6" office:value-type="currency" office:value="93.34" table:number-columns-spanned="2" table:number-rows-spanned="1">
            <text:p>R$ 93,3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2</text:p>
          </table:table-cell>
          <table:table-cell office:value-type="string" table:number-columns-spanned="3" table:number-rows-spanned="1">
            <text:p>CONSUMO GÁS ABR/22</text:p>
          </table:table-cell>
          <table:covered-table-cell table:number-columns-repeated="2"/>
          <table:table-cell table:style-name="ce6" office:value-type="currency" office:value="134.24" table:number-columns-spanned="2" table:number-rows-spanned="1">
            <text:p>R$ 134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2</text:p>
          </table:table-cell>
          <table:table-cell office:value-type="string" table:number-columns-spanned="3" table:number-rows-spanned="1">
            <text:p>CONSUMO ENERGIA ABR/22</text:p>
          </table:table-cell>
          <table:covered-table-cell table:number-columns-repeated="2"/>
          <table:table-cell table:style-name="ce6" office:value-type="currency" office:value="164.89" table:number-columns-spanned="2" table:number-rows-spanned="1">
            <text:p>R$ 164,8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2</text:p>
          </table:table-cell>
          <table:table-cell office:value-type="string" table:number-columns-spanned="3" table:number-rows-spanned="1">
            <text:p>LAVANDERIA 20 fichas</text:p>
          </table:table-cell>
          <table:covered-table-cell table:number-columns-repeated="2"/>
          <table:table-cell table:style-name="ce6" office:value-type="currency" office:value="66" table:number-columns-spanned="2" table:number-rows-spanned="1">
            <text:p>R$ 66,00</text:p>
          </table:table-cell>
          <table:covered-table-cell/>
          <table:table-cell office:value-type="currency" office:value="1366.45" table:number-columns-spanned="2" table:number-rows-spanned="1">
            <text:p>R$ 1.366,45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8892318</text:p>
          </table:table-cell>
          <table:table-cell office:value-type="string">
            <text:p>10/07/2022</text:p>
          </table:table-cell>
          <table:table-cell office:value-type="string" table:number-columns-spanned="3" table:number-rows-spanned="1">
            <text:p>COTA CONDOMINIAL JUL/2022</text:p>
          </table:table-cell>
          <table:covered-table-cell table:number-columns-repeated="2"/>
          <table:table-cell table:style-name="ce6" office:value-type="currency" office:value="864.74" table:number-columns-spanned="2" table:number-rows-spanned="1">
            <text:p>R$ 864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2</text:p>
          </table:table-cell>
          <table:table-cell office:value-type="string" table:number-columns-spanned="3" table:number-rows-spanned="1">
            <text:p>FUNDO DE RESERVA JUL/2022</text:p>
          </table:table-cell>
          <table:covered-table-cell table:number-columns-repeated="2"/>
          <table:table-cell table:style-name="ce6" office:value-type="currency" office:value="43.24" table:number-columns-spanned="2" table:number-rows-spanned="1">
            <text:p>R$ 43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2</text:p>
          </table:table-cell>
          <table:table-cell office:value-type="string" table:number-columns-spanned="3" table:number-rows-spanned="1">
            <text:p>CONSUMO ÁGUA MAI/22</text:p>
          </table:table-cell>
          <table:covered-table-cell table:number-columns-repeated="2"/>
          <table:table-cell table:style-name="ce6" office:value-type="currency" office:value="99.93" table:number-columns-spanned="2" table:number-rows-spanned="1">
            <text:p>R$ 99,9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2</text:p>
          </table:table-cell>
          <table:table-cell office:value-type="string" table:number-columns-spanned="3" table:number-rows-spanned="1">
            <text:p>CONSUMO GÁS MAI/22</text:p>
          </table:table-cell>
          <table:covered-table-cell table:number-columns-repeated="2"/>
          <table:table-cell table:style-name="ce6" office:value-type="currency" office:value="162.29" table:number-columns-spanned="2" table:number-rows-spanned="1">
            <text:p>R$ 162,2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2</text:p>
          </table:table-cell>
          <table:table-cell office:value-type="string" table:number-columns-spanned="3" table:number-rows-spanned="1">
            <text:p>CONSUMO ENERGIA MAI/22</text:p>
          </table:table-cell>
          <table:covered-table-cell table:number-columns-repeated="2"/>
          <table:table-cell table:style-name="ce6" office:value-type="currency" office:value="111.61" table:number-columns-spanned="2" table:number-rows-spanned="1">
            <text:p>R$ 111,6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2</text:p>
          </table:table-cell>
          <table:table-cell office:value-type="string" table:number-columns-spanned="3" table:number-rows-spanned="1">
            <text:p>ACESSOS/CART/TAG/CONTROLE</text:p>
          </table:table-cell>
          <table:covered-table-cell table:number-columns-repeated="2"/>
          <table:table-cell table:style-name="ce6" office:value-type="currency" office:value="25" table:number-columns-spanned="2" table:number-rows-spanned="1">
            <text:p>R$ 25,00</text:p>
          </table:table-cell>
          <table:covered-table-cell/>
          <table:table-cell office:value-type="currency" office:value="1306.81" table:number-columns-spanned="2" table:number-rows-spanned="1">
            <text:p>R$ 1.306,81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8999544</text:p>
          </table:table-cell>
          <table:table-cell office:value-type="string">
            <text:p>10/08/2022</text:p>
          </table:table-cell>
          <table:table-cell office:value-type="string" table:number-columns-spanned="3" table:number-rows-spanned="1">
            <text:p>COTA CONDOMINIAL AGO/2022</text:p>
          </table:table-cell>
          <table:covered-table-cell table:number-columns-repeated="2"/>
          <table:table-cell table:style-name="ce6" office:value-type="currency" office:value="864.74" table:number-columns-spanned="2" table:number-rows-spanned="1">
            <text:p>R$ 864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2</text:p>
          </table:table-cell>
          <table:table-cell office:value-type="string" table:number-columns-spanned="3" table:number-rows-spanned="1">
            <text:p>FUNDO DE RESERVA AGO/2022</text:p>
          </table:table-cell>
          <table:covered-table-cell table:number-columns-repeated="2"/>
          <table:table-cell table:style-name="ce6" office:value-type="currency" office:value="43.24" table:number-columns-spanned="2" table:number-rows-spanned="1">
            <text:p>R$ 43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2</text:p>
          </table:table-cell>
          <table:table-cell office:value-type="string" table:number-columns-spanned="3" table:number-rows-spanned="1">
            <text:p>CONSUMO ÁGUA JUN/22</text:p>
          </table:table-cell>
          <table:covered-table-cell table:number-columns-repeated="2"/>
          <table:table-cell table:style-name="ce6" office:value-type="currency" office:value="106.11" table:number-columns-spanned="2" table:number-rows-spanned="1">
            <text:p>R$ 106,1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2</text:p>
          </table:table-cell>
          <table:table-cell office:value-type="string" table:number-columns-spanned="3" table:number-rows-spanned="1">
            <text:p>CONSUMO GÁS JUN/22</text:p>
          </table:table-cell>
          <table:covered-table-cell table:number-columns-repeated="2"/>
          <table:table-cell table:style-name="ce6" office:value-type="currency" office:value="199.92" table:number-columns-spanned="2" table:number-rows-spanned="1">
            <text:p>R$ 199,9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2</text:p>
          </table:table-cell>
          <table:table-cell office:value-type="string" table:number-columns-spanned="3" table:number-rows-spanned="1">
            <text:p>CONSUMO ENERGIA JUN/22</text:p>
          </table:table-cell>
          <table:covered-table-cell table:number-columns-repeated="2"/>
          <table:table-cell table:style-name="ce6" office:value-type="currency" office:value="122.92" table:number-columns-spanned="2" table:number-rows-spanned="1">
            <text:p>R$ 122,9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2</text:p>
          </table:table-cell>
          <table:table-cell office:value-type="string" table:number-columns-spanned="3" table:number-rows-spanned="1">
            <text:p>ACESSOS/CART/TAG/CONTROLE CONTROLE</text:p>
          </table:table-cell>
          <table:covered-table-cell table:number-columns-repeated="2"/>
          <table:table-cell table:style-name="ce6" office:value-type="currency" office:value="25" table:number-columns-spanned="2" table:number-rows-spanned="1">
            <text:p>R$ 25,00</text:p>
          </table:table-cell>
          <table:covered-table-cell/>
          <table:table-cell office:value-type="currency" office:value="1361.93" table:number-columns-spanned="2" table:number-rows-spanned="1">
            <text:p>R$ 1.361,93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9240857</text:p>
          </table:table-cell>
          <table:table-cell office:value-type="string">
            <text:p>10/09/2022</text:p>
          </table:table-cell>
          <table:table-cell office:value-type="string" table:number-columns-spanned="3" table:number-rows-spanned="1">
            <text:p>COTA CONDOMINIAL SET/2022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2</text:p>
          </table:table-cell>
          <table:table-cell office:value-type="string" table:number-columns-spanned="3" table:number-rows-spanned="1">
            <text:p>FUNDO DE RESERVA SET/2022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2</text:p>
          </table:table-cell>
          <table:table-cell office:value-type="string" table:number-columns-spanned="3" table:number-rows-spanned="1">
            <text:p>CONSUMO ÁGUA JUL/22</text:p>
          </table:table-cell>
          <table:covered-table-cell table:number-columns-repeated="2"/>
          <table:table-cell table:style-name="ce6" office:value-type="currency" office:value="106.24" table:number-columns-spanned="2" table:number-rows-spanned="1">
            <text:p>R$ 106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2</text:p>
          </table:table-cell>
          <table:table-cell office:value-type="string" table:number-columns-spanned="3" table:number-rows-spanned="1">
            <text:p>CONSUMO GÁS JUL/22</text:p>
          </table:table-cell>
          <table:covered-table-cell table:number-columns-repeated="2"/>
          <table:table-cell table:style-name="ce6" office:value-type="currency" office:value="196.45" table:number-columns-spanned="2" table:number-rows-spanned="1">
            <text:p>R$ 196,4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2</text:p>
          </table:table-cell>
          <table:table-cell office:value-type="string" table:number-columns-spanned="3" table:number-rows-spanned="1">
            <text:p>CONSUMO ENERGIA JUL/22</text:p>
          </table:table-cell>
          <table:covered-table-cell table:number-columns-repeated="2"/>
          <table:table-cell table:style-name="ce6" office:value-type="currency" office:value="116.52" table:number-columns-spanned="2" table:number-rows-spanned="1">
            <text:p>R$ 116,5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2</text:p>
          </table:table-cell>
          <table:table-cell office:value-type="string" table:number-columns-spanned="3" table:number-rows-spanned="1">
            <text:p>LAVANDERIA 10 fichas</text:p>
          </table:table-cell>
          <table:covered-table-cell table:number-columns-repeated="2"/>
          <table:table-cell table:style-name="ce6" office:value-type="currency" office:value="33" table:number-columns-spanned="2" table:number-rows-spanned="1">
            <text:p>R$ 33,00</text:p>
          </table:table-cell>
          <table:covered-table-cell/>
          <table:table-cell office:value-type="currency" office:value="1441.91" table:number-columns-spanned="2" table:number-rows-spanned="1">
            <text:p>R$ 1.441,91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9425879</text:p>
          </table:table-cell>
          <table:table-cell office:value-type="string">
            <text:p>10/10/2022</text:p>
          </table:table-cell>
          <table:table-cell office:value-type="string" table:number-columns-spanned="3" table:number-rows-spanned="1">
            <text:p>COTA CONDOMINIAL OUT/2022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2</text:p>
          </table:table-cell>
          <table:table-cell office:value-type="string" table:number-columns-spanned="3" table:number-rows-spanned="1">
            <text:p>FUNDO DE RESERVA OUT/2022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2</text:p>
          </table:table-cell>
          <table:table-cell office:value-type="string" table:number-columns-spanned="3" table:number-rows-spanned="1">
            <text:p>CONSUMO ÁGUA AGO/22</text:p>
          </table:table-cell>
          <table:covered-table-cell table:number-columns-repeated="2"/>
          <table:table-cell table:style-name="ce6" office:value-type="currency" office:value="115.09" table:number-columns-spanned="2" table:number-rows-spanned="1">
            <text:p>R$ 115,0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2</text:p>
          </table:table-cell>
          <table:table-cell office:value-type="string" table:number-columns-spanned="3" table:number-rows-spanned="1">
            <text:p>CONSUMO GÁS AGO/22</text:p>
          </table:table-cell>
          <table:covered-table-cell table:number-columns-repeated="2"/>
          <table:table-cell table:style-name="ce6" office:value-type="currency" office:value="192.27" table:number-columns-spanned="2" table:number-rows-spanned="1">
            <text:p>R$ 192,2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0/2022</text:p>
          </table:table-cell>
          <table:table-cell office:value-type="string" table:number-columns-spanned="3" table:number-rows-spanned="1">
            <text:p>CONSUMO ENERGIA AGO/22</text:p>
          </table:table-cell>
          <table:covered-table-cell table:number-columns-repeated="2"/>
          <table:table-cell table:style-name="ce6" office:value-type="currency" office:value="114.09" table:number-columns-spanned="2" table:number-rows-spanned="1">
            <text:p>R$ 114,09</text:p>
          </table:table-cell>
          <table:covered-table-cell/>
          <table:table-cell office:value-type="currency" office:value="1411.15" table:number-columns-spanned="2" table:number-rows-spanned="1">
            <text:p>R$ 1.411,15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9525900</text:p>
          </table:table-cell>
          <table:table-cell office:value-type="string">
            <text:p>10/11/2022</text:p>
          </table:table-cell>
          <table:table-cell office:value-type="string" table:number-columns-spanned="3" table:number-rows-spanned="1">
            <text:p>COTA CONDOMINIAL NOV/2022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2</text:p>
          </table:table-cell>
          <table:table-cell office:value-type="string" table:number-columns-spanned="3" table:number-rows-spanned="1">
            <text:p>FUNDO DE RESERVA NOV/2022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2</text:p>
          </table:table-cell>
          <table:table-cell office:value-type="string" table:number-columns-spanned="3" table:number-rows-spanned="1">
            <text:p>CONSUMO ÁGUA SET/22</text:p>
          </table:table-cell>
          <table:covered-table-cell table:number-columns-repeated="2"/>
          <table:table-cell table:style-name="ce6" office:value-type="currency" office:value="115.72" table:number-columns-spanned="2" table:number-rows-spanned="1">
            <text:p>R$ 115,7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2</text:p>
          </table:table-cell>
          <table:table-cell office:value-type="string" table:number-columns-spanned="3" table:number-rows-spanned="1">
            <text:p>CONSUMO GÁS SET/22</text:p>
          </table:table-cell>
          <table:covered-table-cell table:number-columns-repeated="2"/>
          <table:table-cell table:style-name="ce6" office:value-type="currency" office:value="230.04" table:number-columns-spanned="2" table:number-rows-spanned="1">
            <text:p>R$ 230,0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1/2022</text:p>
          </table:table-cell>
          <table:table-cell office:value-type="string" table:number-columns-spanned="3" table:number-rows-spanned="1">
            <text:p>CONSUMO ENERGIA SET/22</text:p>
          </table:table-cell>
          <table:covered-table-cell table:number-columns-repeated="2"/>
          <table:table-cell table:style-name="ce6" office:value-type="currency" office:value="121.39" table:number-columns-spanned="2" table:number-rows-spanned="1">
            <text:p>R$ 121,39</text:p>
          </table:table-cell>
          <table:covered-table-cell/>
          <table:table-cell office:value-type="currency" office:value="1456.85" table:number-columns-spanned="2" table:number-rows-spanned="1">
            <text:p>R$ 1.456,85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9641301</text:p>
          </table:table-cell>
          <table:table-cell office:value-type="string">
            <text:p>10/12/2022</text:p>
          </table:table-cell>
          <table:table-cell office:value-type="string" table:number-columns-spanned="3" table:number-rows-spanned="1">
            <text:p>COTA CONDOMINIAL DEZ/2022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2</text:p>
          </table:table-cell>
          <table:table-cell office:value-type="string" table:number-columns-spanned="3" table:number-rows-spanned="1">
            <text:p>FUNDO DE RESERVA DEZ/2022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2</text:p>
          </table:table-cell>
          <table:table-cell office:value-type="string" table:number-columns-spanned="3" table:number-rows-spanned="1">
            <text:p>CONSUMO ÁGUA OUT/22</text:p>
          </table:table-cell>
          <table:covered-table-cell table:number-columns-repeated="2"/>
          <table:table-cell table:style-name="ce6" office:value-type="currency" office:value="112.87" table:number-columns-spanned="2" table:number-rows-spanned="1">
            <text:p>R$ 112,8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2</text:p>
          </table:table-cell>
          <table:table-cell office:value-type="string" table:number-columns-spanned="3" table:number-rows-spanned="1">
            <text:p>CONSUMO GÁS OUT/22</text:p>
          </table:table-cell>
          <table:covered-table-cell table:number-columns-repeated="2"/>
          <table:table-cell table:style-name="ce6" office:value-type="currency" office:value="215.02" table:number-columns-spanned="2" table:number-rows-spanned="1">
            <text:p>R$ 215,0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2</text:p>
          </table:table-cell>
          <table:table-cell office:value-type="string" table:number-columns-spanned="3" table:number-rows-spanned="1">
            <text:p>CONSUMO ENERGIA OUT/22</text:p>
          </table:table-cell>
          <table:covered-table-cell table:number-columns-repeated="2"/>
          <table:table-cell table:style-name="ce6" office:value-type="currency" office:value="115.81" table:number-columns-spanned="2" table:number-rows-spanned="1">
            <text:p>R$ 115,8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12/2022</text:p>
          </table:table-cell>
          <table:table-cell office:value-type="string" table:number-columns-spanned="3" table:number-rows-spanned="1">
            <text:p>LAVANDERIA 19 fichas</text:p>
          </table:table-cell>
          <table:covered-table-cell table:number-columns-repeated="2"/>
          <table:table-cell table:style-name="ce6" office:value-type="currency" office:value="62.7" table:number-columns-spanned="2" table:number-rows-spanned="1">
            <text:p>R$ 62,70</text:p>
          </table:table-cell>
          <table:covered-table-cell/>
          <table:table-cell office:value-type="currency" office:value="1496.1" table:number-columns-spanned="2" table:number-rows-spanned="1">
            <text:p>R$ 1.496,1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9831564</text:p>
          </table:table-cell>
          <table:table-cell office:value-type="string">
            <text:p>10/01/2023</text:p>
          </table:table-cell>
          <table:table-cell office:value-type="string" table:number-columns-spanned="3" table:number-rows-spanned="1">
            <text:p>COTA CONDOMINIAL JAN/2023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3</text:p>
          </table:table-cell>
          <table:table-cell office:value-type="string" table:number-columns-spanned="3" table:number-rows-spanned="1">
            <text:p>FUNDO DE RESERVA JAN/2023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3</text:p>
          </table:table-cell>
          <table:table-cell office:value-type="string" table:number-columns-spanned="3" table:number-rows-spanned="1">
            <text:p>CONSUMO ÁGUA NOV/22</text:p>
          </table:table-cell>
          <table:covered-table-cell table:number-columns-repeated="2"/>
          <table:table-cell table:style-name="ce6" office:value-type="currency" office:value="114.11" table:number-columns-spanned="2" table:number-rows-spanned="1">
            <text:p>R$ 114,1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3</text:p>
          </table:table-cell>
          <table:table-cell office:value-type="string" table:number-columns-spanned="3" table:number-rows-spanned="1">
            <text:p>CONSUMO GÁS NOV/22</text:p>
          </table:table-cell>
          <table:covered-table-cell table:number-columns-repeated="2"/>
          <table:table-cell table:style-name="ce6" office:value-type="currency" office:value="177.4" table:number-columns-spanned="2" table:number-rows-spanned="1">
            <text:p>R$ 177,4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1/2023</text:p>
          </table:table-cell>
          <table:table-cell office:value-type="string" table:number-columns-spanned="3" table:number-rows-spanned="1">
            <text:p>CONSUMO ENERGIA NOV/22</text:p>
          </table:table-cell>
          <table:covered-table-cell table:number-columns-repeated="2"/>
          <table:table-cell table:style-name="ce6" office:value-type="currency" office:value="121.72" table:number-columns-spanned="2" table:number-rows-spanned="1">
            <text:p>R$ 121,72</text:p>
          </table:table-cell>
          <table:covered-table-cell/>
          <table:table-cell office:value-type="currency" office:value="1402.93" table:number-columns-spanned="2" table:number-rows-spanned="1">
            <text:p>R$ 1.402,93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9979236</text:p>
          </table:table-cell>
          <table:table-cell office:value-type="string">
            <text:p>10/02/2023</text:p>
          </table:table-cell>
          <table:table-cell office:value-type="string" table:number-columns-spanned="3" table:number-rows-spanned="1">
            <text:p>COTA CONDOMINIAL FEV/2023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3</text:p>
          </table:table-cell>
          <table:table-cell office:value-type="string" table:number-columns-spanned="3" table:number-rows-spanned="1">
            <text:p>FUNDO DE RESERVA FEV/2023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3</text:p>
          </table:table-cell>
          <table:table-cell office:value-type="string" table:number-columns-spanned="3" table:number-rows-spanned="1">
            <text:p>CONSUMO ÁGUA DEZ/22</text:p>
          </table:table-cell>
          <table:covered-table-cell table:number-columns-repeated="2"/>
          <table:table-cell table:style-name="ce6" office:value-type="currency" office:value="115.11" table:number-columns-spanned="2" table:number-rows-spanned="1">
            <text:p>R$ 115,1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3</text:p>
          </table:table-cell>
          <table:table-cell office:value-type="string" table:number-columns-spanned="3" table:number-rows-spanned="1">
            <text:p>CONSUMO GÁS DEZ/22</text:p>
          </table:table-cell>
          <table:covered-table-cell table:number-columns-repeated="2"/>
          <table:table-cell table:style-name="ce6" office:value-type="currency" office:value="137.74" table:number-columns-spanned="2" table:number-rows-spanned="1">
            <text:p>R$ 137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3</text:p>
          </table:table-cell>
          <table:table-cell office:value-type="string" table:number-columns-spanned="3" table:number-rows-spanned="1">
            <text:p>CONSUMO ENERGIA DEZ/22</text:p>
          </table:table-cell>
          <table:covered-table-cell table:number-columns-repeated="2"/>
          <table:table-cell table:style-name="ce6" office:value-type="currency" office:value="125.03" table:number-columns-spanned="2" table:number-rows-spanned="1">
            <text:p>R$ 125,0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3</text:p>
          </table:table-cell>
          <table:table-cell office:value-type="string" table:number-columns-spanned="3" table:number-rows-spanned="1">
            <text:p>LAVANDERIA 10 fichas</text:p>
          </table:table-cell>
          <table:covered-table-cell table:number-columns-repeated="2"/>
          <table:table-cell table:style-name="ce6" office:value-type="currency" office:value="33" table:number-columns-spanned="2" table:number-rows-spanned="1">
            <text:p>R$ 33,0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2/2023</text:p>
          </table:table-cell>
          <table:table-cell office:value-type="string" table:number-columns-spanned="3" table:number-rows-spanned="1">
            <text:p>DIVERSOS CONTROLE</text:p>
          </table:table-cell>
          <table:covered-table-cell table:number-columns-repeated="2"/>
          <table:table-cell table:style-name="ce6" office:value-type="currency" office:value="25" table:number-columns-spanned="2" table:number-rows-spanned="1">
            <text:p>R$ 25,00</text:p>
          </table:table-cell>
          <table:covered-table-cell/>
          <table:table-cell office:value-type="currency" office:value="1425.58" table:number-columns-spanned="2" table:number-rows-spanned="1">
            <text:p>R$ 1.425,58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10141651</text:p>
          </table:table-cell>
          <table:table-cell office:value-type="string">
            <text:p>10/03/2023</text:p>
          </table:table-cell>
          <table:table-cell office:value-type="string" table:number-columns-spanned="3" table:number-rows-spanned="1">
            <text:p>COTA CONDOMINIAL MAR/2023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3</text:p>
          </table:table-cell>
          <table:table-cell office:value-type="string" table:number-columns-spanned="3" table:number-rows-spanned="1">
            <text:p>FUNDO DE RESERVA MAR/2023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3</text:p>
          </table:table-cell>
          <table:table-cell office:value-type="string" table:number-columns-spanned="3" table:number-rows-spanned="1">
            <text:p>CONSUMO ÁGUA JAN/23</text:p>
          </table:table-cell>
          <table:covered-table-cell table:number-columns-repeated="2"/>
          <table:table-cell table:style-name="ce6" office:value-type="currency" office:value="112.89" table:number-columns-spanned="2" table:number-rows-spanned="1">
            <text:p>R$ 112,8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3</text:p>
          </table:table-cell>
          <table:table-cell office:value-type="string" table:number-columns-spanned="3" table:number-rows-spanned="1">
            <text:p>CONSUMO GÁS JAN/23</text:p>
          </table:table-cell>
          <table:covered-table-cell table:number-columns-repeated="2"/>
          <table:table-cell table:style-name="ce6" office:value-type="currency" office:value="150.82" table:number-columns-spanned="2" table:number-rows-spanned="1">
            <text:p>R$ 150,8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3</text:p>
          </table:table-cell>
          <table:table-cell office:value-type="string" table:number-columns-spanned="3" table:number-rows-spanned="1">
            <text:p>CONSUMO ENERGIA JAN/23</text:p>
          </table:table-cell>
          <table:covered-table-cell table:number-columns-repeated="2"/>
          <table:table-cell table:style-name="ce6" office:value-type="currency" office:value="114.87" table:number-columns-spanned="2" table:number-rows-spanned="1">
            <text:p>R$ 114,8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3/2023</text:p>
          </table:table-cell>
          <table:table-cell office:value-type="string" table:number-columns-spanned="3" table:number-rows-spanned="1">
            <text:p>ACESSOS/CART/TAG/CONTROLE CONTROLE</text:p>
          </table:table-cell>
          <table:covered-table-cell table:number-columns-repeated="2"/>
          <table:table-cell table:style-name="ce6" office:value-type="currency" office:value="25" table:number-columns-spanned="2" table:number-rows-spanned="1">
            <text:p>R$ 25,00</text:p>
          </table:table-cell>
          <table:covered-table-cell/>
          <table:table-cell office:value-type="currency" office:value="1393.28" table:number-columns-spanned="2" table:number-rows-spanned="1">
            <text:p>R$ 1.393,28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10315621</text:p>
          </table:table-cell>
          <table:table-cell office:value-type="string">
            <text:p>10/04/2023</text:p>
          </table:table-cell>
          <table:table-cell office:value-type="string" table:number-columns-spanned="3" table:number-rows-spanned="1">
            <text:p>COTA CONDOMINIAL ABR/2023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3</text:p>
          </table:table-cell>
          <table:table-cell office:value-type="string" table:number-columns-spanned="3" table:number-rows-spanned="1">
            <text:p>FUNDO DE RESERVA ABR/2023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3</text:p>
          </table:table-cell>
          <table:table-cell office:value-type="string" table:number-columns-spanned="3" table:number-rows-spanned="1">
            <text:p>CONSUMO ÁGUA FEV/23</text:p>
          </table:table-cell>
          <table:covered-table-cell table:number-columns-repeated="2"/>
          <table:table-cell table:style-name="ce6" office:value-type="currency" office:value="112.76" table:number-columns-spanned="2" table:number-rows-spanned="1">
            <text:p>R$ 112,7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3</text:p>
          </table:table-cell>
          <table:table-cell office:value-type="string" table:number-columns-spanned="3" table:number-rows-spanned="1">
            <text:p>CONSUMO GÁS FEV/23</text:p>
          </table:table-cell>
          <table:covered-table-cell table:number-columns-repeated="2"/>
          <table:table-cell table:style-name="ce6" office:value-type="currency" office:value="152.28" table:number-columns-spanned="2" table:number-rows-spanned="1">
            <text:p>R$ 152,2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3</text:p>
          </table:table-cell>
          <table:table-cell office:value-type="string" table:number-columns-spanned="3" table:number-rows-spanned="1">
            <text:p>CONSUMO ENERGIA FEV/23</text:p>
          </table:table-cell>
          <table:covered-table-cell table:number-columns-repeated="2"/>
          <table:table-cell table:style-name="ce6" office:value-type="currency" office:value="130.99" table:number-columns-spanned="2" table:number-rows-spanned="1">
            <text:p>R$ 130,9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4/2023</text:p>
          </table:table-cell>
          <table:table-cell office:value-type="string" table:number-columns-spanned="3" table:number-rows-spanned="1">
            <text:p>LAVANDERIA 7 fichas</text:p>
          </table:table-cell>
          <table:covered-table-cell table:number-columns-repeated="2"/>
          <table:table-cell table:style-name="ce6" office:value-type="currency" office:value="23.1" table:number-columns-spanned="2" table:number-rows-spanned="1">
            <text:p>R$ 23,10</text:p>
          </table:table-cell>
          <table:covered-table-cell/>
          <table:table-cell office:value-type="currency" office:value="1408.83" table:number-columns-spanned="2" table:number-rows-spanned="1">
            <text:p>R$ 1.408,83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10497603</text:p>
          </table:table-cell>
          <table:table-cell office:value-type="string">
            <text:p>10/05/2023</text:p>
          </table:table-cell>
          <table:table-cell office:value-type="string" table:number-columns-spanned="3" table:number-rows-spanned="1">
            <text:p>COTA CONDOMINIAL MAI/2023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3</text:p>
          </table:table-cell>
          <table:table-cell office:value-type="string" table:number-columns-spanned="3" table:number-rows-spanned="1">
            <text:p>FUNDO DE RESERVA MAI/2023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3</text:p>
          </table:table-cell>
          <table:table-cell office:value-type="string" table:number-columns-spanned="3" table:number-rows-spanned="1">
            <text:p>CONSUMO ÁGUA MAR/23</text:p>
          </table:table-cell>
          <table:covered-table-cell table:number-columns-repeated="2"/>
          <table:table-cell table:style-name="ce6" office:value-type="currency" office:value="107.4" table:number-columns-spanned="2" table:number-rows-spanned="1">
            <text:p>R$ 107,4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3</text:p>
          </table:table-cell>
          <table:table-cell office:value-type="string" table:number-columns-spanned="3" table:number-rows-spanned="1">
            <text:p>CONSUMO GÁS MAR/23</text:p>
          </table:table-cell>
          <table:covered-table-cell table:number-columns-repeated="2"/>
          <table:table-cell table:style-name="ce6" office:value-type="currency" office:value="129.68" table:number-columns-spanned="2" table:number-rows-spanned="1">
            <text:p>R$ 129,6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3</text:p>
          </table:table-cell>
          <table:table-cell office:value-type="string" table:number-columns-spanned="3" table:number-rows-spanned="1">
            <text:p>CONSUMO ENERGIA MAR/23</text:p>
          </table:table-cell>
          <table:covered-table-cell table:number-columns-repeated="2"/>
          <table:table-cell table:style-name="ce6" office:value-type="currency" office:value="117.93" table:number-columns-spanned="2" table:number-rows-spanned="1">
            <text:p>R$ 117,9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5/2023</text:p>
          </table:table-cell>
          <table:table-cell office:value-type="string" table:number-columns-spanned="3" table:number-rows-spanned="1">
            <text:p>LAVANDERIA 6 fichas</text:p>
          </table:table-cell>
          <table:covered-table-cell table:number-columns-repeated="2"/>
          <table:table-cell table:style-name="ce6" office:value-type="currency" office:value="19.8" table:number-columns-spanned="2" table:number-rows-spanned="1">
            <text:p>R$ 19,80</text:p>
          </table:table-cell>
          <table:covered-table-cell/>
          <table:table-cell office:value-type="currency" office:value="1364.51" table:number-columns-spanned="2" table:number-rows-spanned="1">
            <text:p>R$ 1.364,51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10666955</text:p>
          </table:table-cell>
          <table:table-cell office:value-type="string">
            <text:p>10/06/2023</text:p>
          </table:table-cell>
          <table:table-cell office:value-type="string" table:number-columns-spanned="3" table:number-rows-spanned="1">
            <text:p>COTA CONDOMINIAL JUN/2023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3</text:p>
          </table:table-cell>
          <table:table-cell office:value-type="string" table:number-columns-spanned="3" table:number-rows-spanned="1">
            <text:p>FUNDO DE RESERVA JUN/2023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3</text:p>
          </table:table-cell>
          <table:table-cell office:value-type="string" table:number-columns-spanned="3" table:number-rows-spanned="1">
            <text:p>CONSUMO ÁGUA ABR/23</text:p>
          </table:table-cell>
          <table:covered-table-cell table:number-columns-repeated="2"/>
          <table:table-cell table:style-name="ce6" office:value-type="currency" office:value="127.58" table:number-columns-spanned="2" table:number-rows-spanned="1">
            <text:p>R$ 127,5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3</text:p>
          </table:table-cell>
          <table:table-cell office:value-type="string" table:number-columns-spanned="3" table:number-rows-spanned="1">
            <text:p>CONSUMO GÁS ABR/23</text:p>
          </table:table-cell>
          <table:covered-table-cell table:number-columns-repeated="2"/>
          <table:table-cell table:style-name="ce6" office:value-type="currency" office:value="178.17" table:number-columns-spanned="2" table:number-rows-spanned="1">
            <text:p>R$ 178,1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3</text:p>
          </table:table-cell>
          <table:table-cell office:value-type="string" table:number-columns-spanned="3" table:number-rows-spanned="1">
            <text:p>CONSUMO ENERGIA ABR/23</text:p>
          </table:table-cell>
          <table:covered-table-cell table:number-columns-repeated="2"/>
          <table:table-cell table:style-name="ce6" office:value-type="currency" office:value="110.19" table:number-columns-spanned="2" table:number-rows-spanned="1">
            <text:p>R$ 110,1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6/2023</text:p>
          </table:table-cell>
          <table:table-cell office:value-type="string" table:number-columns-spanned="3" table:number-rows-spanned="1">
            <text:p>LAVANDERIA 12 fichas</text:p>
          </table:table-cell>
          <table:covered-table-cell table:number-columns-repeated="2"/>
          <table:table-cell table:style-name="ce6" office:value-type="currency" office:value="39.6" table:number-columns-spanned="2" table:number-rows-spanned="1">
            <text:p>R$ 39,60</text:p>
          </table:table-cell>
          <table:covered-table-cell/>
          <table:table-cell office:value-type="currency" office:value="1445.24" table:number-columns-spanned="2" table:number-rows-spanned="1">
            <text:p>R$ 1.445,24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10918697</text:p>
          </table:table-cell>
          <table:table-cell office:value-type="string">
            <text:p>10/07/2023</text:p>
          </table:table-cell>
          <table:table-cell office:value-type="string" table:number-columns-spanned="3" table:number-rows-spanned="1">
            <text:p>COTA CONDOMINIAL JUL/2023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3</text:p>
          </table:table-cell>
          <table:table-cell office:value-type="string" table:number-columns-spanned="3" table:number-rows-spanned="1">
            <text:p>FUNDO DE RESERVA JUL/2023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3</text:p>
          </table:table-cell>
          <table:table-cell office:value-type="string" table:number-columns-spanned="3" table:number-rows-spanned="1">
            <text:p>CONSUMO ÁGUA MAI/23</text:p>
          </table:table-cell>
          <table:covered-table-cell table:number-columns-repeated="2"/>
          <table:table-cell table:style-name="ce6" office:value-type="currency" office:value="118.23" table:number-columns-spanned="2" table:number-rows-spanned="1">
            <text:p>R$ 118,2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3</text:p>
          </table:table-cell>
          <table:table-cell office:value-type="string" table:number-columns-spanned="3" table:number-rows-spanned="1">
            <text:p>CONSUMO GÁS MAI/23</text:p>
          </table:table-cell>
          <table:covered-table-cell table:number-columns-repeated="2"/>
          <table:table-cell table:style-name="ce6" office:value-type="currency" office:value="165.95" table:number-columns-spanned="2" table:number-rows-spanned="1">
            <text:p>R$ 165,9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7/2023</text:p>
          </table:table-cell>
          <table:table-cell office:value-type="string" table:number-columns-spanned="3" table:number-rows-spanned="1">
            <text:p>CONSUMO ENERGIA MAI/23</text:p>
          </table:table-cell>
          <table:covered-table-cell table:number-columns-repeated="2"/>
          <table:table-cell table:style-name="ce6" office:value-type="currency" office:value="107.34" table:number-columns-spanned="2" table:number-rows-spanned="1">
            <text:p>R$ 107,34</text:p>
          </table:table-cell>
          <table:covered-table-cell/>
          <table:table-cell office:value-type="currency" office:value="1381.22" table:number-columns-spanned="2" table:number-rows-spanned="1">
            <text:p>R$ 1.381,22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11104911</text:p>
          </table:table-cell>
          <table:table-cell office:value-type="string">
            <text:p>10/08/2023</text:p>
          </table:table-cell>
          <table:table-cell office:value-type="string" table:number-columns-spanned="3" table:number-rows-spanned="1">
            <text:p>COTA CONDOMINIAL AGO/2023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3</text:p>
          </table:table-cell>
          <table:table-cell office:value-type="string" table:number-columns-spanned="3" table:number-rows-spanned="1">
            <text:p>FUNDO DE RESERVA AGO/2023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3</text:p>
          </table:table-cell>
          <table:table-cell office:value-type="string" table:number-columns-spanned="3" table:number-rows-spanned="1">
            <text:p>CONSUMO ÁGUA JUN/23</text:p>
          </table:table-cell>
          <table:covered-table-cell table:number-columns-repeated="2"/>
          <table:table-cell table:style-name="ce6" office:value-type="currency" office:value="107" table:number-columns-spanned="2" table:number-rows-spanned="1">
            <text:p>R$ 107,0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3</text:p>
          </table:table-cell>
          <table:table-cell office:value-type="string" table:number-columns-spanned="3" table:number-rows-spanned="1">
            <text:p>CONSUMO GÁS JUN/23</text:p>
          </table:table-cell>
          <table:covered-table-cell table:number-columns-repeated="2"/>
          <table:table-cell table:style-name="ce6" office:value-type="currency" office:value="220.57" table:number-columns-spanned="2" table:number-rows-spanned="1">
            <text:p>R$ 220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8/2023</text:p>
          </table:table-cell>
          <table:table-cell office:value-type="string" table:number-columns-spanned="3" table:number-rows-spanned="1">
            <text:p>CONSUMO ENERGIA JUN/23</text:p>
          </table:table-cell>
          <table:covered-table-cell table:number-columns-repeated="2"/>
          <table:table-cell table:style-name="ce6" office:value-type="currency" office:value="124.31" table:number-columns-spanned="2" table:number-rows-spanned="1">
            <text:p>R$ 124,31</text:p>
          </table:table-cell>
          <table:covered-table-cell/>
          <table:table-cell office:value-type="currency" office:value="1441.58" table:number-columns-spanned="2" table:number-rows-spanned="1">
            <text:p>R$ 1.441,58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 office:value-type="string">
            <text:p>11272486</text:p>
          </table:table-cell>
          <table:table-cell office:value-type="string">
            <text:p>10/09/2023</text:p>
          </table:table-cell>
          <table:table-cell office:value-type="string" table:number-columns-spanned="3" table:number-rows-spanned="1">
            <text:p>COTA CONDOMINIAL SET/2023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3</text:p>
          </table:table-cell>
          <table:table-cell office:value-type="string" table:number-columns-spanned="3" table:number-rows-spanned="1">
            <text:p>FUNDO DE RESERVA SET/2023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3</text:p>
          </table:table-cell>
          <table:table-cell office:value-type="string" table:number-columns-spanned="3" table:number-rows-spanned="1">
            <text:p>CONSUMO ÁGUA AGO/23</text:p>
          </table:table-cell>
          <table:covered-table-cell table:number-columns-repeated="2"/>
          <table:table-cell table:style-name="ce6" office:value-type="currency" office:value="111.49" table:number-columns-spanned="2" table:number-rows-spanned="1">
            <text:p>R$ 111,4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3</text:p>
          </table:table-cell>
          <table:table-cell office:value-type="string" table:number-columns-spanned="3" table:number-rows-spanned="1">
            <text:p>CONSUMO GÁS AGO/23</text:p>
          </table:table-cell>
          <table:covered-table-cell table:number-columns-repeated="2"/>
          <table:table-cell table:style-name="ce6" office:value-type="currency" office:value="210.2" table:number-columns-spanned="2" table:number-rows-spanned="1">
            <text:p>R$ 210,2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>
            <text:p>J</text:p>
          </table:table-cell>
          <table:table-cell/>
          <table:table-cell office:value-type="string">
            <text:p>10/09/2023</text:p>
          </table:table-cell>
          <table:table-cell office:value-type="string" table:number-columns-spanned="3" table:number-rows-spanned="1">
            <text:p>CONSUMO ENERGIA AGO/23</text:p>
          </table:table-cell>
          <table:covered-table-cell table:number-columns-repeated="2"/>
          <table:table-cell table:style-name="ce6" office:value-type="currency" office:value="122.07" table:number-columns-spanned="2" table:number-rows-spanned="1">
            <text:p>R$ 122,07</text:p>
          </table:table-cell>
          <table:covered-table-cell/>
          <table:table-cell office:value-type="currency" office:value="1433.46" table:number-columns-spanned="2" table:number-rows-spanned="1">
            <text:p>R$ 1.433,46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1464672</text:p>
          </table:table-cell>
          <table:table-cell office:value-type="string">
            <text:p>10/10/2023</text:p>
          </table:table-cell>
          <table:table-cell office:value-type="string" table:number-columns-spanned="3" table:number-rows-spanned="1">
            <text:p>COTA CONDOMINIAL OUT/2023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0/2023</text:p>
          </table:table-cell>
          <table:table-cell office:value-type="string" table:number-columns-spanned="3" table:number-rows-spanned="1">
            <text:p>FUNDO DE RESERVA OUT/2023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0/2023</text:p>
          </table:table-cell>
          <table:table-cell office:value-type="string" table:number-columns-spanned="3" table:number-rows-spanned="1">
            <text:p>CONSUMO ÁGUA SET/23</text:p>
          </table:table-cell>
          <table:covered-table-cell table:number-columns-repeated="2"/>
          <table:table-cell table:style-name="ce6" office:value-type="currency" office:value="125.71" table:number-columns-spanned="2" table:number-rows-spanned="1">
            <text:p>R$ 125,7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0/2023</text:p>
          </table:table-cell>
          <table:table-cell office:value-type="string" table:number-columns-spanned="3" table:number-rows-spanned="1">
            <text:p>CONSUMO GÁS SET/23</text:p>
          </table:table-cell>
          <table:covered-table-cell table:number-columns-repeated="2"/>
          <table:table-cell table:style-name="ce6" office:value-type="currency" office:value="222.67" table:number-columns-spanned="2" table:number-rows-spanned="1">
            <text:p>R$ 222,6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0/2023</text:p>
          </table:table-cell>
          <table:table-cell office:value-type="string" table:number-columns-spanned="3" table:number-rows-spanned="1">
            <text:p>CONSUMO ENERGIA SET/23</text:p>
          </table:table-cell>
          <table:covered-table-cell table:number-columns-repeated="2"/>
          <table:table-cell table:style-name="ce6" office:value-type="currency" office:value="113.47" table:number-columns-spanned="2" table:number-rows-spanned="1">
            <text:p>R$ 113,47</text:p>
          </table:table-cell>
          <table:covered-table-cell/>
          <table:table-cell office:value-type="currency" office:value="1451.55" table:number-columns-spanned="2" table:number-rows-spanned="1">
            <text:p>R$ 1.451,55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1640449</text:p>
          </table:table-cell>
          <table:table-cell office:value-type="string">
            <text:p>10/11/2023</text:p>
          </table:table-cell>
          <table:table-cell office:value-type="string" table:number-columns-spanned="3" table:number-rows-spanned="1">
            <text:p>COTA CONDOMINIAL NOV/2023</text:p>
          </table:table-cell>
          <table:covered-table-cell table:number-columns-repeated="2"/>
          <table:table-cell table:style-name="ce6" office:value-type="currency" office:value="942.57" table:number-columns-spanned="2" table:number-rows-spanned="1">
            <text:p>R$ 942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1/2023</text:p>
          </table:table-cell>
          <table:table-cell office:value-type="string" table:number-columns-spanned="3" table:number-rows-spanned="1">
            <text:p>FUNDO DE RESERVA NOV/2023</text:p>
          </table:table-cell>
          <table:covered-table-cell table:number-columns-repeated="2"/>
          <table:table-cell table:style-name="ce6" office:value-type="currency" office:value="47.13" table:number-columns-spanned="2" table:number-rows-spanned="1">
            <text:p>R$ 47,1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1/2023</text:p>
          </table:table-cell>
          <table:table-cell office:value-type="string" table:number-columns-spanned="3" table:number-rows-spanned="1">
            <text:p>CONSUMO ÁGUA OUT/23</text:p>
          </table:table-cell>
          <table:covered-table-cell table:number-columns-repeated="2"/>
          <table:table-cell table:style-name="ce6" office:value-type="currency" office:value="114.63" table:number-columns-spanned="2" table:number-rows-spanned="1">
            <text:p>R$ 114,6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1/2023</text:p>
          </table:table-cell>
          <table:table-cell office:value-type="string" table:number-columns-spanned="3" table:number-rows-spanned="1">
            <text:p>CONSUMO GÁS OUT/23</text:p>
          </table:table-cell>
          <table:covered-table-cell table:number-columns-repeated="2"/>
          <table:table-cell table:style-name="ce6" office:value-type="currency" office:value="226.3" table:number-columns-spanned="2" table:number-rows-spanned="1">
            <text:p>R$ 226,3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1/2023</text:p>
          </table:table-cell>
          <table:table-cell office:value-type="string" table:number-columns-spanned="3" table:number-rows-spanned="1">
            <text:p>CONSUMO ENERGIA OUT/23</text:p>
          </table:table-cell>
          <table:covered-table-cell table:number-columns-repeated="2"/>
          <table:table-cell table:style-name="ce6" office:value-type="currency" office:value="130.65" table:number-columns-spanned="2" table:number-rows-spanned="1">
            <text:p>R$ 130,65</text:p>
          </table:table-cell>
          <table:covered-table-cell/>
          <table:table-cell office:value-type="currency" office:value="1461.28" table:number-columns-spanned="2" table:number-rows-spanned="1">
            <text:p>R$ 1.461,28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1845613</text:p>
          </table:table-cell>
          <table:table-cell office:value-type="string">
            <text:p>10/12/2023</text:p>
          </table:table-cell>
          <table:table-cell office:value-type="string" table:number-columns-spanned="3" table:number-rows-spanned="1">
            <text:p>COTA CONDOMINIAL DEZ/2023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2/2023</text:p>
          </table:table-cell>
          <table:table-cell office:value-type="string" table:number-columns-spanned="3" table:number-rows-spanned="1">
            <text:p>FUNDO DE RESERVA DEZ/2023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2/2023</text:p>
          </table:table-cell>
          <table:table-cell office:value-type="string" table:number-columns-spanned="3" table:number-rows-spanned="1">
            <text:p>CONSUMO ÁGUA NOV/23</text:p>
          </table:table-cell>
          <table:covered-table-cell table:number-columns-repeated="2"/>
          <table:table-cell table:style-name="ce6" office:value-type="currency" office:value="124.75" table:number-columns-spanned="2" table:number-rows-spanned="1">
            <text:p>R$ 124,7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2/2023</text:p>
          </table:table-cell>
          <table:table-cell office:value-type="string" table:number-columns-spanned="3" table:number-rows-spanned="1">
            <text:p>CONSUMO GÁS NOV/23</text:p>
          </table:table-cell>
          <table:covered-table-cell table:number-columns-repeated="2"/>
          <table:table-cell table:style-name="ce6" office:value-type="currency" office:value="167.57" table:number-columns-spanned="2" table:number-rows-spanned="1">
            <text:p>R$ 167,5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2/2023</text:p>
          </table:table-cell>
          <table:table-cell office:value-type="string" table:number-columns-spanned="3" table:number-rows-spanned="1">
            <text:p>CONSUMO ENERGIA NOV/23</text:p>
          </table:table-cell>
          <table:covered-table-cell table:number-columns-repeated="2"/>
          <table:table-cell table:style-name="ce6" office:value-type="currency" office:value="115.65" table:number-columns-spanned="2" table:number-rows-spanned="1">
            <text:p>R$ 115,65</text:p>
          </table:table-cell>
          <table:covered-table-cell/>
          <table:table-cell office:value-type="currency" office:value="1494.56" table:number-columns-spanned="2" table:number-rows-spanned="1">
            <text:p>R$ 1.494,56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2035927</text:p>
          </table:table-cell>
          <table:table-cell office:value-type="string">
            <text:p>10/01/2024</text:p>
          </table:table-cell>
          <table:table-cell office:value-type="string" table:number-columns-spanned="3" table:number-rows-spanned="1">
            <text:p>COTA CONDOMINIAL JAN/2024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1/2024</text:p>
          </table:table-cell>
          <table:table-cell office:value-type="string" table:number-columns-spanned="3" table:number-rows-spanned="1">
            <text:p>FUNDO DE RESERVA JAN/2024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1/2024</text:p>
          </table:table-cell>
          <table:table-cell office:value-type="string" table:number-columns-spanned="3" table:number-rows-spanned="1">
            <text:p>CONSUMO ÁGUA DEZ/23</text:p>
          </table:table-cell>
          <table:covered-table-cell table:number-columns-repeated="2"/>
          <table:table-cell table:style-name="ce6" office:value-type="currency" office:value="126.12" table:number-columns-spanned="2" table:number-rows-spanned="1">
            <text:p>R$ 126,1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1/2024</text:p>
          </table:table-cell>
          <table:table-cell office:value-type="string" table:number-columns-spanned="3" table:number-rows-spanned="1">
            <text:p>CONSUMO GÁS DEZ/23</text:p>
          </table:table-cell>
          <table:covered-table-cell table:number-columns-repeated="2"/>
          <table:table-cell table:style-name="ce6" office:value-type="currency" office:value="176.09" table:number-columns-spanned="2" table:number-rows-spanned="1">
            <text:p>R$ 176,0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1/2024</text:p>
          </table:table-cell>
          <table:table-cell office:value-type="string" table:number-columns-spanned="3" table:number-rows-spanned="1">
            <text:p>CONSUMO ENERGIA DEZ/23</text:p>
          </table:table-cell>
          <table:covered-table-cell table:number-columns-repeated="2"/>
          <table:table-cell table:style-name="ce6" office:value-type="currency" office:value="132.69" table:number-columns-spanned="2" table:number-rows-spanned="1">
            <text:p>R$ 132,69</text:p>
          </table:table-cell>
          <table:covered-table-cell/>
          <table:table-cell office:value-type="currency" office:value="1521.49" table:number-columns-spanned="2" table:number-rows-spanned="1">
            <text:p>R$ 1.521,49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2248102</text:p>
          </table:table-cell>
          <table:table-cell office:value-type="string">
            <text:p>10/02/2024</text:p>
          </table:table-cell>
          <table:table-cell office:value-type="string" table:number-columns-spanned="3" table:number-rows-spanned="1">
            <text:p>COTA CONDOMINIAL FEV/2024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2/2024</text:p>
          </table:table-cell>
          <table:table-cell office:value-type="string" table:number-columns-spanned="3" table:number-rows-spanned="1">
            <text:p>FUNDO DE RESERVA FEV/2024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2/2024</text:p>
          </table:table-cell>
          <table:table-cell office:value-type="string" table:number-columns-spanned="3" table:number-rows-spanned="1">
            <text:p>CONSUMO ÁGUA JAN/24</text:p>
          </table:table-cell>
          <table:covered-table-cell table:number-columns-repeated="2"/>
          <table:table-cell table:style-name="ce6" office:value-type="currency" office:value="123.96" table:number-columns-spanned="2" table:number-rows-spanned="1">
            <text:p>R$ 123,9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2/2024</text:p>
          </table:table-cell>
          <table:table-cell office:value-type="string" table:number-columns-spanned="3" table:number-rows-spanned="1">
            <text:p>CONSUMO GÁS JAN/24</text:p>
          </table:table-cell>
          <table:covered-table-cell table:number-columns-repeated="2"/>
          <table:table-cell table:style-name="ce6" office:value-type="currency" office:value="138.21" table:number-columns-spanned="2" table:number-rows-spanned="1">
            <text:p>R$ 138,2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2/2024</text:p>
          </table:table-cell>
          <table:table-cell office:value-type="string" table:number-columns-spanned="3" table:number-rows-spanned="1">
            <text:p>CONSUMO ENERGIA JAN/24</text:p>
          </table:table-cell>
          <table:covered-table-cell table:number-columns-repeated="2"/>
          <table:table-cell table:style-name="ce6" office:value-type="currency" office:value="120.73" table:number-columns-spanned="2" table:number-rows-spanned="1">
            <text:p>R$ 120,73</text:p>
          </table:table-cell>
          <table:covered-table-cell/>
          <table:table-cell office:value-type="currency" office:value="1469.49" table:number-columns-spanned="2" table:number-rows-spanned="1">
            <text:p>R$ 1.469,49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2393117</text:p>
          </table:table-cell>
          <table:table-cell office:value-type="string">
            <text:p>10/03/2024</text:p>
          </table:table-cell>
          <table:table-cell office:value-type="string" table:number-columns-spanned="3" table:number-rows-spanned="1">
            <text:p>COTA CONDOMINIAL MAR/2024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3/2024</text:p>
          </table:table-cell>
          <table:table-cell office:value-type="string" table:number-columns-spanned="3" table:number-rows-spanned="1">
            <text:p>FUNDO DE RESERVA MAR/2024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3/2024</text:p>
          </table:table-cell>
          <table:table-cell office:value-type="string" table:number-columns-spanned="3" table:number-rows-spanned="1">
            <text:p>CONSUMO ÁGUA FEV/24</text:p>
          </table:table-cell>
          <table:covered-table-cell table:number-columns-repeated="2"/>
          <table:table-cell table:style-name="ce6" office:value-type="currency" office:value="108.15" table:number-columns-spanned="2" table:number-rows-spanned="1">
            <text:p>R$ 108,1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3/2024</text:p>
          </table:table-cell>
          <table:table-cell office:value-type="string" table:number-columns-spanned="3" table:number-rows-spanned="1">
            <text:p>CONSUMO GÁS FEV/24</text:p>
          </table:table-cell>
          <table:covered-table-cell table:number-columns-repeated="2"/>
          <table:table-cell table:style-name="ce6" office:value-type="currency" office:value="171.03" table:number-columns-spanned="2" table:number-rows-spanned="1">
            <text:p>R$ 171,0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3/2024</text:p>
          </table:table-cell>
          <table:table-cell office:value-type="string" table:number-columns-spanned="3" table:number-rows-spanned="1">
            <text:p>CONSUMO ENERGIA FEV/24</text:p>
          </table:table-cell>
          <table:covered-table-cell table:number-columns-repeated="2"/>
          <table:table-cell table:style-name="ce6" office:value-type="currency" office:value="121" table:number-columns-spanned="2" table:number-rows-spanned="1">
            <text:p>R$ 121,0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3/2024</text:p>
          </table:table-cell>
          <table:table-cell office:value-type="string" table:number-columns-spanned="3" table:number-rows-spanned="1">
            <text:p>LAVANDERIA 10 FICHAS</text:p>
          </table:table-cell>
          <table:covered-table-cell table:number-columns-repeated="2"/>
          <table:table-cell table:style-name="ce6" office:value-type="currency" office:value="35" table:number-columns-spanned="2" table:number-rows-spanned="1">
            <text:p>R$ 35,00</text:p>
          </table:table-cell>
          <table:covered-table-cell/>
          <table:table-cell office:value-type="currency" office:value="1521.77" table:number-columns-spanned="2" table:number-rows-spanned="1">
            <text:p>R$ 1.521,77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2630819</text:p>
          </table:table-cell>
          <table:table-cell office:value-type="string">
            <text:p>10/04/2024</text:p>
          </table:table-cell>
          <table:table-cell office:value-type="string" table:number-columns-spanned="3" table:number-rows-spanned="1">
            <text:p>COTA CONDOMINIAL ABR/2024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4/2024</text:p>
          </table:table-cell>
          <table:table-cell office:value-type="string" table:number-columns-spanned="3" table:number-rows-spanned="1">
            <text:p>FUNDO DE RESERVA ABR/2024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4/2024</text:p>
          </table:table-cell>
          <table:table-cell office:value-type="string" table:number-columns-spanned="3" table:number-rows-spanned="1">
            <text:p>CONSUMO ÁGUA MAR/24</text:p>
          </table:table-cell>
          <table:covered-table-cell table:number-columns-repeated="2"/>
          <table:table-cell table:style-name="ce6" office:value-type="currency" office:value="135.64" table:number-columns-spanned="2" table:number-rows-spanned="1">
            <text:p>R$ 135,6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4/2024</text:p>
          </table:table-cell>
          <table:table-cell office:value-type="string" table:number-columns-spanned="3" table:number-rows-spanned="1">
            <text:p>CONSUMO GÁS MAR/24</text:p>
          </table:table-cell>
          <table:covered-table-cell table:number-columns-repeated="2"/>
          <table:table-cell table:style-name="ce6" office:value-type="currency" office:value="170.64" table:number-columns-spanned="2" table:number-rows-spanned="1">
            <text:p>R$ 170,6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4/2024</text:p>
          </table:table-cell>
          <table:table-cell office:value-type="string" table:number-columns-spanned="3" table:number-rows-spanned="1">
            <text:p>CONSUMO ENERGIA MAR/24</text:p>
          </table:table-cell>
          <table:covered-table-cell table:number-columns-repeated="2"/>
          <table:table-cell table:style-name="ce6" office:value-type="currency" office:value="117.91" table:number-columns-spanned="2" table:number-rows-spanned="1">
            <text:p>R$ 117,91</text:p>
          </table:table-cell>
          <table:covered-table-cell/>
          <table:table-cell office:value-type="currency" office:value="1510.78" table:number-columns-spanned="2" table:number-rows-spanned="1">
            <text:p>R$ 1.510,78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2818085</text:p>
          </table:table-cell>
          <table:table-cell office:value-type="string">
            <text:p>10/05/2024</text:p>
          </table:table-cell>
          <table:table-cell office:value-type="string" table:number-columns-spanned="3" table:number-rows-spanned="1">
            <text:p>COTA CONDOMINIAL MAI/2024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4</text:p>
          </table:table-cell>
          <table:table-cell office:value-type="string" table:number-columns-spanned="3" table:number-rows-spanned="1">
            <text:p>FUNDO DE RESERVA MAI/2024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4</text:p>
          </table:table-cell>
          <table:table-cell office:value-type="string" table:number-columns-spanned="3" table:number-rows-spanned="1">
            <text:p>CONSUMO ÁGUA ABR/24</text:p>
          </table:table-cell>
          <table:covered-table-cell table:number-columns-repeated="2"/>
          <table:table-cell table:style-name="ce6" office:value-type="currency" office:value="143.61" table:number-columns-spanned="2" table:number-rows-spanned="1">
            <text:p>R$ 143,6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4</text:p>
          </table:table-cell>
          <table:table-cell office:value-type="string" table:number-columns-spanned="3" table:number-rows-spanned="1">
            <text:p>CONSUMO GÁS ABR/24</text:p>
          </table:table-cell>
          <table:covered-table-cell table:number-columns-repeated="2"/>
          <table:table-cell table:style-name="ce6" office:value-type="currency" office:value="188.08" table:number-columns-spanned="2" table:number-rows-spanned="1">
            <text:p>R$ 188,0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4</text:p>
          </table:table-cell>
          <table:table-cell office:value-type="string" table:number-columns-spanned="3" table:number-rows-spanned="1">
            <text:p>CONSUMO ENERGIA ABR/24</text:p>
          </table:table-cell>
          <table:covered-table-cell table:number-columns-repeated="2"/>
          <table:table-cell table:style-name="ce6" office:value-type="currency" office:value="145" table:number-columns-spanned="2" table:number-rows-spanned="1">
            <text:p>R$ 145,0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4</text:p>
          </table:table-cell>
          <table:table-cell office:value-type="string" table:number-columns-spanned="3" table:number-rows-spanned="1">
            <text:p>LAVANDERIA 16 FICHAS</text:p>
          </table:table-cell>
          <table:covered-table-cell table:number-columns-repeated="2"/>
          <table:table-cell table:style-name="ce6" office:value-type="currency" office:value="56" table:number-columns-spanned="2" table:number-rows-spanned="1">
            <text:p>R$ 56,00</text:p>
          </table:table-cell>
          <table:covered-table-cell/>
          <table:table-cell office:value-type="currency" office:value="1619.28" table:number-columns-spanned="2" table:number-rows-spanned="1">
            <text:p>R$ 1.619,28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3004774</text:p>
          </table:table-cell>
          <table:table-cell office:value-type="string">
            <text:p>10/06/2024</text:p>
          </table:table-cell>
          <table:table-cell office:value-type="string" table:number-columns-spanned="3" table:number-rows-spanned="1">
            <text:p>COTA CONDOMINIAL JUN/2024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4</text:p>
          </table:table-cell>
          <table:table-cell office:value-type="string" table:number-columns-spanned="3" table:number-rows-spanned="1">
            <text:p>FUNDO DE RESERVA JUN/2024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4</text:p>
          </table:table-cell>
          <table:table-cell office:value-type="string" table:number-columns-spanned="3" table:number-rows-spanned="1">
            <text:p>CONSUMO ÁGUA MAI/24</text:p>
          </table:table-cell>
          <table:covered-table-cell table:number-columns-repeated="2"/>
          <table:table-cell table:style-name="ce6" office:value-type="currency" office:value="137.12" table:number-columns-spanned="2" table:number-rows-spanned="1">
            <text:p>R$ 137,1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4</text:p>
          </table:table-cell>
          <table:table-cell office:value-type="string" table:number-columns-spanned="3" table:number-rows-spanned="1">
            <text:p>CONSUMO GÁS MAI/24</text:p>
          </table:table-cell>
          <table:covered-table-cell table:number-columns-repeated="2"/>
          <table:table-cell table:style-name="ce6" office:value-type="currency" office:value="233.42" table:number-columns-spanned="2" table:number-rows-spanned="1">
            <text:p>R$ 233,4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4</text:p>
          </table:table-cell>
          <table:table-cell office:value-type="string" table:number-columns-spanned="3" table:number-rows-spanned="1">
            <text:p>CONSUMO ENERGIA MAI/24</text:p>
          </table:table-cell>
          <table:covered-table-cell table:number-columns-repeated="2"/>
          <table:table-cell table:style-name="ce6" office:value-type="currency" office:value="121.51" table:number-columns-spanned="2" table:number-rows-spanned="1">
            <text:p>R$ 121,51</text:p>
          </table:table-cell>
          <table:covered-table-cell/>
          <table:table-cell office:value-type="currency" office:value="1578.64" table:number-columns-spanned="2" table:number-rows-spanned="1">
            <text:p>R$ 1.578,64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3227140</text:p>
          </table:table-cell>
          <table:table-cell office:value-type="string">
            <text:p>10/07/2024</text:p>
          </table:table-cell>
          <table:table-cell office:value-type="string" table:number-columns-spanned="3" table:number-rows-spanned="1">
            <text:p>COTA CONDOMINIAL JUL/2024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4</text:p>
          </table:table-cell>
          <table:table-cell office:value-type="string" table:number-columns-spanned="3" table:number-rows-spanned="1">
            <text:p>FUNDO DE RESERVA JUL/2024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4</text:p>
          </table:table-cell>
          <table:table-cell office:value-type="string" table:number-columns-spanned="3" table:number-rows-spanned="1">
            <text:p>CONSUMO ÁGUA JUN/24</text:p>
          </table:table-cell>
          <table:covered-table-cell table:number-columns-repeated="2"/>
          <table:table-cell table:style-name="ce6" office:value-type="currency" office:value="167.25" table:number-columns-spanned="2" table:number-rows-spanned="1">
            <text:p>R$ 167,2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4</text:p>
          </table:table-cell>
          <table:table-cell office:value-type="string" table:number-columns-spanned="3" table:number-rows-spanned="1">
            <text:p>CONSUMO GÁS JUN/24</text:p>
          </table:table-cell>
          <table:covered-table-cell table:number-columns-repeated="2"/>
          <table:table-cell table:style-name="ce6" office:value-type="currency" office:value="240.98" table:number-columns-spanned="2" table:number-rows-spanned="1">
            <text:p>R$ 240,9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4</text:p>
          </table:table-cell>
          <table:table-cell office:value-type="string" table:number-columns-spanned="3" table:number-rows-spanned="1">
            <text:p>CONSUMO ENERGIA JUN/24</text:p>
          </table:table-cell>
          <table:covered-table-cell table:number-columns-repeated="2"/>
          <table:table-cell table:style-name="ce6" office:value-type="currency" office:value="128.61" table:number-columns-spanned="2" table:number-rows-spanned="1">
            <text:p>R$ 128,6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4</text:p>
          </table:table-cell>
          <table:table-cell office:value-type="string" table:number-columns-spanned="3" table:number-rows-spanned="1">
            <text:p>LAVANDERIA 10 FICHAS</text:p>
          </table:table-cell>
          <table:covered-table-cell table:number-columns-repeated="2"/>
          <table:table-cell table:style-name="ce6" office:value-type="currency" office:value="35" table:number-columns-spanned="2" table:number-rows-spanned="1">
            <text:p>R$ 35,00</text:p>
          </table:table-cell>
          <table:covered-table-cell/>
          <table:table-cell office:value-type="currency" office:value="1658.43" table:number-columns-spanned="2" table:number-rows-spanned="1">
            <text:p>R$ 1.658,43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3393732</text:p>
          </table:table-cell>
          <table:table-cell office:value-type="string">
            <text:p>10/08/2024</text:p>
          </table:table-cell>
          <table:table-cell office:value-type="string" table:number-columns-spanned="3" table:number-rows-spanned="1">
            <text:p>COTA CONDOMINIAL AGO/2024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4</text:p>
          </table:table-cell>
          <table:table-cell office:value-type="string" table:number-columns-spanned="3" table:number-rows-spanned="1">
            <text:p>FUNDO DE RESERVA AGO/2024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4</text:p>
          </table:table-cell>
          <table:table-cell office:value-type="string" table:number-columns-spanned="3" table:number-rows-spanned="1">
            <text:p>CONSUMO ÁGUA JUL/2024</text:p>
          </table:table-cell>
          <table:covered-table-cell table:number-columns-repeated="2"/>
          <table:table-cell table:style-name="ce6" office:value-type="currency" office:value="158.72" table:number-columns-spanned="2" table:number-rows-spanned="1">
            <text:p>R$ 158,7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4</text:p>
          </table:table-cell>
          <table:table-cell office:value-type="string" table:number-columns-spanned="3" table:number-rows-spanned="1">
            <text:p>CONSUMO GÁS JUL/2024</text:p>
          </table:table-cell>
          <table:covered-table-cell table:number-columns-repeated="2"/>
          <table:table-cell table:style-name="ce6" office:value-type="currency" office:value="302.1" table:number-columns-spanned="2" table:number-rows-spanned="1">
            <text:p>R$ 302,1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4</text:p>
          </table:table-cell>
          <table:table-cell office:value-type="string" table:number-columns-spanned="3" table:number-rows-spanned="1">
            <text:p>CONSUMO ENERGIA JUL/2024</text:p>
          </table:table-cell>
          <table:covered-table-cell table:number-columns-repeated="2"/>
          <table:table-cell table:style-name="ce6" office:value-type="currency" office:value="122.76" table:number-columns-spanned="2" table:number-rows-spanned="1">
            <text:p>R$ 122,76</text:p>
          </table:table-cell>
          <table:covered-table-cell/>
          <table:table-cell office:value-type="currency" office:value="1670.17" table:number-columns-spanned="2" table:number-rows-spanned="1">
            <text:p>R$ 1.670,17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3633161</text:p>
          </table:table-cell>
          <table:table-cell office:value-type="string">
            <text:p>10/09/2024</text:p>
          </table:table-cell>
          <table:table-cell office:value-type="string" table:number-columns-spanned="3" table:number-rows-spanned="1">
            <text:p>COTA CONDOMINIAL SET/2024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9/2024</text:p>
          </table:table-cell>
          <table:table-cell office:value-type="string" table:number-columns-spanned="3" table:number-rows-spanned="1">
            <text:p>FUNDO DE RESERVA SET/2024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9/2024</text:p>
          </table:table-cell>
          <table:table-cell office:value-type="string" table:number-columns-spanned="3" table:number-rows-spanned="1">
            <text:p>CONSUMO ÁGUA SET/2024</text:p>
          </table:table-cell>
          <table:covered-table-cell table:number-columns-repeated="2"/>
          <table:table-cell table:style-name="ce6" office:value-type="currency" office:value="144.68" table:number-columns-spanned="2" table:number-rows-spanned="1">
            <text:p>R$ 144,6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9/2024</text:p>
          </table:table-cell>
          <table:table-cell office:value-type="string" table:number-columns-spanned="3" table:number-rows-spanned="1">
            <text:p>CONSUMO GÁS SET/2024</text:p>
          </table:table-cell>
          <table:covered-table-cell table:number-columns-repeated="2"/>
          <table:table-cell table:style-name="ce6" office:value-type="currency" office:value="328.6" table:number-columns-spanned="2" table:number-rows-spanned="1">
            <text:p>R$ 328,6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9/2024</text:p>
          </table:table-cell>
          <table:table-cell office:value-type="string" table:number-columns-spanned="3" table:number-rows-spanned="1">
            <text:p>CONSUMO ENERGIA SET/2024</text:p>
          </table:table-cell>
          <table:covered-table-cell table:number-columns-repeated="2"/>
          <table:table-cell table:style-name="ce6" office:value-type="currency" office:value="120.02" table:number-columns-spanned="2" table:number-rows-spanned="1">
            <text:p>R$ 120,0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9/2024</text:p>
          </table:table-cell>
          <table:table-cell office:value-type="string" table:number-columns-spanned="3" table:number-rows-spanned="1">
            <text:p>LAVANDERIA 10 FICHAS</text:p>
          </table:table-cell>
          <table:covered-table-cell table:number-columns-repeated="2"/>
          <table:table-cell table:style-name="ce6" office:value-type="currency" office:value="35" table:number-columns-spanned="2" table:number-rows-spanned="1">
            <text:p>R$ 35,00</text:p>
          </table:table-cell>
          <table:covered-table-cell/>
          <table:table-cell office:value-type="currency" office:value="1714.89" table:number-columns-spanned="2" table:number-rows-spanned="1">
            <text:p>R$ 1.714,89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3794269</text:p>
          </table:table-cell>
          <table:table-cell office:value-type="string">
            <text:p>10/10/2024</text:p>
          </table:table-cell>
          <table:table-cell office:value-type="string" table:number-columns-spanned="3" table:number-rows-spanned="1">
            <text:p>COTA CONDOMINIAL OUT/2024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0/2024</text:p>
          </table:table-cell>
          <table:table-cell office:value-type="string" table:number-columns-spanned="3" table:number-rows-spanned="1">
            <text:p>FUNDO DE RESERVA OUT/2024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0/2024</text:p>
          </table:table-cell>
          <table:table-cell office:value-type="string" table:number-columns-spanned="3" table:number-rows-spanned="1">
            <text:p>CONSUMO ÁGUA OUT/2024</text:p>
          </table:table-cell>
          <table:covered-table-cell table:number-columns-repeated="2"/>
          <table:table-cell table:style-name="ce6" office:value-type="currency" office:value="147.2" table:number-columns-spanned="2" table:number-rows-spanned="1">
            <text:p>R$ 147,2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0/2024</text:p>
          </table:table-cell>
          <table:table-cell office:value-type="string" table:number-columns-spanned="3" table:number-rows-spanned="1">
            <text:p>CONSUMO GÁS OUT/2024</text:p>
          </table:table-cell>
          <table:covered-table-cell table:number-columns-repeated="2"/>
          <table:table-cell table:style-name="ce6" office:value-type="currency" office:value="348.87" table:number-columns-spanned="2" table:number-rows-spanned="1">
            <text:p>R$ 348,8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0/2024</text:p>
          </table:table-cell>
          <table:table-cell office:value-type="string" table:number-columns-spanned="3" table:number-rows-spanned="1">
            <text:p>CONSUMO ENERGIA OUT/2024</text:p>
          </table:table-cell>
          <table:covered-table-cell table:number-columns-repeated="2"/>
          <table:table-cell table:style-name="ce6" office:value-type="currency" office:value="128" table:number-columns-spanned="2" table:number-rows-spanned="1">
            <text:p>R$ 128,00</text:p>
          </table:table-cell>
          <table:covered-table-cell/>
          <table:table-cell office:value-type="currency" office:value="1710.66" table:number-columns-spanned="2" table:number-rows-spanned="1">
            <text:p>R$ 1.710,66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4021057</text:p>
          </table:table-cell>
          <table:table-cell office:value-type="string">
            <text:p>10/11/2024</text:p>
          </table:table-cell>
          <table:table-cell office:value-type="string" table:number-columns-spanned="3" table:number-rows-spanned="1">
            <text:p>COTA CONDOMINIAL NOV/2024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1/2024</text:p>
          </table:table-cell>
          <table:table-cell office:value-type="string" table:number-columns-spanned="3" table:number-rows-spanned="1">
            <text:p>FUNDO DE RESERVA NOV/2024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1/2024</text:p>
          </table:table-cell>
          <table:table-cell office:value-type="string" table:number-columns-spanned="3" table:number-rows-spanned="1">
            <text:p>CONSUMO ÁGUA NOV/2024</text:p>
          </table:table-cell>
          <table:covered-table-cell table:number-columns-repeated="2"/>
          <table:table-cell table:style-name="ce6" office:value-type="currency" office:value="135.54" table:number-columns-spanned="2" table:number-rows-spanned="1">
            <text:p>R$ 135,5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1/2024</text:p>
          </table:table-cell>
          <table:table-cell office:value-type="string" table:number-columns-spanned="3" table:number-rows-spanned="1">
            <text:p>CONSUMO GÁS NOV/2024</text:p>
          </table:table-cell>
          <table:covered-table-cell table:number-columns-repeated="2"/>
          <table:table-cell table:style-name="ce6" office:value-type="currency" office:value="268.42" table:number-columns-spanned="2" table:number-rows-spanned="1">
            <text:p>R$ 268,4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1/2024</text:p>
          </table:table-cell>
          <table:table-cell office:value-type="string" table:number-columns-spanned="3" table:number-rows-spanned="1">
            <text:p>CONSUMO ENERGIA NOV/2024</text:p>
          </table:table-cell>
          <table:covered-table-cell table:number-columns-repeated="2"/>
          <table:table-cell table:style-name="ce6" office:value-type="currency" office:value="153.74" table:number-columns-spanned="2" table:number-rows-spanned="1">
            <text:p>R$ 153,74</text:p>
          </table:table-cell>
          <table:covered-table-cell/>
          <table:table-cell office:value-type="currency" office:value="1644.29" table:number-columns-spanned="2" table:number-rows-spanned="1">
            <text:p>R$ 1.644,29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4251603</text:p>
          </table:table-cell>
          <table:table-cell office:value-type="string">
            <text:p>10/12/2024</text:p>
          </table:table-cell>
          <table:table-cell office:value-type="string" table:number-columns-spanned="3" table:number-rows-spanned="1">
            <text:p>COTA CONDOMINIAL DEZ/2024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2/2024</text:p>
          </table:table-cell>
          <table:table-cell office:value-type="string" table:number-columns-spanned="3" table:number-rows-spanned="1">
            <text:p>FUNDO DE RESERVA DEZ/2024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2/2024</text:p>
          </table:table-cell>
          <table:table-cell office:value-type="string" table:number-columns-spanned="3" table:number-rows-spanned="1">
            <text:p>CONSUMO ÁGUA DEZ/2024</text:p>
          </table:table-cell>
          <table:covered-table-cell table:number-columns-repeated="2"/>
          <table:table-cell table:style-name="ce6" office:value-type="currency" office:value="140.69" table:number-columns-spanned="2" table:number-rows-spanned="1">
            <text:p>R$ 140,6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2/2024</text:p>
          </table:table-cell>
          <table:table-cell office:value-type="string" table:number-columns-spanned="3" table:number-rows-spanned="1">
            <text:p>CONSUMO GÁS DEZ/2024</text:p>
          </table:table-cell>
          <table:covered-table-cell table:number-columns-repeated="2"/>
          <table:table-cell table:style-name="ce6" office:value-type="currency" office:value="288.07" table:number-columns-spanned="2" table:number-rows-spanned="1">
            <text:p>R$ 288,0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12/2024</text:p>
          </table:table-cell>
          <table:table-cell office:value-type="string" table:number-columns-spanned="3" table:number-rows-spanned="1">
            <text:p>CONSUMO ENERGIA DEZ/2024</text:p>
          </table:table-cell>
          <table:covered-table-cell table:number-columns-repeated="2"/>
          <table:table-cell table:style-name="ce6" office:value-type="currency" office:value="155.94" table:number-columns-spanned="2" table:number-rows-spanned="1">
            <text:p>R$ 155,94</text:p>
          </table:table-cell>
          <table:covered-table-cell/>
          <table:table-cell office:value-type="currency" office:value="1671.29" table:number-columns-spanned="2" table:number-rows-spanned="1">
            <text:p>R$ 1.671,29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4404919</text:p>
          </table:table-cell>
          <table:table-cell office:value-type="string">
            <text:p>10/01/2025</text:p>
          </table:table-cell>
          <table:table-cell office:value-type="string" table:number-columns-spanned="3" table:number-rows-spanned="1">
            <text:p>COTA CONDOMINIAL JAN/2025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1/2025</text:p>
          </table:table-cell>
          <table:table-cell office:value-type="string" table:number-columns-spanned="3" table:number-rows-spanned="1">
            <text:p>FUNDO DE RESERVA JAN/2025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1/2025</text:p>
          </table:table-cell>
          <table:table-cell office:value-type="string" table:number-columns-spanned="3" table:number-rows-spanned="1">
            <text:p>CONSUMO ÁGUA JAN/2025</text:p>
          </table:table-cell>
          <table:covered-table-cell table:number-columns-repeated="2"/>
          <table:table-cell table:style-name="ce6" office:value-type="currency" office:value="133.65" table:number-columns-spanned="2" table:number-rows-spanned="1">
            <text:p>R$ 133,6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1/2025</text:p>
          </table:table-cell>
          <table:table-cell office:value-type="string" table:number-columns-spanned="3" table:number-rows-spanned="1">
            <text:p>CONSUMO GÁS JAN/2025</text:p>
          </table:table-cell>
          <table:covered-table-cell table:number-columns-repeated="2"/>
          <table:table-cell table:style-name="ce6" office:value-type="currency" office:value="278.26" table:number-columns-spanned="2" table:number-rows-spanned="1">
            <text:p>R$ 278,2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1/2025</text:p>
          </table:table-cell>
          <table:table-cell office:value-type="string" table:number-columns-spanned="3" table:number-rows-spanned="1">
            <text:p>CONSUMO ENERGIA JAN/2025</text:p>
          </table:table-cell>
          <table:covered-table-cell table:number-columns-repeated="2"/>
          <table:table-cell table:style-name="ce6" office:value-type="currency" office:value="184.2" table:number-columns-spanned="2" table:number-rows-spanned="1">
            <text:p>R$ 184,2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1/2025</text:p>
          </table:table-cell>
          <table:table-cell office:value-type="string" table:number-columns-spanned="3" table:number-rows-spanned="1">
            <text:p>LAVANDERIA 10 fichas</text:p>
          </table:table-cell>
          <table:covered-table-cell table:number-columns-repeated="2"/>
          <table:table-cell table:style-name="ce6" office:value-type="currency" office:value="35" table:number-columns-spanned="2" table:number-rows-spanned="1">
            <text:p>R$ 35,00</text:p>
          </table:table-cell>
          <table:covered-table-cell/>
          <table:table-cell office:value-type="currency" office:value="1717.7" table:number-columns-spanned="2" table:number-rows-spanned="1">
            <text:p>R$ 1.717,7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4599653</text:p>
          </table:table-cell>
          <table:table-cell office:value-type="string">
            <text:p>10/02/2025</text:p>
          </table:table-cell>
          <table:table-cell office:value-type="string" table:number-columns-spanned="3" table:number-rows-spanned="1">
            <text:p>COTA CONDOMINIAL FEV/2025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2/2025</text:p>
          </table:table-cell>
          <table:table-cell office:value-type="string" table:number-columns-spanned="3" table:number-rows-spanned="1">
            <text:p>FUNDO DE RESERVA FEV/2025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2/2025</text:p>
          </table:table-cell>
          <table:table-cell office:value-type="string" table:number-columns-spanned="3" table:number-rows-spanned="1">
            <text:p>CONSUMO ÁGUA JAN/25</text:p>
          </table:table-cell>
          <table:covered-table-cell table:number-columns-repeated="2"/>
          <table:table-cell table:style-name="ce6" office:value-type="currency" office:value="138.8" table:number-columns-spanned="2" table:number-rows-spanned="1">
            <text:p>R$ 138,8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2/2025</text:p>
          </table:table-cell>
          <table:table-cell office:value-type="string" table:number-columns-spanned="3" table:number-rows-spanned="1">
            <text:p>CONSUMO GÁS JAN/25</text:p>
          </table:table-cell>
          <table:covered-table-cell table:number-columns-repeated="2"/>
          <table:table-cell table:style-name="ce6" office:value-type="currency" office:value="221.9" table:number-columns-spanned="2" table:number-rows-spanned="1">
            <text:p>R$ 221,9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2/2025</text:p>
          </table:table-cell>
          <table:table-cell office:value-type="string" table:number-columns-spanned="3" table:number-rows-spanned="1">
            <text:p>CONSUMO ENERGIA JAN/25</text:p>
          </table:table-cell>
          <table:covered-table-cell table:number-columns-repeated="2"/>
          <table:table-cell table:style-name="ce6" office:value-type="currency" office:value="121.66" table:number-columns-spanned="2" table:number-rows-spanned="1">
            <text:p>R$ 121,6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2/2025</text:p>
          </table:table-cell>
          <table:table-cell office:value-type="string" table:number-columns-spanned="3" table:number-rows-spanned="1">
            <text:p>DESC. LAVANDERIA 6 fichas</text:p>
          </table:table-cell>
          <table:covered-table-cell table:number-columns-repeated="2"/>
          <table:table-cell table:style-name="ce6" office:value-type="currency" office:value="-24.8" table:number-columns-spanned="2" table:number-rows-spanned="1">
            <text:p>-R$ 24,80</text:p>
          </table:table-cell>
          <table:covered-table-cell/>
          <table:table-cell office:value-type="currency" office:value="1544.15" table:number-columns-spanned="2" table:number-rows-spanned="1">
            <text:p>R$ 1.544,15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4821762</text:p>
          </table:table-cell>
          <table:table-cell office:value-type="string">
            <text:p>10/03/2025</text:p>
          </table:table-cell>
          <table:table-cell office:value-type="string" table:number-columns-spanned="3" table:number-rows-spanned="1">
            <text:p>COTA CONDOMINIAL MAR/2025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3/2025</text:p>
          </table:table-cell>
          <table:table-cell office:value-type="string" table:number-columns-spanned="3" table:number-rows-spanned="1">
            <text:p>FUNDO DE RESERVA MAR/2025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3/2025</text:p>
          </table:table-cell>
          <table:table-cell office:value-type="string" table:number-columns-spanned="3" table:number-rows-spanned="1">
            <text:p>CONSUMO ÁGUA JAN/25</text:p>
          </table:table-cell>
          <table:covered-table-cell table:number-columns-repeated="2"/>
          <table:table-cell table:style-name="ce6" office:value-type="currency" office:value="124.41" table:number-columns-spanned="2" table:number-rows-spanned="1">
            <text:p>R$ 124,4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3/2025</text:p>
          </table:table-cell>
          <table:table-cell office:value-type="string" table:number-columns-spanned="3" table:number-rows-spanned="1">
            <text:p>CONSUMO GÁS JAN/25</text:p>
          </table:table-cell>
          <table:covered-table-cell table:number-columns-repeated="2"/>
          <table:table-cell table:style-name="ce6" office:value-type="currency" office:value="169.27" table:number-columns-spanned="2" table:number-rows-spanned="1">
            <text:p>R$ 169,27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3/2025</text:p>
          </table:table-cell>
          <table:table-cell office:value-type="string" table:number-columns-spanned="3" table:number-rows-spanned="1">
            <text:p>CONSUMO ENERGIA JAN/25</text:p>
          </table:table-cell>
          <table:covered-table-cell table:number-columns-repeated="2"/>
          <table:table-cell table:style-name="ce6" office:value-type="currency" office:value="137.98" table:number-columns-spanned="2" table:number-rows-spanned="1">
            <text:p>R$ 137,9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3/2025</text:p>
          </table:table-cell>
          <table:table-cell office:value-type="string" table:number-columns-spanned="3" table:number-rows-spanned="1">
            <text:p>LAVANDERIA 20 fichas</text:p>
          </table:table-cell>
          <table:covered-table-cell table:number-columns-repeated="2"/>
          <table:table-cell table:style-name="ce6" office:value-type="currency" office:value="195" table:number-columns-spanned="2" table:number-rows-spanned="1">
            <text:p>R$ 195,00</text:p>
          </table:table-cell>
          <table:covered-table-cell/>
          <table:table-cell office:value-type="currency" office:value="1713.25" table:number-columns-spanned="2" table:number-rows-spanned="1">
            <text:p>R$ 1.713,25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5053170</text:p>
          </table:table-cell>
          <table:table-cell office:value-type="string">
            <text:p>10/04/2025</text:p>
          </table:table-cell>
          <table:table-cell office:value-type="string" table:number-columns-spanned="3" table:number-rows-spanned="1">
            <text:p>COTA CONDOMINIAL ABR/2025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4/2025</text:p>
          </table:table-cell>
          <table:table-cell office:value-type="string" table:number-columns-spanned="3" table:number-rows-spanned="1">
            <text:p>FUNDO DE RESERVA ABR/2025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4/2025</text:p>
          </table:table-cell>
          <table:table-cell office:value-type="string" table:number-columns-spanned="3" table:number-rows-spanned="1">
            <text:p>CONSUMO ÁGUA FEV/25</text:p>
          </table:table-cell>
          <table:covered-table-cell table:number-columns-repeated="2"/>
          <table:table-cell table:style-name="ce6" office:value-type="currency" office:value="137.54" table:number-columns-spanned="2" table:number-rows-spanned="1">
            <text:p>R$ 137,5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4/2025</text:p>
          </table:table-cell>
          <table:table-cell office:value-type="string" table:number-columns-spanned="3" table:number-rows-spanned="1">
            <text:p>CONSUMO GÁS FEV/25</text:p>
          </table:table-cell>
          <table:covered-table-cell table:number-columns-repeated="2"/>
          <table:table-cell table:style-name="ce6" office:value-type="currency" office:value="203.59" table:number-columns-spanned="2" table:number-rows-spanned="1">
            <text:p>R$ 203,5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4/2025</text:p>
          </table:table-cell>
          <table:table-cell office:value-type="string" table:number-columns-spanned="3" table:number-rows-spanned="1">
            <text:p>CONSUMO ENERGIA FEV/25</text:p>
          </table:table-cell>
          <table:covered-table-cell table:number-columns-repeated="2"/>
          <table:table-cell table:style-name="ce6" office:value-type="currency" office:value="126.85" table:number-columns-spanned="2" table:number-rows-spanned="1">
            <text:p>R$ 126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4/2025</text:p>
          </table:table-cell>
          <table:table-cell office:value-type="string" table:number-columns-spanned="3" table:number-rows-spanned="1">
            <text:p>LAVANDERIA 20 fichas</text:p>
          </table:table-cell>
          <table:covered-table-cell table:number-columns-repeated="2"/>
          <table:table-cell table:style-name="ce6" office:value-type="currency" office:value="90" table:number-columns-spanned="2" table:number-rows-spanned="1">
            <text:p>R$ 90,00</text:p>
          </table:table-cell>
          <table:covered-table-cell/>
          <table:table-cell office:value-type="currency" office:value="1644.57" table:number-columns-spanned="2" table:number-rows-spanned="1">
            <text:p>R$ 1.644,57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5237833</text:p>
          </table:table-cell>
          <table:table-cell office:value-type="string">
            <text:p>10/05/2025</text:p>
          </table:table-cell>
          <table:table-cell office:value-type="string" table:number-columns-spanned="3" table:number-rows-spanned="1">
            <text:p>COTA CONDOMINIAL MAI/2025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5</text:p>
          </table:table-cell>
          <table:table-cell office:value-type="string" table:number-columns-spanned="3" table:number-rows-spanned="1">
            <text:p>FUNDO DE RESERVA MAI/2025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5</text:p>
          </table:table-cell>
          <table:table-cell office:value-type="string" table:number-columns-spanned="3" table:number-rows-spanned="1">
            <text:p>CONSUMO ÁGUA MAR/25</text:p>
          </table:table-cell>
          <table:covered-table-cell table:number-columns-repeated="2"/>
          <table:table-cell table:style-name="ce6" office:value-type="currency" office:value="137.54" table:number-columns-spanned="2" table:number-rows-spanned="1">
            <text:p>R$ 137,5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5</text:p>
          </table:table-cell>
          <table:table-cell office:value-type="string" table:number-columns-spanned="3" table:number-rows-spanned="1">
            <text:p>CONSUMO GÁS MAR/25</text:p>
          </table:table-cell>
          <table:covered-table-cell table:number-columns-repeated="2"/>
          <table:table-cell table:style-name="ce6" office:value-type="currency" office:value="203.59" table:number-columns-spanned="2" table:number-rows-spanned="1">
            <text:p>R$ 203,5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5</text:p>
          </table:table-cell>
          <table:table-cell office:value-type="string" table:number-columns-spanned="3" table:number-rows-spanned="1">
            <text:p>CONSUMO ENERGIA MAR/25</text:p>
          </table:table-cell>
          <table:covered-table-cell table:number-columns-repeated="2"/>
          <table:table-cell table:style-name="ce6" office:value-type="currency" office:value="126.85" table:number-columns-spanned="2" table:number-rows-spanned="1">
            <text:p>R$ 126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5</text:p>
          </table:table-cell>
          <table:table-cell office:value-type="string" table:number-columns-spanned="3" table:number-rows-spanned="1">
            <text:p>LAVANDERIA 10 fichas</text:p>
          </table:table-cell>
          <table:covered-table-cell table:number-columns-repeated="2"/>
          <table:table-cell table:style-name="ce6" office:value-type="currency" office:value="45" table:number-columns-spanned="2" table:number-rows-spanned="1">
            <text:p>R$ 45,00</text:p>
          </table:table-cell>
          <table:covered-table-cell/>
          <table:table-cell office:value-type="currency" office:value="1599.57" table:number-columns-spanned="2" table:number-rows-spanned="1">
            <text:p>R$ 1.599,57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5505021</text:p>
          </table:table-cell>
          <table:table-cell office:value-type="string">
            <text:p>10/06/2025</text:p>
          </table:table-cell>
          <table:table-cell office:value-type="string" table:number-columns-spanned="3" table:number-rows-spanned="1">
            <text:p>COTA CONDOMINIAL JUN/2025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FUNDO DE RESERVA JUN/2025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CONSUMO ÁGUA ABR/25</text:p>
          </table:table-cell>
          <table:covered-table-cell table:number-columns-repeated="2"/>
          <table:table-cell table:style-name="ce6" office:value-type="currency" office:value="140.8" table:number-columns-spanned="2" table:number-rows-spanned="1">
            <text:p>R$ 140,8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CONSUMO GÁS ABR/25</text:p>
          </table:table-cell>
          <table:covered-table-cell table:number-columns-repeated="2"/>
          <table:table-cell table:style-name="ce6" office:value-type="currency" office:value="166.29" table:number-columns-spanned="2" table:number-rows-spanned="1">
            <text:p>R$ 166,2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CONSUMO ENERGIA ABR/25</text:p>
          </table:table-cell>
          <table:covered-table-cell table:number-columns-repeated="2"/>
          <table:table-cell table:style-name="ce6" office:value-type="currency" office:value="153.46" table:number-columns-spanned="2" table:number-rows-spanned="1">
            <text:p>R$ 153,4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LAVANDERIA 10 fichas</text:p>
          </table:table-cell>
          <table:covered-table-cell table:number-columns-repeated="2"/>
          <table:table-cell table:style-name="ce6" office:value-type="currency" office:value="45" table:number-columns-spanned="2" table:number-rows-spanned="1">
            <text:p>R$ 45,00</text:p>
          </table:table-cell>
          <table:covered-table-cell/>
          <table:table-cell office:value-type="currency" office:value="1592.14" table:number-columns-spanned="2" table:number-rows-spanned="1">
            <text:p>R$ 1.592,14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5625317</text:p>
          </table:table-cell>
          <table:table-cell office:value-type="string">
            <text:p>10/07/2025</text:p>
          </table:table-cell>
          <table:table-cell office:value-type="string" table:number-columns-spanned="3" table:number-rows-spanned="1">
            <text:p>COTA CONDOMINIAL JUL/2025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FUNDO DE RESERVA JUL/2025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ÁGUA MAI/25</text:p>
          </table:table-cell>
          <table:covered-table-cell table:number-columns-repeated="2"/>
          <table:table-cell table:style-name="ce6" office:value-type="currency" office:value="149.51" table:number-columns-spanned="2" table:number-rows-spanned="1">
            <text:p>R$ 149,5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GÁS MAI/25</text:p>
          </table:table-cell>
          <table:covered-table-cell table:number-columns-repeated="2"/>
          <table:table-cell table:style-name="ce6" office:value-type="currency" office:value="200.53" table:number-columns-spanned="2" table:number-rows-spanned="1">
            <text:p>R$ 200,53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ENERGIA MAI/25</text:p>
          </table:table-cell>
          <table:covered-table-cell table:number-columns-repeated="2"/>
          <table:table-cell table:style-name="ce6" office:value-type="currency" office:value="133.08" table:number-columns-spanned="2" table:number-rows-spanned="1">
            <text:p>R$ 133,08</text:p>
          </table:table-cell>
          <table:covered-table-cell/>
          <table:table-cell office:value-type="currency" office:value="1569.71" table:number-columns-spanned="2" table:number-rows-spanned="1">
            <text:p>R$ 1.569,71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5872141</text:p>
          </table:table-cell>
          <table:table-cell office:value-type="string">
            <text:p>10/08/2025</text:p>
          </table:table-cell>
          <table:table-cell office:value-type="string" table:number-columns-spanned="3" table:number-rows-spanned="1">
            <text:p>COTA CONDOMINIAL AGO/2025</text:p>
          </table:table-cell>
          <table:covered-table-cell table:number-columns-repeated="2"/>
          <table:table-cell table:style-name="ce6" office:value-type="currency" office:value="1034.85" table:number-columns-spanned="2" table:number-rows-spanned="1">
            <text:p>R$ 1.034,8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FUNDO DE RESERVA AGO/2025</text:p>
          </table:table-cell>
          <table:covered-table-cell table:number-columns-repeated="2"/>
          <table:table-cell table:style-name="ce6" office:value-type="currency" office:value="51.74" table:number-columns-spanned="2" table:number-rows-spanned="1">
            <text:p>R$ 51,7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CONSUMO ÁGUA JUN/25</text:p>
          </table:table-cell>
          <table:covered-table-cell table:number-columns-repeated="2"/>
          <table:table-cell table:style-name="ce6" office:value-type="currency" office:value="159.7" table:number-columns-spanned="2" table:number-rows-spanned="1">
            <text:p>R$ 159,7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CONSUMO GÁS JUN/25</text:p>
          </table:table-cell>
          <table:covered-table-cell table:number-columns-repeated="2"/>
          <table:table-cell table:style-name="ce6" office:value-type="currency" office:value="229.9" table:number-columns-spanned="2" table:number-rows-spanned="1">
            <text:p>R$ 229,9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CONSUMO ENERGIA JUN/25</text:p>
          </table:table-cell>
          <table:covered-table-cell table:number-columns-repeated="2"/>
          <table:table-cell table:style-name="ce6" office:value-type="currency" office:value="139.24" table:number-columns-spanned="2" table:number-rows-spanned="1">
            <text:p>R$ 139,2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LAVANDERIA 10 fichas</text:p>
          </table:table-cell>
          <table:covered-table-cell table:number-columns-repeated="2"/>
          <table:table-cell table:style-name="ce6" office:value-type="currency" office:value="45" table:number-columns-spanned="2" table:number-rows-spanned="1">
            <text:p>R$ 45,00</text:p>
          </table:table-cell>
          <table:covered-table-cell/>
          <table:table-cell office:value-type="currency" office:value="1660.43" table:number-columns-spanned="2" table:number-rows-spanned="1">
            <text:p>R$ 1.660,43</text:p>
          </table:table-cell>
          <table:covered-table-cell/>
          <table:table-cell table:number-columns-repeated="1012"/>
        </table:table-row>
        <table:table-row table:style-name="ro1">
          <table:table-cell table:style-name="ce6" office:value-type="currency" office:value="115285.96" table:number-columns-spanned="12" table:number-rows-spanned="1">
            <text:p>R$ 115.285,96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37</text:p>
          </table:table-cell>
          <table:table-cell table:style-name="ce5"/>
          <table:table-cell office:value-type="string">
            <text:p>15625336</text:p>
          </table:table-cell>
          <table:table-cell office:value-type="string">
            <text:p>10/07/2025</text:p>
          </table:table-cell>
          <table:table-cell office:value-type="string" table:number-columns-spanned="3" table:number-rows-spanned="1">
            <text:p>COTA CONDOMINIAL JUL/2025</text:p>
          </table:table-cell>
          <table:covered-table-cell table:number-columns-repeated="2"/>
          <table:table-cell table:style-name="ce6" office:value-type="currency" office:value="778.26" table:number-columns-spanned="2" table:number-rows-spanned="1">
            <text:p>R$ 778,2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FUNDO DE RESERVA JUL/2025</text:p>
          </table:table-cell>
          <table:covered-table-cell table:number-columns-repeated="2"/>
          <table:table-cell table:style-name="ce6" office:value-type="currency" office:value="38.91" table:number-columns-spanned="2" table:number-rows-spanned="1">
            <text:p>R$ 38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ÁGUA MAI/25</text:p>
          </table:table-cell>
          <table:covered-table-cell table:number-columns-repeated="2"/>
          <table:table-cell table:style-name="ce6" office:value-type="currency" office:value="112.44" table:number-columns-spanned="2" table:number-rows-spanned="1">
            <text:p>R$ 112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GÁS MAI/25</text:p>
          </table:table-cell>
          <table:covered-table-cell table:number-columns-repeated="2"/>
          <table:table-cell table:style-name="ce6" office:value-type="currency" office:value="150.81" table:number-columns-spanned="2" table:number-rows-spanned="1">
            <text:p>R$ 150,8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ENERGIA MAI/25</text:p>
          </table:table-cell>
          <table:covered-table-cell table:number-columns-repeated="2"/>
          <table:table-cell table:style-name="ce6" office:value-type="currency" office:value="100.08" table:number-columns-spanned="2" table:number-rows-spanned="1">
            <text:p>R$ 100,0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LAVANDERIA 62 fichas</text:p>
          </table:table-cell>
          <table:covered-table-cell table:number-columns-repeated="2"/>
          <table:table-cell table:style-name="ce6" office:value-type="currency" office:value="279" table:number-columns-spanned="2" table:number-rows-spanned="1">
            <text:p>R$ 279,00</text:p>
          </table:table-cell>
          <table:covered-table-cell/>
          <table:table-cell office:value-type="currency" office:value="1459.5" table:number-columns-spanned="2" table:number-rows-spanned="1">
            <text:p>R$ 1.459,50</text:p>
          </table:table-cell>
          <table:covered-table-cell/>
          <table:table-cell table:number-columns-repeated="1012"/>
        </table:table-row>
        <table:table-row table:style-name="ro1">
          <table:table-cell table:style-name="ce6" office:value-type="currency" office:value="1459.5" table:number-columns-spanned="12" table:number-rows-spanned="1">
            <text:p>R$ 1.459,50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47</text:p>
          </table:table-cell>
          <table:table-cell table:style-name="ce5"/>
          <table:table-cell office:value-type="string">
            <text:p>15625344</text:p>
          </table:table-cell>
          <table:table-cell office:value-type="string">
            <text:p>10/07/2025</text:p>
          </table:table-cell>
          <table:table-cell office:value-type="string" table:number-columns-spanned="3" table:number-rows-spanned="1">
            <text:p>COTA CONDOMINIAL JUL/2025</text:p>
          </table:table-cell>
          <table:covered-table-cell table:number-columns-repeated="2"/>
          <table:table-cell table:style-name="ce6" office:value-type="currency" office:value="778.26" table:number-columns-spanned="2" table:number-rows-spanned="1">
            <text:p>R$ 778,2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FUNDO DE RESERVA JUL/2025</text:p>
          </table:table-cell>
          <table:covered-table-cell table:number-columns-repeated="2"/>
          <table:table-cell table:style-name="ce6" office:value-type="currency" office:value="38.91" table:number-columns-spanned="2" table:number-rows-spanned="1">
            <text:p>R$ 38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ÁGUA MAI/25</text:p>
          </table:table-cell>
          <table:covered-table-cell table:number-columns-repeated="2"/>
          <table:table-cell table:style-name="ce6" office:value-type="currency" office:value="112.44" table:number-columns-spanned="2" table:number-rows-spanned="1">
            <text:p>R$ 112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GÁS MAI/25</text:p>
          </table:table-cell>
          <table:covered-table-cell table:number-columns-repeated="2"/>
          <table:table-cell table:style-name="ce6" office:value-type="currency" office:value="150.81" table:number-columns-spanned="2" table:number-rows-spanned="1">
            <text:p>R$ 150,8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ENERGIA MAI/25</text:p>
          </table:table-cell>
          <table:covered-table-cell table:number-columns-repeated="2"/>
          <table:table-cell table:style-name="ce6" office:value-type="currency" office:value="100.08" table:number-columns-spanned="2" table:number-rows-spanned="1">
            <text:p>R$ 100,0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LAVANDERIA 20 fichas</text:p>
          </table:table-cell>
          <table:covered-table-cell table:number-columns-repeated="2"/>
          <table:table-cell table:style-name="ce6" office:value-type="currency" office:value="90" table:number-columns-spanned="2" table:number-rows-spanned="1">
            <text:p>R$ 90,00</text:p>
          </table:table-cell>
          <table:covered-table-cell/>
          <table:table-cell office:value-type="currency" office:value="1270.5" table:number-columns-spanned="2" table:number-rows-spanned="1">
            <text:p>R$ 1.270,50</text:p>
          </table:table-cell>
          <table:covered-table-cell/>
          <table:table-cell table:number-columns-repeated="1012"/>
        </table:table-row>
        <table:table-row table:style-name="ro1">
          <table:table-cell table:style-name="ce6" office:value-type="currency" office:value="1270.5" table:number-columns-spanned="12" table:number-rows-spanned="1">
            <text:p>R$ 1.270,50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53</text:p>
          </table:table-cell>
          <table:table-cell table:style-name="ce5"/>
          <table:table-cell office:value-type="string">
            <text:p>15625348</text:p>
          </table:table-cell>
          <table:table-cell office:value-type="string">
            <text:p>10/07/2025</text:p>
          </table:table-cell>
          <table:table-cell office:value-type="string" table:number-columns-spanned="3" table:number-rows-spanned="1">
            <text:p>COTA CONDOMINIAL JUL/2025</text:p>
          </table:table-cell>
          <table:covered-table-cell table:number-columns-repeated="2"/>
          <table:table-cell table:style-name="ce6" office:value-type="currency" office:value="778.26" table:number-columns-spanned="2" table:number-rows-spanned="1">
            <text:p>R$ 778,2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FUNDO DE RESERVA JUL/2025</text:p>
          </table:table-cell>
          <table:covered-table-cell table:number-columns-repeated="2"/>
          <table:table-cell table:style-name="ce6" office:value-type="currency" office:value="38.91" table:number-columns-spanned="2" table:number-rows-spanned="1">
            <text:p>R$ 38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ÁGUA MAI/25</text:p>
          </table:table-cell>
          <table:covered-table-cell table:number-columns-repeated="2"/>
          <table:table-cell table:style-name="ce6" office:value-type="currency" office:value="112.44" table:number-columns-spanned="2" table:number-rows-spanned="1">
            <text:p>R$ 112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GÁS MAI/25</text:p>
          </table:table-cell>
          <table:covered-table-cell table:number-columns-repeated="2"/>
          <table:table-cell table:style-name="ce6" office:value-type="currency" office:value="150.81" table:number-columns-spanned="2" table:number-rows-spanned="1">
            <text:p>R$ 150,8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ENERGIA MAI/25</text:p>
          </table:table-cell>
          <table:covered-table-cell table:number-columns-repeated="2"/>
          <table:table-cell table:style-name="ce6" office:value-type="currency" office:value="100.08" table:number-columns-spanned="2" table:number-rows-spanned="1">
            <text:p>R$ 100,08</text:p>
          </table:table-cell>
          <table:covered-table-cell/>
          <table:table-cell office:value-type="currency" office:value="1180.5" table:number-columns-spanned="2" table:number-rows-spanned="1">
            <text:p>R$ 1.180,5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5872172</text:p>
          </table:table-cell>
          <table:table-cell office:value-type="string">
            <text:p>10/08/2025</text:p>
          </table:table-cell>
          <table:table-cell office:value-type="string" table:number-columns-spanned="3" table:number-rows-spanned="1">
            <text:p>COTA CONDOMINIAL AGO/2025</text:p>
          </table:table-cell>
          <table:covered-table-cell table:number-columns-repeated="2"/>
          <table:table-cell table:style-name="ce6" office:value-type="currency" office:value="778.26" table:number-columns-spanned="2" table:number-rows-spanned="1">
            <text:p>R$ 778,2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FUNDO DE RESERVA AGO/2025</text:p>
          </table:table-cell>
          <table:covered-table-cell table:number-columns-repeated="2"/>
          <table:table-cell table:style-name="ce6" office:value-type="currency" office:value="38.91" table:number-columns-spanned="2" table:number-rows-spanned="1">
            <text:p>R$ 38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CONSUMO ÁGUA JUN/25</text:p>
          </table:table-cell>
          <table:covered-table-cell table:number-columns-repeated="2"/>
          <table:table-cell table:style-name="ce6" office:value-type="currency" office:value="120.1" table:number-columns-spanned="2" table:number-rows-spanned="1">
            <text:p>R$ 120,1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CONSUMO GÁS JUN/25</text:p>
          </table:table-cell>
          <table:covered-table-cell table:number-columns-repeated="2"/>
          <table:table-cell table:style-name="ce6" office:value-type="currency" office:value="172.9" table:number-columns-spanned="2" table:number-rows-spanned="1">
            <text:p>R$ 172,9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CONSUMO ENERGIA JUN/25</text:p>
          </table:table-cell>
          <table:covered-table-cell table:number-columns-repeated="2"/>
          <table:table-cell table:style-name="ce6" office:value-type="currency" office:value="104.72" table:number-columns-spanned="2" table:number-rows-spanned="1">
            <text:p>R$ 104,72</text:p>
          </table:table-cell>
          <table:covered-table-cell/>
          <table:table-cell office:value-type="currency" office:value="1214.89" table:number-columns-spanned="2" table:number-rows-spanned="1">
            <text:p>R$ 1.214,89</text:p>
          </table:table-cell>
          <table:covered-table-cell/>
          <table:table-cell table:number-columns-repeated="1012"/>
        </table:table-row>
        <table:table-row table:style-name="ro1">
          <table:table-cell table:style-name="ce6" office:value-type="currency" office:value="2395.39" table:number-columns-spanned="12" table:number-rows-spanned="1">
            <text:p>R$ 2.395,39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58</text:p>
          </table:table-cell>
          <table:table-cell table:style-name="ce5"/>
          <table:table-cell office:value-type="string">
            <text:p>15872177</text:p>
          </table:table-cell>
          <table:table-cell office:value-type="string">
            <text:p>10/08/2025</text:p>
          </table:table-cell>
          <table:table-cell office:value-type="string" table:number-columns-spanned="3" table:number-rows-spanned="1">
            <text:p>COTA CONDOMINIAL AGO/2025</text:p>
          </table:table-cell>
          <table:covered-table-cell table:number-columns-repeated="2"/>
          <table:table-cell table:style-name="ce6" office:value-type="currency" office:value="585.09" table:number-columns-spanned="2" table:number-rows-spanned="1">
            <text:p>R$ 585,0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FUNDO DE RESERVA AGO/2025</text:p>
          </table:table-cell>
          <table:covered-table-cell table:number-columns-repeated="2"/>
          <table:table-cell table:style-name="ce6" office:value-type="currency" office:value="29.25" table:number-columns-spanned="2" table:number-rows-spanned="1">
            <text:p>R$ 29,25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CONSUMO ÁGUA JUN/25</text:p>
          </table:table-cell>
          <table:covered-table-cell table:number-columns-repeated="2"/>
          <table:table-cell table:style-name="ce6" office:value-type="currency" office:value="90.29" table:number-columns-spanned="2" table:number-rows-spanned="1">
            <text:p>R$ 90,2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CONSUMO GÁS JUN/25</text:p>
          </table:table-cell>
          <table:covered-table-cell table:number-columns-repeated="2"/>
          <table:table-cell table:style-name="ce6" office:value-type="currency" office:value="129.98" table:number-columns-spanned="2" table:number-rows-spanned="1">
            <text:p>R$ 129,98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CONSUMO ENERGIA JUN/25</text:p>
          </table:table-cell>
          <table:covered-table-cell table:number-columns-repeated="2"/>
          <table:table-cell table:style-name="ce6" office:value-type="currency" office:value="78.73" table:number-columns-spanned="2" table:number-rows-spanned="1">
            <text:p>R$ 78,73</text:p>
          </table:table-cell>
          <table:covered-table-cell/>
          <table:table-cell office:value-type="currency" office:value="913.34" table:number-columns-spanned="2" table:number-rows-spanned="1">
            <text:p>R$ 913,34</text:p>
          </table:table-cell>
          <table:covered-table-cell/>
          <table:table-cell table:number-columns-repeated="1012"/>
        </table:table-row>
        <table:table-row table:style-name="ro1">
          <table:table-cell table:style-name="ce6" office:value-type="currency" office:value="913.34" table:number-columns-spanned="12" table:number-rows-spanned="1">
            <text:p>R$ 913,34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76</text:p>
          </table:table-cell>
          <table:table-cell table:style-name="ce5"/>
          <table:table-cell office:value-type="string">
            <text:p>15053221</text:p>
          </table:table-cell>
          <table:table-cell office:value-type="string">
            <text:p>10/04/2025</text:p>
          </table:table-cell>
          <table:table-cell office:value-type="string" table:number-columns-spanned="3" table:number-rows-spanned="1">
            <text:p>COTA CONDOMINIAL ABR/2025</text:p>
          </table:table-cell>
          <table:covered-table-cell table:number-columns-repeated="2"/>
          <table:table-cell table:style-name="ce6" office:value-type="currency" office:value="778.26" table:number-columns-spanned="2" table:number-rows-spanned="1">
            <text:p>R$ 778,2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4/2025</text:p>
          </table:table-cell>
          <table:table-cell office:value-type="string" table:number-columns-spanned="3" table:number-rows-spanned="1">
            <text:p>FUNDO DE RESERVA ABR/2025</text:p>
          </table:table-cell>
          <table:covered-table-cell table:number-columns-repeated="2"/>
          <table:table-cell table:style-name="ce6" office:value-type="currency" office:value="38.91" table:number-columns-spanned="2" table:number-rows-spanned="1">
            <text:p>R$ 38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4/2025</text:p>
          </table:table-cell>
          <table:table-cell office:value-type="string" table:number-columns-spanned="3" table:number-rows-spanned="1">
            <text:p>CONSUMO ÁGUA FEV/25</text:p>
          </table:table-cell>
          <table:covered-table-cell table:number-columns-repeated="2"/>
          <table:table-cell table:style-name="ce6" office:value-type="currency" office:value="103.44" table:number-columns-spanned="2" table:number-rows-spanned="1">
            <text:p>R$ 1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4/2025</text:p>
          </table:table-cell>
          <table:table-cell office:value-type="string" table:number-columns-spanned="3" table:number-rows-spanned="1">
            <text:p>CONSUMO GÁS FEV/25</text:p>
          </table:table-cell>
          <table:covered-table-cell table:number-columns-repeated="2"/>
          <table:table-cell table:style-name="ce6" office:value-type="currency" office:value="153.11" table:number-columns-spanned="2" table:number-rows-spanned="1">
            <text:p>R$ 153,1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4/2025</text:p>
          </table:table-cell>
          <table:table-cell office:value-type="string" table:number-columns-spanned="3" table:number-rows-spanned="1">
            <text:p>CONSUMO ENERGIA FEV/25</text:p>
          </table:table-cell>
          <table:covered-table-cell table:number-columns-repeated="2"/>
          <table:table-cell table:style-name="ce6" office:value-type="currency" office:value="95.4" table:number-columns-spanned="2" table:number-rows-spanned="1">
            <text:p>R$ 95,40</text:p>
          </table:table-cell>
          <table:covered-table-cell/>
          <table:table-cell office:value-type="currency" office:value="1169.12" table:number-columns-spanned="2" table:number-rows-spanned="1">
            <text:p>R$ 1.169,12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5237884</text:p>
          </table:table-cell>
          <table:table-cell office:value-type="string">
            <text:p>10/05/2025</text:p>
          </table:table-cell>
          <table:table-cell office:value-type="string" table:number-columns-spanned="3" table:number-rows-spanned="1">
            <text:p>COTA CONDOMINIAL MAI/2025</text:p>
          </table:table-cell>
          <table:covered-table-cell table:number-columns-repeated="2"/>
          <table:table-cell table:style-name="ce6" office:value-type="currency" office:value="778.26" table:number-columns-spanned="2" table:number-rows-spanned="1">
            <text:p>R$ 778,2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5</text:p>
          </table:table-cell>
          <table:table-cell office:value-type="string" table:number-columns-spanned="3" table:number-rows-spanned="1">
            <text:p>FUNDO DE RESERVA MAI/2025</text:p>
          </table:table-cell>
          <table:covered-table-cell table:number-columns-repeated="2"/>
          <table:table-cell table:style-name="ce6" office:value-type="currency" office:value="38.91" table:number-columns-spanned="2" table:number-rows-spanned="1">
            <text:p>R$ 38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5</text:p>
          </table:table-cell>
          <table:table-cell office:value-type="string" table:number-columns-spanned="3" table:number-rows-spanned="1">
            <text:p>CONSUMO ÁGUA MAR/25</text:p>
          </table:table-cell>
          <table:covered-table-cell table:number-columns-repeated="2"/>
          <table:table-cell table:style-name="ce6" office:value-type="currency" office:value="103.44" table:number-columns-spanned="2" table:number-rows-spanned="1">
            <text:p>R$ 103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5</text:p>
          </table:table-cell>
          <table:table-cell office:value-type="string" table:number-columns-spanned="3" table:number-rows-spanned="1">
            <text:p>CONSUMO GÁS MAR/25</text:p>
          </table:table-cell>
          <table:covered-table-cell table:number-columns-repeated="2"/>
          <table:table-cell table:style-name="ce6" office:value-type="currency" office:value="153.11" table:number-columns-spanned="2" table:number-rows-spanned="1">
            <text:p>R$ 153,1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5</text:p>
          </table:table-cell>
          <table:table-cell office:value-type="string" table:number-columns-spanned="3" table:number-rows-spanned="1">
            <text:p>CONSUMO ENERGIA MAR/25</text:p>
          </table:table-cell>
          <table:covered-table-cell table:number-columns-repeated="2"/>
          <table:table-cell table:style-name="ce6" office:value-type="currency" office:value="95.4" table:number-columns-spanned="2" table:number-rows-spanned="1">
            <text:p>R$ 95,4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5/2025</text:p>
          </table:table-cell>
          <table:table-cell office:value-type="string" table:number-columns-spanned="3" table:number-rows-spanned="1">
            <text:p>LAVANDERIA 13 fichas</text:p>
          </table:table-cell>
          <table:covered-table-cell table:number-columns-repeated="2"/>
          <table:table-cell table:style-name="ce6" office:value-type="currency" office:value="58.5" table:number-columns-spanned="2" table:number-rows-spanned="1">
            <text:p>R$ 58,50</text:p>
          </table:table-cell>
          <table:covered-table-cell/>
          <table:table-cell office:value-type="currency" office:value="1227.62" table:number-columns-spanned="2" table:number-rows-spanned="1">
            <text:p>R$ 1.227,62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5505071</text:p>
          </table:table-cell>
          <table:table-cell office:value-type="string">
            <text:p>10/06/2025</text:p>
          </table:table-cell>
          <table:table-cell office:value-type="string" table:number-columns-spanned="3" table:number-rows-spanned="1">
            <text:p>COTA CONDOMINIAL JUN/2025</text:p>
          </table:table-cell>
          <table:covered-table-cell table:number-columns-repeated="2"/>
          <table:table-cell table:style-name="ce6" office:value-type="currency" office:value="778.26" table:number-columns-spanned="2" table:number-rows-spanned="1">
            <text:p>R$ 778,2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FUNDO DE RESERVA JUN/2025</text:p>
          </table:table-cell>
          <table:covered-table-cell table:number-columns-repeated="2"/>
          <table:table-cell table:style-name="ce6" office:value-type="currency" office:value="38.91" table:number-columns-spanned="2" table:number-rows-spanned="1">
            <text:p>R$ 38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CONSUMO ÁGUA ABR/25</text:p>
          </table:table-cell>
          <table:covered-table-cell table:number-columns-repeated="2"/>
          <table:table-cell table:style-name="ce6" office:value-type="currency" office:value="105.89" table:number-columns-spanned="2" table:number-rows-spanned="1">
            <text:p>R$ 105,8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CONSUMO GÁS ABR/25</text:p>
          </table:table-cell>
          <table:covered-table-cell table:number-columns-repeated="2"/>
          <table:table-cell table:style-name="ce6" office:value-type="currency" office:value="125.06" table:number-columns-spanned="2" table:number-rows-spanned="1">
            <text:p>R$ 125,0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CONSUMO ENERGIA ABR/25</text:p>
          </table:table-cell>
          <table:covered-table-cell table:number-columns-repeated="2"/>
          <table:table-cell table:style-name="ce6" office:value-type="currency" office:value="115.41" table:number-columns-spanned="2" table:number-rows-spanned="1">
            <text:p>R$ 115,4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LAVANDERIA 7 fichas</text:p>
          </table:table-cell>
          <table:covered-table-cell table:number-columns-repeated="2"/>
          <table:table-cell table:style-name="ce6" office:value-type="currency" office:value="31.5" table:number-columns-spanned="2" table:number-rows-spanned="1">
            <text:p>R$ 31,50</text:p>
          </table:table-cell>
          <table:covered-table-cell/>
          <table:table-cell office:value-type="currency" office:value="1195.03" table:number-columns-spanned="2" table:number-rows-spanned="1">
            <text:p>R$ 1.195,03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5625367</text:p>
          </table:table-cell>
          <table:table-cell office:value-type="string">
            <text:p>10/07/2025</text:p>
          </table:table-cell>
          <table:table-cell office:value-type="string" table:number-columns-spanned="3" table:number-rows-spanned="1">
            <text:p>COTA CONDOMINIAL JUL/2025</text:p>
          </table:table-cell>
          <table:covered-table-cell table:number-columns-repeated="2"/>
          <table:table-cell table:style-name="ce6" office:value-type="currency" office:value="778.26" table:number-columns-spanned="2" table:number-rows-spanned="1">
            <text:p>R$ 778,2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FUNDO DE RESERVA JUL/2025</text:p>
          </table:table-cell>
          <table:covered-table-cell table:number-columns-repeated="2"/>
          <table:table-cell table:style-name="ce6" office:value-type="currency" office:value="38.91" table:number-columns-spanned="2" table:number-rows-spanned="1">
            <text:p>R$ 38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ÁGUA MAI/25</text:p>
          </table:table-cell>
          <table:covered-table-cell table:number-columns-repeated="2"/>
          <table:table-cell table:style-name="ce6" office:value-type="currency" office:value="112.44" table:number-columns-spanned="2" table:number-rows-spanned="1">
            <text:p>R$ 112,44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GÁS MAI/25</text:p>
          </table:table-cell>
          <table:covered-table-cell table:number-columns-repeated="2"/>
          <table:table-cell table:style-name="ce6" office:value-type="currency" office:value="150.81" table:number-columns-spanned="2" table:number-rows-spanned="1">
            <text:p>R$ 150,8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7/2025</text:p>
          </table:table-cell>
          <table:table-cell office:value-type="string" table:number-columns-spanned="3" table:number-rows-spanned="1">
            <text:p>CONSUMO ENERGIA MAI/25</text:p>
          </table:table-cell>
          <table:covered-table-cell table:number-columns-repeated="2"/>
          <table:table-cell table:style-name="ce6" office:value-type="currency" office:value="100.08" table:number-columns-spanned="2" table:number-rows-spanned="1">
            <text:p>R$ 100,08</text:p>
          </table:table-cell>
          <table:covered-table-cell/>
          <table:table-cell office:value-type="currency" office:value="1180.5" table:number-columns-spanned="2" table:number-rows-spanned="1">
            <text:p>R$ 1.180,5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office:value-type="string">
            <text:p>15872191</text:p>
          </table:table-cell>
          <table:table-cell office:value-type="string">
            <text:p>10/08/2025</text:p>
          </table:table-cell>
          <table:table-cell office:value-type="string" table:number-columns-spanned="3" table:number-rows-spanned="1">
            <text:p>COTA CONDOMINIAL AGO/2025</text:p>
          </table:table-cell>
          <table:covered-table-cell table:number-columns-repeated="2"/>
          <table:table-cell table:style-name="ce6" office:value-type="currency" office:value="778.26" table:number-columns-spanned="2" table:number-rows-spanned="1">
            <text:p>R$ 778,2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FUNDO DE RESERVA AGO/2025</text:p>
          </table:table-cell>
          <table:covered-table-cell table:number-columns-repeated="2"/>
          <table:table-cell table:style-name="ce6" office:value-type="currency" office:value="38.91" table:number-columns-spanned="2" table:number-rows-spanned="1">
            <text:p>R$ 38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CONSUMO ÁGUA JUN/25</text:p>
          </table:table-cell>
          <table:covered-table-cell table:number-columns-repeated="2"/>
          <table:table-cell table:style-name="ce6" office:value-type="currency" office:value="120.1" table:number-columns-spanned="2" table:number-rows-spanned="1">
            <text:p>R$ 120,1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CONSUMO GÁS JUN/25</text:p>
          </table:table-cell>
          <table:covered-table-cell table:number-columns-repeated="2"/>
          <table:table-cell table:style-name="ce6" office:value-type="currency" office:value="172.9" table:number-columns-spanned="2" table:number-rows-spanned="1">
            <text:p>R$ 172,90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CONSUMO ENERGIA JUN/25</text:p>
          </table:table-cell>
          <table:covered-table-cell table:number-columns-repeated="2"/>
          <table:table-cell table:style-name="ce6" office:value-type="currency" office:value="104.72" table:number-columns-spanned="2" table:number-rows-spanned="1">
            <text:p>R$ 104,72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8/2025</text:p>
          </table:table-cell>
          <table:table-cell office:value-type="string" table:number-columns-spanned="3" table:number-rows-spanned="1">
            <text:p>LAVANDERIA 6 fichas</text:p>
          </table:table-cell>
          <table:covered-table-cell table:number-columns-repeated="2"/>
          <table:table-cell table:style-name="ce6" office:value-type="currency" office:value="27" table:number-columns-spanned="2" table:number-rows-spanned="1">
            <text:p>R$ 27,00</text:p>
          </table:table-cell>
          <table:covered-table-cell/>
          <table:table-cell office:value-type="currency" office:value="1241.89" table:number-columns-spanned="2" table:number-rows-spanned="1">
            <text:p>R$ 1.241,89</text:p>
          </table:table-cell>
          <table:covered-table-cell/>
          <table:table-cell table:number-columns-repeated="1012"/>
        </table:table-row>
        <table:table-row table:style-name="ro1">
          <table:table-cell table:style-name="ce6" office:value-type="currency" office:value="6014.16" table:number-columns-spanned="12" table:number-rows-spanned="1">
            <text:p>R$ 6.014,16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style-name="ce5" office:value-type="string">
            <text:p>000092</text:p>
          </table:table-cell>
          <table:table-cell table:style-name="ce5"/>
          <table:table-cell office:value-type="string">
            <text:p>15505083</text:p>
          </table:table-cell>
          <table:table-cell office:value-type="string">
            <text:p>10/06/2025</text:p>
          </table:table-cell>
          <table:table-cell office:value-type="string" table:number-columns-spanned="3" table:number-rows-spanned="1">
            <text:p>COTA CONDOMINIAL JUN/2025</text:p>
          </table:table-cell>
          <table:covered-table-cell table:number-columns-repeated="2"/>
          <table:table-cell table:style-name="ce6" office:value-type="currency" office:value="778.26" table:number-columns-spanned="2" table:number-rows-spanned="1">
            <text:p>R$ 778,2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FUNDO DE RESERVA JUN/2025</text:p>
          </table:table-cell>
          <table:covered-table-cell table:number-columns-repeated="2"/>
          <table:table-cell table:style-name="ce6" office:value-type="currency" office:value="38.91" table:number-columns-spanned="2" table:number-rows-spanned="1">
            <text:p>R$ 38,9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CONSUMO ÁGUA ABR/25</text:p>
          </table:table-cell>
          <table:covered-table-cell table:number-columns-repeated="2"/>
          <table:table-cell table:style-name="ce6" office:value-type="currency" office:value="105.89" table:number-columns-spanned="2" table:number-rows-spanned="1">
            <text:p>R$ 105,89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CONSUMO GÁS ABR/25</text:p>
          </table:table-cell>
          <table:covered-table-cell table:number-columns-repeated="2"/>
          <table:table-cell table:style-name="ce6" office:value-type="currency" office:value="125.06" table:number-columns-spanned="2" table:number-rows-spanned="1">
            <text:p>R$ 125,0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CONSUMO ENERGIA ABR/25</text:p>
          </table:table-cell>
          <table:covered-table-cell table:number-columns-repeated="2"/>
          <table:table-cell table:style-name="ce6" office:value-type="currency" office:value="115.41" table:number-columns-spanned="2" table:number-rows-spanned="1">
            <text:p>R$ 115,41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LOCAÇÃO DE ESPAÇO SALÃO DE FESTAS</text:p>
          </table:table-cell>
          <table:covered-table-cell table:number-columns-repeated="2"/>
          <table:table-cell table:style-name="ce6" office:value-type="currency" office:value="615.86" table:number-columns-spanned="2" table:number-rows-spanned="1">
            <text:p>R$ 615,86</text:p>
          </table:table-cell>
          <table:covered-table-cell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10/06/2025</text:p>
          </table:table-cell>
          <table:table-cell office:value-type="string" table:number-columns-spanned="3" table:number-rows-spanned="1">
            <text:p>LAVANDERIA 2 fichas</text:p>
          </table:table-cell>
          <table:covered-table-cell table:number-columns-repeated="2"/>
          <table:table-cell table:style-name="ce6" office:value-type="currency" office:value="9" table:number-columns-spanned="2" table:number-rows-spanned="1">
            <text:p>R$ 9,00</text:p>
          </table:table-cell>
          <table:covered-table-cell/>
          <table:table-cell office:value-type="currency" office:value="1788.39" table:number-columns-spanned="2" table:number-rows-spanned="1">
            <text:p>R$ 1.788,39</text:p>
          </table:table-cell>
          <table:covered-table-cell/>
          <table:table-cell table:number-columns-repeated="1012"/>
        </table:table-row>
        <table:table-row table:style-name="ro1">
          <table:table-cell table:style-name="ce6" office:value-type="currency" office:value="1788.39" table:number-columns-spanned="12" table:number-rows-spanned="1">
            <text:p>R$ 1.788,39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office:value-type="string" table:number-columns-spanned="5" table:number-rows-spanned="1">
            <text:p>Total do bloco: LED BARRA FUNDA</text:p>
          </table:table-cell>
          <table:covered-table-cell table:number-columns-repeated="4"/>
          <table:table-cell office:value-type="currency" office:value="129127.24" table:number-columns-spanned="2" table:number-rows-spanned="1">
            <text:p>R$ 129.127,24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number-columns-spanned="5" table:number-rows-spanned="1"/>
          <table:covered-table-cell table:number-columns-repeated="4"/>
          <table:table-cell office:value-type="currency" office:value="0" table:number-columns-spanned="2" table:number-rows-spanned="1">
            <text:p>R$ 0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office:value-type="string" table:number-columns-spanned="5" table:number-rows-spanned="1">
            <text:p>Total geral</text:p>
          </table:table-cell>
          <table:covered-table-cell table:number-columns-repeated="4"/>
          <table:table-cell office:value-type="currency" office:value="129127.24" table:number-columns-spanned="2" table:number-rows-spanned="1">
            <text:p>R$ 129.127,24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table:number-columns-spanned="3" table:number-rows-spanned="1"/>
          <table:covered-table-cell table:style-name="Default"/>
          <table:covered-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table:number-columns-spanned="12" table:number-rows-spanned="1">
            <text:p>Condomínio: 329 CONDOMINIO EDIFICIO LED BARRA FUND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Demonstrativo de Receitas Período: 01/08/2025 à 31/08/2025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7" office:value-type="string">
            <text:p>Data</text:p>
          </table:table-cell>
          <table:table-cell table:style-name="ce9" office:value-type="string" table:number-columns-spanned="2" table:number-rows-spanned="1">
            <text:p>Bloco/Unidade</text:p>
          </table:table-cell>
          <table:covered-table-cell/>
          <table:table-cell table:style-name="ce7" office:value-type="string">
            <text:p>Recibo</text:p>
          </table:table-cell>
          <table:table-cell table:style-name="ce7" office:value-type="string">
            <text:p>Vencto</text:p>
          </table:table-cell>
          <table:table-cell table:style-name="ce9" office:value-type="string" table:number-columns-spanned="5" table:number-rows-spanned="1">
            <text:p>Histórico</text:p>
          </table:table-cell>
          <table:covered-table-cell table:number-columns-repeated="4"/>
          <table:table-cell table:style-name="ce9" office:value-type="string" table:number-columns-spanned="2" table:number-rows-spanned="1">
            <text:p>Valor</text:p>
          </table:table-cell>
          <table:covered-table-cell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ORDINARI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EMISSÃO DO PERÍOD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1</text:p>
          </table:table-cell>
          <table:covered-table-cell/>
          <table:table-cell office:value-type="string">
            <text:p>1587213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7.49" table:number-columns-spanned="2" table:number-rows-spanned="1">
            <text:p>R$ 777,4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2</text:p>
          </table:table-cell>
          <table:covered-table-cell/>
          <table:table-cell office:value-type="string">
            <text:p>1587214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1034.85" table:number-columns-spanned="2" table:number-rows-spanned="1">
            <text:p>R$ 1.034,8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14</text:p>
          </table:table-cell>
          <table:covered-table-cell/>
          <table:table-cell office:value-type="string">
            <text:p>1587214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7.49" table:number-columns-spanned="2" table:number-rows-spanned="1">
            <text:p>R$ 777,4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5</text:p>
          </table:table-cell>
          <table:covered-table-cell/>
          <table:table-cell office:value-type="string">
            <text:p>1587214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7.49" table:number-columns-spanned="2" table:number-rows-spanned="1">
            <text:p>R$ 777,4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17</text:p>
          </table:table-cell>
          <table:covered-table-cell/>
          <table:table-cell office:value-type="string">
            <text:p>1587214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1034.85" table:number-columns-spanned="2" table:number-rows-spanned="1">
            <text:p>R$ 1.034,8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18</text:p>
          </table:table-cell>
          <table:covered-table-cell/>
          <table:table-cell office:value-type="string">
            <text:p>1587214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7.49" table:number-columns-spanned="2" table:number-rows-spanned="1">
            <text:p>R$ 777,4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021</text:p>
          </table:table-cell>
          <table:covered-table-cell/>
          <table:table-cell office:value-type="string">
            <text:p>1587214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2</text:p>
          </table:table-cell>
          <table:covered-table-cell/>
          <table:table-cell office:value-type="string">
            <text:p>1587214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3</text:p>
          </table:table-cell>
          <table:covered-table-cell/>
          <table:table-cell office:value-type="string">
            <text:p>1587214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25</text:p>
          </table:table-cell>
          <table:covered-table-cell/>
          <table:table-cell office:value-type="string">
            <text:p>1587215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6</text:p>
          </table:table-cell>
          <table:covered-table-cell/>
          <table:table-cell office:value-type="string">
            <text:p>1587230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7</text:p>
          </table:table-cell>
          <table:covered-table-cell/>
          <table:table-cell office:value-type="string">
            <text:p>1587215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28</text:p>
          </table:table-cell>
          <table:covered-table-cell/>
          <table:table-cell office:value-type="string">
            <text:p>1587215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32</text:p>
          </table:table-cell>
          <table:covered-table-cell/>
          <table:table-cell office:value-type="string">
            <text:p>1587215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33</text:p>
          </table:table-cell>
          <table:covered-table-cell/>
          <table:table-cell office:value-type="string">
            <text:p>1587215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34</text:p>
          </table:table-cell>
          <table:covered-table-cell/>
          <table:table-cell office:value-type="string">
            <text:p>1587215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35</text:p>
          </table:table-cell>
          <table:covered-table-cell/>
          <table:table-cell office:value-type="string">
            <text:p>1587215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036</text:p>
          </table:table-cell>
          <table:covered-table-cell/>
          <table:table-cell office:value-type="string">
            <text:p>1587215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37</text:p>
          </table:table-cell>
          <table:covered-table-cell/>
          <table:table-cell office:value-type="string">
            <text:p>158721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38</text:p>
          </table:table-cell>
          <table:covered-table-cell/>
          <table:table-cell office:value-type="string">
            <text:p>1587216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41</text:p>
          </table:table-cell>
          <table:covered-table-cell/>
          <table:table-cell office:value-type="string">
            <text:p>1587216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2</text:p>
          </table:table-cell>
          <table:covered-table-cell/>
          <table:table-cell office:value-type="string">
            <text:p>1587216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3</text:p>
          </table:table-cell>
          <table:covered-table-cell/>
          <table:table-cell office:value-type="string">
            <text:p>1587216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4</text:p>
          </table:table-cell>
          <table:covered-table-cell/>
          <table:table-cell office:value-type="string">
            <text:p>1587216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045</text:p>
          </table:table-cell>
          <table:covered-table-cell/>
          <table:table-cell office:value-type="string">
            <text:p>1587216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6</text:p>
          </table:table-cell>
          <table:covered-table-cell/>
          <table:table-cell office:value-type="string">
            <text:p>1587216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48</text:p>
          </table:table-cell>
          <table:covered-table-cell/>
          <table:table-cell office:value-type="string">
            <text:p>1587216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1</text:p>
          </table:table-cell>
          <table:covered-table-cell/>
          <table:table-cell office:value-type="string">
            <text:p>1587217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2</text:p>
          </table:table-cell>
          <table:covered-table-cell/>
          <table:table-cell office:value-type="string">
            <text:p>1587217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54</text:p>
          </table:table-cell>
          <table:covered-table-cell/>
          <table:table-cell office:value-type="string">
            <text:p>158721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5</text:p>
          </table:table-cell>
          <table:covered-table-cell/>
          <table:table-cell office:value-type="string">
            <text:p>1587217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6</text:p>
          </table:table-cell>
          <table:covered-table-cell/>
          <table:table-cell office:value-type="string">
            <text:p>1587217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7</text:p>
          </table:table-cell>
          <table:covered-table-cell/>
          <table:table-cell office:value-type="string">
            <text:p>1587217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061</text:p>
          </table:table-cell>
          <table:covered-table-cell/>
          <table:table-cell office:value-type="string">
            <text:p>1587217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1/08/2025</text:p>
          </table:table-cell>
          <table:table-cell office:value-type="string" table:number-columns-spanned="2" table:number-rows-spanned="1">
            <text:p>0/ 000062</text:p>
          </table:table-cell>
          <table:covered-table-cell/>
          <table:table-cell office:value-type="string">
            <text:p>158721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3</text:p>
          </table:table-cell>
          <table:covered-table-cell/>
          <table:table-cell office:value-type="string">
            <text:p>1587218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4</text:p>
          </table:table-cell>
          <table:covered-table-cell/>
          <table:table-cell office:value-type="string">
            <text:p>1587218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65</text:p>
          </table:table-cell>
          <table:covered-table-cell/>
          <table:table-cell office:value-type="string">
            <text:p>1587218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6</text:p>
          </table:table-cell>
          <table:covered-table-cell/>
          <table:table-cell office:value-type="string">
            <text:p>1587218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67</text:p>
          </table:table-cell>
          <table:covered-table-cell/>
          <table:table-cell office:value-type="string">
            <text:p>1587218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8</text:p>
          </table:table-cell>
          <table:covered-table-cell/>
          <table:table-cell office:value-type="string">
            <text:p>1587218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1</text:p>
          </table:table-cell>
          <table:covered-table-cell/>
          <table:table-cell office:value-type="string">
            <text:p>1587218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2</text:p>
          </table:table-cell>
          <table:covered-table-cell/>
          <table:table-cell office:value-type="string">
            <text:p>1587218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3</text:p>
          </table:table-cell>
          <table:covered-table-cell/>
          <table:table-cell office:value-type="string">
            <text:p>1587218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74</text:p>
          </table:table-cell>
          <table:covered-table-cell/>
          <table:table-cell office:value-type="string">
            <text:p>1587218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5</text:p>
          </table:table-cell>
          <table:covered-table-cell/>
          <table:table-cell office:value-type="string">
            <text:p>1587219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77</text:p>
          </table:table-cell>
          <table:covered-table-cell/>
          <table:table-cell office:value-type="string">
            <text:p>1587219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78</text:p>
          </table:table-cell>
          <table:covered-table-cell/>
          <table:table-cell office:value-type="string">
            <text:p>1587219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81</text:p>
          </table:table-cell>
          <table:covered-table-cell/>
          <table:table-cell office:value-type="string">
            <text:p>1587219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2</text:p>
          </table:table-cell>
          <table:covered-table-cell/>
          <table:table-cell office:value-type="string">
            <text:p>1587219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83</text:p>
          </table:table-cell>
          <table:covered-table-cell/>
          <table:table-cell office:value-type="string">
            <text:p>1587219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84</text:p>
          </table:table-cell>
          <table:covered-table-cell/>
          <table:table-cell office:value-type="string">
            <text:p>1587219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5</text:p>
          </table:table-cell>
          <table:covered-table-cell/>
          <table:table-cell office:value-type="string">
            <text:p>1587219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86</text:p>
          </table:table-cell>
          <table:covered-table-cell/>
          <table:table-cell office:value-type="string">
            <text:p>1587219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7</text:p>
          </table:table-cell>
          <table:covered-table-cell/>
          <table:table-cell office:value-type="string">
            <text:p>1587220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88</text:p>
          </table:table-cell>
          <table:covered-table-cell/>
          <table:table-cell office:value-type="string">
            <text:p>1587220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1</text:p>
          </table:table-cell>
          <table:covered-table-cell/>
          <table:table-cell office:value-type="string">
            <text:p>1587220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2</text:p>
          </table:table-cell>
          <table:covered-table-cell/>
          <table:table-cell office:value-type="string">
            <text:p>1587220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3</text:p>
          </table:table-cell>
          <table:covered-table-cell/>
          <table:table-cell office:value-type="string">
            <text:p>1587220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4</text:p>
          </table:table-cell>
          <table:covered-table-cell/>
          <table:table-cell office:value-type="string">
            <text:p>1587220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095</text:p>
          </table:table-cell>
          <table:covered-table-cell/>
          <table:table-cell office:value-type="string">
            <text:p>158722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96</text:p>
          </table:table-cell>
          <table:covered-table-cell/>
          <table:table-cell office:value-type="string">
            <text:p>1587220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7</text:p>
          </table:table-cell>
          <table:covered-table-cell/>
          <table:table-cell office:value-type="string">
            <text:p>1587220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98</text:p>
          </table:table-cell>
          <table:covered-table-cell/>
          <table:table-cell office:value-type="string">
            <text:p>1587220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02</text:p>
          </table:table-cell>
          <table:covered-table-cell/>
          <table:table-cell office:value-type="string">
            <text:p>1587221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03</text:p>
          </table:table-cell>
          <table:covered-table-cell/>
          <table:table-cell office:value-type="string">
            <text:p>1587221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8/2025</text:p>
          </table:table-cell>
          <table:table-cell office:value-type="string" table:number-columns-spanned="2" table:number-rows-spanned="1">
            <text:p>0/ 000104</text:p>
          </table:table-cell>
          <table:covered-table-cell/>
          <table:table-cell office:value-type="string">
            <text:p>1587221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105</text:p>
          </table:table-cell>
          <table:covered-table-cell/>
          <table:table-cell office:value-type="string">
            <text:p>1587221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06</text:p>
          </table:table-cell>
          <table:covered-table-cell/>
          <table:table-cell office:value-type="string">
            <text:p>1587221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07</text:p>
          </table:table-cell>
          <table:covered-table-cell/>
          <table:table-cell office:value-type="string">
            <text:p>1587221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08</text:p>
          </table:table-cell>
          <table:covered-table-cell/>
          <table:table-cell office:value-type="string">
            <text:p>1587221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1</text:p>
          </table:table-cell>
          <table:covered-table-cell/>
          <table:table-cell office:value-type="string">
            <text:p>1587221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12</text:p>
          </table:table-cell>
          <table:covered-table-cell/>
          <table:table-cell office:value-type="string">
            <text:p>1587221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13</text:p>
          </table:table-cell>
          <table:covered-table-cell/>
          <table:table-cell office:value-type="string">
            <text:p>1587222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4</text:p>
          </table:table-cell>
          <table:covered-table-cell/>
          <table:table-cell office:value-type="string">
            <text:p>1587222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15</text:p>
          </table:table-cell>
          <table:covered-table-cell/>
          <table:table-cell office:value-type="string">
            <text:p>1587222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6</text:p>
          </table:table-cell>
          <table:covered-table-cell/>
          <table:table-cell office:value-type="string">
            <text:p>1587222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117</text:p>
          </table:table-cell>
          <table:covered-table-cell/>
          <table:table-cell office:value-type="string">
            <text:p>1587222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18</text:p>
          </table:table-cell>
          <table:covered-table-cell/>
          <table:table-cell office:value-type="string">
            <text:p>1587222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3</text:p>
          </table:table-cell>
          <table:covered-table-cell/>
          <table:table-cell office:value-type="string">
            <text:p>1587222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4</text:p>
          </table:table-cell>
          <table:covered-table-cell/>
          <table:table-cell office:value-type="string">
            <text:p>1587222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6</text:p>
          </table:table-cell>
          <table:covered-table-cell/>
          <table:table-cell office:value-type="string">
            <text:p>1587223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7</text:p>
          </table:table-cell>
          <table:covered-table-cell/>
          <table:table-cell office:value-type="string">
            <text:p>1587223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8</text:p>
          </table:table-cell>
          <table:covered-table-cell/>
          <table:table-cell office:value-type="string">
            <text:p>1587223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1</text:p>
          </table:table-cell>
          <table:covered-table-cell/>
          <table:table-cell office:value-type="string">
            <text:p>1587223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2</text:p>
          </table:table-cell>
          <table:covered-table-cell/>
          <table:table-cell office:value-type="string">
            <text:p>1587223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33</text:p>
          </table:table-cell>
          <table:covered-table-cell/>
          <table:table-cell office:value-type="string">
            <text:p>1587223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4</text:p>
          </table:table-cell>
          <table:covered-table-cell/>
          <table:table-cell office:value-type="string">
            <text:p>1587223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35</text:p>
          </table:table-cell>
          <table:covered-table-cell/>
          <table:table-cell office:value-type="string">
            <text:p>1587223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6</text:p>
          </table:table-cell>
          <table:covered-table-cell/>
          <table:table-cell office:value-type="string">
            <text:p>1587223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7</text:p>
          </table:table-cell>
          <table:covered-table-cell/>
          <table:table-cell office:value-type="string">
            <text:p>1587224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8</text:p>
          </table:table-cell>
          <table:covered-table-cell/>
          <table:table-cell office:value-type="string">
            <text:p>1587224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41</text:p>
          </table:table-cell>
          <table:covered-table-cell/>
          <table:table-cell office:value-type="string">
            <text:p>1587224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42</text:p>
          </table:table-cell>
          <table:covered-table-cell/>
          <table:table-cell office:value-type="string">
            <text:p>1587224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3</text:p>
          </table:table-cell>
          <table:covered-table-cell/>
          <table:table-cell office:value-type="string">
            <text:p>1587224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4</text:p>
          </table:table-cell>
          <table:covered-table-cell/>
          <table:table-cell office:value-type="string">
            <text:p>1587224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45</text:p>
          </table:table-cell>
          <table:covered-table-cell/>
          <table:table-cell office:value-type="string">
            <text:p>1587224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46</text:p>
          </table:table-cell>
          <table:covered-table-cell/>
          <table:table-cell office:value-type="string">
            <text:p>1587224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7</text:p>
          </table:table-cell>
          <table:covered-table-cell/>
          <table:table-cell office:value-type="string">
            <text:p>1587224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8</text:p>
          </table:table-cell>
          <table:covered-table-cell/>
          <table:table-cell office:value-type="string">
            <text:p>1587224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51</text:p>
          </table:table-cell>
          <table:covered-table-cell/>
          <table:table-cell office:value-type="string">
            <text:p>1587225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2</text:p>
          </table:table-cell>
          <table:covered-table-cell/>
          <table:table-cell office:value-type="string">
            <text:p>1587225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3</text:p>
          </table:table-cell>
          <table:covered-table-cell/>
          <table:table-cell office:value-type="string">
            <text:p>1587225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4</text:p>
          </table:table-cell>
          <table:covered-table-cell/>
          <table:table-cell office:value-type="string">
            <text:p>1587225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5</text:p>
          </table:table-cell>
          <table:covered-table-cell/>
          <table:table-cell office:value-type="string">
            <text:p>1587225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56</text:p>
          </table:table-cell>
          <table:covered-table-cell/>
          <table:table-cell office:value-type="string">
            <text:p>1587225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57</text:p>
          </table:table-cell>
          <table:covered-table-cell/>
          <table:table-cell office:value-type="string">
            <text:p>1587225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8</text:p>
          </table:table-cell>
          <table:covered-table-cell/>
          <table:table-cell office:value-type="string">
            <text:p>1587225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1</text:p>
          </table:table-cell>
          <table:covered-table-cell/>
          <table:table-cell office:value-type="string">
            <text:p>1587225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2</text:p>
          </table:table-cell>
          <table:covered-table-cell/>
          <table:table-cell office:value-type="string">
            <text:p>1587225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63</text:p>
          </table:table-cell>
          <table:covered-table-cell/>
          <table:table-cell office:value-type="string">
            <text:p>158722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4</text:p>
          </table:table-cell>
          <table:covered-table-cell/>
          <table:table-cell office:value-type="string">
            <text:p>1587226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5</text:p>
          </table:table-cell>
          <table:covered-table-cell/>
          <table:table-cell office:value-type="string">
            <text:p>1587226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6</text:p>
          </table:table-cell>
          <table:covered-table-cell/>
          <table:table-cell office:value-type="string">
            <text:p>1587226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7</text:p>
          </table:table-cell>
          <table:covered-table-cell/>
          <table:table-cell office:value-type="string">
            <text:p>1587226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68</text:p>
          </table:table-cell>
          <table:covered-table-cell/>
          <table:table-cell office:value-type="string">
            <text:p>1587226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1</text:p>
          </table:table-cell>
          <table:covered-table-cell/>
          <table:table-cell office:value-type="string">
            <text:p>1587226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72</text:p>
          </table:table-cell>
          <table:covered-table-cell/>
          <table:table-cell office:value-type="string">
            <text:p>1587226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5</text:p>
          </table:table-cell>
          <table:covered-table-cell/>
          <table:table-cell office:value-type="string">
            <text:p>1587227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6</text:p>
          </table:table-cell>
          <table:covered-table-cell/>
          <table:table-cell office:value-type="string">
            <text:p>1587227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77</text:p>
          </table:table-cell>
          <table:covered-table-cell/>
          <table:table-cell office:value-type="string">
            <text:p>1587227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8/08/2025</text:p>
          </table:table-cell>
          <table:table-cell office:value-type="string" table:number-columns-spanned="2" table:number-rows-spanned="1">
            <text:p>0/ 000178</text:p>
          </table:table-cell>
          <table:covered-table-cell/>
          <table:table-cell office:value-type="string">
            <text:p>158722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81</text:p>
          </table:table-cell>
          <table:covered-table-cell/>
          <table:table-cell office:value-type="string">
            <text:p>1587227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2</text:p>
          </table:table-cell>
          <table:covered-table-cell/>
          <table:table-cell office:value-type="string">
            <text:p>1587227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3</text:p>
          </table:table-cell>
          <table:covered-table-cell/>
          <table:table-cell office:value-type="string">
            <text:p>1587227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4</text:p>
          </table:table-cell>
          <table:covered-table-cell/>
          <table:table-cell office:value-type="string">
            <text:p>1587227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85</text:p>
          </table:table-cell>
          <table:covered-table-cell/>
          <table:table-cell office:value-type="string">
            <text:p>1587227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6</text:p>
          </table:table-cell>
          <table:covered-table-cell/>
          <table:table-cell office:value-type="string">
            <text:p>158722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7</text:p>
          </table:table-cell>
          <table:covered-table-cell/>
          <table:table-cell office:value-type="string">
            <text:p>1587228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8</text:p>
          </table:table-cell>
          <table:covered-table-cell/>
          <table:table-cell office:value-type="string">
            <text:p>1587228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1</text:p>
          </table:table-cell>
          <table:covered-table-cell/>
          <table:table-cell office:value-type="string">
            <text:p>1587228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2</text:p>
          </table:table-cell>
          <table:covered-table-cell/>
          <table:table-cell office:value-type="string">
            <text:p>1587228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3</text:p>
          </table:table-cell>
          <table:covered-table-cell/>
          <table:table-cell office:value-type="string">
            <text:p>1587228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4</text:p>
          </table:table-cell>
          <table:covered-table-cell/>
          <table:table-cell office:value-type="string">
            <text:p>1587228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95</text:p>
          </table:table-cell>
          <table:covered-table-cell/>
          <table:table-cell office:value-type="string">
            <text:p>1587228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6</text:p>
          </table:table-cell>
          <table:covered-table-cell/>
          <table:table-cell office:value-type="string">
            <text:p>1587228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7</text:p>
          </table:table-cell>
          <table:covered-table-cell/>
          <table:table-cell office:value-type="string">
            <text:p>1587228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1</text:p>
          </table:table-cell>
          <table:covered-table-cell/>
          <table:table-cell office:value-type="string">
            <text:p>1587229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2</text:p>
          </table:table-cell>
          <table:covered-table-cell/>
          <table:table-cell office:value-type="string">
            <text:p>1587229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204</text:p>
          </table:table-cell>
          <table:covered-table-cell/>
          <table:table-cell office:value-type="string">
            <text:p>1587229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5</text:p>
          </table:table-cell>
          <table:covered-table-cell/>
          <table:table-cell office:value-type="string">
            <text:p>1587229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206</text:p>
          </table:table-cell>
          <table:covered-table-cell/>
          <table:table-cell office:value-type="string">
            <text:p>1587229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7</text:p>
          </table:table-cell>
          <table:covered-table-cell/>
          <table:table-cell office:value-type="string">
            <text:p>1587229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8</text:p>
          </table:table-cell>
          <table:covered-table-cell/>
          <table:table-cell office:value-type="string">
            <text:p>1587229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211</text:p>
          </table:table-cell>
          <table:covered-table-cell/>
          <table:table-cell office:value-type="string">
            <text:p>1587229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808.35" table:number-columns-spanned="2" table:number-rows-spanned="1">
            <text:p>R$ 808,3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2</text:p>
          </table:table-cell>
          <table:covered-table-cell/>
          <table:table-cell office:value-type="string">
            <text:p>1587229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1229.36" table:number-columns-spanned="2" table:number-rows-spanned="1">
            <text:p>R$ 1.229,3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3</text:p>
          </table:table-cell>
          <table:covered-table-cell/>
          <table:table-cell office:value-type="string">
            <text:p>1587229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1229.36" table:number-columns-spanned="2" table:number-rows-spanned="1">
            <text:p>R$ 1.229,3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5</text:p>
          </table:table-cell>
          <table:covered-table-cell/>
          <table:table-cell office:value-type="string">
            <text:p>1587230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808.35" table:number-columns-spanned="2" table:number-rows-spanned="1">
            <text:p>R$ 808,3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6</text:p>
          </table:table-cell>
          <table:covered-table-cell/>
          <table:table-cell office:value-type="string">
            <text:p>1587230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1229.36" table:number-columns-spanned="2" table:number-rows-spanned="1">
            <text:p>R$ 1.229,3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217</text:p>
          </table:table-cell>
          <table:covered-table-cell/>
          <table:table-cell office:value-type="string">
            <text:p>1587230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1229.36" table:number-columns-spanned="2" table:number-rows-spanned="1">
            <text:p>R$ 1.229,3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8</text:p>
          </table:table-cell>
          <table:covered-table-cell/>
          <table:table-cell office:value-type="string">
            <text:p>1587230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808.35" table:number-columns-spanned="2" table:number-rows-spanned="1">
            <text:p>R$ 808,3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 <text:s text:c="2"/>/ 000203</text:p>
          </table:table-cell>
          <table:covered-table-cell/>
          <table:table-cell office:value-type="string">
            <text:p>158723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 <text:s text:c="2"/>/ 000214</text:p>
          </table:table-cell>
          <table:covered-table-cell/>
          <table:table-cell office:value-type="string">
            <text:p>1587230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808.35" table:number-columns-spanned="2" table:number-rows-spanned="1">
            <text:p>R$ 808,35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EMISSÃO DO PERÍODO</text:p>
          </table:table-cell>
          <table:covered-table-cell table:number-columns-repeated="4"/>
          <table:table-cell table:style-name="ce10" office:value-type="currency" office:value="108373.08" table:number-columns-spanned="2" table:number-rows-spanned="1">
            <text:p>R$ 108.373,08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CARTAO DE ACESS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045</text:p>
          </table:table-cell>
          <table:covered-table-cell/>
          <table:table-cell office:value-type="string">
            <text:p>1587216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ACESSOS CONTROLE</text:p>
          </table:table-cell>
          <table:covered-table-cell table:number-columns-repeated="4"/>
          <table:table-cell office:value-type="currency" office:value="35" table:number-columns-spanned="2" table:number-rows-spanned="1">
            <text:p>R$ 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4</text:p>
          </table:table-cell>
          <table:covered-table-cell/>
          <table:table-cell office:value-type="string">
            <text:p>1587218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ACESSOS CONTROLE</text:p>
          </table:table-cell>
          <table:covered-table-cell table:number-columns-repeated="4"/>
          <table:table-cell office:value-type="currency" office:value="35" table:number-columns-spanned="2" table:number-rows-spanned="1">
            <text:p>R$ 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095</text:p>
          </table:table-cell>
          <table:covered-table-cell/>
          <table:table-cell office:value-type="string">
            <text:p>158722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ACESSOS CONTROLE</text:p>
          </table:table-cell>
          <table:covered-table-cell table:number-columns-repeated="4"/>
          <table:table-cell office:value-type="currency" office:value="35" table:number-columns-spanned="2" table:number-rows-spanned="1">
            <text:p>R$ 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03</text:p>
          </table:table-cell>
          <table:covered-table-cell/>
          <table:table-cell office:value-type="string">
            <text:p>1587221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ACESSOS CONTROLE</text:p>
          </table:table-cell>
          <table:covered-table-cell table:number-columns-repeated="4"/>
          <table:table-cell office:value-type="currency" office:value="35" table:number-columns-spanned="2" table:number-rows-spanned="1">
            <text:p>R$ 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13</text:p>
          </table:table-cell>
          <table:covered-table-cell/>
          <table:table-cell office:value-type="string">
            <text:p>1587222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ACESSOS CONTROLE</text:p>
          </table:table-cell>
          <table:covered-table-cell table:number-columns-repeated="4"/>
          <table:table-cell office:value-type="currency" office:value="35" table:number-columns-spanned="2" table:number-rows-spanned="1">
            <text:p>R$ 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3</text:p>
          </table:table-cell>
          <table:covered-table-cell/>
          <table:table-cell office:value-type="string">
            <text:p>1587224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ACESSOS CONTROLE</text:p>
          </table:table-cell>
          <table:covered-table-cell table:number-columns-repeated="4"/>
          <table:table-cell office:value-type="currency" office:value="35" table:number-columns-spanned="2" table:number-rows-spanned="1">
            <text:p>R$ 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8</text:p>
          </table:table-cell>
          <table:covered-table-cell/>
          <table:table-cell office:value-type="string">
            <text:p>1587224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ACESSOS CONTROLE</text:p>
          </table:table-cell>
          <table:covered-table-cell table:number-columns-repeated="4"/>
          <table:table-cell office:value-type="currency" office:value="35" table:number-columns-spanned="2" table:number-rows-spanned="1">
            <text:p>R$ 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2</text:p>
          </table:table-cell>
          <table:covered-table-cell/>
          <table:table-cell office:value-type="string">
            <text:p>1587225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ACESSOS CONTROLE</text:p>
          </table:table-cell>
          <table:covered-table-cell table:number-columns-repeated="4"/>
          <table:table-cell office:value-type="currency" office:value="35" table:number-columns-spanned="2" table:number-rows-spanned="1">
            <text:p>R$ 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217</text:p>
          </table:table-cell>
          <table:covered-table-cell/>
          <table:table-cell office:value-type="string">
            <text:p>1587230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ACESSOS CONTROLE</text:p>
          </table:table-cell>
          <table:covered-table-cell table:number-columns-repeated="4"/>
          <table:table-cell office:value-type="currency" office:value="35" table:number-columns-spanned="2" table:number-rows-spanned="1">
            <text:p>R$ 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8</text:p>
          </table:table-cell>
          <table:covered-table-cell/>
          <table:table-cell office:value-type="string">
            <text:p>1587230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ACESSOS CONTROLE</text:p>
          </table:table-cell>
          <table:covered-table-cell table:number-columns-repeated="4"/>
          <table:table-cell office:value-type="currency" office:value="35" table:number-columns-spanned="2" table:number-rows-spanned="1">
            <text:p>R$ 35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CARTAO DE ACESSO</text:p>
          </table:table-cell>
          <table:covered-table-cell table:number-columns-repeated="4"/>
          <table:table-cell table:style-name="ce10" office:value-type="currency" office:value="350" table:number-columns-spanned="2" table:number-rows-spanned="1">
            <text:p>R$ 350,00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RENDIMENTO APLICAÇÃ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13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REND PAGO APLIC AUT MAIS</text:p>
          </table:table-cell>
          <table:covered-table-cell table:number-columns-repeated="4"/>
          <table:table-cell office:value-type="currency" office:value="0.11" table:number-columns-spanned="2" table:number-rows-spanned="1">
            <text:p>R$ 0,1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REND PAGO APLIC AUT MAIS</text:p>
          </table:table-cell>
          <table:covered-table-cell table:number-columns-repeated="4"/>
          <table:table-cell office:value-type="currency" office:value="1.88" table:number-columns-spanned="2" table:number-rows-spanned="1">
            <text:p>R$ 1,8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8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REND PAGO APLIC AUT MAIS</text:p>
          </table:table-cell>
          <table:covered-table-cell table:number-columns-repeated="4"/>
          <table:table-cell office:value-type="currency" office:value="0.62" table:number-columns-spanned="2" table:number-rows-spanned="1">
            <text:p>R$ 0,6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9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REND PAGO APLIC AUT MAIS</text:p>
          </table:table-cell>
          <table:covered-table-cell table:number-columns-repeated="4"/>
          <table:table-cell office:value-type="currency" office:value="0.83" table:number-columns-spanned="2" table:number-rows-spanned="1">
            <text:p>R$ 0,8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REND PAGO APLIC AUT MAIS</text:p>
          </table:table-cell>
          <table:covered-table-cell table:number-columns-repeated="4"/>
          <table:table-cell office:value-type="currency" office:value="2.43" table:number-columns-spanned="2" table:number-rows-spanned="1">
            <text:p>R$ 2,4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1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REND PAGO APLIC AUT MAIS</text:p>
          </table:table-cell>
          <table:covered-table-cell table:number-columns-repeated="4"/>
          <table:table-cell office:value-type="currency" office:value="0.19" table:number-columns-spanned="2" table:number-rows-spanned="1">
            <text:p>R$ 0,1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REND PAGO APLIC AUT MAIS</text:p>
          </table:table-cell>
          <table:covered-table-cell table:number-columns-repeated="4"/>
          <table:table-cell office:value-type="currency" office:value="3.36" table:number-columns-spanned="2" table:number-rows-spanned="1">
            <text:p>R$ 3,3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5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REND PAGO APLIC AUT MAIS</text:p>
          </table:table-cell>
          <table:covered-table-cell table:number-columns-repeated="4"/>
          <table:table-cell office:value-type="currency" office:value="7.41" table:number-columns-spanned="2" table:number-rows-spanned="1">
            <text:p>R$ 7,4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7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REND PAGO APLIC AUT MAIS</text:p>
          </table:table-cell>
          <table:covered-table-cell table:number-columns-repeated="4"/>
          <table:table-cell office:value-type="currency" office:value="0.18" table:number-columns-spanned="2" table:number-rows-spanned="1">
            <text:p>R$ 0,1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REND PAGO APLIC AUT MAIS</text:p>
          </table:table-cell>
          <table:covered-table-cell table:number-columns-repeated="4"/>
          <table:table-cell office:value-type="currency" office:value="0.11" table:number-columns-spanned="2" table:number-rows-spanned="1">
            <text:p>R$ 0,1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9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REND PAGO APLIC AUT MAIS</text:p>
          </table:table-cell>
          <table:covered-table-cell table:number-columns-repeated="4"/>
          <table:table-cell office:value-type="currency" office:value="0.2" table:number-columns-spanned="2" table:number-rows-spanned="1">
            <text:p>R$ 0,2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REND PAGO APLIC AUT MAIS</text:p>
          </table:table-cell>
          <table:covered-table-cell table:number-columns-repeated="4"/>
          <table:table-cell office:value-type="currency" office:value="2.88" table:number-columns-spanned="2" table:number-rows-spanned="1">
            <text:p>R$ 2,8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REND PAGO APLIC AUT MAIS</text:p>
          </table:table-cell>
          <table:covered-table-cell table:number-columns-repeated="4"/>
          <table:table-cell office:value-type="currency" office:value="7.55" table:number-columns-spanned="2" table:number-rows-spanned="1">
            <text:p>R$ 7,55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RENDIMENTO APLICAÇÃO</text:p>
          </table:table-cell>
          <table:covered-table-cell table:number-columns-repeated="4"/>
          <table:table-cell table:style-name="ce10" office:value-type="currency" office:value="27.75" table:number-columns-spanned="2" table:number-rows-spanned="1">
            <text:p>R$ 27,75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REEMBOLS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CREDITO REF. MINI MERCADO</text:p>
          </table:table-cell>
          <table:covered-table-cell table:number-columns-repeated="4"/>
          <table:table-cell office:value-type="currency" office:value="373.4" table:number-columns-spanned="2" table:number-rows-spanned="1">
            <text:p>R$ 373,4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REEMBOLSO</text:p>
          </table:table-cell>
          <table:covered-table-cell table:number-columns-repeated="4"/>
          <table:table-cell table:style-name="ce10" office:value-type="currency" office:value="373.4" table:number-columns-spanned="2" table:number-rows-spanned="1">
            <text:p>R$ 373,40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SERVIÇOS AOS CONDÔMINO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FEDCORP - Condomínio: 0329 - Bloco: 0 - Unidade: 000071 - Recibo: 15872186 - Vencimento: 10/08/2025</text:p>
          </table:table-cell>
          <table:covered-table-cell table:number-columns-repeated="4"/>
          <table:table-cell office:value-type="currency" office:value="25.9" table:number-columns-spanned="2" table:number-rows-spanned="1">
            <text:p>R$ 25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</text:p>
          </table:table-cell>
          <table:covered-table-cell/>
          <table:table-cell office:value-type="string">
            <text:p>0</text:p>
          </table:table-cell>
          <table:table-cell/>
          <table:table-cell office:value-type="string" table:number-columns-spanned="5" table:number-rows-spanned="1">
            <text:p>FEDCORP - Condomínio: 0329 - Bloco: 0 - Unidade: 000132 - Recibo: 15872235 - Vencimento: 10/08/2025</text:p>
          </table:table-cell>
          <table:covered-table-cell table:number-columns-repeated="4"/>
          <table:table-cell office:value-type="currency" office:value="25.9" table:number-columns-spanned="2" table:number-rows-spanned="1">
            <text:p>R$ 25,9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SERVIÇOS AOS CONDÔMINOS</text:p>
          </table:table-cell>
          <table:covered-table-cell table:number-columns-repeated="4"/>
          <table:table-cell table:style-name="ce10" office:value-type="currency" office:value="51.8" table:number-columns-spanned="2" table:number-rows-spanned="1">
            <text:p>R$ 51,80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ENERGIA ELETRIC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1</text:p>
          </table:table-cell>
          <table:covered-table-cell/>
          <table:table-cell office:value-type="string">
            <text:p>1587213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62" table:number-columns-spanned="2" table:number-rows-spanned="1">
            <text:p>R$ 104,6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2</text:p>
          </table:table-cell>
          <table:covered-table-cell/>
          <table:table-cell office:value-type="string">
            <text:p>1587214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39.24" table:number-columns-spanned="2" table:number-rows-spanned="1">
            <text:p>R$ 139,2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14</text:p>
          </table:table-cell>
          <table:covered-table-cell/>
          <table:table-cell office:value-type="string">
            <text:p>1587214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62" table:number-columns-spanned="2" table:number-rows-spanned="1">
            <text:p>R$ 104,6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5</text:p>
          </table:table-cell>
          <table:covered-table-cell/>
          <table:table-cell office:value-type="string">
            <text:p>1587214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62" table:number-columns-spanned="2" table:number-rows-spanned="1">
            <text:p>R$ 104,6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17</text:p>
          </table:table-cell>
          <table:covered-table-cell/>
          <table:table-cell office:value-type="string">
            <text:p>1587214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39.24" table:number-columns-spanned="2" table:number-rows-spanned="1">
            <text:p>R$ 139,2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18</text:p>
          </table:table-cell>
          <table:covered-table-cell/>
          <table:table-cell office:value-type="string">
            <text:p>1587214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62" table:number-columns-spanned="2" table:number-rows-spanned="1">
            <text:p>R$ 104,6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021</text:p>
          </table:table-cell>
          <table:covered-table-cell/>
          <table:table-cell office:value-type="string">
            <text:p>1587214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2</text:p>
          </table:table-cell>
          <table:covered-table-cell/>
          <table:table-cell office:value-type="string">
            <text:p>1587214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3</text:p>
          </table:table-cell>
          <table:covered-table-cell/>
          <table:table-cell office:value-type="string">
            <text:p>1587214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25</text:p>
          </table:table-cell>
          <table:covered-table-cell/>
          <table:table-cell office:value-type="string">
            <text:p>1587215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6</text:p>
          </table:table-cell>
          <table:covered-table-cell/>
          <table:table-cell office:value-type="string">
            <text:p>1587230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7</text:p>
          </table:table-cell>
          <table:covered-table-cell/>
          <table:table-cell office:value-type="string">
            <text:p>1587215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28</text:p>
          </table:table-cell>
          <table:covered-table-cell/>
          <table:table-cell office:value-type="string">
            <text:p>1587215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32</text:p>
          </table:table-cell>
          <table:covered-table-cell/>
          <table:table-cell office:value-type="string">
            <text:p>1587215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33</text:p>
          </table:table-cell>
          <table:covered-table-cell/>
          <table:table-cell office:value-type="string">
            <text:p>1587215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34</text:p>
          </table:table-cell>
          <table:covered-table-cell/>
          <table:table-cell office:value-type="string">
            <text:p>1587215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35</text:p>
          </table:table-cell>
          <table:covered-table-cell/>
          <table:table-cell office:value-type="string">
            <text:p>1587215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036</text:p>
          </table:table-cell>
          <table:covered-table-cell/>
          <table:table-cell office:value-type="string">
            <text:p>1587215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37</text:p>
          </table:table-cell>
          <table:covered-table-cell/>
          <table:table-cell office:value-type="string">
            <text:p>158721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38</text:p>
          </table:table-cell>
          <table:covered-table-cell/>
          <table:table-cell office:value-type="string">
            <text:p>1587216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41</text:p>
          </table:table-cell>
          <table:covered-table-cell/>
          <table:table-cell office:value-type="string">
            <text:p>1587216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2</text:p>
          </table:table-cell>
          <table:covered-table-cell/>
          <table:table-cell office:value-type="string">
            <text:p>1587216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3</text:p>
          </table:table-cell>
          <table:covered-table-cell/>
          <table:table-cell office:value-type="string">
            <text:p>1587216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4</text:p>
          </table:table-cell>
          <table:covered-table-cell/>
          <table:table-cell office:value-type="string">
            <text:p>1587216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045</text:p>
          </table:table-cell>
          <table:covered-table-cell/>
          <table:table-cell office:value-type="string">
            <text:p>1587216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6</text:p>
          </table:table-cell>
          <table:covered-table-cell/>
          <table:table-cell office:value-type="string">
            <text:p>1587216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48</text:p>
          </table:table-cell>
          <table:covered-table-cell/>
          <table:table-cell office:value-type="string">
            <text:p>1587216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1</text:p>
          </table:table-cell>
          <table:covered-table-cell/>
          <table:table-cell office:value-type="string">
            <text:p>1587217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2</text:p>
          </table:table-cell>
          <table:covered-table-cell/>
          <table:table-cell office:value-type="string">
            <text:p>1587217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54</text:p>
          </table:table-cell>
          <table:covered-table-cell/>
          <table:table-cell office:value-type="string">
            <text:p>158721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5</text:p>
          </table:table-cell>
          <table:covered-table-cell/>
          <table:table-cell office:value-type="string">
            <text:p>1587217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6</text:p>
          </table:table-cell>
          <table:covered-table-cell/>
          <table:table-cell office:value-type="string">
            <text:p>1587217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7</text:p>
          </table:table-cell>
          <table:covered-table-cell/>
          <table:table-cell office:value-type="string">
            <text:p>1587217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061</text:p>
          </table:table-cell>
          <table:covered-table-cell/>
          <table:table-cell office:value-type="string">
            <text:p>1587217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1/08/2025</text:p>
          </table:table-cell>
          <table:table-cell office:value-type="string" table:number-columns-spanned="2" table:number-rows-spanned="1">
            <text:p>0/ 000062</text:p>
          </table:table-cell>
          <table:covered-table-cell/>
          <table:table-cell office:value-type="string">
            <text:p>158721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3</text:p>
          </table:table-cell>
          <table:covered-table-cell/>
          <table:table-cell office:value-type="string">
            <text:p>1587218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4</text:p>
          </table:table-cell>
          <table:covered-table-cell/>
          <table:table-cell office:value-type="string">
            <text:p>1587218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65</text:p>
          </table:table-cell>
          <table:covered-table-cell/>
          <table:table-cell office:value-type="string">
            <text:p>1587218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6</text:p>
          </table:table-cell>
          <table:covered-table-cell/>
          <table:table-cell office:value-type="string">
            <text:p>1587218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67</text:p>
          </table:table-cell>
          <table:covered-table-cell/>
          <table:table-cell office:value-type="string">
            <text:p>1587218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8</text:p>
          </table:table-cell>
          <table:covered-table-cell/>
          <table:table-cell office:value-type="string">
            <text:p>1587218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1</text:p>
          </table:table-cell>
          <table:covered-table-cell/>
          <table:table-cell office:value-type="string">
            <text:p>1587218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2</text:p>
          </table:table-cell>
          <table:covered-table-cell/>
          <table:table-cell office:value-type="string">
            <text:p>1587218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3</text:p>
          </table:table-cell>
          <table:covered-table-cell/>
          <table:table-cell office:value-type="string">
            <text:p>1587218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74</text:p>
          </table:table-cell>
          <table:covered-table-cell/>
          <table:table-cell office:value-type="string">
            <text:p>1587218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5</text:p>
          </table:table-cell>
          <table:covered-table-cell/>
          <table:table-cell office:value-type="string">
            <text:p>1587219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77</text:p>
          </table:table-cell>
          <table:covered-table-cell/>
          <table:table-cell office:value-type="string">
            <text:p>1587219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78</text:p>
          </table:table-cell>
          <table:covered-table-cell/>
          <table:table-cell office:value-type="string">
            <text:p>1587219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81</text:p>
          </table:table-cell>
          <table:covered-table-cell/>
          <table:table-cell office:value-type="string">
            <text:p>1587219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2</text:p>
          </table:table-cell>
          <table:covered-table-cell/>
          <table:table-cell office:value-type="string">
            <text:p>1587219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83</text:p>
          </table:table-cell>
          <table:covered-table-cell/>
          <table:table-cell office:value-type="string">
            <text:p>1587219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84</text:p>
          </table:table-cell>
          <table:covered-table-cell/>
          <table:table-cell office:value-type="string">
            <text:p>1587219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5</text:p>
          </table:table-cell>
          <table:covered-table-cell/>
          <table:table-cell office:value-type="string">
            <text:p>1587219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86</text:p>
          </table:table-cell>
          <table:covered-table-cell/>
          <table:table-cell office:value-type="string">
            <text:p>1587219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7</text:p>
          </table:table-cell>
          <table:covered-table-cell/>
          <table:table-cell office:value-type="string">
            <text:p>1587220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88</text:p>
          </table:table-cell>
          <table:covered-table-cell/>
          <table:table-cell office:value-type="string">
            <text:p>1587220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1</text:p>
          </table:table-cell>
          <table:covered-table-cell/>
          <table:table-cell office:value-type="string">
            <text:p>1587220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2</text:p>
          </table:table-cell>
          <table:covered-table-cell/>
          <table:table-cell office:value-type="string">
            <text:p>1587220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3</text:p>
          </table:table-cell>
          <table:covered-table-cell/>
          <table:table-cell office:value-type="string">
            <text:p>1587220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4</text:p>
          </table:table-cell>
          <table:covered-table-cell/>
          <table:table-cell office:value-type="string">
            <text:p>1587220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095</text:p>
          </table:table-cell>
          <table:covered-table-cell/>
          <table:table-cell office:value-type="string">
            <text:p>158722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96</text:p>
          </table:table-cell>
          <table:covered-table-cell/>
          <table:table-cell office:value-type="string">
            <text:p>1587220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7</text:p>
          </table:table-cell>
          <table:covered-table-cell/>
          <table:table-cell office:value-type="string">
            <text:p>1587220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98</text:p>
          </table:table-cell>
          <table:covered-table-cell/>
          <table:table-cell office:value-type="string">
            <text:p>1587220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02</text:p>
          </table:table-cell>
          <table:covered-table-cell/>
          <table:table-cell office:value-type="string">
            <text:p>1587221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03</text:p>
          </table:table-cell>
          <table:covered-table-cell/>
          <table:table-cell office:value-type="string">
            <text:p>1587221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8/2025</text:p>
          </table:table-cell>
          <table:table-cell office:value-type="string" table:number-columns-spanned="2" table:number-rows-spanned="1">
            <text:p>0/ 000104</text:p>
          </table:table-cell>
          <table:covered-table-cell/>
          <table:table-cell office:value-type="string">
            <text:p>1587221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105</text:p>
          </table:table-cell>
          <table:covered-table-cell/>
          <table:table-cell office:value-type="string">
            <text:p>1587221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06</text:p>
          </table:table-cell>
          <table:covered-table-cell/>
          <table:table-cell office:value-type="string">
            <text:p>1587221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07</text:p>
          </table:table-cell>
          <table:covered-table-cell/>
          <table:table-cell office:value-type="string">
            <text:p>1587221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08</text:p>
          </table:table-cell>
          <table:covered-table-cell/>
          <table:table-cell office:value-type="string">
            <text:p>1587221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1</text:p>
          </table:table-cell>
          <table:covered-table-cell/>
          <table:table-cell office:value-type="string">
            <text:p>1587221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12</text:p>
          </table:table-cell>
          <table:covered-table-cell/>
          <table:table-cell office:value-type="string">
            <text:p>1587221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13</text:p>
          </table:table-cell>
          <table:covered-table-cell/>
          <table:table-cell office:value-type="string">
            <text:p>1587222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4</text:p>
          </table:table-cell>
          <table:covered-table-cell/>
          <table:table-cell office:value-type="string">
            <text:p>1587222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15</text:p>
          </table:table-cell>
          <table:covered-table-cell/>
          <table:table-cell office:value-type="string">
            <text:p>1587222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6</text:p>
          </table:table-cell>
          <table:covered-table-cell/>
          <table:table-cell office:value-type="string">
            <text:p>1587222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117</text:p>
          </table:table-cell>
          <table:covered-table-cell/>
          <table:table-cell office:value-type="string">
            <text:p>1587222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18</text:p>
          </table:table-cell>
          <table:covered-table-cell/>
          <table:table-cell office:value-type="string">
            <text:p>1587222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3</text:p>
          </table:table-cell>
          <table:covered-table-cell/>
          <table:table-cell office:value-type="string">
            <text:p>1587222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4</text:p>
          </table:table-cell>
          <table:covered-table-cell/>
          <table:table-cell office:value-type="string">
            <text:p>1587222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6</text:p>
          </table:table-cell>
          <table:covered-table-cell/>
          <table:table-cell office:value-type="string">
            <text:p>1587223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7</text:p>
          </table:table-cell>
          <table:covered-table-cell/>
          <table:table-cell office:value-type="string">
            <text:p>1587223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8</text:p>
          </table:table-cell>
          <table:covered-table-cell/>
          <table:table-cell office:value-type="string">
            <text:p>1587223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1</text:p>
          </table:table-cell>
          <table:covered-table-cell/>
          <table:table-cell office:value-type="string">
            <text:p>1587223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2</text:p>
          </table:table-cell>
          <table:covered-table-cell/>
          <table:table-cell office:value-type="string">
            <text:p>1587223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33</text:p>
          </table:table-cell>
          <table:covered-table-cell/>
          <table:table-cell office:value-type="string">
            <text:p>1587223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4</text:p>
          </table:table-cell>
          <table:covered-table-cell/>
          <table:table-cell office:value-type="string">
            <text:p>1587223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35</text:p>
          </table:table-cell>
          <table:covered-table-cell/>
          <table:table-cell office:value-type="string">
            <text:p>1587223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6</text:p>
          </table:table-cell>
          <table:covered-table-cell/>
          <table:table-cell office:value-type="string">
            <text:p>1587223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7</text:p>
          </table:table-cell>
          <table:covered-table-cell/>
          <table:table-cell office:value-type="string">
            <text:p>1587224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8</text:p>
          </table:table-cell>
          <table:covered-table-cell/>
          <table:table-cell office:value-type="string">
            <text:p>1587224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41</text:p>
          </table:table-cell>
          <table:covered-table-cell/>
          <table:table-cell office:value-type="string">
            <text:p>1587224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42</text:p>
          </table:table-cell>
          <table:covered-table-cell/>
          <table:table-cell office:value-type="string">
            <text:p>1587224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3</text:p>
          </table:table-cell>
          <table:covered-table-cell/>
          <table:table-cell office:value-type="string">
            <text:p>1587224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4</text:p>
          </table:table-cell>
          <table:covered-table-cell/>
          <table:table-cell office:value-type="string">
            <text:p>1587224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45</text:p>
          </table:table-cell>
          <table:covered-table-cell/>
          <table:table-cell office:value-type="string">
            <text:p>1587224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46</text:p>
          </table:table-cell>
          <table:covered-table-cell/>
          <table:table-cell office:value-type="string">
            <text:p>1587224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7</text:p>
          </table:table-cell>
          <table:covered-table-cell/>
          <table:table-cell office:value-type="string">
            <text:p>1587224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8</text:p>
          </table:table-cell>
          <table:covered-table-cell/>
          <table:table-cell office:value-type="string">
            <text:p>1587224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51</text:p>
          </table:table-cell>
          <table:covered-table-cell/>
          <table:table-cell office:value-type="string">
            <text:p>1587225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2</text:p>
          </table:table-cell>
          <table:covered-table-cell/>
          <table:table-cell office:value-type="string">
            <text:p>1587225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3</text:p>
          </table:table-cell>
          <table:covered-table-cell/>
          <table:table-cell office:value-type="string">
            <text:p>1587225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4</text:p>
          </table:table-cell>
          <table:covered-table-cell/>
          <table:table-cell office:value-type="string">
            <text:p>1587225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5</text:p>
          </table:table-cell>
          <table:covered-table-cell/>
          <table:table-cell office:value-type="string">
            <text:p>1587225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56</text:p>
          </table:table-cell>
          <table:covered-table-cell/>
          <table:table-cell office:value-type="string">
            <text:p>1587225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57</text:p>
          </table:table-cell>
          <table:covered-table-cell/>
          <table:table-cell office:value-type="string">
            <text:p>1587225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8</text:p>
          </table:table-cell>
          <table:covered-table-cell/>
          <table:table-cell office:value-type="string">
            <text:p>1587225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1</text:p>
          </table:table-cell>
          <table:covered-table-cell/>
          <table:table-cell office:value-type="string">
            <text:p>1587225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2</text:p>
          </table:table-cell>
          <table:covered-table-cell/>
          <table:table-cell office:value-type="string">
            <text:p>1587225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63</text:p>
          </table:table-cell>
          <table:covered-table-cell/>
          <table:table-cell office:value-type="string">
            <text:p>158722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4</text:p>
          </table:table-cell>
          <table:covered-table-cell/>
          <table:table-cell office:value-type="string">
            <text:p>1587226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5</text:p>
          </table:table-cell>
          <table:covered-table-cell/>
          <table:table-cell office:value-type="string">
            <text:p>1587226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6</text:p>
          </table:table-cell>
          <table:covered-table-cell/>
          <table:table-cell office:value-type="string">
            <text:p>1587226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7</text:p>
          </table:table-cell>
          <table:covered-table-cell/>
          <table:table-cell office:value-type="string">
            <text:p>1587226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68</text:p>
          </table:table-cell>
          <table:covered-table-cell/>
          <table:table-cell office:value-type="string">
            <text:p>1587226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1</text:p>
          </table:table-cell>
          <table:covered-table-cell/>
          <table:table-cell office:value-type="string">
            <text:p>1587226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72</text:p>
          </table:table-cell>
          <table:covered-table-cell/>
          <table:table-cell office:value-type="string">
            <text:p>1587226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5</text:p>
          </table:table-cell>
          <table:covered-table-cell/>
          <table:table-cell office:value-type="string">
            <text:p>1587227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6</text:p>
          </table:table-cell>
          <table:covered-table-cell/>
          <table:table-cell office:value-type="string">
            <text:p>1587227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77</text:p>
          </table:table-cell>
          <table:covered-table-cell/>
          <table:table-cell office:value-type="string">
            <text:p>1587227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8/08/2025</text:p>
          </table:table-cell>
          <table:table-cell office:value-type="string" table:number-columns-spanned="2" table:number-rows-spanned="1">
            <text:p>0/ 000178</text:p>
          </table:table-cell>
          <table:covered-table-cell/>
          <table:table-cell office:value-type="string">
            <text:p>158722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81</text:p>
          </table:table-cell>
          <table:covered-table-cell/>
          <table:table-cell office:value-type="string">
            <text:p>1587227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2</text:p>
          </table:table-cell>
          <table:covered-table-cell/>
          <table:table-cell office:value-type="string">
            <text:p>1587227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3</text:p>
          </table:table-cell>
          <table:covered-table-cell/>
          <table:table-cell office:value-type="string">
            <text:p>1587227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4</text:p>
          </table:table-cell>
          <table:covered-table-cell/>
          <table:table-cell office:value-type="string">
            <text:p>1587227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85</text:p>
          </table:table-cell>
          <table:covered-table-cell/>
          <table:table-cell office:value-type="string">
            <text:p>1587227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6</text:p>
          </table:table-cell>
          <table:covered-table-cell/>
          <table:table-cell office:value-type="string">
            <text:p>158722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7</text:p>
          </table:table-cell>
          <table:covered-table-cell/>
          <table:table-cell office:value-type="string">
            <text:p>1587228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8</text:p>
          </table:table-cell>
          <table:covered-table-cell/>
          <table:table-cell office:value-type="string">
            <text:p>1587228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1</text:p>
          </table:table-cell>
          <table:covered-table-cell/>
          <table:table-cell office:value-type="string">
            <text:p>1587228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2</text:p>
          </table:table-cell>
          <table:covered-table-cell/>
          <table:table-cell office:value-type="string">
            <text:p>1587228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3</text:p>
          </table:table-cell>
          <table:covered-table-cell/>
          <table:table-cell office:value-type="string">
            <text:p>1587228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4</text:p>
          </table:table-cell>
          <table:covered-table-cell/>
          <table:table-cell office:value-type="string">
            <text:p>1587228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95</text:p>
          </table:table-cell>
          <table:covered-table-cell/>
          <table:table-cell office:value-type="string">
            <text:p>1587228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6</text:p>
          </table:table-cell>
          <table:covered-table-cell/>
          <table:table-cell office:value-type="string">
            <text:p>1587228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7</text:p>
          </table:table-cell>
          <table:covered-table-cell/>
          <table:table-cell office:value-type="string">
            <text:p>1587228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1</text:p>
          </table:table-cell>
          <table:covered-table-cell/>
          <table:table-cell office:value-type="string">
            <text:p>1587229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2</text:p>
          </table:table-cell>
          <table:covered-table-cell/>
          <table:table-cell office:value-type="string">
            <text:p>1587229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204</text:p>
          </table:table-cell>
          <table:covered-table-cell/>
          <table:table-cell office:value-type="string">
            <text:p>1587229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5</text:p>
          </table:table-cell>
          <table:covered-table-cell/>
          <table:table-cell office:value-type="string">
            <text:p>1587229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206</text:p>
          </table:table-cell>
          <table:covered-table-cell/>
          <table:table-cell office:value-type="string">
            <text:p>1587229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7</text:p>
          </table:table-cell>
          <table:covered-table-cell/>
          <table:table-cell office:value-type="string">
            <text:p>1587229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8</text:p>
          </table:table-cell>
          <table:covered-table-cell/>
          <table:table-cell office:value-type="string">
            <text:p>1587229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78.73" table:number-columns-spanned="2" table:number-rows-spanned="1">
            <text:p>R$ 78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211</text:p>
          </table:table-cell>
          <table:covered-table-cell/>
          <table:table-cell office:value-type="string">
            <text:p>1587229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8.77" table:number-columns-spanned="2" table:number-rows-spanned="1">
            <text:p>R$ 108,7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2</text:p>
          </table:table-cell>
          <table:covered-table-cell/>
          <table:table-cell office:value-type="string">
            <text:p>1587229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65.42" table:number-columns-spanned="2" table:number-rows-spanned="1">
            <text:p>R$ 165,4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3</text:p>
          </table:table-cell>
          <table:covered-table-cell/>
          <table:table-cell office:value-type="string">
            <text:p>1587229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65.42" table:number-columns-spanned="2" table:number-rows-spanned="1">
            <text:p>R$ 165,4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5</text:p>
          </table:table-cell>
          <table:covered-table-cell/>
          <table:table-cell office:value-type="string">
            <text:p>1587230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8.77" table:number-columns-spanned="2" table:number-rows-spanned="1">
            <text:p>R$ 108,7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6</text:p>
          </table:table-cell>
          <table:covered-table-cell/>
          <table:table-cell office:value-type="string">
            <text:p>1587230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65.42" table:number-columns-spanned="2" table:number-rows-spanned="1">
            <text:p>R$ 165,4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217</text:p>
          </table:table-cell>
          <table:covered-table-cell/>
          <table:table-cell office:value-type="string">
            <text:p>1587230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65.42" table:number-columns-spanned="2" table:number-rows-spanned="1">
            <text:p>R$ 165,4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8</text:p>
          </table:table-cell>
          <table:covered-table-cell/>
          <table:table-cell office:value-type="string">
            <text:p>1587230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8.77" table:number-columns-spanned="2" table:number-rows-spanned="1">
            <text:p>R$ 108,7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 <text:s text:c="2"/>/ 000203</text:p>
          </table:table-cell>
          <table:covered-table-cell/>
          <table:table-cell office:value-type="string">
            <text:p>158723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4.72" table:number-columns-spanned="2" table:number-rows-spanned="1">
            <text:p>R$ 104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 <text:s text:c="2"/>/ 000214</text:p>
          </table:table-cell>
          <table:covered-table-cell/>
          <table:table-cell office:value-type="string">
            <text:p>1587230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08.77" table:number-columns-spanned="2" table:number-rows-spanned="1">
            <text:p>R$ 108,77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ENERGIA ELETRICA</text:p>
          </table:table-cell>
          <table:covered-table-cell table:number-columns-repeated="4"/>
          <table:table-cell table:style-name="ce10" office:value-type="currency" office:value="14582.48" table:number-columns-spanned="2" table:number-rows-spanned="1">
            <text:p>R$ 14.582,48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G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1</text:p>
          </table:table-cell>
          <table:covered-table-cell/>
          <table:table-cell office:value-type="string">
            <text:p>1587213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73" table:number-columns-spanned="2" table:number-rows-spanned="1">
            <text:p>R$ 172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2</text:p>
          </table:table-cell>
          <table:covered-table-cell/>
          <table:table-cell office:value-type="string">
            <text:p>1587214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229.9" table:number-columns-spanned="2" table:number-rows-spanned="1">
            <text:p>R$ 229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14</text:p>
          </table:table-cell>
          <table:covered-table-cell/>
          <table:table-cell office:value-type="string">
            <text:p>1587214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73" table:number-columns-spanned="2" table:number-rows-spanned="1">
            <text:p>R$ 172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5</text:p>
          </table:table-cell>
          <table:covered-table-cell/>
          <table:table-cell office:value-type="string">
            <text:p>1587214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73" table:number-columns-spanned="2" table:number-rows-spanned="1">
            <text:p>R$ 172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17</text:p>
          </table:table-cell>
          <table:covered-table-cell/>
          <table:table-cell office:value-type="string">
            <text:p>1587214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229.9" table:number-columns-spanned="2" table:number-rows-spanned="1">
            <text:p>R$ 229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18</text:p>
          </table:table-cell>
          <table:covered-table-cell/>
          <table:table-cell office:value-type="string">
            <text:p>1587214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73" table:number-columns-spanned="2" table:number-rows-spanned="1">
            <text:p>R$ 172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021</text:p>
          </table:table-cell>
          <table:covered-table-cell/>
          <table:table-cell office:value-type="string">
            <text:p>1587214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2</text:p>
          </table:table-cell>
          <table:covered-table-cell/>
          <table:table-cell office:value-type="string">
            <text:p>1587214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3</text:p>
          </table:table-cell>
          <table:covered-table-cell/>
          <table:table-cell office:value-type="string">
            <text:p>1587214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25</text:p>
          </table:table-cell>
          <table:covered-table-cell/>
          <table:table-cell office:value-type="string">
            <text:p>1587215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6</text:p>
          </table:table-cell>
          <table:covered-table-cell/>
          <table:table-cell office:value-type="string">
            <text:p>1587230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7</text:p>
          </table:table-cell>
          <table:covered-table-cell/>
          <table:table-cell office:value-type="string">
            <text:p>1587215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28</text:p>
          </table:table-cell>
          <table:covered-table-cell/>
          <table:table-cell office:value-type="string">
            <text:p>1587215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32</text:p>
          </table:table-cell>
          <table:covered-table-cell/>
          <table:table-cell office:value-type="string">
            <text:p>1587215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33</text:p>
          </table:table-cell>
          <table:covered-table-cell/>
          <table:table-cell office:value-type="string">
            <text:p>1587215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34</text:p>
          </table:table-cell>
          <table:covered-table-cell/>
          <table:table-cell office:value-type="string">
            <text:p>1587215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35</text:p>
          </table:table-cell>
          <table:covered-table-cell/>
          <table:table-cell office:value-type="string">
            <text:p>1587215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036</text:p>
          </table:table-cell>
          <table:covered-table-cell/>
          <table:table-cell office:value-type="string">
            <text:p>1587215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37</text:p>
          </table:table-cell>
          <table:covered-table-cell/>
          <table:table-cell office:value-type="string">
            <text:p>158721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38</text:p>
          </table:table-cell>
          <table:covered-table-cell/>
          <table:table-cell office:value-type="string">
            <text:p>1587216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41</text:p>
          </table:table-cell>
          <table:covered-table-cell/>
          <table:table-cell office:value-type="string">
            <text:p>1587216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2</text:p>
          </table:table-cell>
          <table:covered-table-cell/>
          <table:table-cell office:value-type="string">
            <text:p>1587216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3</text:p>
          </table:table-cell>
          <table:covered-table-cell/>
          <table:table-cell office:value-type="string">
            <text:p>1587216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4</text:p>
          </table:table-cell>
          <table:covered-table-cell/>
          <table:table-cell office:value-type="string">
            <text:p>1587216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045</text:p>
          </table:table-cell>
          <table:covered-table-cell/>
          <table:table-cell office:value-type="string">
            <text:p>1587216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6</text:p>
          </table:table-cell>
          <table:covered-table-cell/>
          <table:table-cell office:value-type="string">
            <text:p>1587216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48</text:p>
          </table:table-cell>
          <table:covered-table-cell/>
          <table:table-cell office:value-type="string">
            <text:p>1587216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1</text:p>
          </table:table-cell>
          <table:covered-table-cell/>
          <table:table-cell office:value-type="string">
            <text:p>1587217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2</text:p>
          </table:table-cell>
          <table:covered-table-cell/>
          <table:table-cell office:value-type="string">
            <text:p>1587217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54</text:p>
          </table:table-cell>
          <table:covered-table-cell/>
          <table:table-cell office:value-type="string">
            <text:p>158721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5</text:p>
          </table:table-cell>
          <table:covered-table-cell/>
          <table:table-cell office:value-type="string">
            <text:p>1587217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6</text:p>
          </table:table-cell>
          <table:covered-table-cell/>
          <table:table-cell office:value-type="string">
            <text:p>1587217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7</text:p>
          </table:table-cell>
          <table:covered-table-cell/>
          <table:table-cell office:value-type="string">
            <text:p>1587217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061</text:p>
          </table:table-cell>
          <table:covered-table-cell/>
          <table:table-cell office:value-type="string">
            <text:p>1587217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1/08/2025</text:p>
          </table:table-cell>
          <table:table-cell office:value-type="string" table:number-columns-spanned="2" table:number-rows-spanned="1">
            <text:p>0/ 000062</text:p>
          </table:table-cell>
          <table:covered-table-cell/>
          <table:table-cell office:value-type="string">
            <text:p>158721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3</text:p>
          </table:table-cell>
          <table:covered-table-cell/>
          <table:table-cell office:value-type="string">
            <text:p>1587218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4</text:p>
          </table:table-cell>
          <table:covered-table-cell/>
          <table:table-cell office:value-type="string">
            <text:p>1587218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65</text:p>
          </table:table-cell>
          <table:covered-table-cell/>
          <table:table-cell office:value-type="string">
            <text:p>1587218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6</text:p>
          </table:table-cell>
          <table:covered-table-cell/>
          <table:table-cell office:value-type="string">
            <text:p>1587218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67</text:p>
          </table:table-cell>
          <table:covered-table-cell/>
          <table:table-cell office:value-type="string">
            <text:p>1587218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8</text:p>
          </table:table-cell>
          <table:covered-table-cell/>
          <table:table-cell office:value-type="string">
            <text:p>1587218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1</text:p>
          </table:table-cell>
          <table:covered-table-cell/>
          <table:table-cell office:value-type="string">
            <text:p>1587218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2</text:p>
          </table:table-cell>
          <table:covered-table-cell/>
          <table:table-cell office:value-type="string">
            <text:p>1587218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3</text:p>
          </table:table-cell>
          <table:covered-table-cell/>
          <table:table-cell office:value-type="string">
            <text:p>1587218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74</text:p>
          </table:table-cell>
          <table:covered-table-cell/>
          <table:table-cell office:value-type="string">
            <text:p>1587218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5</text:p>
          </table:table-cell>
          <table:covered-table-cell/>
          <table:table-cell office:value-type="string">
            <text:p>1587219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77</text:p>
          </table:table-cell>
          <table:covered-table-cell/>
          <table:table-cell office:value-type="string">
            <text:p>1587219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78</text:p>
          </table:table-cell>
          <table:covered-table-cell/>
          <table:table-cell office:value-type="string">
            <text:p>1587219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81</text:p>
          </table:table-cell>
          <table:covered-table-cell/>
          <table:table-cell office:value-type="string">
            <text:p>1587219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2</text:p>
          </table:table-cell>
          <table:covered-table-cell/>
          <table:table-cell office:value-type="string">
            <text:p>1587219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83</text:p>
          </table:table-cell>
          <table:covered-table-cell/>
          <table:table-cell office:value-type="string">
            <text:p>1587219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84</text:p>
          </table:table-cell>
          <table:covered-table-cell/>
          <table:table-cell office:value-type="string">
            <text:p>1587219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5</text:p>
          </table:table-cell>
          <table:covered-table-cell/>
          <table:table-cell office:value-type="string">
            <text:p>1587219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86</text:p>
          </table:table-cell>
          <table:covered-table-cell/>
          <table:table-cell office:value-type="string">
            <text:p>1587219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7</text:p>
          </table:table-cell>
          <table:covered-table-cell/>
          <table:table-cell office:value-type="string">
            <text:p>1587220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88</text:p>
          </table:table-cell>
          <table:covered-table-cell/>
          <table:table-cell office:value-type="string">
            <text:p>1587220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1</text:p>
          </table:table-cell>
          <table:covered-table-cell/>
          <table:table-cell office:value-type="string">
            <text:p>1587220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2</text:p>
          </table:table-cell>
          <table:covered-table-cell/>
          <table:table-cell office:value-type="string">
            <text:p>1587220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3</text:p>
          </table:table-cell>
          <table:covered-table-cell/>
          <table:table-cell office:value-type="string">
            <text:p>1587220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4</text:p>
          </table:table-cell>
          <table:covered-table-cell/>
          <table:table-cell office:value-type="string">
            <text:p>1587220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095</text:p>
          </table:table-cell>
          <table:covered-table-cell/>
          <table:table-cell office:value-type="string">
            <text:p>158722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96</text:p>
          </table:table-cell>
          <table:covered-table-cell/>
          <table:table-cell office:value-type="string">
            <text:p>1587220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7</text:p>
          </table:table-cell>
          <table:covered-table-cell/>
          <table:table-cell office:value-type="string">
            <text:p>1587220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98</text:p>
          </table:table-cell>
          <table:covered-table-cell/>
          <table:table-cell office:value-type="string">
            <text:p>1587220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02</text:p>
          </table:table-cell>
          <table:covered-table-cell/>
          <table:table-cell office:value-type="string">
            <text:p>1587221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03</text:p>
          </table:table-cell>
          <table:covered-table-cell/>
          <table:table-cell office:value-type="string">
            <text:p>1587221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8/2025</text:p>
          </table:table-cell>
          <table:table-cell office:value-type="string" table:number-columns-spanned="2" table:number-rows-spanned="1">
            <text:p>0/ 000104</text:p>
          </table:table-cell>
          <table:covered-table-cell/>
          <table:table-cell office:value-type="string">
            <text:p>1587221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105</text:p>
          </table:table-cell>
          <table:covered-table-cell/>
          <table:table-cell office:value-type="string">
            <text:p>1587221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06</text:p>
          </table:table-cell>
          <table:covered-table-cell/>
          <table:table-cell office:value-type="string">
            <text:p>1587221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07</text:p>
          </table:table-cell>
          <table:covered-table-cell/>
          <table:table-cell office:value-type="string">
            <text:p>1587221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08</text:p>
          </table:table-cell>
          <table:covered-table-cell/>
          <table:table-cell office:value-type="string">
            <text:p>1587221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1</text:p>
          </table:table-cell>
          <table:covered-table-cell/>
          <table:table-cell office:value-type="string">
            <text:p>1587221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12</text:p>
          </table:table-cell>
          <table:covered-table-cell/>
          <table:table-cell office:value-type="string">
            <text:p>1587221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13</text:p>
          </table:table-cell>
          <table:covered-table-cell/>
          <table:table-cell office:value-type="string">
            <text:p>1587222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4</text:p>
          </table:table-cell>
          <table:covered-table-cell/>
          <table:table-cell office:value-type="string">
            <text:p>1587222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15</text:p>
          </table:table-cell>
          <table:covered-table-cell/>
          <table:table-cell office:value-type="string">
            <text:p>1587222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6</text:p>
          </table:table-cell>
          <table:covered-table-cell/>
          <table:table-cell office:value-type="string">
            <text:p>1587222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117</text:p>
          </table:table-cell>
          <table:covered-table-cell/>
          <table:table-cell office:value-type="string">
            <text:p>1587222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18</text:p>
          </table:table-cell>
          <table:covered-table-cell/>
          <table:table-cell office:value-type="string">
            <text:p>1587222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3</text:p>
          </table:table-cell>
          <table:covered-table-cell/>
          <table:table-cell office:value-type="string">
            <text:p>1587222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4</text:p>
          </table:table-cell>
          <table:covered-table-cell/>
          <table:table-cell office:value-type="string">
            <text:p>1587222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6</text:p>
          </table:table-cell>
          <table:covered-table-cell/>
          <table:table-cell office:value-type="string">
            <text:p>1587223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7</text:p>
          </table:table-cell>
          <table:covered-table-cell/>
          <table:table-cell office:value-type="string">
            <text:p>1587223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8</text:p>
          </table:table-cell>
          <table:covered-table-cell/>
          <table:table-cell office:value-type="string">
            <text:p>1587223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1</text:p>
          </table:table-cell>
          <table:covered-table-cell/>
          <table:table-cell office:value-type="string">
            <text:p>1587223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2</text:p>
          </table:table-cell>
          <table:covered-table-cell/>
          <table:table-cell office:value-type="string">
            <text:p>1587223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33</text:p>
          </table:table-cell>
          <table:covered-table-cell/>
          <table:table-cell office:value-type="string">
            <text:p>1587223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4</text:p>
          </table:table-cell>
          <table:covered-table-cell/>
          <table:table-cell office:value-type="string">
            <text:p>1587223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35</text:p>
          </table:table-cell>
          <table:covered-table-cell/>
          <table:table-cell office:value-type="string">
            <text:p>1587223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6</text:p>
          </table:table-cell>
          <table:covered-table-cell/>
          <table:table-cell office:value-type="string">
            <text:p>1587223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7</text:p>
          </table:table-cell>
          <table:covered-table-cell/>
          <table:table-cell office:value-type="string">
            <text:p>1587224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8</text:p>
          </table:table-cell>
          <table:covered-table-cell/>
          <table:table-cell office:value-type="string">
            <text:p>1587224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41</text:p>
          </table:table-cell>
          <table:covered-table-cell/>
          <table:table-cell office:value-type="string">
            <text:p>1587224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42</text:p>
          </table:table-cell>
          <table:covered-table-cell/>
          <table:table-cell office:value-type="string">
            <text:p>1587224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3</text:p>
          </table:table-cell>
          <table:covered-table-cell/>
          <table:table-cell office:value-type="string">
            <text:p>1587224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4</text:p>
          </table:table-cell>
          <table:covered-table-cell/>
          <table:table-cell office:value-type="string">
            <text:p>1587224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45</text:p>
          </table:table-cell>
          <table:covered-table-cell/>
          <table:table-cell office:value-type="string">
            <text:p>1587224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46</text:p>
          </table:table-cell>
          <table:covered-table-cell/>
          <table:table-cell office:value-type="string">
            <text:p>1587224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7</text:p>
          </table:table-cell>
          <table:covered-table-cell/>
          <table:table-cell office:value-type="string">
            <text:p>1587224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8</text:p>
          </table:table-cell>
          <table:covered-table-cell/>
          <table:table-cell office:value-type="string">
            <text:p>1587224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51</text:p>
          </table:table-cell>
          <table:covered-table-cell/>
          <table:table-cell office:value-type="string">
            <text:p>1587225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2</text:p>
          </table:table-cell>
          <table:covered-table-cell/>
          <table:table-cell office:value-type="string">
            <text:p>1587225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3</text:p>
          </table:table-cell>
          <table:covered-table-cell/>
          <table:table-cell office:value-type="string">
            <text:p>1587225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4</text:p>
          </table:table-cell>
          <table:covered-table-cell/>
          <table:table-cell office:value-type="string">
            <text:p>1587225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5</text:p>
          </table:table-cell>
          <table:covered-table-cell/>
          <table:table-cell office:value-type="string">
            <text:p>1587225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56</text:p>
          </table:table-cell>
          <table:covered-table-cell/>
          <table:table-cell office:value-type="string">
            <text:p>1587225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57</text:p>
          </table:table-cell>
          <table:covered-table-cell/>
          <table:table-cell office:value-type="string">
            <text:p>1587225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8</text:p>
          </table:table-cell>
          <table:covered-table-cell/>
          <table:table-cell office:value-type="string">
            <text:p>1587225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1</text:p>
          </table:table-cell>
          <table:covered-table-cell/>
          <table:table-cell office:value-type="string">
            <text:p>1587225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2</text:p>
          </table:table-cell>
          <table:covered-table-cell/>
          <table:table-cell office:value-type="string">
            <text:p>1587225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63</text:p>
          </table:table-cell>
          <table:covered-table-cell/>
          <table:table-cell office:value-type="string">
            <text:p>158722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4</text:p>
          </table:table-cell>
          <table:covered-table-cell/>
          <table:table-cell office:value-type="string">
            <text:p>1587226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5</text:p>
          </table:table-cell>
          <table:covered-table-cell/>
          <table:table-cell office:value-type="string">
            <text:p>1587226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6</text:p>
          </table:table-cell>
          <table:covered-table-cell/>
          <table:table-cell office:value-type="string">
            <text:p>1587226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7</text:p>
          </table:table-cell>
          <table:covered-table-cell/>
          <table:table-cell office:value-type="string">
            <text:p>1587226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68</text:p>
          </table:table-cell>
          <table:covered-table-cell/>
          <table:table-cell office:value-type="string">
            <text:p>1587226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1</text:p>
          </table:table-cell>
          <table:covered-table-cell/>
          <table:table-cell office:value-type="string">
            <text:p>1587226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72</text:p>
          </table:table-cell>
          <table:covered-table-cell/>
          <table:table-cell office:value-type="string">
            <text:p>1587226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5</text:p>
          </table:table-cell>
          <table:covered-table-cell/>
          <table:table-cell office:value-type="string">
            <text:p>1587227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6</text:p>
          </table:table-cell>
          <table:covered-table-cell/>
          <table:table-cell office:value-type="string">
            <text:p>1587227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77</text:p>
          </table:table-cell>
          <table:covered-table-cell/>
          <table:table-cell office:value-type="string">
            <text:p>1587227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8/08/2025</text:p>
          </table:table-cell>
          <table:table-cell office:value-type="string" table:number-columns-spanned="2" table:number-rows-spanned="1">
            <text:p>0/ 000178</text:p>
          </table:table-cell>
          <table:covered-table-cell/>
          <table:table-cell office:value-type="string">
            <text:p>158722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81</text:p>
          </table:table-cell>
          <table:covered-table-cell/>
          <table:table-cell office:value-type="string">
            <text:p>1587227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2</text:p>
          </table:table-cell>
          <table:covered-table-cell/>
          <table:table-cell office:value-type="string">
            <text:p>1587227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3</text:p>
          </table:table-cell>
          <table:covered-table-cell/>
          <table:table-cell office:value-type="string">
            <text:p>1587227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4</text:p>
          </table:table-cell>
          <table:covered-table-cell/>
          <table:table-cell office:value-type="string">
            <text:p>1587227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85</text:p>
          </table:table-cell>
          <table:covered-table-cell/>
          <table:table-cell office:value-type="string">
            <text:p>1587227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6</text:p>
          </table:table-cell>
          <table:covered-table-cell/>
          <table:table-cell office:value-type="string">
            <text:p>158722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7</text:p>
          </table:table-cell>
          <table:covered-table-cell/>
          <table:table-cell office:value-type="string">
            <text:p>1587228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8</text:p>
          </table:table-cell>
          <table:covered-table-cell/>
          <table:table-cell office:value-type="string">
            <text:p>1587228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1</text:p>
          </table:table-cell>
          <table:covered-table-cell/>
          <table:table-cell office:value-type="string">
            <text:p>1587228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2</text:p>
          </table:table-cell>
          <table:covered-table-cell/>
          <table:table-cell office:value-type="string">
            <text:p>1587228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3</text:p>
          </table:table-cell>
          <table:covered-table-cell/>
          <table:table-cell office:value-type="string">
            <text:p>1587228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4</text:p>
          </table:table-cell>
          <table:covered-table-cell/>
          <table:table-cell office:value-type="string">
            <text:p>1587228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95</text:p>
          </table:table-cell>
          <table:covered-table-cell/>
          <table:table-cell office:value-type="string">
            <text:p>1587228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6</text:p>
          </table:table-cell>
          <table:covered-table-cell/>
          <table:table-cell office:value-type="string">
            <text:p>1587228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7</text:p>
          </table:table-cell>
          <table:covered-table-cell/>
          <table:table-cell office:value-type="string">
            <text:p>1587228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1</text:p>
          </table:table-cell>
          <table:covered-table-cell/>
          <table:table-cell office:value-type="string">
            <text:p>1587229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2</text:p>
          </table:table-cell>
          <table:covered-table-cell/>
          <table:table-cell office:value-type="string">
            <text:p>1587229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204</text:p>
          </table:table-cell>
          <table:covered-table-cell/>
          <table:table-cell office:value-type="string">
            <text:p>1587229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5</text:p>
          </table:table-cell>
          <table:covered-table-cell/>
          <table:table-cell office:value-type="string">
            <text:p>1587229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206</text:p>
          </table:table-cell>
          <table:covered-table-cell/>
          <table:table-cell office:value-type="string">
            <text:p>1587229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7</text:p>
          </table:table-cell>
          <table:covered-table-cell/>
          <table:table-cell office:value-type="string">
            <text:p>1587229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8</text:p>
          </table:table-cell>
          <table:covered-table-cell/>
          <table:table-cell office:value-type="string">
            <text:p>1587229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29.98" table:number-columns-spanned="2" table:number-rows-spanned="1">
            <text:p>R$ 129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211</text:p>
          </table:table-cell>
          <table:covered-table-cell/>
          <table:table-cell office:value-type="string">
            <text:p>1587229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9.58" table:number-columns-spanned="2" table:number-rows-spanned="1">
            <text:p>R$ 179,5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2</text:p>
          </table:table-cell>
          <table:covered-table-cell/>
          <table:table-cell office:value-type="string">
            <text:p>1587229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273.12" table:number-columns-spanned="2" table:number-rows-spanned="1">
            <text:p>R$ 273,1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3</text:p>
          </table:table-cell>
          <table:covered-table-cell/>
          <table:table-cell office:value-type="string">
            <text:p>1587229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273.12" table:number-columns-spanned="2" table:number-rows-spanned="1">
            <text:p>R$ 273,1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5</text:p>
          </table:table-cell>
          <table:covered-table-cell/>
          <table:table-cell office:value-type="string">
            <text:p>1587230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9.58" table:number-columns-spanned="2" table:number-rows-spanned="1">
            <text:p>R$ 179,5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6</text:p>
          </table:table-cell>
          <table:covered-table-cell/>
          <table:table-cell office:value-type="string">
            <text:p>1587230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273.12" table:number-columns-spanned="2" table:number-rows-spanned="1">
            <text:p>R$ 273,1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217</text:p>
          </table:table-cell>
          <table:covered-table-cell/>
          <table:table-cell office:value-type="string">
            <text:p>1587230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273.12" table:number-columns-spanned="2" table:number-rows-spanned="1">
            <text:p>R$ 273,1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8</text:p>
          </table:table-cell>
          <table:covered-table-cell/>
          <table:table-cell office:value-type="string">
            <text:p>1587230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9.58" table:number-columns-spanned="2" table:number-rows-spanned="1">
            <text:p>R$ 179,5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 <text:s text:c="2"/>/ 000203</text:p>
          </table:table-cell>
          <table:covered-table-cell/>
          <table:table-cell office:value-type="string">
            <text:p>158723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2.9" table:number-columns-spanned="2" table:number-rows-spanned="1">
            <text:p>R$ 172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 <text:s text:c="2"/>/ 000214</text:p>
          </table:table-cell>
          <table:covered-table-cell/>
          <table:table-cell office:value-type="string">
            <text:p>1587230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179.58" table:number-columns-spanned="2" table:number-rows-spanned="1">
            <text:p>R$ 179,58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GAS</text:p>
          </table:table-cell>
          <table:covered-table-cell table:number-columns-repeated="4"/>
          <table:table-cell table:style-name="ce10" office:value-type="currency" office:value="24076.06" table:number-columns-spanned="2" table:number-rows-spanned="1">
            <text:p>R$ 24.076,06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AGU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1</text:p>
          </table:table-cell>
          <table:covered-table-cell/>
          <table:table-cell office:value-type="string">
            <text:p>1587213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19.99" table:number-columns-spanned="2" table:number-rows-spanned="1">
            <text:p>R$ 119,9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2</text:p>
          </table:table-cell>
          <table:covered-table-cell/>
          <table:table-cell office:value-type="string">
            <text:p>1587214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59.7" table:number-columns-spanned="2" table:number-rows-spanned="1">
            <text:p>R$ 159,7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14</text:p>
          </table:table-cell>
          <table:covered-table-cell/>
          <table:table-cell office:value-type="string">
            <text:p>1587214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19.99" table:number-columns-spanned="2" table:number-rows-spanned="1">
            <text:p>R$ 119,9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5</text:p>
          </table:table-cell>
          <table:covered-table-cell/>
          <table:table-cell office:value-type="string">
            <text:p>1587214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19.99" table:number-columns-spanned="2" table:number-rows-spanned="1">
            <text:p>R$ 119,9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17</text:p>
          </table:table-cell>
          <table:covered-table-cell/>
          <table:table-cell office:value-type="string">
            <text:p>1587214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59.7" table:number-columns-spanned="2" table:number-rows-spanned="1">
            <text:p>R$ 159,7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18</text:p>
          </table:table-cell>
          <table:covered-table-cell/>
          <table:table-cell office:value-type="string">
            <text:p>1587214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19.99" table:number-columns-spanned="2" table:number-rows-spanned="1">
            <text:p>R$ 119,9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021</text:p>
          </table:table-cell>
          <table:covered-table-cell/>
          <table:table-cell office:value-type="string">
            <text:p>1587214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2</text:p>
          </table:table-cell>
          <table:covered-table-cell/>
          <table:table-cell office:value-type="string">
            <text:p>1587214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3</text:p>
          </table:table-cell>
          <table:covered-table-cell/>
          <table:table-cell office:value-type="string">
            <text:p>1587214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25</text:p>
          </table:table-cell>
          <table:covered-table-cell/>
          <table:table-cell office:value-type="string">
            <text:p>1587215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6</text:p>
          </table:table-cell>
          <table:covered-table-cell/>
          <table:table-cell office:value-type="string">
            <text:p>1587230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7</text:p>
          </table:table-cell>
          <table:covered-table-cell/>
          <table:table-cell office:value-type="string">
            <text:p>1587215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28</text:p>
          </table:table-cell>
          <table:covered-table-cell/>
          <table:table-cell office:value-type="string">
            <text:p>1587215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32</text:p>
          </table:table-cell>
          <table:covered-table-cell/>
          <table:table-cell office:value-type="string">
            <text:p>1587215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33</text:p>
          </table:table-cell>
          <table:covered-table-cell/>
          <table:table-cell office:value-type="string">
            <text:p>1587215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34</text:p>
          </table:table-cell>
          <table:covered-table-cell/>
          <table:table-cell office:value-type="string">
            <text:p>1587215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35</text:p>
          </table:table-cell>
          <table:covered-table-cell/>
          <table:table-cell office:value-type="string">
            <text:p>1587215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036</text:p>
          </table:table-cell>
          <table:covered-table-cell/>
          <table:table-cell office:value-type="string">
            <text:p>1587215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37</text:p>
          </table:table-cell>
          <table:covered-table-cell/>
          <table:table-cell office:value-type="string">
            <text:p>158721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38</text:p>
          </table:table-cell>
          <table:covered-table-cell/>
          <table:table-cell office:value-type="string">
            <text:p>1587216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41</text:p>
          </table:table-cell>
          <table:covered-table-cell/>
          <table:table-cell office:value-type="string">
            <text:p>1587216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2</text:p>
          </table:table-cell>
          <table:covered-table-cell/>
          <table:table-cell office:value-type="string">
            <text:p>1587216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3</text:p>
          </table:table-cell>
          <table:covered-table-cell/>
          <table:table-cell office:value-type="string">
            <text:p>1587216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4</text:p>
          </table:table-cell>
          <table:covered-table-cell/>
          <table:table-cell office:value-type="string">
            <text:p>1587216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045</text:p>
          </table:table-cell>
          <table:covered-table-cell/>
          <table:table-cell office:value-type="string">
            <text:p>1587216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6</text:p>
          </table:table-cell>
          <table:covered-table-cell/>
          <table:table-cell office:value-type="string">
            <text:p>1587216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48</text:p>
          </table:table-cell>
          <table:covered-table-cell/>
          <table:table-cell office:value-type="string">
            <text:p>1587216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1</text:p>
          </table:table-cell>
          <table:covered-table-cell/>
          <table:table-cell office:value-type="string">
            <text:p>1587217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2</text:p>
          </table:table-cell>
          <table:covered-table-cell/>
          <table:table-cell office:value-type="string">
            <text:p>1587217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54</text:p>
          </table:table-cell>
          <table:covered-table-cell/>
          <table:table-cell office:value-type="string">
            <text:p>158721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5</text:p>
          </table:table-cell>
          <table:covered-table-cell/>
          <table:table-cell office:value-type="string">
            <text:p>1587217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6</text:p>
          </table:table-cell>
          <table:covered-table-cell/>
          <table:table-cell office:value-type="string">
            <text:p>1587217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7</text:p>
          </table:table-cell>
          <table:covered-table-cell/>
          <table:table-cell office:value-type="string">
            <text:p>1587217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061</text:p>
          </table:table-cell>
          <table:covered-table-cell/>
          <table:table-cell office:value-type="string">
            <text:p>1587217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1/08/2025</text:p>
          </table:table-cell>
          <table:table-cell office:value-type="string" table:number-columns-spanned="2" table:number-rows-spanned="1">
            <text:p>0/ 000062</text:p>
          </table:table-cell>
          <table:covered-table-cell/>
          <table:table-cell office:value-type="string">
            <text:p>158721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3</text:p>
          </table:table-cell>
          <table:covered-table-cell/>
          <table:table-cell office:value-type="string">
            <text:p>1587218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4</text:p>
          </table:table-cell>
          <table:covered-table-cell/>
          <table:table-cell office:value-type="string">
            <text:p>1587218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65</text:p>
          </table:table-cell>
          <table:covered-table-cell/>
          <table:table-cell office:value-type="string">
            <text:p>1587218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6</text:p>
          </table:table-cell>
          <table:covered-table-cell/>
          <table:table-cell office:value-type="string">
            <text:p>1587218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67</text:p>
          </table:table-cell>
          <table:covered-table-cell/>
          <table:table-cell office:value-type="string">
            <text:p>1587218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8</text:p>
          </table:table-cell>
          <table:covered-table-cell/>
          <table:table-cell office:value-type="string">
            <text:p>1587218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1</text:p>
          </table:table-cell>
          <table:covered-table-cell/>
          <table:table-cell office:value-type="string">
            <text:p>1587218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2</text:p>
          </table:table-cell>
          <table:covered-table-cell/>
          <table:table-cell office:value-type="string">
            <text:p>1587218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3</text:p>
          </table:table-cell>
          <table:covered-table-cell/>
          <table:table-cell office:value-type="string">
            <text:p>1587218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74</text:p>
          </table:table-cell>
          <table:covered-table-cell/>
          <table:table-cell office:value-type="string">
            <text:p>1587218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5</text:p>
          </table:table-cell>
          <table:covered-table-cell/>
          <table:table-cell office:value-type="string">
            <text:p>1587219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77</text:p>
          </table:table-cell>
          <table:covered-table-cell/>
          <table:table-cell office:value-type="string">
            <text:p>1587219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78</text:p>
          </table:table-cell>
          <table:covered-table-cell/>
          <table:table-cell office:value-type="string">
            <text:p>1587219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81</text:p>
          </table:table-cell>
          <table:covered-table-cell/>
          <table:table-cell office:value-type="string">
            <text:p>1587219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2</text:p>
          </table:table-cell>
          <table:covered-table-cell/>
          <table:table-cell office:value-type="string">
            <text:p>1587219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83</text:p>
          </table:table-cell>
          <table:covered-table-cell/>
          <table:table-cell office:value-type="string">
            <text:p>1587219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84</text:p>
          </table:table-cell>
          <table:covered-table-cell/>
          <table:table-cell office:value-type="string">
            <text:p>1587219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5</text:p>
          </table:table-cell>
          <table:covered-table-cell/>
          <table:table-cell office:value-type="string">
            <text:p>1587219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86</text:p>
          </table:table-cell>
          <table:covered-table-cell/>
          <table:table-cell office:value-type="string">
            <text:p>1587219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7</text:p>
          </table:table-cell>
          <table:covered-table-cell/>
          <table:table-cell office:value-type="string">
            <text:p>1587220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88</text:p>
          </table:table-cell>
          <table:covered-table-cell/>
          <table:table-cell office:value-type="string">
            <text:p>1587220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1</text:p>
          </table:table-cell>
          <table:covered-table-cell/>
          <table:table-cell office:value-type="string">
            <text:p>1587220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2</text:p>
          </table:table-cell>
          <table:covered-table-cell/>
          <table:table-cell office:value-type="string">
            <text:p>1587220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3</text:p>
          </table:table-cell>
          <table:covered-table-cell/>
          <table:table-cell office:value-type="string">
            <text:p>1587220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4</text:p>
          </table:table-cell>
          <table:covered-table-cell/>
          <table:table-cell office:value-type="string">
            <text:p>1587220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095</text:p>
          </table:table-cell>
          <table:covered-table-cell/>
          <table:table-cell office:value-type="string">
            <text:p>158722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96</text:p>
          </table:table-cell>
          <table:covered-table-cell/>
          <table:table-cell office:value-type="string">
            <text:p>1587220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7</text:p>
          </table:table-cell>
          <table:covered-table-cell/>
          <table:table-cell office:value-type="string">
            <text:p>1587220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98</text:p>
          </table:table-cell>
          <table:covered-table-cell/>
          <table:table-cell office:value-type="string">
            <text:p>1587220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02</text:p>
          </table:table-cell>
          <table:covered-table-cell/>
          <table:table-cell office:value-type="string">
            <text:p>1587221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03</text:p>
          </table:table-cell>
          <table:covered-table-cell/>
          <table:table-cell office:value-type="string">
            <text:p>1587221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8/2025</text:p>
          </table:table-cell>
          <table:table-cell office:value-type="string" table:number-columns-spanned="2" table:number-rows-spanned="1">
            <text:p>0/ 000104</text:p>
          </table:table-cell>
          <table:covered-table-cell/>
          <table:table-cell office:value-type="string">
            <text:p>1587221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105</text:p>
          </table:table-cell>
          <table:covered-table-cell/>
          <table:table-cell office:value-type="string">
            <text:p>1587221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06</text:p>
          </table:table-cell>
          <table:covered-table-cell/>
          <table:table-cell office:value-type="string">
            <text:p>1587221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07</text:p>
          </table:table-cell>
          <table:covered-table-cell/>
          <table:table-cell office:value-type="string">
            <text:p>1587221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08</text:p>
          </table:table-cell>
          <table:covered-table-cell/>
          <table:table-cell office:value-type="string">
            <text:p>1587221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1</text:p>
          </table:table-cell>
          <table:covered-table-cell/>
          <table:table-cell office:value-type="string">
            <text:p>1587221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12</text:p>
          </table:table-cell>
          <table:covered-table-cell/>
          <table:table-cell office:value-type="string">
            <text:p>1587221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13</text:p>
          </table:table-cell>
          <table:covered-table-cell/>
          <table:table-cell office:value-type="string">
            <text:p>1587222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4</text:p>
          </table:table-cell>
          <table:covered-table-cell/>
          <table:table-cell office:value-type="string">
            <text:p>1587222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15</text:p>
          </table:table-cell>
          <table:covered-table-cell/>
          <table:table-cell office:value-type="string">
            <text:p>1587222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6</text:p>
          </table:table-cell>
          <table:covered-table-cell/>
          <table:table-cell office:value-type="string">
            <text:p>1587222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117</text:p>
          </table:table-cell>
          <table:covered-table-cell/>
          <table:table-cell office:value-type="string">
            <text:p>1587222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18</text:p>
          </table:table-cell>
          <table:covered-table-cell/>
          <table:table-cell office:value-type="string">
            <text:p>1587222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3</text:p>
          </table:table-cell>
          <table:covered-table-cell/>
          <table:table-cell office:value-type="string">
            <text:p>1587222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4</text:p>
          </table:table-cell>
          <table:covered-table-cell/>
          <table:table-cell office:value-type="string">
            <text:p>1587222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6</text:p>
          </table:table-cell>
          <table:covered-table-cell/>
          <table:table-cell office:value-type="string">
            <text:p>1587223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7</text:p>
          </table:table-cell>
          <table:covered-table-cell/>
          <table:table-cell office:value-type="string">
            <text:p>1587223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8</text:p>
          </table:table-cell>
          <table:covered-table-cell/>
          <table:table-cell office:value-type="string">
            <text:p>1587223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1</text:p>
          </table:table-cell>
          <table:covered-table-cell/>
          <table:table-cell office:value-type="string">
            <text:p>1587223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2</text:p>
          </table:table-cell>
          <table:covered-table-cell/>
          <table:table-cell office:value-type="string">
            <text:p>1587223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33</text:p>
          </table:table-cell>
          <table:covered-table-cell/>
          <table:table-cell office:value-type="string">
            <text:p>1587223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4</text:p>
          </table:table-cell>
          <table:covered-table-cell/>
          <table:table-cell office:value-type="string">
            <text:p>1587223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35</text:p>
          </table:table-cell>
          <table:covered-table-cell/>
          <table:table-cell office:value-type="string">
            <text:p>1587223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6</text:p>
          </table:table-cell>
          <table:covered-table-cell/>
          <table:table-cell office:value-type="string">
            <text:p>1587223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7</text:p>
          </table:table-cell>
          <table:covered-table-cell/>
          <table:table-cell office:value-type="string">
            <text:p>1587224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8</text:p>
          </table:table-cell>
          <table:covered-table-cell/>
          <table:table-cell office:value-type="string">
            <text:p>1587224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41</text:p>
          </table:table-cell>
          <table:covered-table-cell/>
          <table:table-cell office:value-type="string">
            <text:p>1587224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42</text:p>
          </table:table-cell>
          <table:covered-table-cell/>
          <table:table-cell office:value-type="string">
            <text:p>1587224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3</text:p>
          </table:table-cell>
          <table:covered-table-cell/>
          <table:table-cell office:value-type="string">
            <text:p>1587224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4</text:p>
          </table:table-cell>
          <table:covered-table-cell/>
          <table:table-cell office:value-type="string">
            <text:p>1587224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45</text:p>
          </table:table-cell>
          <table:covered-table-cell/>
          <table:table-cell office:value-type="string">
            <text:p>1587224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46</text:p>
          </table:table-cell>
          <table:covered-table-cell/>
          <table:table-cell office:value-type="string">
            <text:p>1587224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7</text:p>
          </table:table-cell>
          <table:covered-table-cell/>
          <table:table-cell office:value-type="string">
            <text:p>1587224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8</text:p>
          </table:table-cell>
          <table:covered-table-cell/>
          <table:table-cell office:value-type="string">
            <text:p>1587224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51</text:p>
          </table:table-cell>
          <table:covered-table-cell/>
          <table:table-cell office:value-type="string">
            <text:p>1587225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2</text:p>
          </table:table-cell>
          <table:covered-table-cell/>
          <table:table-cell office:value-type="string">
            <text:p>1587225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3</text:p>
          </table:table-cell>
          <table:covered-table-cell/>
          <table:table-cell office:value-type="string">
            <text:p>1587225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4</text:p>
          </table:table-cell>
          <table:covered-table-cell/>
          <table:table-cell office:value-type="string">
            <text:p>1587225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5</text:p>
          </table:table-cell>
          <table:covered-table-cell/>
          <table:table-cell office:value-type="string">
            <text:p>1587225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56</text:p>
          </table:table-cell>
          <table:covered-table-cell/>
          <table:table-cell office:value-type="string">
            <text:p>1587225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57</text:p>
          </table:table-cell>
          <table:covered-table-cell/>
          <table:table-cell office:value-type="string">
            <text:p>1587225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8</text:p>
          </table:table-cell>
          <table:covered-table-cell/>
          <table:table-cell office:value-type="string">
            <text:p>1587225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1</text:p>
          </table:table-cell>
          <table:covered-table-cell/>
          <table:table-cell office:value-type="string">
            <text:p>1587225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2</text:p>
          </table:table-cell>
          <table:covered-table-cell/>
          <table:table-cell office:value-type="string">
            <text:p>1587225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63</text:p>
          </table:table-cell>
          <table:covered-table-cell/>
          <table:table-cell office:value-type="string">
            <text:p>158722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4</text:p>
          </table:table-cell>
          <table:covered-table-cell/>
          <table:table-cell office:value-type="string">
            <text:p>1587226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5</text:p>
          </table:table-cell>
          <table:covered-table-cell/>
          <table:table-cell office:value-type="string">
            <text:p>1587226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6</text:p>
          </table:table-cell>
          <table:covered-table-cell/>
          <table:table-cell office:value-type="string">
            <text:p>1587226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7</text:p>
          </table:table-cell>
          <table:covered-table-cell/>
          <table:table-cell office:value-type="string">
            <text:p>1587226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68</text:p>
          </table:table-cell>
          <table:covered-table-cell/>
          <table:table-cell office:value-type="string">
            <text:p>1587226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1</text:p>
          </table:table-cell>
          <table:covered-table-cell/>
          <table:table-cell office:value-type="string">
            <text:p>1587226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72</text:p>
          </table:table-cell>
          <table:covered-table-cell/>
          <table:table-cell office:value-type="string">
            <text:p>1587226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5</text:p>
          </table:table-cell>
          <table:covered-table-cell/>
          <table:table-cell office:value-type="string">
            <text:p>1587227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6</text:p>
          </table:table-cell>
          <table:covered-table-cell/>
          <table:table-cell office:value-type="string">
            <text:p>1587227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77</text:p>
          </table:table-cell>
          <table:covered-table-cell/>
          <table:table-cell office:value-type="string">
            <text:p>1587227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8/08/2025</text:p>
          </table:table-cell>
          <table:table-cell office:value-type="string" table:number-columns-spanned="2" table:number-rows-spanned="1">
            <text:p>0/ 000178</text:p>
          </table:table-cell>
          <table:covered-table-cell/>
          <table:table-cell office:value-type="string">
            <text:p>158722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81</text:p>
          </table:table-cell>
          <table:covered-table-cell/>
          <table:table-cell office:value-type="string">
            <text:p>1587227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2</text:p>
          </table:table-cell>
          <table:covered-table-cell/>
          <table:table-cell office:value-type="string">
            <text:p>1587227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3</text:p>
          </table:table-cell>
          <table:covered-table-cell/>
          <table:table-cell office:value-type="string">
            <text:p>1587227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4</text:p>
          </table:table-cell>
          <table:covered-table-cell/>
          <table:table-cell office:value-type="string">
            <text:p>1587227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85</text:p>
          </table:table-cell>
          <table:covered-table-cell/>
          <table:table-cell office:value-type="string">
            <text:p>1587227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6</text:p>
          </table:table-cell>
          <table:covered-table-cell/>
          <table:table-cell office:value-type="string">
            <text:p>158722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7</text:p>
          </table:table-cell>
          <table:covered-table-cell/>
          <table:table-cell office:value-type="string">
            <text:p>1587228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8</text:p>
          </table:table-cell>
          <table:covered-table-cell/>
          <table:table-cell office:value-type="string">
            <text:p>1587228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1</text:p>
          </table:table-cell>
          <table:covered-table-cell/>
          <table:table-cell office:value-type="string">
            <text:p>1587228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2</text:p>
          </table:table-cell>
          <table:covered-table-cell/>
          <table:table-cell office:value-type="string">
            <text:p>1587228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3</text:p>
          </table:table-cell>
          <table:covered-table-cell/>
          <table:table-cell office:value-type="string">
            <text:p>1587228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4</text:p>
          </table:table-cell>
          <table:covered-table-cell/>
          <table:table-cell office:value-type="string">
            <text:p>1587228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95</text:p>
          </table:table-cell>
          <table:covered-table-cell/>
          <table:table-cell office:value-type="string">
            <text:p>1587228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6</text:p>
          </table:table-cell>
          <table:covered-table-cell/>
          <table:table-cell office:value-type="string">
            <text:p>1587228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7</text:p>
          </table:table-cell>
          <table:covered-table-cell/>
          <table:table-cell office:value-type="string">
            <text:p>1587228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1</text:p>
          </table:table-cell>
          <table:covered-table-cell/>
          <table:table-cell office:value-type="string">
            <text:p>1587229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2</text:p>
          </table:table-cell>
          <table:covered-table-cell/>
          <table:table-cell office:value-type="string">
            <text:p>1587229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204</text:p>
          </table:table-cell>
          <table:covered-table-cell/>
          <table:table-cell office:value-type="string">
            <text:p>1587229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5</text:p>
          </table:table-cell>
          <table:covered-table-cell/>
          <table:table-cell office:value-type="string">
            <text:p>1587229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206</text:p>
          </table:table-cell>
          <table:covered-table-cell/>
          <table:table-cell office:value-type="string">
            <text:p>1587229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7</text:p>
          </table:table-cell>
          <table:covered-table-cell/>
          <table:table-cell office:value-type="string">
            <text:p>1587229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8</text:p>
          </table:table-cell>
          <table:covered-table-cell/>
          <table:table-cell office:value-type="string">
            <text:p>1587229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90.29" table:number-columns-spanned="2" table:number-rows-spanned="1">
            <text:p>R$ 90,2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211</text:p>
          </table:table-cell>
          <table:covered-table-cell/>
          <table:table-cell office:value-type="string">
            <text:p>1587229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4.75" table:number-columns-spanned="2" table:number-rows-spanned="1">
            <text:p>R$ 124,7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2</text:p>
          </table:table-cell>
          <table:covered-table-cell/>
          <table:table-cell office:value-type="string">
            <text:p>1587229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89.72" table:number-columns-spanned="2" table:number-rows-spanned="1">
            <text:p>R$ 189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3</text:p>
          </table:table-cell>
          <table:covered-table-cell/>
          <table:table-cell office:value-type="string">
            <text:p>1587229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89.72" table:number-columns-spanned="2" table:number-rows-spanned="1">
            <text:p>R$ 189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5</text:p>
          </table:table-cell>
          <table:covered-table-cell/>
          <table:table-cell office:value-type="string">
            <text:p>1587230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4.75" table:number-columns-spanned="2" table:number-rows-spanned="1">
            <text:p>R$ 124,7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6</text:p>
          </table:table-cell>
          <table:covered-table-cell/>
          <table:table-cell office:value-type="string">
            <text:p>1587230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89.72" table:number-columns-spanned="2" table:number-rows-spanned="1">
            <text:p>R$ 189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217</text:p>
          </table:table-cell>
          <table:covered-table-cell/>
          <table:table-cell office:value-type="string">
            <text:p>1587230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89.72" table:number-columns-spanned="2" table:number-rows-spanned="1">
            <text:p>R$ 189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8</text:p>
          </table:table-cell>
          <table:covered-table-cell/>
          <table:table-cell office:value-type="string">
            <text:p>1587230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4.75" table:number-columns-spanned="2" table:number-rows-spanned="1">
            <text:p>R$ 124,7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 <text:s text:c="2"/>/ 000203</text:p>
          </table:table-cell>
          <table:covered-table-cell/>
          <table:table-cell office:value-type="string">
            <text:p>158723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0.1" table:number-columns-spanned="2" table:number-rows-spanned="1">
            <text:p>R$ 120,1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 <text:s text:c="2"/>/ 000214</text:p>
          </table:table-cell>
          <table:covered-table-cell/>
          <table:table-cell office:value-type="string">
            <text:p>1587230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24.75" table:number-columns-spanned="2" table:number-rows-spanned="1">
            <text:p>R$ 124,75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AGUA</text:p>
          </table:table-cell>
          <table:covered-table-cell table:number-columns-repeated="4"/>
          <table:table-cell table:style-name="ce10" office:value-type="currency" office:value="16724.06" table:number-columns-spanned="2" table:number-rows-spanned="1">
            <text:p>R$ 16.724,06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MULTAS REC. DE COBRANÇ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37</text:p>
          </table:table-cell>
          <table:covered-table-cell/>
          <table:table-cell office:value-type="string">
            <text:p>158721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2.8" table:number-columns-spanned="2" table:number-rows-spanned="1">
            <text:p>R$ 2,8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37</text:p>
          </table:table-cell>
          <table:covered-table-cell/>
          <table:table-cell office:value-type="string">
            <text:p>158721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4.03" table:number-columns-spanned="2" table:number-rows-spanned="1">
            <text:p>R$ 4,0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37</text:p>
          </table:table-cell>
          <table:covered-table-cell/>
          <table:table-cell office:value-type="string">
            <text:p>158721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2.44" table:number-columns-spanned="2" table:number-rows-spanned="1">
            <text:p>R$ 2,4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37</text:p>
          </table:table-cell>
          <table:covered-table-cell/>
          <table:table-cell office:value-type="string">
            <text:p>158721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18.13" table:number-columns-spanned="2" table:number-rows-spanned="1">
            <text:p>R$ 18,1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1/08/2025</text:p>
          </table:table-cell>
          <table:table-cell office:value-type="string" table:number-columns-spanned="2" table:number-rows-spanned="1">
            <text:p>0/ 000062</text:p>
          </table:table-cell>
          <table:covered-table-cell/>
          <table:table-cell office:value-type="string">
            <text:p>158721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2.76" table:number-columns-spanned="2" table:number-rows-spanned="1">
            <text:p>R$ 2,7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1/08/2025</text:p>
          </table:table-cell>
          <table:table-cell office:value-type="string" table:number-columns-spanned="2" table:number-rows-spanned="1">
            <text:p>0/ 000062</text:p>
          </table:table-cell>
          <table:covered-table-cell/>
          <table:table-cell office:value-type="string">
            <text:p>158721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3.98" table:number-columns-spanned="2" table:number-rows-spanned="1">
            <text:p>R$ 3,9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1/08/2025</text:p>
          </table:table-cell>
          <table:table-cell office:value-type="string" table:number-columns-spanned="2" table:number-rows-spanned="1">
            <text:p>0/ 000062</text:p>
          </table:table-cell>
          <table:covered-table-cell/>
          <table:table-cell office:value-type="string">
            <text:p>158721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2.41" table:number-columns-spanned="2" table:number-rows-spanned="1">
            <text:p>R$ 2,4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1/08/2025</text:p>
          </table:table-cell>
          <table:table-cell office:value-type="string" table:number-columns-spanned="2" table:number-rows-spanned="1">
            <text:p>0/ 000062</text:p>
          </table:table-cell>
          <table:covered-table-cell/>
          <table:table-cell office:value-type="string">
            <text:p>158721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17.9" table:number-columns-spanned="2" table:number-rows-spanned="1">
            <text:p>R$ 17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095</text:p>
          </table:table-cell>
          <table:covered-table-cell/>
          <table:table-cell office:value-type="string">
            <text:p>158722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.9" table:number-columns-spanned="2" table:number-rows-spanned="1">
            <text:p>R$ 1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095</text:p>
          </table:table-cell>
          <table:covered-table-cell/>
          <table:table-cell office:value-type="string">
            <text:p>158722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2.73" table:number-columns-spanned="2" table:number-rows-spanned="1">
            <text:p>R$ 2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095</text:p>
          </table:table-cell>
          <table:covered-table-cell/>
          <table:table-cell office:value-type="string">
            <text:p>158722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.65" table:number-columns-spanned="2" table:number-rows-spanned="1">
            <text:p>R$ 1,6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095</text:p>
          </table:table-cell>
          <table:covered-table-cell/>
          <table:table-cell office:value-type="string">
            <text:p>158722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ACESSOS CONTROLE</text:p>
          </table:table-cell>
          <table:covered-table-cell table:number-columns-repeated="4"/>
          <table:table-cell office:value-type="currency" office:value="0.74" table:number-columns-spanned="2" table:number-rows-spanned="1">
            <text:p>R$ 0,7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095</text:p>
          </table:table-cell>
          <table:covered-table-cell/>
          <table:table-cell office:value-type="string">
            <text:p>158722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12.3" table:number-columns-spanned="2" table:number-rows-spanned="1">
            <text:p>R$ 12,3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8/2025</text:p>
          </table:table-cell>
          <table:table-cell office:value-type="string" table:number-columns-spanned="2" table:number-rows-spanned="1">
            <text:p>0/ 000104</text:p>
          </table:table-cell>
          <table:covered-table-cell/>
          <table:table-cell office:value-type="string">
            <text:p>1587221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2.04" table:number-columns-spanned="2" table:number-rows-spanned="1">
            <text:p>R$ 2,0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8/2025</text:p>
          </table:table-cell>
          <table:table-cell office:value-type="string" table:number-columns-spanned="2" table:number-rows-spanned="1">
            <text:p>0/ 000104</text:p>
          </table:table-cell>
          <table:covered-table-cell/>
          <table:table-cell office:value-type="string">
            <text:p>1587221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2.94" table:number-columns-spanned="2" table:number-rows-spanned="1">
            <text:p>R$ 2,9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8/2025</text:p>
          </table:table-cell>
          <table:table-cell office:value-type="string" table:number-columns-spanned="2" table:number-rows-spanned="1">
            <text:p>0/ 000104</text:p>
          </table:table-cell>
          <table:covered-table-cell/>
          <table:table-cell office:value-type="string">
            <text:p>1587221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.78" table:number-columns-spanned="2" table:number-rows-spanned="1">
            <text:p>R$ 1,7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8/2025</text:p>
          </table:table-cell>
          <table:table-cell office:value-type="string" table:number-columns-spanned="2" table:number-rows-spanned="1">
            <text:p>0/ 000104</text:p>
          </table:table-cell>
          <table:covered-table-cell/>
          <table:table-cell office:value-type="string">
            <text:p>1587221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13.25" table:number-columns-spanned="2" table:number-rows-spanned="1">
            <text:p>R$ 13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08</text:p>
          </table:table-cell>
          <table:covered-table-cell/>
          <table:table-cell office:value-type="string">
            <text:p>1587221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2.28" table:number-columns-spanned="2" table:number-rows-spanned="1">
            <text:p>R$ 2,2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08</text:p>
          </table:table-cell>
          <table:covered-table-cell/>
          <table:table-cell office:value-type="string">
            <text:p>1587221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3.28" table:number-columns-spanned="2" table:number-rows-spanned="1">
            <text:p>R$ 3,2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08</text:p>
          </table:table-cell>
          <table:covered-table-cell/>
          <table:table-cell office:value-type="string">
            <text:p>1587221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.99" table:number-columns-spanned="2" table:number-rows-spanned="1">
            <text:p>R$ 1,9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08</text:p>
          </table:table-cell>
          <table:covered-table-cell/>
          <table:table-cell office:value-type="string">
            <text:p>1587221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14.78" table:number-columns-spanned="2" table:number-rows-spanned="1">
            <text:p>R$ 14,7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8/08/2025</text:p>
          </table:table-cell>
          <table:table-cell office:value-type="string" table:number-columns-spanned="2" table:number-rows-spanned="1">
            <text:p>0/ 000178</text:p>
          </table:table-cell>
          <table:covered-table-cell/>
          <table:table-cell office:value-type="string">
            <text:p>158722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ÁGUA JUN/25</text:p>
          </table:table-cell>
          <table:covered-table-cell table:number-columns-repeated="4"/>
          <table:table-cell office:value-type="currency" office:value="1.92" table:number-columns-spanned="2" table:number-rows-spanned="1">
            <text:p>R$ 1,9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8/08/2025</text:p>
          </table:table-cell>
          <table:table-cell office:value-type="string" table:number-columns-spanned="2" table:number-rows-spanned="1">
            <text:p>0/ 000178</text:p>
          </table:table-cell>
          <table:covered-table-cell/>
          <table:table-cell office:value-type="string">
            <text:p>158722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GÁS JUN/25</text:p>
          </table:table-cell>
          <table:covered-table-cell table:number-columns-repeated="4"/>
          <table:table-cell office:value-type="currency" office:value="2.77" table:number-columns-spanned="2" table:number-rows-spanned="1">
            <text:p>R$ 2,7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8/08/2025</text:p>
          </table:table-cell>
          <table:table-cell office:value-type="string" table:number-columns-spanned="2" table:number-rows-spanned="1">
            <text:p>0/ 000178</text:p>
          </table:table-cell>
          <table:covered-table-cell/>
          <table:table-cell office:value-type="string">
            <text:p>158722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NSUMO ENERGIA JUN/25</text:p>
          </table:table-cell>
          <table:covered-table-cell table:number-columns-repeated="4"/>
          <table:table-cell office:value-type="currency" office:value="1.68" table:number-columns-spanned="2" table:number-rows-spanned="1">
            <text:p>R$ 1,6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8/08/2025</text:p>
          </table:table-cell>
          <table:table-cell office:value-type="string" table:number-columns-spanned="2" table:number-rows-spanned="1">
            <text:p>0/ 000178</text:p>
          </table:table-cell>
          <table:covered-table-cell/>
          <table:table-cell office:value-type="string">
            <text:p>158722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COTA CONDOMINIAL AGO/2025</text:p>
          </table:table-cell>
          <table:covered-table-cell table:number-columns-repeated="4"/>
          <table:table-cell office:value-type="currency" office:value="12.48" table:number-columns-spanned="2" table:number-rows-spanned="1">
            <text:p>R$ 12,48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MULTAS REC. DE COBRANÇA</text:p>
          </table:table-cell>
          <table:covered-table-cell table:number-columns-repeated="4"/>
          <table:table-cell table:style-name="ce10" office:value-type="currency" office:value="134.96" table:number-columns-spanned="2" table:number-rows-spanned="1">
            <text:p>R$ 134,96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ANTECIPAÇ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16</text:p>
          </table:table-cell>
          <table:covered-table-cell/>
          <table:table-cell office:value-type="string">
            <text:p>16082765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ÁGUA JUL/25</text:p>
          </table:table-cell>
          <table:covered-table-cell table:number-columns-repeated="4"/>
          <table:table-cell office:value-type="currency" office:value="152.56" table:number-columns-spanned="2" table:number-rows-spanned="1">
            <text:p>R$ 152,5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16</text:p>
          </table:table-cell>
          <table:covered-table-cell/>
          <table:table-cell office:value-type="string">
            <text:p>16082765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GÁS JUL/25</text:p>
          </table:table-cell>
          <table:covered-table-cell table:number-columns-repeated="4"/>
          <table:table-cell office:value-type="currency" office:value="292.16" table:number-columns-spanned="2" table:number-rows-spanned="1">
            <text:p>R$ 292,1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16</text:p>
          </table:table-cell>
          <table:covered-table-cell/>
          <table:table-cell office:value-type="string">
            <text:p>16082765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ENERGIA JUL/25</text:p>
          </table:table-cell>
          <table:covered-table-cell table:number-columns-repeated="4"/>
          <table:table-cell office:value-type="currency" office:value="123.01" table:number-columns-spanned="2" table:number-rows-spanned="1">
            <text:p>R$ 123,0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16</text:p>
          </table:table-cell>
          <table:covered-table-cell/>
          <table:table-cell office:value-type="string">
            <text:p>16082765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TA CONDOMINIAL SET/2025</text:p>
          </table:table-cell>
          <table:covered-table-cell table:number-columns-repeated="4"/>
          <table:table-cell office:value-type="currency" office:value="1034.85" table:number-columns-spanned="2" table:number-rows-spanned="1">
            <text:p>R$ 1.034,8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18</text:p>
          </table:table-cell>
          <table:covered-table-cell/>
          <table:table-cell office:value-type="string">
            <text:p>1608276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ÁGUA JUL/25</text:p>
          </table:table-cell>
          <table:covered-table-cell table:number-columns-repeated="4"/>
          <table:table-cell office:value-type="currency" office:value="114.62" table:number-columns-spanned="2" table:number-rows-spanned="1">
            <text:p>R$ 114,6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18</text:p>
          </table:table-cell>
          <table:covered-table-cell/>
          <table:table-cell office:value-type="string">
            <text:p>1608276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GÁS JUL/25</text:p>
          </table:table-cell>
          <table:covered-table-cell table:number-columns-repeated="4"/>
          <table:table-cell office:value-type="currency" office:value="219.5" table:number-columns-spanned="2" table:number-rows-spanned="1">
            <text:p>R$ 219,5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18</text:p>
          </table:table-cell>
          <table:covered-table-cell/>
          <table:table-cell office:value-type="string">
            <text:p>1608276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ENERGIA JUL/25</text:p>
          </table:table-cell>
          <table:covered-table-cell table:number-columns-repeated="4"/>
          <table:table-cell office:value-type="currency" office:value="92.42" table:number-columns-spanned="2" table:number-rows-spanned="1">
            <text:p>R$ 92,4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18</text:p>
          </table:table-cell>
          <table:covered-table-cell/>
          <table:table-cell office:value-type="string">
            <text:p>1608276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TA CONDOMINIAL SET/2025</text:p>
          </table:table-cell>
          <table:covered-table-cell table:number-columns-repeated="4"/>
          <table:table-cell office:value-type="currency" office:value="777.49" table:number-columns-spanned="2" table:number-rows-spanned="1">
            <text:p>R$ 777,4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024</text:p>
          </table:table-cell>
          <table:covered-table-cell/>
          <table:table-cell office:value-type="string">
            <text:p>16082771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ÁGUA JUL/25</text:p>
          </table:table-cell>
          <table:covered-table-cell table:number-columns-repeated="4"/>
          <table:table-cell office:value-type="currency" office:value="86.26" table:number-columns-spanned="2" table:number-rows-spanned="1">
            <text:p>R$ 86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024</text:p>
          </table:table-cell>
          <table:covered-table-cell/>
          <table:table-cell office:value-type="string">
            <text:p>16082771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GÁS JUL/25</text:p>
          </table:table-cell>
          <table:covered-table-cell table:number-columns-repeated="4"/>
          <table:table-cell office:value-type="currency" office:value="165.18" table:number-columns-spanned="2" table:number-rows-spanned="1">
            <text:p>R$ 165,1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024</text:p>
          </table:table-cell>
          <table:covered-table-cell/>
          <table:table-cell office:value-type="string">
            <text:p>16082771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ENERGIA JUL/25</text:p>
          </table:table-cell>
          <table:covered-table-cell table:number-columns-repeated="4"/>
          <table:table-cell office:value-type="currency" office:value="69.55" table:number-columns-spanned="2" table:number-rows-spanned="1">
            <text:p>R$ 69,5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024</text:p>
          </table:table-cell>
          <table:covered-table-cell/>
          <table:table-cell office:value-type="string">
            <text:p>16082771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TA CONDOMINIAL SET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9/08/2025</text:p>
          </table:table-cell>
          <table:table-cell office:value-type="string" table:number-columns-spanned="2" table:number-rows-spanned="1">
            <text:p>0/ 000031</text:p>
          </table:table-cell>
          <table:covered-table-cell/>
          <table:table-cell office:value-type="string">
            <text:p>16082775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ÁGUA JUL/25</text:p>
          </table:table-cell>
          <table:covered-table-cell table:number-columns-repeated="4"/>
          <table:table-cell office:value-type="currency" office:value="86.26" table:number-columns-spanned="2" table:number-rows-spanned="1">
            <text:p>R$ 86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9/08/2025</text:p>
          </table:table-cell>
          <table:table-cell office:value-type="string" table:number-columns-spanned="2" table:number-rows-spanned="1">
            <text:p>0/ 000031</text:p>
          </table:table-cell>
          <table:covered-table-cell/>
          <table:table-cell office:value-type="string">
            <text:p>16082775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GÁS JUL/25</text:p>
          </table:table-cell>
          <table:covered-table-cell table:number-columns-repeated="4"/>
          <table:table-cell office:value-type="currency" office:value="165.18" table:number-columns-spanned="2" table:number-rows-spanned="1">
            <text:p>R$ 165,1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9/08/2025</text:p>
          </table:table-cell>
          <table:table-cell office:value-type="string" table:number-columns-spanned="2" table:number-rows-spanned="1">
            <text:p>0/ 000031</text:p>
          </table:table-cell>
          <table:covered-table-cell/>
          <table:table-cell office:value-type="string">
            <text:p>16082775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ENERGIA JUL/25</text:p>
          </table:table-cell>
          <table:covered-table-cell table:number-columns-repeated="4"/>
          <table:table-cell office:value-type="currency" office:value="69.55" table:number-columns-spanned="2" table:number-rows-spanned="1">
            <text:p>R$ 69,5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9/08/2025</text:p>
          </table:table-cell>
          <table:table-cell office:value-type="string" table:number-columns-spanned="2" table:number-rows-spanned="1">
            <text:p>0/ 000031</text:p>
          </table:table-cell>
          <table:covered-table-cell/>
          <table:table-cell office:value-type="string">
            <text:p>16082775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TA CONDOMINIAL SET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045</text:p>
          </table:table-cell>
          <table:covered-table-cell/>
          <table:table-cell office:value-type="string">
            <text:p>1608278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ÁGUA JUL/25</text:p>
          </table:table-cell>
          <table:covered-table-cell table:number-columns-repeated="4"/>
          <table:table-cell office:value-type="currency" office:value="86.26" table:number-columns-spanned="2" table:number-rows-spanned="1">
            <text:p>R$ 86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045</text:p>
          </table:table-cell>
          <table:covered-table-cell/>
          <table:table-cell office:value-type="string">
            <text:p>1608278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GÁS JUL/25</text:p>
          </table:table-cell>
          <table:covered-table-cell table:number-columns-repeated="4"/>
          <table:table-cell office:value-type="currency" office:value="165.18" table:number-columns-spanned="2" table:number-rows-spanned="1">
            <text:p>R$ 165,1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045</text:p>
          </table:table-cell>
          <table:covered-table-cell/>
          <table:table-cell office:value-type="string">
            <text:p>1608278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ENERGIA JUL/25</text:p>
          </table:table-cell>
          <table:covered-table-cell table:number-columns-repeated="4"/>
          <table:table-cell office:value-type="currency" office:value="69.55" table:number-columns-spanned="2" table:number-rows-spanned="1">
            <text:p>R$ 69,5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045</text:p>
          </table:table-cell>
          <table:covered-table-cell/>
          <table:table-cell office:value-type="string">
            <text:p>1608278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TA CONDOMINIAL SET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9/08/2025</text:p>
          </table:table-cell>
          <table:table-cell office:value-type="string" table:number-columns-spanned="2" table:number-rows-spanned="1">
            <text:p>0/ 000047</text:p>
          </table:table-cell>
          <table:covered-table-cell/>
          <table:table-cell office:value-type="string">
            <text:p>16082789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ÁGUA JUL/25</text:p>
          </table:table-cell>
          <table:covered-table-cell table:number-columns-repeated="4"/>
          <table:table-cell office:value-type="currency" office:value="114.73" table:number-columns-spanned="2" table:number-rows-spanned="1">
            <text:p>R$ 114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9/08/2025</text:p>
          </table:table-cell>
          <table:table-cell office:value-type="string" table:number-columns-spanned="2" table:number-rows-spanned="1">
            <text:p>0/ 000047</text:p>
          </table:table-cell>
          <table:covered-table-cell/>
          <table:table-cell office:value-type="string">
            <text:p>16082789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GÁS JUL/25</text:p>
          </table:table-cell>
          <table:covered-table-cell table:number-columns-repeated="4"/>
          <table:table-cell office:value-type="currency" office:value="219.72" table:number-columns-spanned="2" table:number-rows-spanned="1">
            <text:p>R$ 219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9/08/2025</text:p>
          </table:table-cell>
          <table:table-cell office:value-type="string" table:number-columns-spanned="2" table:number-rows-spanned="1">
            <text:p>0/ 000047</text:p>
          </table:table-cell>
          <table:covered-table-cell/>
          <table:table-cell office:value-type="string">
            <text:p>16082789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ENERGIA JUL/25</text:p>
          </table:table-cell>
          <table:covered-table-cell table:number-columns-repeated="4"/>
          <table:table-cell office:value-type="currency" office:value="92.51" table:number-columns-spanned="2" table:number-rows-spanned="1">
            <text:p>R$ 92,5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9/08/2025</text:p>
          </table:table-cell>
          <table:table-cell office:value-type="string" table:number-columns-spanned="2" table:number-rows-spanned="1">
            <text:p>0/ 000047</text:p>
          </table:table-cell>
          <table:covered-table-cell/>
          <table:table-cell office:value-type="string">
            <text:p>16082789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TA CONDOMINIAL SET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121</text:p>
          </table:table-cell>
          <table:covered-table-cell/>
          <table:table-cell office:value-type="string">
            <text:p>1608284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ÁGUA JUL/25</text:p>
          </table:table-cell>
          <table:covered-table-cell table:number-columns-repeated="4"/>
          <table:table-cell office:value-type="currency" office:value="86.26" table:number-columns-spanned="2" table:number-rows-spanned="1">
            <text:p>R$ 86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121</text:p>
          </table:table-cell>
          <table:covered-table-cell/>
          <table:table-cell office:value-type="string">
            <text:p>1608284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GÁS JUL/25</text:p>
          </table:table-cell>
          <table:covered-table-cell table:number-columns-repeated="4"/>
          <table:table-cell office:value-type="currency" office:value="165.18" table:number-columns-spanned="2" table:number-rows-spanned="1">
            <text:p>R$ 165,1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121</text:p>
          </table:table-cell>
          <table:covered-table-cell/>
          <table:table-cell office:value-type="string">
            <text:p>1608284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ENERGIA JUL/25</text:p>
          </table:table-cell>
          <table:covered-table-cell table:number-columns-repeated="4"/>
          <table:table-cell office:value-type="currency" office:value="69.55" table:number-columns-spanned="2" table:number-rows-spanned="1">
            <text:p>R$ 69,5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121</text:p>
          </table:table-cell>
          <table:covered-table-cell/>
          <table:table-cell office:value-type="string">
            <text:p>1608284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TA CONDOMINIAL SET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122</text:p>
          </table:table-cell>
          <table:covered-table-cell/>
          <table:table-cell office:value-type="string">
            <text:p>16082848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ÁGUA JUL/25</text:p>
          </table:table-cell>
          <table:covered-table-cell table:number-columns-repeated="4"/>
          <table:table-cell office:value-type="currency" office:value="114.73" table:number-columns-spanned="2" table:number-rows-spanned="1">
            <text:p>R$ 114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122</text:p>
          </table:table-cell>
          <table:covered-table-cell/>
          <table:table-cell office:value-type="string">
            <text:p>16082848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GÁS JUL/25</text:p>
          </table:table-cell>
          <table:covered-table-cell table:number-columns-repeated="4"/>
          <table:table-cell office:value-type="currency" office:value="219.72" table:number-columns-spanned="2" table:number-rows-spanned="1">
            <text:p>R$ 219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122</text:p>
          </table:table-cell>
          <table:covered-table-cell/>
          <table:table-cell office:value-type="string">
            <text:p>16082848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ENERGIA JUL/25</text:p>
          </table:table-cell>
          <table:covered-table-cell table:number-columns-repeated="4"/>
          <table:table-cell office:value-type="currency" office:value="92.51" table:number-columns-spanned="2" table:number-rows-spanned="1">
            <text:p>R$ 92,5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122</text:p>
          </table:table-cell>
          <table:covered-table-cell/>
          <table:table-cell office:value-type="string">
            <text:p>16082848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TA CONDOMINIAL SET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125</text:p>
          </table:table-cell>
          <table:covered-table-cell/>
          <table:table-cell office:value-type="string">
            <text:p>16082851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ÁGUA JUL/25</text:p>
          </table:table-cell>
          <table:covered-table-cell table:number-columns-repeated="4"/>
          <table:table-cell office:value-type="currency" office:value="86.26" table:number-columns-spanned="2" table:number-rows-spanned="1">
            <text:p>R$ 86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125</text:p>
          </table:table-cell>
          <table:covered-table-cell/>
          <table:table-cell office:value-type="string">
            <text:p>16082851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GÁS JUL/25</text:p>
          </table:table-cell>
          <table:covered-table-cell table:number-columns-repeated="4"/>
          <table:table-cell office:value-type="currency" office:value="165.18" table:number-columns-spanned="2" table:number-rows-spanned="1">
            <text:p>R$ 165,1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125</text:p>
          </table:table-cell>
          <table:covered-table-cell/>
          <table:table-cell office:value-type="string">
            <text:p>16082851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ENERGIA JUL/25</text:p>
          </table:table-cell>
          <table:covered-table-cell table:number-columns-repeated="4"/>
          <table:table-cell office:value-type="currency" office:value="69.55" table:number-columns-spanned="2" table:number-rows-spanned="1">
            <text:p>R$ 69,5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125</text:p>
          </table:table-cell>
          <table:covered-table-cell/>
          <table:table-cell office:value-type="string">
            <text:p>16082851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TA CONDOMINIAL SET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173</text:p>
          </table:table-cell>
          <table:covered-table-cell/>
          <table:table-cell office:value-type="string">
            <text:p>16082889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ÁGUA JUL/25</text:p>
          </table:table-cell>
          <table:covered-table-cell table:number-columns-repeated="4"/>
          <table:table-cell office:value-type="currency" office:value="114.73" table:number-columns-spanned="2" table:number-rows-spanned="1">
            <text:p>R$ 114,73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173</text:p>
          </table:table-cell>
          <table:covered-table-cell/>
          <table:table-cell office:value-type="string">
            <text:p>16082889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GÁS JUL/25</text:p>
          </table:table-cell>
          <table:covered-table-cell table:number-columns-repeated="4"/>
          <table:table-cell office:value-type="currency" office:value="219.72" table:number-columns-spanned="2" table:number-rows-spanned="1">
            <text:p>R$ 219,7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173</text:p>
          </table:table-cell>
          <table:covered-table-cell/>
          <table:table-cell office:value-type="string">
            <text:p>16082889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ENERGIA JUL/25</text:p>
          </table:table-cell>
          <table:covered-table-cell table:number-columns-repeated="4"/>
          <table:table-cell office:value-type="currency" office:value="92.51" table:number-columns-spanned="2" table:number-rows-spanned="1">
            <text:p>R$ 92,5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173</text:p>
          </table:table-cell>
          <table:covered-table-cell/>
          <table:table-cell office:value-type="string">
            <text:p>16082889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TA CONDOMINIAL SET/2025</text:p>
          </table:table-cell>
          <table:covered-table-cell table:number-columns-repeated="4"/>
          <table:table-cell office:value-type="currency" office:value="778.26" table:number-columns-spanned="2" table:number-rows-spanned="1">
            <text:p>R$ 778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74</text:p>
          </table:table-cell>
          <table:covered-table-cell/>
          <table:table-cell office:value-type="string">
            <text:p>16082890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ÁGUA JUL/25</text:p>
          </table:table-cell>
          <table:covered-table-cell table:number-columns-repeated="4"/>
          <table:table-cell office:value-type="currency" office:value="86.26" table:number-columns-spanned="2" table:number-rows-spanned="1">
            <text:p>R$ 86,2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74</text:p>
          </table:table-cell>
          <table:covered-table-cell/>
          <table:table-cell office:value-type="string">
            <text:p>16082890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GÁS JUL/25</text:p>
          </table:table-cell>
          <table:covered-table-cell table:number-columns-repeated="4"/>
          <table:table-cell office:value-type="currency" office:value="165.18" table:number-columns-spanned="2" table:number-rows-spanned="1">
            <text:p>R$ 165,18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74</text:p>
          </table:table-cell>
          <table:covered-table-cell/>
          <table:table-cell office:value-type="string">
            <text:p>16082890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NSUMO ENERGIA JUL/25</text:p>
          </table:table-cell>
          <table:covered-table-cell table:number-columns-repeated="4"/>
          <table:table-cell office:value-type="currency" office:value="69.55" table:number-columns-spanned="2" table:number-rows-spanned="1">
            <text:p>R$ 69,5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74</text:p>
          </table:table-cell>
          <table:covered-table-cell/>
          <table:table-cell office:value-type="string">
            <text:p>16082890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COTA CONDOMINIAL SET/2025</text:p>
          </table:table-cell>
          <table:covered-table-cell table:number-columns-repeated="4"/>
          <table:table-cell office:value-type="currency" office:value="585.09" table:number-columns-spanned="2" table:number-rows-spanned="1">
            <text:p>R$ 585,09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ANTECIPAÇÕES</text:p>
          </table:table-cell>
          <table:covered-table-cell table:number-columns-repeated="4"/>
          <table:table-cell table:style-name="ce10" office:value-type="currency" office:value="11858.75" table:number-columns-spanned="2" table:number-rows-spanned="1">
            <text:p>R$ 11.858,75</text:p>
          </table:table-cell>
          <table:covered-table-cell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FUNDO DE RESERV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FUNDO DE RESERV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1</text:p>
          </table:table-cell>
          <table:covered-table-cell/>
          <table:table-cell office:value-type="string">
            <text:p>1587213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87" table:number-columns-spanned="2" table:number-rows-spanned="1">
            <text:p>R$ 38,8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2</text:p>
          </table:table-cell>
          <table:covered-table-cell/>
          <table:table-cell office:value-type="string">
            <text:p>1587214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51.74" table:number-columns-spanned="2" table:number-rows-spanned="1">
            <text:p>R$ 51,7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14</text:p>
          </table:table-cell>
          <table:covered-table-cell/>
          <table:table-cell office:value-type="string">
            <text:p>1587214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87" table:number-columns-spanned="2" table:number-rows-spanned="1">
            <text:p>R$ 38,8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5</text:p>
          </table:table-cell>
          <table:covered-table-cell/>
          <table:table-cell office:value-type="string">
            <text:p>1587214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87" table:number-columns-spanned="2" table:number-rows-spanned="1">
            <text:p>R$ 38,8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17</text:p>
          </table:table-cell>
          <table:covered-table-cell/>
          <table:table-cell office:value-type="string">
            <text:p>1587214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51.74" table:number-columns-spanned="2" table:number-rows-spanned="1">
            <text:p>R$ 51,7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18</text:p>
          </table:table-cell>
          <table:covered-table-cell/>
          <table:table-cell office:value-type="string">
            <text:p>1587214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87" table:number-columns-spanned="2" table:number-rows-spanned="1">
            <text:p>R$ 38,8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021</text:p>
          </table:table-cell>
          <table:covered-table-cell/>
          <table:table-cell office:value-type="string">
            <text:p>1587214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2</text:p>
          </table:table-cell>
          <table:covered-table-cell/>
          <table:table-cell office:value-type="string">
            <text:p>1587214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3</text:p>
          </table:table-cell>
          <table:covered-table-cell/>
          <table:table-cell office:value-type="string">
            <text:p>1587214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25</text:p>
          </table:table-cell>
          <table:covered-table-cell/>
          <table:table-cell office:value-type="string">
            <text:p>1587215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6</text:p>
          </table:table-cell>
          <table:covered-table-cell/>
          <table:table-cell office:value-type="string">
            <text:p>1587230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7</text:p>
          </table:table-cell>
          <table:covered-table-cell/>
          <table:table-cell office:value-type="string">
            <text:p>1587215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28</text:p>
          </table:table-cell>
          <table:covered-table-cell/>
          <table:table-cell office:value-type="string">
            <text:p>1587215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32</text:p>
          </table:table-cell>
          <table:covered-table-cell/>
          <table:table-cell office:value-type="string">
            <text:p>1587215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33</text:p>
          </table:table-cell>
          <table:covered-table-cell/>
          <table:table-cell office:value-type="string">
            <text:p>1587215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34</text:p>
          </table:table-cell>
          <table:covered-table-cell/>
          <table:table-cell office:value-type="string">
            <text:p>1587215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35</text:p>
          </table:table-cell>
          <table:covered-table-cell/>
          <table:table-cell office:value-type="string">
            <text:p>1587215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036</text:p>
          </table:table-cell>
          <table:covered-table-cell/>
          <table:table-cell office:value-type="string">
            <text:p>1587215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37</text:p>
          </table:table-cell>
          <table:covered-table-cell/>
          <table:table-cell office:value-type="string">
            <text:p>158721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38</text:p>
          </table:table-cell>
          <table:covered-table-cell/>
          <table:table-cell office:value-type="string">
            <text:p>1587216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41</text:p>
          </table:table-cell>
          <table:covered-table-cell/>
          <table:table-cell office:value-type="string">
            <text:p>1587216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2</text:p>
          </table:table-cell>
          <table:covered-table-cell/>
          <table:table-cell office:value-type="string">
            <text:p>1587216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3</text:p>
          </table:table-cell>
          <table:covered-table-cell/>
          <table:table-cell office:value-type="string">
            <text:p>1587216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4</text:p>
          </table:table-cell>
          <table:covered-table-cell/>
          <table:table-cell office:value-type="string">
            <text:p>1587216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045</text:p>
          </table:table-cell>
          <table:covered-table-cell/>
          <table:table-cell office:value-type="string">
            <text:p>1587216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6</text:p>
          </table:table-cell>
          <table:covered-table-cell/>
          <table:table-cell office:value-type="string">
            <text:p>1587216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48</text:p>
          </table:table-cell>
          <table:covered-table-cell/>
          <table:table-cell office:value-type="string">
            <text:p>1587216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1</text:p>
          </table:table-cell>
          <table:covered-table-cell/>
          <table:table-cell office:value-type="string">
            <text:p>1587217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2</text:p>
          </table:table-cell>
          <table:covered-table-cell/>
          <table:table-cell office:value-type="string">
            <text:p>1587217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54</text:p>
          </table:table-cell>
          <table:covered-table-cell/>
          <table:table-cell office:value-type="string">
            <text:p>158721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5</text:p>
          </table:table-cell>
          <table:covered-table-cell/>
          <table:table-cell office:value-type="string">
            <text:p>1587217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6</text:p>
          </table:table-cell>
          <table:covered-table-cell/>
          <table:table-cell office:value-type="string">
            <text:p>1587217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7</text:p>
          </table:table-cell>
          <table:covered-table-cell/>
          <table:table-cell office:value-type="string">
            <text:p>1587217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061</text:p>
          </table:table-cell>
          <table:covered-table-cell/>
          <table:table-cell office:value-type="string">
            <text:p>1587217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1/08/2025</text:p>
          </table:table-cell>
          <table:table-cell office:value-type="string" table:number-columns-spanned="2" table:number-rows-spanned="1">
            <text:p>0/ 000062</text:p>
          </table:table-cell>
          <table:covered-table-cell/>
          <table:table-cell office:value-type="string">
            <text:p>158721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3</text:p>
          </table:table-cell>
          <table:covered-table-cell/>
          <table:table-cell office:value-type="string">
            <text:p>1587218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4</text:p>
          </table:table-cell>
          <table:covered-table-cell/>
          <table:table-cell office:value-type="string">
            <text:p>1587218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65</text:p>
          </table:table-cell>
          <table:covered-table-cell/>
          <table:table-cell office:value-type="string">
            <text:p>1587218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6</text:p>
          </table:table-cell>
          <table:covered-table-cell/>
          <table:table-cell office:value-type="string">
            <text:p>1587218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67</text:p>
          </table:table-cell>
          <table:covered-table-cell/>
          <table:table-cell office:value-type="string">
            <text:p>1587218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8</text:p>
          </table:table-cell>
          <table:covered-table-cell/>
          <table:table-cell office:value-type="string">
            <text:p>1587218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1</text:p>
          </table:table-cell>
          <table:covered-table-cell/>
          <table:table-cell office:value-type="string">
            <text:p>1587218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2</text:p>
          </table:table-cell>
          <table:covered-table-cell/>
          <table:table-cell office:value-type="string">
            <text:p>1587218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3</text:p>
          </table:table-cell>
          <table:covered-table-cell/>
          <table:table-cell office:value-type="string">
            <text:p>1587218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74</text:p>
          </table:table-cell>
          <table:covered-table-cell/>
          <table:table-cell office:value-type="string">
            <text:p>1587218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5</text:p>
          </table:table-cell>
          <table:covered-table-cell/>
          <table:table-cell office:value-type="string">
            <text:p>1587219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77</text:p>
          </table:table-cell>
          <table:covered-table-cell/>
          <table:table-cell office:value-type="string">
            <text:p>1587219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78</text:p>
          </table:table-cell>
          <table:covered-table-cell/>
          <table:table-cell office:value-type="string">
            <text:p>1587219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81</text:p>
          </table:table-cell>
          <table:covered-table-cell/>
          <table:table-cell office:value-type="string">
            <text:p>1587219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2</text:p>
          </table:table-cell>
          <table:covered-table-cell/>
          <table:table-cell office:value-type="string">
            <text:p>1587219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83</text:p>
          </table:table-cell>
          <table:covered-table-cell/>
          <table:table-cell office:value-type="string">
            <text:p>1587219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84</text:p>
          </table:table-cell>
          <table:covered-table-cell/>
          <table:table-cell office:value-type="string">
            <text:p>1587219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5</text:p>
          </table:table-cell>
          <table:covered-table-cell/>
          <table:table-cell office:value-type="string">
            <text:p>1587219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86</text:p>
          </table:table-cell>
          <table:covered-table-cell/>
          <table:table-cell office:value-type="string">
            <text:p>1587219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7</text:p>
          </table:table-cell>
          <table:covered-table-cell/>
          <table:table-cell office:value-type="string">
            <text:p>1587220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88</text:p>
          </table:table-cell>
          <table:covered-table-cell/>
          <table:table-cell office:value-type="string">
            <text:p>1587220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1</text:p>
          </table:table-cell>
          <table:covered-table-cell/>
          <table:table-cell office:value-type="string">
            <text:p>1587220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2</text:p>
          </table:table-cell>
          <table:covered-table-cell/>
          <table:table-cell office:value-type="string">
            <text:p>1587220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3</text:p>
          </table:table-cell>
          <table:covered-table-cell/>
          <table:table-cell office:value-type="string">
            <text:p>1587220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4</text:p>
          </table:table-cell>
          <table:covered-table-cell/>
          <table:table-cell office:value-type="string">
            <text:p>1587220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095</text:p>
          </table:table-cell>
          <table:covered-table-cell/>
          <table:table-cell office:value-type="string">
            <text:p>158722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96</text:p>
          </table:table-cell>
          <table:covered-table-cell/>
          <table:table-cell office:value-type="string">
            <text:p>1587220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7</text:p>
          </table:table-cell>
          <table:covered-table-cell/>
          <table:table-cell office:value-type="string">
            <text:p>1587220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98</text:p>
          </table:table-cell>
          <table:covered-table-cell/>
          <table:table-cell office:value-type="string">
            <text:p>1587220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02</text:p>
          </table:table-cell>
          <table:covered-table-cell/>
          <table:table-cell office:value-type="string">
            <text:p>1587221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03</text:p>
          </table:table-cell>
          <table:covered-table-cell/>
          <table:table-cell office:value-type="string">
            <text:p>1587221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8/2025</text:p>
          </table:table-cell>
          <table:table-cell office:value-type="string" table:number-columns-spanned="2" table:number-rows-spanned="1">
            <text:p>0/ 000104</text:p>
          </table:table-cell>
          <table:covered-table-cell/>
          <table:table-cell office:value-type="string">
            <text:p>1587221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105</text:p>
          </table:table-cell>
          <table:covered-table-cell/>
          <table:table-cell office:value-type="string">
            <text:p>1587221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06</text:p>
          </table:table-cell>
          <table:covered-table-cell/>
          <table:table-cell office:value-type="string">
            <text:p>1587221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07</text:p>
          </table:table-cell>
          <table:covered-table-cell/>
          <table:table-cell office:value-type="string">
            <text:p>1587221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08</text:p>
          </table:table-cell>
          <table:covered-table-cell/>
          <table:table-cell office:value-type="string">
            <text:p>1587221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1</text:p>
          </table:table-cell>
          <table:covered-table-cell/>
          <table:table-cell office:value-type="string">
            <text:p>1587221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12</text:p>
          </table:table-cell>
          <table:covered-table-cell/>
          <table:table-cell office:value-type="string">
            <text:p>1587221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13</text:p>
          </table:table-cell>
          <table:covered-table-cell/>
          <table:table-cell office:value-type="string">
            <text:p>1587222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4</text:p>
          </table:table-cell>
          <table:covered-table-cell/>
          <table:table-cell office:value-type="string">
            <text:p>1587222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15</text:p>
          </table:table-cell>
          <table:covered-table-cell/>
          <table:table-cell office:value-type="string">
            <text:p>1587222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6</text:p>
          </table:table-cell>
          <table:covered-table-cell/>
          <table:table-cell office:value-type="string">
            <text:p>1587222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117</text:p>
          </table:table-cell>
          <table:covered-table-cell/>
          <table:table-cell office:value-type="string">
            <text:p>1587222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18</text:p>
          </table:table-cell>
          <table:covered-table-cell/>
          <table:table-cell office:value-type="string">
            <text:p>1587222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3</text:p>
          </table:table-cell>
          <table:covered-table-cell/>
          <table:table-cell office:value-type="string">
            <text:p>1587222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4</text:p>
          </table:table-cell>
          <table:covered-table-cell/>
          <table:table-cell office:value-type="string">
            <text:p>1587222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6</text:p>
          </table:table-cell>
          <table:covered-table-cell/>
          <table:table-cell office:value-type="string">
            <text:p>1587223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7</text:p>
          </table:table-cell>
          <table:covered-table-cell/>
          <table:table-cell office:value-type="string">
            <text:p>1587223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8</text:p>
          </table:table-cell>
          <table:covered-table-cell/>
          <table:table-cell office:value-type="string">
            <text:p>1587223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1</text:p>
          </table:table-cell>
          <table:covered-table-cell/>
          <table:table-cell office:value-type="string">
            <text:p>1587223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2</text:p>
          </table:table-cell>
          <table:covered-table-cell/>
          <table:table-cell office:value-type="string">
            <text:p>1587223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33</text:p>
          </table:table-cell>
          <table:covered-table-cell/>
          <table:table-cell office:value-type="string">
            <text:p>1587223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4</text:p>
          </table:table-cell>
          <table:covered-table-cell/>
          <table:table-cell office:value-type="string">
            <text:p>1587223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35</text:p>
          </table:table-cell>
          <table:covered-table-cell/>
          <table:table-cell office:value-type="string">
            <text:p>1587223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6</text:p>
          </table:table-cell>
          <table:covered-table-cell/>
          <table:table-cell office:value-type="string">
            <text:p>1587223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7</text:p>
          </table:table-cell>
          <table:covered-table-cell/>
          <table:table-cell office:value-type="string">
            <text:p>1587224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8</text:p>
          </table:table-cell>
          <table:covered-table-cell/>
          <table:table-cell office:value-type="string">
            <text:p>1587224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41</text:p>
          </table:table-cell>
          <table:covered-table-cell/>
          <table:table-cell office:value-type="string">
            <text:p>1587224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42</text:p>
          </table:table-cell>
          <table:covered-table-cell/>
          <table:table-cell office:value-type="string">
            <text:p>1587224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3</text:p>
          </table:table-cell>
          <table:covered-table-cell/>
          <table:table-cell office:value-type="string">
            <text:p>1587224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4</text:p>
          </table:table-cell>
          <table:covered-table-cell/>
          <table:table-cell office:value-type="string">
            <text:p>1587224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45</text:p>
          </table:table-cell>
          <table:covered-table-cell/>
          <table:table-cell office:value-type="string">
            <text:p>1587224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46</text:p>
          </table:table-cell>
          <table:covered-table-cell/>
          <table:table-cell office:value-type="string">
            <text:p>1587224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7</text:p>
          </table:table-cell>
          <table:covered-table-cell/>
          <table:table-cell office:value-type="string">
            <text:p>1587224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8</text:p>
          </table:table-cell>
          <table:covered-table-cell/>
          <table:table-cell office:value-type="string">
            <text:p>1587224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51</text:p>
          </table:table-cell>
          <table:covered-table-cell/>
          <table:table-cell office:value-type="string">
            <text:p>1587225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2</text:p>
          </table:table-cell>
          <table:covered-table-cell/>
          <table:table-cell office:value-type="string">
            <text:p>1587225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3</text:p>
          </table:table-cell>
          <table:covered-table-cell/>
          <table:table-cell office:value-type="string">
            <text:p>1587225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4</text:p>
          </table:table-cell>
          <table:covered-table-cell/>
          <table:table-cell office:value-type="string">
            <text:p>1587225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5</text:p>
          </table:table-cell>
          <table:covered-table-cell/>
          <table:table-cell office:value-type="string">
            <text:p>1587225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56</text:p>
          </table:table-cell>
          <table:covered-table-cell/>
          <table:table-cell office:value-type="string">
            <text:p>1587225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57</text:p>
          </table:table-cell>
          <table:covered-table-cell/>
          <table:table-cell office:value-type="string">
            <text:p>1587225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8</text:p>
          </table:table-cell>
          <table:covered-table-cell/>
          <table:table-cell office:value-type="string">
            <text:p>1587225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1</text:p>
          </table:table-cell>
          <table:covered-table-cell/>
          <table:table-cell office:value-type="string">
            <text:p>1587225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2</text:p>
          </table:table-cell>
          <table:covered-table-cell/>
          <table:table-cell office:value-type="string">
            <text:p>1587225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63</text:p>
          </table:table-cell>
          <table:covered-table-cell/>
          <table:table-cell office:value-type="string">
            <text:p>158722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4</text:p>
          </table:table-cell>
          <table:covered-table-cell/>
          <table:table-cell office:value-type="string">
            <text:p>1587226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5</text:p>
          </table:table-cell>
          <table:covered-table-cell/>
          <table:table-cell office:value-type="string">
            <text:p>1587226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6</text:p>
          </table:table-cell>
          <table:covered-table-cell/>
          <table:table-cell office:value-type="string">
            <text:p>1587226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7</text:p>
          </table:table-cell>
          <table:covered-table-cell/>
          <table:table-cell office:value-type="string">
            <text:p>1587226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68</text:p>
          </table:table-cell>
          <table:covered-table-cell/>
          <table:table-cell office:value-type="string">
            <text:p>1587226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1</text:p>
          </table:table-cell>
          <table:covered-table-cell/>
          <table:table-cell office:value-type="string">
            <text:p>1587226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72</text:p>
          </table:table-cell>
          <table:covered-table-cell/>
          <table:table-cell office:value-type="string">
            <text:p>1587226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5</text:p>
          </table:table-cell>
          <table:covered-table-cell/>
          <table:table-cell office:value-type="string">
            <text:p>1587227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76</text:p>
          </table:table-cell>
          <table:covered-table-cell/>
          <table:table-cell office:value-type="string">
            <text:p>1587227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77</text:p>
          </table:table-cell>
          <table:covered-table-cell/>
          <table:table-cell office:value-type="string">
            <text:p>1587227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8/08/2025</text:p>
          </table:table-cell>
          <table:table-cell office:value-type="string" table:number-columns-spanned="2" table:number-rows-spanned="1">
            <text:p>0/ 000178</text:p>
          </table:table-cell>
          <table:covered-table-cell/>
          <table:table-cell office:value-type="string">
            <text:p>158722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81</text:p>
          </table:table-cell>
          <table:covered-table-cell/>
          <table:table-cell office:value-type="string">
            <text:p>1587227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2</text:p>
          </table:table-cell>
          <table:covered-table-cell/>
          <table:table-cell office:value-type="string">
            <text:p>1587227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3</text:p>
          </table:table-cell>
          <table:covered-table-cell/>
          <table:table-cell office:value-type="string">
            <text:p>1587227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4</text:p>
          </table:table-cell>
          <table:covered-table-cell/>
          <table:table-cell office:value-type="string">
            <text:p>1587227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85</text:p>
          </table:table-cell>
          <table:covered-table-cell/>
          <table:table-cell office:value-type="string">
            <text:p>1587227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6</text:p>
          </table:table-cell>
          <table:covered-table-cell/>
          <table:table-cell office:value-type="string">
            <text:p>158722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7</text:p>
          </table:table-cell>
          <table:covered-table-cell/>
          <table:table-cell office:value-type="string">
            <text:p>1587228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8</text:p>
          </table:table-cell>
          <table:covered-table-cell/>
          <table:table-cell office:value-type="string">
            <text:p>1587228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1</text:p>
          </table:table-cell>
          <table:covered-table-cell/>
          <table:table-cell office:value-type="string">
            <text:p>1587228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2</text:p>
          </table:table-cell>
          <table:covered-table-cell/>
          <table:table-cell office:value-type="string">
            <text:p>1587228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3</text:p>
          </table:table-cell>
          <table:covered-table-cell/>
          <table:table-cell office:value-type="string">
            <text:p>1587228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4</text:p>
          </table:table-cell>
          <table:covered-table-cell/>
          <table:table-cell office:value-type="string">
            <text:p>1587228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95</text:p>
          </table:table-cell>
          <table:covered-table-cell/>
          <table:table-cell office:value-type="string">
            <text:p>1587228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6</text:p>
          </table:table-cell>
          <table:covered-table-cell/>
          <table:table-cell office:value-type="string">
            <text:p>1587228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7</text:p>
          </table:table-cell>
          <table:covered-table-cell/>
          <table:table-cell office:value-type="string">
            <text:p>1587228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1</text:p>
          </table:table-cell>
          <table:covered-table-cell/>
          <table:table-cell office:value-type="string">
            <text:p>1587229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2</text:p>
          </table:table-cell>
          <table:covered-table-cell/>
          <table:table-cell office:value-type="string">
            <text:p>1587229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204</text:p>
          </table:table-cell>
          <table:covered-table-cell/>
          <table:table-cell office:value-type="string">
            <text:p>1587229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5</text:p>
          </table:table-cell>
          <table:covered-table-cell/>
          <table:table-cell office:value-type="string">
            <text:p>1587229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206</text:p>
          </table:table-cell>
          <table:covered-table-cell/>
          <table:table-cell office:value-type="string">
            <text:p>1587229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7</text:p>
          </table:table-cell>
          <table:covered-table-cell/>
          <table:table-cell office:value-type="string">
            <text:p>1587229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8</text:p>
          </table:table-cell>
          <table:covered-table-cell/>
          <table:table-cell office:value-type="string">
            <text:p>1587229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211</text:p>
          </table:table-cell>
          <table:covered-table-cell/>
          <table:table-cell office:value-type="string">
            <text:p>1587229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40.42" table:number-columns-spanned="2" table:number-rows-spanned="1">
            <text:p>R$ 40,4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2</text:p>
          </table:table-cell>
          <table:covered-table-cell/>
          <table:table-cell office:value-type="string">
            <text:p>1587229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61.47" table:number-columns-spanned="2" table:number-rows-spanned="1">
            <text:p>R$ 61,4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3</text:p>
          </table:table-cell>
          <table:covered-table-cell/>
          <table:table-cell office:value-type="string">
            <text:p>1587229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61.47" table:number-columns-spanned="2" table:number-rows-spanned="1">
            <text:p>R$ 61,4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5</text:p>
          </table:table-cell>
          <table:covered-table-cell/>
          <table:table-cell office:value-type="string">
            <text:p>1587230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40.42" table:number-columns-spanned="2" table:number-rows-spanned="1">
            <text:p>R$ 40,4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6</text:p>
          </table:table-cell>
          <table:covered-table-cell/>
          <table:table-cell office:value-type="string">
            <text:p>1587230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61.47" table:number-columns-spanned="2" table:number-rows-spanned="1">
            <text:p>R$ 61,4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217</text:p>
          </table:table-cell>
          <table:covered-table-cell/>
          <table:table-cell office:value-type="string">
            <text:p>1587230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61.47" table:number-columns-spanned="2" table:number-rows-spanned="1">
            <text:p>R$ 61,4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8</text:p>
          </table:table-cell>
          <table:covered-table-cell/>
          <table:table-cell office:value-type="string">
            <text:p>1587230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40.42" table:number-columns-spanned="2" table:number-rows-spanned="1">
            <text:p>R$ 40,42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 <text:s text:c="2"/>/ 000203</text:p>
          </table:table-cell>
          <table:covered-table-cell/>
          <table:table-cell office:value-type="string">
            <text:p>158723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 <text:s text:c="2"/>/ 000214</text:p>
          </table:table-cell>
          <table:covered-table-cell/>
          <table:table-cell office:value-type="string">
            <text:p>1587230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40.42" table:number-columns-spanned="2" table:number-rows-spanned="1">
            <text:p>R$ 40,42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FUNDO DE RESERVA</text:p>
          </table:table-cell>
          <table:covered-table-cell table:number-columns-repeated="4"/>
          <table:table-cell table:style-name="ce10" office:value-type="currency" office:value="5418.13" table:number-columns-spanned="2" table:number-rows-spanned="1">
            <text:p>R$ 5.418,13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MULTA POR INFRACAO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2</text:p>
          </table:table-cell>
          <table:covered-table-cell/>
          <table:table-cell office:value-type="string">
            <text:p>1587227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MULTA INFRAÇÃO R.I.</text:p>
          </table:table-cell>
          <table:covered-table-cell table:number-columns-repeated="4"/>
          <table:table-cell office:value-type="currency" office:value="389.13" table:number-columns-spanned="2" table:number-rows-spanned="1">
            <text:p>R$ 389,13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MULTA POR INFRACAO</text:p>
          </table:table-cell>
          <table:covered-table-cell table:number-columns-repeated="4"/>
          <table:table-cell table:style-name="ce10" office:value-type="currency" office:value="389.13" table:number-columns-spanned="2" table:number-rows-spanned="1">
            <text:p>R$ 389,13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MULTAS REC. DE COBRANÇ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37</text:p>
          </table:table-cell>
          <table:covered-table-cell/>
          <table:table-cell office:value-type="string">
            <text:p>158721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0.91" table:number-columns-spanned="2" table:number-rows-spanned="1">
            <text:p>R$ 0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1/08/2025</text:p>
          </table:table-cell>
          <table:table-cell office:value-type="string" table:number-columns-spanned="2" table:number-rows-spanned="1">
            <text:p>0/ 000062</text:p>
          </table:table-cell>
          <table:covered-table-cell/>
          <table:table-cell office:value-type="string">
            <text:p>158721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0.9" table:number-columns-spanned="2" table:number-rows-spanned="1">
            <text:p>R$ 0,9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095</text:p>
          </table:table-cell>
          <table:covered-table-cell/>
          <table:table-cell office:value-type="string">
            <text:p>158722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0.61" table:number-columns-spanned="2" table:number-rows-spanned="1">
            <text:p>R$ 0,6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0/08/2025</text:p>
          </table:table-cell>
          <table:table-cell office:value-type="string" table:number-columns-spanned="2" table:number-rows-spanned="1">
            <text:p>0/ 000104</text:p>
          </table:table-cell>
          <table:covered-table-cell/>
          <table:table-cell office:value-type="string">
            <text:p>1587221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0.66" table:number-columns-spanned="2" table:number-rows-spanned="1">
            <text:p>R$ 0,6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08</text:p>
          </table:table-cell>
          <table:covered-table-cell/>
          <table:table-cell office:value-type="string">
            <text:p>1587221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0.74" table:number-columns-spanned="2" table:number-rows-spanned="1">
            <text:p>R$ 0,7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8/08/2025</text:p>
          </table:table-cell>
          <table:table-cell office:value-type="string" table:number-columns-spanned="2" table:number-rows-spanned="1">
            <text:p>0/ 000178</text:p>
          </table:table-cell>
          <table:covered-table-cell/>
          <table:table-cell office:value-type="string">
            <text:p>1587227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FUNDO DE RESERVA AGO/2025</text:p>
          </table:table-cell>
          <table:covered-table-cell table:number-columns-repeated="4"/>
          <table:table-cell office:value-type="currency" office:value="0.62" table:number-columns-spanned="2" table:number-rows-spanned="1">
            <text:p>R$ 0,62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MULTAS REC. DE COBRANÇA</text:p>
          </table:table-cell>
          <table:covered-table-cell table:number-columns-repeated="4"/>
          <table:table-cell table:style-name="ce10" office:value-type="currency" office:value="4.44" table:number-columns-spanned="2" table:number-rows-spanned="1">
            <text:p>R$ 4,44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ANTECIPAÇ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16</text:p>
          </table:table-cell>
          <table:covered-table-cell/>
          <table:table-cell office:value-type="string">
            <text:p>16082765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FUNDO DE RESERVA SET/2025</text:p>
          </table:table-cell>
          <table:covered-table-cell table:number-columns-repeated="4"/>
          <table:table-cell office:value-type="currency" office:value="51.74" table:number-columns-spanned="2" table:number-rows-spanned="1">
            <text:p>R$ 51,74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18</text:p>
          </table:table-cell>
          <table:covered-table-cell/>
          <table:table-cell office:value-type="string">
            <text:p>1608276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FUNDO DE RESERVA SET/2025</text:p>
          </table:table-cell>
          <table:covered-table-cell table:number-columns-repeated="4"/>
          <table:table-cell office:value-type="currency" office:value="38.87" table:number-columns-spanned="2" table:number-rows-spanned="1">
            <text:p>R$ 38,87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024</text:p>
          </table:table-cell>
          <table:covered-table-cell/>
          <table:table-cell office:value-type="string">
            <text:p>16082771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FUNDO DE RESERVA SET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9/08/2025</text:p>
          </table:table-cell>
          <table:table-cell office:value-type="string" table:number-columns-spanned="2" table:number-rows-spanned="1">
            <text:p>0/ 000031</text:p>
          </table:table-cell>
          <table:covered-table-cell/>
          <table:table-cell office:value-type="string">
            <text:p>16082775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FUNDO DE RESERVA SET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045</text:p>
          </table:table-cell>
          <table:covered-table-cell/>
          <table:table-cell office:value-type="string">
            <text:p>1608278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FUNDO DE RESERVA SET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9/08/2025</text:p>
          </table:table-cell>
          <table:table-cell office:value-type="string" table:number-columns-spanned="2" table:number-rows-spanned="1">
            <text:p>0/ 000047</text:p>
          </table:table-cell>
          <table:covered-table-cell/>
          <table:table-cell office:value-type="string">
            <text:p>16082789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FUNDO DE RESERVA SET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121</text:p>
          </table:table-cell>
          <table:covered-table-cell/>
          <table:table-cell office:value-type="string">
            <text:p>1608284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FUNDO DE RESERVA SET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122</text:p>
          </table:table-cell>
          <table:covered-table-cell/>
          <table:table-cell office:value-type="string">
            <text:p>16082848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FUNDO DE RESERVA SET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5/08/2025</text:p>
          </table:table-cell>
          <table:table-cell office:value-type="string" table:number-columns-spanned="2" table:number-rows-spanned="1">
            <text:p>0/ 000125</text:p>
          </table:table-cell>
          <table:covered-table-cell/>
          <table:table-cell office:value-type="string">
            <text:p>16082851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FUNDO DE RESERVA SET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173</text:p>
          </table:table-cell>
          <table:covered-table-cell/>
          <table:table-cell office:value-type="string">
            <text:p>16082889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FUNDO DE RESERVA SET/2025</text:p>
          </table:table-cell>
          <table:covered-table-cell table:number-columns-repeated="4"/>
          <table:table-cell office:value-type="currency" office:value="38.91" table:number-columns-spanned="2" table:number-rows-spanned="1">
            <text:p>R$ 38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74</text:p>
          </table:table-cell>
          <table:covered-table-cell/>
          <table:table-cell office:value-type="string">
            <text:p>16082890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FUNDO DE RESERVA SET/2025</text:p>
          </table:table-cell>
          <table:covered-table-cell table:number-columns-repeated="4"/>
          <table:table-cell office:value-type="currency" office:value="29.25" table:number-columns-spanned="2" table:number-rows-spanned="1">
            <text:p>R$ 29,25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ANTECIPAÇÕES</text:p>
          </table:table-cell>
          <table:covered-table-cell table:number-columns-repeated="4"/>
          <table:table-cell table:style-name="ce10" office:value-type="currency" office:value="382.84" table:number-columns-spanned="2" table:number-rows-spanned="1">
            <text:p>R$ 382,84</text:p>
          </table:table-cell>
          <table:covered-table-cell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ESPACO DE FEST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ESPACO DE FESTA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5</text:p>
          </table:table-cell>
          <table:covered-table-cell/>
          <table:table-cell office:value-type="string">
            <text:p>1587219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OCAÇÃO DE ESPAÇO 13/06/25SALÃO D</text:p>
          </table:table-cell>
          <table:covered-table-cell table:number-columns-repeated="4"/>
          <table:table-cell office:value-type="currency" office:value="391.91" table:number-columns-spanned="2" table:number-rows-spanned="1">
            <text:p>R$ 391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2</text:p>
          </table:table-cell>
          <table:covered-table-cell/>
          <table:table-cell office:value-type="string">
            <text:p>1587223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OCAÇÃO DE ESPAÇO 29/06/25SALÃO D</text:p>
          </table:table-cell>
          <table:covered-table-cell table:number-columns-repeated="4"/>
          <table:table-cell office:value-type="currency" office:value="615.86" table:number-columns-spanned="2" table:number-rows-spanned="1">
            <text:p>R$ 615,86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8</text:p>
          </table:table-cell>
          <table:covered-table-cell/>
          <table:table-cell office:value-type="string">
            <text:p>1587228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OCAÇÃO DE ESPAÇO 14/06/25SALÃO D</text:p>
          </table:table-cell>
          <table:covered-table-cell table:number-columns-repeated="4"/>
          <table:table-cell office:value-type="currency" office:value="391.91" table:number-columns-spanned="2" table:number-rows-spanned="1">
            <text:p>R$ 391,91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2</text:p>
          </table:table-cell>
          <table:covered-table-cell/>
          <table:table-cell office:value-type="string">
            <text:p>1587228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OCAÇÃO DE ESPAÇO 21/06/25SALÃO D</text:p>
          </table:table-cell>
          <table:covered-table-cell table:number-columns-repeated="4"/>
          <table:table-cell office:value-type="currency" office:value="615.86" table:number-columns-spanned="2" table:number-rows-spanned="1">
            <text:p>R$ 615,86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ESPACO DE FESTAS</text:p>
          </table:table-cell>
          <table:covered-table-cell table:number-columns-repeated="4"/>
          <table:table-cell table:style-name="ce10" office:value-type="currency" office:value="2015.54" table:number-columns-spanned="2" table:number-rows-spanned="1">
            <text:p>R$ 2.015,54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ANTECIPAÇ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26/08/2025</text:p>
          </table:table-cell>
          <table:table-cell office:value-type="string" table:number-columns-spanned="2" table:number-rows-spanned="1">
            <text:p>0/ 000173</text:p>
          </table:table-cell>
          <table:covered-table-cell/>
          <table:table-cell office:value-type="string">
            <text:p>16082889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LOCAÇÃO DE ESPAÇO CHURRASQUEIRA</text:p>
          </table:table-cell>
          <table:covered-table-cell table:number-columns-repeated="4"/>
          <table:table-cell office:value-type="currency" office:value="223.95" table:number-columns-spanned="2" table:number-rows-spanned="1">
            <text:p>R$ 223,95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ANTECIPAÇÕES</text:p>
          </table:table-cell>
          <table:covered-table-cell table:number-columns-repeated="4"/>
          <table:table-cell table:style-name="ce10" office:value-type="currency" office:value="223.95" table:number-columns-spanned="2" table:number-rows-spanned="1">
            <text:p>R$ 223,95</text:p>
          </table:table-cell>
          <table:covered-table-cell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LAVANDERI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LAVANDERI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2</text:p>
          </table:table-cell>
          <table:covered-table-cell/>
          <table:table-cell office:value-type="string">
            <text:p>1587214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14</text:p>
          </table:table-cell>
          <table:covered-table-cell/>
          <table:table-cell office:value-type="string">
            <text:p>1587214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30 fichas</text:p>
          </table:table-cell>
          <table:covered-table-cell table:number-columns-repeated="4"/>
          <table:table-cell office:value-type="currency" office:value="135" table:number-columns-spanned="2" table:number-rows-spanned="1">
            <text:p>R$ 1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15</text:p>
          </table:table-cell>
          <table:covered-table-cell/>
          <table:table-cell office:value-type="string">
            <text:p>1587214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20 fichas</text:p>
          </table:table-cell>
          <table:covered-table-cell table:number-columns-repeated="4"/>
          <table:table-cell office:value-type="currency" office:value="90" table:number-columns-spanned="2" table:number-rows-spanned="1">
            <text:p>R$ 9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17</text:p>
          </table:table-cell>
          <table:covered-table-cell/>
          <table:table-cell office:value-type="string">
            <text:p>1587214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21 fichas</text:p>
          </table:table-cell>
          <table:covered-table-cell table:number-columns-repeated="4"/>
          <table:table-cell office:value-type="currency" office:value="94.5" table:number-columns-spanned="2" table:number-rows-spanned="1">
            <text:p>R$ 94,5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3</text:p>
          </table:table-cell>
          <table:covered-table-cell/>
          <table:table-cell office:value-type="string">
            <text:p>1587214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40 fichas</text:p>
          </table:table-cell>
          <table:covered-table-cell table:number-columns-repeated="4"/>
          <table:table-cell office:value-type="currency" office:value="180" table:number-columns-spanned="2" table:number-rows-spanned="1">
            <text:p>R$ 18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27</text:p>
          </table:table-cell>
          <table:covered-table-cell/>
          <table:table-cell office:value-type="string">
            <text:p>1587215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1 fichas</text:p>
          </table:table-cell>
          <table:covered-table-cell table:number-columns-repeated="4"/>
          <table:table-cell office:value-type="currency" office:value="49.5" table:number-columns-spanned="2" table:number-rows-spanned="1">
            <text:p>R$ 49,5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28</text:p>
          </table:table-cell>
          <table:covered-table-cell/>
          <table:table-cell office:value-type="string">
            <text:p>1587215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40 fichas</text:p>
          </table:table-cell>
          <table:covered-table-cell table:number-columns-repeated="4"/>
          <table:table-cell office:value-type="currency" office:value="180" table:number-columns-spanned="2" table:number-rows-spanned="1">
            <text:p>R$ 18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32</text:p>
          </table:table-cell>
          <table:covered-table-cell/>
          <table:table-cell office:value-type="string">
            <text:p>1587215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034</text:p>
          </table:table-cell>
          <table:covered-table-cell/>
          <table:table-cell office:value-type="string">
            <text:p>1587215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2 fichas</text:p>
          </table:table-cell>
          <table:covered-table-cell table:number-columns-repeated="4"/>
          <table:table-cell office:value-type="currency" office:value="54" table:number-columns-spanned="2" table:number-rows-spanned="1">
            <text:p>R$ 54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37</text:p>
          </table:table-cell>
          <table:covered-table-cell/>
          <table:table-cell office:value-type="string">
            <text:p>158721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40 fichas</text:p>
          </table:table-cell>
          <table:covered-table-cell table:number-columns-repeated="4"/>
          <table:table-cell office:value-type="currency" office:value="180" table:number-columns-spanned="2" table:number-rows-spanned="1">
            <text:p>R$ 18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41</text:p>
          </table:table-cell>
          <table:covered-table-cell/>
          <table:table-cell office:value-type="string">
            <text:p>1587216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20 fichas</text:p>
          </table:table-cell>
          <table:covered-table-cell table:number-columns-repeated="4"/>
          <table:table-cell office:value-type="currency" office:value="90" table:number-columns-spanned="2" table:number-rows-spanned="1">
            <text:p>R$ 9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2</text:p>
          </table:table-cell>
          <table:covered-table-cell/>
          <table:table-cell office:value-type="string">
            <text:p>1587216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30 fichas</text:p>
          </table:table-cell>
          <table:covered-table-cell table:number-columns-repeated="4"/>
          <table:table-cell office:value-type="currency" office:value="135" table:number-columns-spanned="2" table:number-rows-spanned="1">
            <text:p>R$ 1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4</text:p>
          </table:table-cell>
          <table:covered-table-cell/>
          <table:table-cell office:value-type="string">
            <text:p>1587216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46</text:p>
          </table:table-cell>
          <table:covered-table-cell/>
          <table:table-cell office:value-type="string">
            <text:p>1587216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20 fichas</text:p>
          </table:table-cell>
          <table:covered-table-cell table:number-columns-repeated="4"/>
          <table:table-cell office:value-type="currency" office:value="90" table:number-columns-spanned="2" table:number-rows-spanned="1">
            <text:p>R$ 9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48</text:p>
          </table:table-cell>
          <table:covered-table-cell/>
          <table:table-cell office:value-type="string">
            <text:p>1587216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1</text:p>
          </table:table-cell>
          <table:covered-table-cell/>
          <table:table-cell office:value-type="string">
            <text:p>1587217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9 fichas</text:p>
          </table:table-cell>
          <table:covered-table-cell table:number-columns-repeated="4"/>
          <table:table-cell office:value-type="currency" office:value="40.5" table:number-columns-spanned="2" table:number-rows-spanned="1">
            <text:p>R$ 40,5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57</text:p>
          </table:table-cell>
          <table:covered-table-cell/>
          <table:table-cell office:value-type="string">
            <text:p>1587217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20 fichas</text:p>
          </table:table-cell>
          <table:covered-table-cell table:number-columns-repeated="4"/>
          <table:table-cell office:value-type="currency" office:value="90" table:number-columns-spanned="2" table:number-rows-spanned="1">
            <text:p>R$ 9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1/08/2025</text:p>
          </table:table-cell>
          <table:table-cell office:value-type="string" table:number-columns-spanned="2" table:number-rows-spanned="1">
            <text:p>0/ 000062</text:p>
          </table:table-cell>
          <table:covered-table-cell/>
          <table:table-cell office:value-type="string">
            <text:p>158721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6 fichas</text:p>
          </table:table-cell>
          <table:covered-table-cell table:number-columns-repeated="4"/>
          <table:table-cell office:value-type="currency" office:value="72" table:number-columns-spanned="2" table:number-rows-spanned="1">
            <text:p>R$ 72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3</text:p>
          </table:table-cell>
          <table:covered-table-cell/>
          <table:table-cell office:value-type="string">
            <text:p>1587218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6</text:p>
          </table:table-cell>
          <table:covered-table-cell/>
          <table:table-cell office:value-type="string">
            <text:p>1587218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67</text:p>
          </table:table-cell>
          <table:covered-table-cell/>
          <table:table-cell office:value-type="string">
            <text:p>1587218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3 fichas</text:p>
          </table:table-cell>
          <table:covered-table-cell table:number-columns-repeated="4"/>
          <table:table-cell office:value-type="currency" office:value="58.5" table:number-columns-spanned="2" table:number-rows-spanned="1">
            <text:p>R$ 58,5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68</text:p>
          </table:table-cell>
          <table:covered-table-cell/>
          <table:table-cell office:value-type="string">
            <text:p>1587218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74</text:p>
          </table:table-cell>
          <table:covered-table-cell/>
          <table:table-cell office:value-type="string">
            <text:p>1587218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8 fichas</text:p>
          </table:table-cell>
          <table:covered-table-cell table:number-columns-repeated="4"/>
          <table:table-cell office:value-type="currency" office:value="36" table:number-columns-spanned="2" table:number-rows-spanned="1">
            <text:p>R$ 36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75</text:p>
          </table:table-cell>
          <table:covered-table-cell/>
          <table:table-cell office:value-type="string">
            <text:p>1587219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4 fichas</text:p>
          </table:table-cell>
          <table:covered-table-cell table:number-columns-repeated="4"/>
          <table:table-cell office:value-type="currency" office:value="63" table:number-columns-spanned="2" table:number-rows-spanned="1">
            <text:p>R$ 63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78</text:p>
          </table:table-cell>
          <table:covered-table-cell/>
          <table:table-cell office:value-type="string">
            <text:p>1587219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8 fichas</text:p>
          </table:table-cell>
          <table:covered-table-cell table:number-columns-repeated="4"/>
          <table:table-cell office:value-type="currency" office:value="36" table:number-columns-spanned="2" table:number-rows-spanned="1">
            <text:p>R$ 36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081</text:p>
          </table:table-cell>
          <table:covered-table-cell/>
          <table:table-cell office:value-type="string">
            <text:p>1587219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084</text:p>
          </table:table-cell>
          <table:covered-table-cell/>
          <table:table-cell office:value-type="string">
            <text:p>1587219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4 fichas</text:p>
          </table:table-cell>
          <table:covered-table-cell table:number-columns-repeated="4"/>
          <table:table-cell office:value-type="currency" office:value="18" table:number-columns-spanned="2" table:number-rows-spanned="1">
            <text:p>R$ 18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5</text:p>
          </table:table-cell>
          <table:covered-table-cell/>
          <table:table-cell office:value-type="string">
            <text:p>1587219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087</text:p>
          </table:table-cell>
          <table:covered-table-cell/>
          <table:table-cell office:value-type="string">
            <text:p>1587220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8 fichas</text:p>
          </table:table-cell>
          <table:covered-table-cell table:number-columns-repeated="4"/>
          <table:table-cell office:value-type="currency" office:value="36" table:number-columns-spanned="2" table:number-rows-spanned="1">
            <text:p>R$ 36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093</text:p>
          </table:table-cell>
          <table:covered-table-cell/>
          <table:table-cell office:value-type="string">
            <text:p>1587220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098</text:p>
          </table:table-cell>
          <table:covered-table-cell/>
          <table:table-cell office:value-type="string">
            <text:p>1587220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20 fichas</text:p>
          </table:table-cell>
          <table:covered-table-cell table:number-columns-repeated="4"/>
          <table:table-cell office:value-type="currency" office:value="90" table:number-columns-spanned="2" table:number-rows-spanned="1">
            <text:p>R$ 9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02</text:p>
          </table:table-cell>
          <table:covered-table-cell/>
          <table:table-cell office:value-type="string">
            <text:p>1587221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2 fichas</text:p>
          </table:table-cell>
          <table:covered-table-cell table:number-columns-repeated="4"/>
          <table:table-cell office:value-type="currency" office:value="54" table:number-columns-spanned="2" table:number-rows-spanned="1">
            <text:p>R$ 54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5/08/2025</text:p>
          </table:table-cell>
          <table:table-cell office:value-type="string" table:number-columns-spanned="2" table:number-rows-spanned="1">
            <text:p>0/ 000105</text:p>
          </table:table-cell>
          <table:covered-table-cell/>
          <table:table-cell office:value-type="string">
            <text:p>1587221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06</text:p>
          </table:table-cell>
          <table:covered-table-cell/>
          <table:table-cell office:value-type="string">
            <text:p>1587221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6 fichas</text:p>
          </table:table-cell>
          <table:covered-table-cell table:number-columns-repeated="4"/>
          <table:table-cell office:value-type="currency" office:value="72" table:number-columns-spanned="2" table:number-rows-spanned="1">
            <text:p>R$ 72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07</text:p>
          </table:table-cell>
          <table:covered-table-cell/>
          <table:table-cell office:value-type="string">
            <text:p>1587221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21 fichas</text:p>
          </table:table-cell>
          <table:covered-table-cell table:number-columns-repeated="4"/>
          <table:table-cell office:value-type="currency" office:value="94.5" table:number-columns-spanned="2" table:number-rows-spanned="1">
            <text:p>R$ 94,5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13</text:p>
          </table:table-cell>
          <table:covered-table-cell/>
          <table:table-cell office:value-type="string">
            <text:p>1587222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3 fichas</text:p>
          </table:table-cell>
          <table:covered-table-cell table:number-columns-repeated="4"/>
          <table:table-cell office:value-type="currency" office:value="13.5" table:number-columns-spanned="2" table:number-rows-spanned="1">
            <text:p>R$ 13,5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14</text:p>
          </table:table-cell>
          <table:covered-table-cell/>
          <table:table-cell office:value-type="string">
            <text:p>1587222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20 fichas</text:p>
          </table:table-cell>
          <table:covered-table-cell table:number-columns-repeated="4"/>
          <table:table-cell office:value-type="currency" office:value="90" table:number-columns-spanned="2" table:number-rows-spanned="1">
            <text:p>R$ 9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18</text:p>
          </table:table-cell>
          <table:covered-table-cell/>
          <table:table-cell office:value-type="string">
            <text:p>1587222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3</text:p>
          </table:table-cell>
          <table:covered-table-cell/>
          <table:table-cell office:value-type="string">
            <text:p>1587222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5 fichas</text:p>
          </table:table-cell>
          <table:covered-table-cell table:number-columns-repeated="4"/>
          <table:table-cell office:value-type="currency" office:value="22.5" table:number-columns-spanned="2" table:number-rows-spanned="1">
            <text:p>R$ 22,5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4</text:p>
          </table:table-cell>
          <table:covered-table-cell/>
          <table:table-cell office:value-type="string">
            <text:p>1587222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27</text:p>
          </table:table-cell>
          <table:covered-table-cell/>
          <table:table-cell office:value-type="string">
            <text:p>1587223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33</text:p>
          </table:table-cell>
          <table:covered-table-cell/>
          <table:table-cell office:value-type="string">
            <text:p>1587223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4 fichas</text:p>
          </table:table-cell>
          <table:covered-table-cell table:number-columns-repeated="4"/>
          <table:table-cell office:value-type="currency" office:value="63" table:number-columns-spanned="2" table:number-rows-spanned="1">
            <text:p>R$ 63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4</text:p>
          </table:table-cell>
          <table:covered-table-cell/>
          <table:table-cell office:value-type="string">
            <text:p>1587223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30 fichas</text:p>
          </table:table-cell>
          <table:covered-table-cell table:number-columns-repeated="4"/>
          <table:table-cell office:value-type="currency" office:value="135" table:number-columns-spanned="2" table:number-rows-spanned="1">
            <text:p>R$ 1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35</text:p>
          </table:table-cell>
          <table:covered-table-cell/>
          <table:table-cell office:value-type="string">
            <text:p>1587223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5 fichas</text:p>
          </table:table-cell>
          <table:covered-table-cell table:number-columns-repeated="4"/>
          <table:table-cell office:value-type="currency" office:value="22.5" table:number-columns-spanned="2" table:number-rows-spanned="1">
            <text:p>R$ 22,5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37</text:p>
          </table:table-cell>
          <table:covered-table-cell/>
          <table:table-cell office:value-type="string">
            <text:p>1587224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8 fichas</text:p>
          </table:table-cell>
          <table:covered-table-cell table:number-columns-repeated="4"/>
          <table:table-cell office:value-type="currency" office:value="36" table:number-columns-spanned="2" table:number-rows-spanned="1">
            <text:p>R$ 36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141</text:p>
          </table:table-cell>
          <table:covered-table-cell/>
          <table:table-cell office:value-type="string">
            <text:p>1587224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50 fichas</text:p>
          </table:table-cell>
          <table:covered-table-cell table:number-columns-repeated="4"/>
          <table:table-cell office:value-type="currency" office:value="225" table:number-columns-spanned="2" table:number-rows-spanned="1">
            <text:p>R$ 22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6/08/2025</text:p>
          </table:table-cell>
          <table:table-cell office:value-type="string" table:number-columns-spanned="2" table:number-rows-spanned="1">
            <text:p>0/ 000142</text:p>
          </table:table-cell>
          <table:covered-table-cell/>
          <table:table-cell office:value-type="string">
            <text:p>1587224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20 fichas</text:p>
          </table:table-cell>
          <table:covered-table-cell table:number-columns-repeated="4"/>
          <table:table-cell office:value-type="currency" office:value="90" table:number-columns-spanned="2" table:number-rows-spanned="1">
            <text:p>R$ 9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3</text:p>
          </table:table-cell>
          <table:covered-table-cell/>
          <table:table-cell office:value-type="string">
            <text:p>1587224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4</text:p>
          </table:table-cell>
          <table:covered-table-cell/>
          <table:table-cell office:value-type="string">
            <text:p>1587224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30 fichas</text:p>
          </table:table-cell>
          <table:covered-table-cell table:number-columns-repeated="4"/>
          <table:table-cell office:value-type="currency" office:value="135" table:number-columns-spanned="2" table:number-rows-spanned="1">
            <text:p>R$ 1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45</text:p>
          </table:table-cell>
          <table:covered-table-cell/>
          <table:table-cell office:value-type="string">
            <text:p>1587224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4 fichas</text:p>
          </table:table-cell>
          <table:covered-table-cell table:number-columns-repeated="4"/>
          <table:table-cell office:value-type="currency" office:value="63" table:number-columns-spanned="2" table:number-rows-spanned="1">
            <text:p>R$ 63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8/08/2025</text:p>
          </table:table-cell>
          <table:table-cell office:value-type="string" table:number-columns-spanned="2" table:number-rows-spanned="1">
            <text:p>0/ 000146</text:p>
          </table:table-cell>
          <table:covered-table-cell/>
          <table:table-cell office:value-type="string">
            <text:p>1587224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7</text:p>
          </table:table-cell>
          <table:covered-table-cell/>
          <table:table-cell office:value-type="string">
            <text:p>15872248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48</text:p>
          </table:table-cell>
          <table:covered-table-cell/>
          <table:table-cell office:value-type="string">
            <text:p>1587224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5 fichas</text:p>
          </table:table-cell>
          <table:covered-table-cell table:number-columns-repeated="4"/>
          <table:table-cell office:value-type="currency" office:value="67.5" table:number-columns-spanned="2" table:number-rows-spanned="1">
            <text:p>R$ 67,5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52</text:p>
          </table:table-cell>
          <table:covered-table-cell/>
          <table:table-cell office:value-type="string">
            <text:p>1587225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40 fichas</text:p>
          </table:table-cell>
          <table:covered-table-cell table:number-columns-repeated="4"/>
          <table:table-cell office:value-type="currency" office:value="180" table:number-columns-spanned="2" table:number-rows-spanned="1">
            <text:p>R$ 18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56</text:p>
          </table:table-cell>
          <table:covered-table-cell/>
          <table:table-cell office:value-type="string">
            <text:p>1587225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1 fichas</text:p>
          </table:table-cell>
          <table:covered-table-cell table:number-columns-repeated="4"/>
          <table:table-cell office:value-type="currency" office:value="49.5" table:number-columns-spanned="2" table:number-rows-spanned="1">
            <text:p>R$ 49,5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4/08/2025</text:p>
          </table:table-cell>
          <table:table-cell office:value-type="string" table:number-columns-spanned="2" table:number-rows-spanned="1">
            <text:p>0/ 000163</text:p>
          </table:table-cell>
          <table:covered-table-cell/>
          <table:table-cell office:value-type="string">
            <text:p>158722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4 fichas</text:p>
          </table:table-cell>
          <table:covered-table-cell table:number-columns-repeated="4"/>
          <table:table-cell office:value-type="currency" office:value="18" table:number-columns-spanned="2" table:number-rows-spanned="1">
            <text:p>R$ 18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65</text:p>
          </table:table-cell>
          <table:covered-table-cell/>
          <table:table-cell office:value-type="string">
            <text:p>1587226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4 fichas</text:p>
          </table:table-cell>
          <table:covered-table-cell table:number-columns-repeated="4"/>
          <table:table-cell office:value-type="currency" office:value="18" table:number-columns-spanned="2" table:number-rows-spanned="1">
            <text:p>R$ 18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68</text:p>
          </table:table-cell>
          <table:covered-table-cell/>
          <table:table-cell office:value-type="string">
            <text:p>1587226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20 fichas</text:p>
          </table:table-cell>
          <table:covered-table-cell table:number-columns-repeated="4"/>
          <table:table-cell office:value-type="currency" office:value="90" table:number-columns-spanned="2" table:number-rows-spanned="1">
            <text:p>R$ 9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/ 000177</text:p>
          </table:table-cell>
          <table:covered-table-cell/>
          <table:table-cell office:value-type="string">
            <text:p>1587227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21 fichas</text:p>
          </table:table-cell>
          <table:covered-table-cell table:number-columns-repeated="4"/>
          <table:table-cell office:value-type="currency" office:value="94.5" table:number-columns-spanned="2" table:number-rows-spanned="1">
            <text:p>R$ 94,5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1/08/2025</text:p>
          </table:table-cell>
          <table:table-cell office:value-type="string" table:number-columns-spanned="2" table:number-rows-spanned="1">
            <text:p>0/ 000181</text:p>
          </table:table-cell>
          <table:covered-table-cell/>
          <table:table-cell office:value-type="string">
            <text:p>1587227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8 fichas</text:p>
          </table:table-cell>
          <table:covered-table-cell table:number-columns-repeated="4"/>
          <table:table-cell office:value-type="currency" office:value="36" table:number-columns-spanned="2" table:number-rows-spanned="1">
            <text:p>R$ 36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2</text:p>
          </table:table-cell>
          <table:covered-table-cell/>
          <table:table-cell office:value-type="string">
            <text:p>1587227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50 fichas</text:p>
          </table:table-cell>
          <table:covered-table-cell table:number-columns-repeated="4"/>
          <table:table-cell office:value-type="currency" office:value="225" table:number-columns-spanned="2" table:number-rows-spanned="1">
            <text:p>R$ 22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3</text:p>
          </table:table-cell>
          <table:covered-table-cell/>
          <table:table-cell office:value-type="string">
            <text:p>1587227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84</text:p>
          </table:table-cell>
          <table:covered-table-cell/>
          <table:table-cell office:value-type="string">
            <text:p>15872277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8 fichas</text:p>
          </table:table-cell>
          <table:covered-table-cell table:number-columns-repeated="4"/>
          <table:table-cell office:value-type="currency" office:value="81" table:number-columns-spanned="2" table:number-rows-spanned="1">
            <text:p>R$ 81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1</text:p>
          </table:table-cell>
          <table:covered-table-cell/>
          <table:table-cell office:value-type="string">
            <text:p>15872282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2</text:p>
          </table:table-cell>
          <table:covered-table-cell/>
          <table:table-cell office:value-type="string">
            <text:p>1587228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30 fichas</text:p>
          </table:table-cell>
          <table:covered-table-cell table:number-columns-repeated="4"/>
          <table:table-cell office:value-type="currency" office:value="135" table:number-columns-spanned="2" table:number-rows-spanned="1">
            <text:p>R$ 1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3</text:p>
          </table:table-cell>
          <table:covered-table-cell/>
          <table:table-cell office:value-type="string">
            <text:p>15872284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20 fichas</text:p>
          </table:table-cell>
          <table:covered-table-cell table:number-columns-repeated="4"/>
          <table:table-cell office:value-type="currency" office:value="90" table:number-columns-spanned="2" table:number-rows-spanned="1">
            <text:p>R$ 9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194</text:p>
          </table:table-cell>
          <table:covered-table-cell/>
          <table:table-cell office:value-type="string">
            <text:p>15872285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6 fichas</text:p>
          </table:table-cell>
          <table:covered-table-cell table:number-columns-repeated="4"/>
          <table:table-cell office:value-type="currency" office:value="72" table:number-columns-spanned="2" table:number-rows-spanned="1">
            <text:p>R$ 72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1</text:p>
          </table:table-cell>
          <table:covered-table-cell/>
          <table:table-cell office:value-type="string">
            <text:p>1587229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8 fichas</text:p>
          </table:table-cell>
          <table:covered-table-cell table:number-columns-repeated="4"/>
          <table:table-cell office:value-type="currency" office:value="36" table:number-columns-spanned="2" table:number-rows-spanned="1">
            <text:p>R$ 36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5</text:p>
          </table:table-cell>
          <table:covered-table-cell/>
          <table:table-cell office:value-type="string">
            <text:p>1587229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4 fichas</text:p>
          </table:table-cell>
          <table:covered-table-cell table:number-columns-repeated="4"/>
          <table:table-cell office:value-type="currency" office:value="18" table:number-columns-spanned="2" table:number-rows-spanned="1">
            <text:p>R$ 18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08</text:p>
          </table:table-cell>
          <table:covered-table-cell/>
          <table:table-cell office:value-type="string">
            <text:p>1587229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3</text:p>
          </table:table-cell>
          <table:covered-table-cell/>
          <table:table-cell office:value-type="string">
            <text:p>1587229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41 fichas</text:p>
          </table:table-cell>
          <table:covered-table-cell table:number-columns-repeated="4"/>
          <table:table-cell office:value-type="currency" office:value="184.5" table:number-columns-spanned="2" table:number-rows-spanned="1">
            <text:p>R$ 184,5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/ 000215</text:p>
          </table:table-cell>
          <table:covered-table-cell/>
          <table:table-cell office:value-type="string">
            <text:p>15872301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20 fichas</text:p>
          </table:table-cell>
          <table:covered-table-cell table:number-columns-repeated="4"/>
          <table:table-cell office:value-type="currency" office:value="90" table:number-columns-spanned="2" table:number-rows-spanned="1">
            <text:p>R$ 90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07/08/2025</text:p>
          </table:table-cell>
          <table:table-cell office:value-type="string" table:number-columns-spanned="2" table:number-rows-spanned="1">
            <text:p>0/ 000217</text:p>
          </table:table-cell>
          <table:covered-table-cell/>
          <table:table-cell office:value-type="string">
            <text:p>15872303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4 fichas</text:p>
          </table:table-cell>
          <table:covered-table-cell table:number-columns-repeated="4"/>
          <table:table-cell office:value-type="currency" office:value="63" table:number-columns-spanned="2" table:number-rows-spanned="1">
            <text:p>R$ 63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1/08/2025</text:p>
          </table:table-cell>
          <table:table-cell office:value-type="string" table:number-columns-spanned="2" table:number-rows-spanned="1">
            <text:p>0 <text:s text:c="2"/>/ 000203</text:p>
          </table:table-cell>
          <table:covered-table-cell/>
          <table:table-cell office:value-type="string">
            <text:p>15872306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30 fichas</text:p>
          </table:table-cell>
          <table:covered-table-cell table:number-columns-repeated="4"/>
          <table:table-cell office:value-type="currency" office:value="135" table:number-columns-spanned="2" table:number-rows-spanned="1">
            <text:p>R$ 13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12/08/2025</text:p>
          </table:table-cell>
          <table:table-cell office:value-type="string" table:number-columns-spanned="2" table:number-rows-spanned="1">
            <text:p>0 <text:s text:c="2"/>/ 000214</text:p>
          </table:table-cell>
          <table:covered-table-cell/>
          <table:table-cell office:value-type="string">
            <text:p>1587230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LAVANDERIA</text:p>
          </table:table-cell>
          <table:covered-table-cell table:number-columns-repeated="4"/>
          <table:table-cell table:style-name="ce10" office:value-type="currency" office:value="5562" table:number-columns-spanned="2" table:number-rows-spanned="1">
            <text:p>R$ 5.562,00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MULTAS REC. DE COBRANÇA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37</text:p>
          </table:table-cell>
          <table:covered-table-cell/>
          <table:table-cell office:value-type="string">
            <text:p>15872160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40 fichas</text:p>
          </table:table-cell>
          <table:covered-table-cell table:number-columns-repeated="4"/>
          <table:table-cell office:value-type="currency" office:value="4.19" table:number-columns-spanned="2" table:number-rows-spanned="1">
            <text:p>R$ 4,19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1/08/2025</text:p>
          </table:table-cell>
          <table:table-cell office:value-type="string" table:number-columns-spanned="2" table:number-rows-spanned="1">
            <text:p>0/ 000062</text:p>
          </table:table-cell>
          <table:covered-table-cell/>
          <table:table-cell office:value-type="string">
            <text:p>15872179</text:p>
          </table:table-cell>
          <table:table-cell office:value-type="string">
            <text:p>10/08/2025</text:p>
          </table:table-cell>
          <table:table-cell office:value-type="string" table:number-columns-spanned="5" table:number-rows-spanned="1">
            <text:p>LAVANDERIA 16 fichas</text:p>
          </table:table-cell>
          <table:covered-table-cell table:number-columns-repeated="4"/>
          <table:table-cell office:value-type="currency" office:value="1.66" table:number-columns-spanned="2" table:number-rows-spanned="1">
            <text:p>R$ 1,66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MULTAS REC. DE COBRANÇA</text:p>
          </table:table-cell>
          <table:covered-table-cell table:number-columns-repeated="4"/>
          <table:table-cell table:style-name="ce10" office:value-type="currency" office:value="5.85" table:number-columns-spanned="2" table:number-rows-spanned="1">
            <text:p>R$ 5,85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ANTECIPAÇÕES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22/08/2025</text:p>
          </table:table-cell>
          <table:table-cell office:value-type="string" table:number-columns-spanned="2" table:number-rows-spanned="1">
            <text:p>0/ 000018</text:p>
          </table:table-cell>
          <table:covered-table-cell/>
          <table:table-cell office:value-type="string">
            <text:p>16082767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office:value-type="string">
            <text:p>28/08/2025</text:p>
          </table:table-cell>
          <table:table-cell office:value-type="string" table:number-columns-spanned="2" table:number-rows-spanned="1">
            <text:p>0/ 000174</text:p>
          </table:table-cell>
          <table:covered-table-cell/>
          <table:table-cell office:value-type="string">
            <text:p>16082890</text:p>
          </table:table-cell>
          <table:table-cell office:value-type="string">
            <text:p>10/09/2025</text:p>
          </table:table-cell>
          <table:table-cell office:value-type="string" table:number-columns-spanned="5" table:number-rows-spanned="1">
            <text:p>LAVANDERIA 10 fichas</text:p>
          </table:table-cell>
          <table:covered-table-cell table:number-columns-repeated="4"/>
          <table:table-cell office:value-type="currency" office:value="45" table:number-columns-spanned="2" table:number-rows-spanned="1">
            <text:p>R$ 45,00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5" table:number-rows-spanned="1"/>
          <table:covered-table-cell table:style-name="Default"/>
          <table:covered-table-cell/>
          <table:covered-table-cell table:number-columns-repeated="2" table:style-name="Default"/>
          <table:table-cell table:style-name="ce9" office:value-type="string" table:number-columns-spanned="5" table:number-rows-spanned="1">
            <text:p>TOTAL ANTECIPAÇÕES</text:p>
          </table:table-cell>
          <table:covered-table-cell table:number-columns-repeated="4"/>
          <table:table-cell table:style-name="ce10" office:value-type="currency" office:value="90" table:number-columns-spanned="2" table:number-rows-spanned="1">
            <text:p>R$ 90,00</text:p>
          </table:table-cell>
          <table:covered-table-cell/>
          <table:table-cell table:number-columns-repeated="1012"/>
        </table:table-row>
        <table:table-row table:style-name="ro5">
          <table:table-cell table:style-name="ce8" office:value-type="string" table:number-columns-spanned="10" table:number-rows-spanned="1">
            <text:p>TOTAL GERAL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table-cell table:style-name="ce11" office:value-type="currency" office:value="190644.22" table:number-columns-spanned="2" table:number-rows-spanned="1">
            <text:p>R$ 190.644,22</text:p>
          </table:table-cell>
          <table:covered-table-cell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12"/>
        </table:table-row>
        <table:table-row table:style-name="ro1">
          <table:table-cell office:value-type="string">
            <text:p>Importante : "PRESTAÇÃO DE CONTAS ONLINE"</text:p>
          </table:table-cell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">
      <number:currency-symbol/>
      <number:text> </number:text>
      <number:number number:decimal-places="2" number:min-integer-digits="1" number:grouping="true"/>
    </number:currency-style>
    <number:number-style style:name="N107">
      <number:number number:decimal-places="2" number:min-integer-digits="1" number:grouping="true"/>
      <number:text>%</number:text>
    </number:number-style>
    <number:number-style style:name="N8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pt" number:country="BR">
      <number:day/>
      <number:text>/</number:text>
      <number:month/>
      <number:text>/</number:text>
      <number:year number:style="long"/>
    </number:date-style>
    <number:date-style style:name="N8111" number:language="pt" number:country="BR">
      <number:day/>
      <number:text>/</number:text>
      <number:month number:textual="true"/>
      <number:text>/</number:text>
      <number:year/>
    </number:date-style>
    <number:date-style style:name="N8112" number:language="pt" number:country="BR">
      <number:day/>
      <number:text>/</number:text>
      <number:month number:textual="true"/>
    </number:date-style>
    <number:date-style style:name="N8113" number:language="pt" number:country="BR">
      <number:month number:textual="true"/>
      <number:text>/</number:text>
      <number:year/>
    </number:date-style>
    <number:time-style style:name="N8114" number:language="pt" number:country="BR">
      <number:hours/>
      <number:text>:</number:text>
      <number:minutes number:style="long"/>
      <number:text> </number:text>
      <number:am-pm/>
    </number:time-style>
    <number:time-style style:name="N8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pt" number:country="BR">
      <number:number number:decimal-places="0" number:min-integer-digits="1" number:grouping="true"/>
      <number:text> </number:text>
    </number:number-style>
    <number:number-style style:name="N8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pt" number:country="BR">
      <number:number number:decimal-places="0" number:min-integer-digits="1" number:grouping="true"/>
      <number:text> </number:text>
    </number:number-style>
    <number:number-style style:name="N8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pt" number:country="BR">
      <number:number number:decimal-places="2" number:min-integer-digits="1" number:grouping="true"/>
      <number:text> </number:text>
    </number:number-style>
    <number:number-style style:name="N8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pt" number:country="BR">
      <number:number number:decimal-places="2" number:min-integer-digits="1" number:grouping="true"/>
      <number:text> </number:text>
    </number:number-style>
    <number:number-style style:name="N8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8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1P2" style:volatile="true" number:language="pt" number:country="BR">
      <number:text> - </number:text>
    </number:number-style>
    <number:text-style style:name="N8121" number:language="pt" number:country="B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22P2" style:volatile="true" number:language="pt" number:country="BR">
      <number:text> R$ - </number:text>
    </number:number-style>
    <number:text-style style:name="N8122" number:language="pt" number:country="B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8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23" number:language="pt" number:country="B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24" number:language="pt" number:country="B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BR">
      <number:minutes number:style="long"/>
      <number:text>:</number:text>
      <number:seconds number:style="long"/>
    </number:time-style>
    <number:time-style style:name="N8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BR">
      <number:minutes number:style="long"/>
      <number:text>:</number:text>
      <number:seconds number:style="long" number:decimal-places="1"/>
    </number:time-style>
    <number:number-style style:name="N8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3">03/09/2025</text:date>, <text:time>08:50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_20_1" style:display-name="PageStyle_Planilh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5-09-03T08:50:52.79</dc:date>
    <dc:creator>Osvaldo Dias</dc:creator>
    <meta:editing-duration>PT18H42M27S</meta:editing-duration>
    <meta:editing-cycles>1</meta:editing-cycles>
    <meta:document-statistic meta:table-count="1" meta:cell-count="9330" meta:object-count="0"/>
  </office:meta>
</office:document-meta>
</file>